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" svg:font-family="Calibri"/>
    <style:font-face style:name="Arial2" svg:font-family="Arial2"/>
    <style:font-face style:name="Arial1" svg:font-family="Arial1"/>
    <style:font-face style:name="Arial" svg:font-family="Arial"/>
    <style:font-face style:name="Verdana" svg:font-family="Verdan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fo:background-color="#FFFFFF"/>
      <style:text-properties style:font-name="Arial1" style:font-name-asian="Arial1" style:font-name-complex="Arial1" fo:font-size="10pt" style:font-size-asian="10pt" style:font-size-complex="10pt"/>
    </style:style>
    <style:style style:name="ce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/>
    </style:style>
    <style:style style:name="ce8" style:family="table-cell" style:parent-style-name="Default" style:data-style-name="N36">
      <style:table-cell-properties fo:border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automatic" style:cell-protect="protected" style:repeat-content="false"/>
      <style:paragraph-properties fo:text-align="end" fo:margin-right="0cm"/>
      <style:text-properties style:font-name="Arial2" style:font-name-asian="Arial2" style:font-name-complex="Arial2" fo:font-size="8pt" style:font-size-asian="8pt" style:font-size-complex="8pt"/>
    </style:style>
    <style:style style:name="ce10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automatic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11" style:family="table-cell" style:parent-style-name="Default" style:data-style-name="N3">
      <style:table-cell-properties fo:border-top="thin solid #000000" fo:border-bottom="none" fo:border-left="thin solid #000000" fo:border-right="thin solid #000000" style:vertical-align="middle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12" style:family="table-cell" style:parent-style-name="Default" style:data-style-name="N3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3" style:family="table-cell" style:parent-style-name="Default" style:data-style-name="N3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/>
    </style:style>
    <style:style style:name="ce14" style:family="table-cell" style:parent-style-name="Excel_32_Built-in_32_Comma" style:data-style-name="N3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end" fo:margin-right="0cm"/>
      <style:text-properties fo:color="#C9211E"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5" style:family="table-cell" style:parent-style-name="Default" style:data-style-name="N39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8pt" style:font-size-asian="8pt" style:font-size-complex="8pt"/>
    </style:style>
    <style:style style:name="ce16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start" fo:margin-left="0.353cm"/>
      <style:text-properties style:font-name="Arial2" style:font-name-asian="Arial2" style:font-name-complex="Arial2" fo:font-size="10pt" style:font-size-asian="10pt" style:font-size-complex="10pt"/>
    </style:style>
    <style:style style:name="ce17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Arial2" style:font-name-asian="Arial2" style:font-name-complex="Arial2" fo:font-size="10pt" style:font-size-asian="10pt" style:font-size-complex="10pt"/>
    </style:style>
    <style:style style:name="ce18" style:family="table-cell" style:parent-style-name="Default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19" style:family="table-cell" style:parent-style-name="Default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/>
    </style:style>
    <style:style style:name="ce20" style:family="table-cell" style:parent-style-name="Default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fo:color="#C9211E"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1" style:family="table-cell" style:parent-style-name="Default" style:data-style-name="N30">
      <style:table-cell-properties fo:border-top="none" fo:border-bottom="none" fo:border-left="thin solid #000000" fo:border-right="thin solid #000000" style:vertical-align="automatic" style:cell-protect="protected" style:repeat-content="false"/>
      <style:paragraph-properties fo:text-align="end" fo:margin-right="0cm"/>
      <style:text-properties style:font-name="Arial2" style:font-name-asian="Arial2" style:font-name-complex="Arial2" fo:font-size="8pt" style:font-size-asian="8pt" style:font-size-complex="8pt"/>
    </style:style>
    <style:style style:name="ce22" style:family="table-cell" style:parent-style-name="Default" style:data-style-name="N30">
      <style:table-cell-properties fo:border-top="none" fo:border-bottom="none" fo:border-left="thin solid #000000" fo:border-right="thin solid #000000" style:vertical-align="automatic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23" style:family="table-cell" style:parent-style-name="Default" style:data-style-name="N3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24" style:family="table-cell" style:parent-style-name="Default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5" style:family="table-cell" style:parent-style-name="Default" style:data-style-name="N3">
      <style:table-cell-properties fo:border-top="none" fo:border-bottom="none" fo:border-left="thin solid #000000" fo:border-right="thin solid #000000" style:vertical-align="automatic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/>
    </style:style>
    <style:style style:name="ce26" style:family="table-cell" style:parent-style-name="Excel_32_Built-in_32_Comma" style:data-style-name="N3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end" fo:margin-right="0cm"/>
      <style:text-properties fo:color="#C9211E"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8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automatic" style:cell-protect="protected" style:repeat-content="false"/>
      <style:paragraph-properties fo:text-align="end" fo:margin-right="0cm"/>
      <style:text-properties style:font-name="Arial2" style:font-name-asian="Arial2" style:font-name-complex="Arial2" fo:font-size="8pt" style:font-size-asian="8pt" style:font-size-complex="8pt"/>
    </style:style>
    <style:style style:name="ce29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automatic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0" style:family="table-cell" style:parent-style-name="Default" style:data-style-name="N3">
      <style:table-cell-properties fo:border-top="none" fo:border-bottom="thin solid #000000" fo:border-left="thin solid #000000" fo:border-right="thin solid #000000" style:vertical-align="middle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1" style:family="table-cell" style:parent-style-name="Default" style:data-style-name="N3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2" style:family="table-cell" style:parent-style-name="Excel_32_Built-in_32_Comma" style:data-style-name="N3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end" fo:margin-right="0cm"/>
      <style:text-properties fo:color="#C9211E"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3" style:family="table-cell" style:parent-style-name="Default" style:data-style-name="N39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4" style:family="table-cell" style:parent-style-name="Default" style:data-style-name="N39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5" style:family="table-cell" style:parent-style-name="Default" style:data-style-name="N3">
      <style:table-cell-properties fo:border="thin solid #000000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6" style:family="table-cell" style:parent-style-name="Default" style:data-style-name="N3">
      <style:table-cell-properties fo:border="thin solid #000000" style:vertical-align="middle" fo:background-color="#FFFFFF" style:cell-protect="protected" style:repeat-content="false"/>
      <style:paragraph-properties fo:text-align="end" fo:margin-right="0cm"/>
      <style:text-properties fo:color="#C9211E"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7" style:family="table-cell" style:parent-style-name="Default" style:data-style-name="N0">
      <style:table-cell-properties style:vertical-align="middle" fo:background-color="#FFFFFF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38" style:family="table-cell" style:parent-style-name="Default" style:data-style-name="N0">
      <style:table-cell-properties style:vertical-align="middle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39" style:family="table-cell" style:parent-style-name="Default" style:data-style-name="N0">
      <style:table-cell-properties fo:background-color="#FFFFFF"/>
    </style:style>
    <style:style style:name="ce40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41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2" style:family="table-cell" style:parent-style-name="Default" style:data-style-name="N39">
      <style:table-cell-properties fo:border-top="thin solid #000000" fo:border-bottom="none" fo:border-left="thin solid #000000" fo:border-right="thin solid #000000" style:vertical-align="automatic" fo:wrap-option="wrap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3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4" style:family="table-cell" style:parent-style-name="Default" style:data-style-name="N40">
      <style:table-cell-properties fo:border-top="none" fo:border-bottom="thin solid #000000" fo:border-left="thin solid #000000" fo:border-right="none"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45" style:family="table-cell" style:parent-style-name="Default" style:data-style-name="N40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46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7" style:family="table-cell" style:parent-style-name="Default" style:data-style-name="N3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48" style:family="table-cell" style:parent-style-name="Default" style:data-style-name="N3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49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/>
    </style:style>
    <style:style style:name="ce50" style:family="table-cell" style:parent-style-name="Default" style:data-style-name="N3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/>
    </style:style>
    <style:style style:name="ce51" style:family="table-cell" style:parent-style-name="Default" style:data-style-name="N30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52" style:family="table-cell" style:parent-style-name="Comma" style:data-style-name="N3">
      <style:table-cell-properties fo:border-top="none" fo:border-bottom="none" fo:border-left="thin solid #000000" fo:border-right="thin solid #000000" style:vertical-align="automatic" fo:background-color="#FFFFFF" style:cell-protect="protected"/>
    </style:style>
    <style:style style:name="ce53" style:family="table-cell" style:parent-style-name="Comma" style:data-style-name="N3">
      <style:table-cell-properties fo:border-top="none" fo:border-bottom="thin solid #000000" fo:border-left="thin solid #000000" fo:border-right="thin solid #000000" style:vertical-align="automatic" fo:background-color="#FFFFFF" style:cell-protect="protected"/>
    </style:style>
    <style:style style:name="ce5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5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56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cell-protect="protected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57" style:family="table-cell" style:parent-style-name="Default" style:data-style-name="N0">
      <style:table-cell-properties fo:border-top="thin solid #000000" fo:border-bottom="none" fo:border-left="none" fo:border-right="none" fo:background-color="#FFFFFF"/>
    </style:style>
    <style:style style:name="ce58" style:family="table-cell" style:parent-style-name="Default" style:data-style-name="N0">
      <style:table-cell-properties fo:border-top="thin solid #000000" fo:border-bottom="none" fo:border-left="none" fo:border-right="thin solid #000000" fo:background-color="#FFFFFF"/>
    </style:style>
    <style:style style:name="ce59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FF" style:cell-protect="protected"/>
      <style:text-properties style:font-name="Arial2" style:font-name-asian="Arial2" style:font-name-complex="Arial2" fo:font-size="10pt" style:font-size-asian="10pt" style:font-size-complex="10pt"/>
    </style:style>
    <style:style style:name="ce60" style:family="table-cell" style:parent-style-name="Default" style:data-style-name="N0">
      <style:table-cell-properties fo:border-top="none" fo:border-bottom="none" fo:border-left="none" fo:border-right="thin solid #000000" fo:background-color="#FFFFFF"/>
    </style:style>
    <style:style style:name="ce61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FF" style:cell-protect="protected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6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63" style:family="table-cell" style:parent-style-name="Default" style:data-style-name="N0">
      <style:table-cell-properties fo:border="thin solid #000000" fo:background-color="#FFFFFF"/>
    </style:style>
    <style:style style:name="ce64" style:family="table-cell" style:parent-style-name="Default" style:data-style-name="N41">
      <style:table-cell-properties fo:border="thin solid #000000" style:vertical-align="middle" fo:background-color="#FFFFFF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65" style:family="table-cell" style:parent-style-name="Default" style:data-style-name="N0">
      <style:table-cell-properties fo:background-color="#FFFFFF"/>
    </style:style>
    <style:style style:name="ce66" style:family="table-cell" style:parent-style-name="Default" style:data-style-name="N30">
      <style:table-cell-properties fo:border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67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68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69" style:family="table-cell" style:parent-style-name="Excel_32_Built-in_32_Comma" style:data-style-name="N42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70" style:family="table-cell" style:parent-style-name="Default" style:data-style-name="N0">
      <style:text-properties fo:font-weight="bold" style:font-weight-asian="bold" style:font-weight-complex="bold"/>
    </style:style>
    <style:style style:name="ce71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Verdana" style:font-name-asian="Verdana" style:font-name-complex="Verdana" fo:font-size="7pt" style:font-size-asian="7pt" style:font-size-complex="7pt" fo:font-weight="bold" style:font-weight-asian="bold" style:font-weight-complex="bold" style:font-family-generic="swiss"/>
    </style:style>
    <style:style style:name="ce72" style:family="table-cell" style:parent-style-name="Default" style:data-style-name="N0">
      <style:table-cell-properties style:vertical-align="middle"/>
      <style:text-properties style:font-name="Verdana" style:font-name-asian="Verdana" style:font-name-complex="Verdana" fo:font-size="7pt" style:font-size-asian="7pt" style:font-size-complex="7pt" fo:font-weight="bold" style:font-weight-asian="bold" style:font-weight-complex="bold" style:font-family-generic="swiss"/>
    </style:style>
    <style:style style:name="ce73" style:family="table-cell" style:parent-style-name="Default" style:data-style-name="N0">
      <style:table-cell-properties style:vertical-align="middle"/>
      <style:text-properties style:font-name="Verdana" style:font-name-asian="Verdana" style:font-name-complex="Verdana" fo:font-size="7pt" style:font-size-asian="7pt" style:font-size-complex="7pt" style:font-family-generic="swiss"/>
    </style:style>
    <style:style style:name="ce74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Verdana" style:font-name-asian="Verdana" style:font-name-complex="Verdana" fo:font-size="7pt" style:font-size-asian="7pt" style:font-size-complex="7pt" style:font-family-generic="swiss"/>
    </style:style>
    <style:style style:name="ce75" style:family="table-cell" style:parent-style-name="Default" style:data-style-name="N36">
      <style:table-cell-properties style:vertical-align="middle" style:repeat-content="false"/>
      <style:paragraph-properties fo:text-align="start" fo:margin-left="0cm"/>
      <style:text-properties style:font-name="Verdana" style:font-name-asian="Verdana" style:font-name-complex="Verdana" fo:font-size="7pt" style:font-size-asian="7pt" style:font-size-complex="7pt" style:font-family-generic="swiss"/>
    </style:style>
    <style:style style:name="ce76" style:family="table-cell" style:parent-style-name="Default" style:data-style-name="N37">
      <style:table-cell-properties style:vertical-align="middle" style:repeat-content="false"/>
      <style:paragraph-properties fo:text-align="end" fo:margin-right="0cm"/>
      <style:text-properties style:font-name="Verdana" style:font-name-asian="Verdana" style:font-name-complex="Verdana" fo:font-size="7pt" style:font-size-asian="7pt" style:font-size-complex="7pt" style:font-family-generic="swiss"/>
    </style:style>
    <style:style style:name="ce77" style:family="table-cell" style:parent-style-name="Default" style:data-style-name="N0"/>
    <style:style style:name="ce78" style:family="table-cell" style:parent-style-name="Default" style:data-style-name="N38"/>
    <style:style style:name="ce79" style:family="table-cell" style:parent-style-name="Comma" style:data-style-name="N46">
      <style:table-cell-properties style:vertical-align="automatic" fo:background-color="transparent" style:cell-protect="protected"/>
    </style:style>
    <style:style style:name="ce80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o1" style:family="table-column">
      <style:table-column-properties fo:break-before="auto" style:column-width="2.67229166666667cm"/>
    </style:style>
    <style:style style:name="co2" style:family="table-column">
      <style:table-column-properties fo:break-before="auto" style:column-width="6.53520833333333cm"/>
    </style:style>
    <style:style style:name="co3" style:family="table-column">
      <style:table-column-properties fo:break-before="auto" style:column-width="2.143125cm"/>
    </style:style>
    <style:style style:name="co4" style:family="table-column">
      <style:table-column-properties fo:break-before="auto" style:column-width="2.51354166666667cm"/>
    </style:style>
    <style:style style:name="co5" style:family="table-column">
      <style:table-column-properties fo:break-before="auto" style:column-width="6.95854166666667cm"/>
    </style:style>
    <style:style style:name="co6" style:family="table-column">
      <style:table-column-properties fo:break-before="auto" style:column-width="2.24895833333333cm"/>
    </style:style>
    <style:style style:name="co7" style:family="table-column">
      <style:table-column-properties fo:break-before="auto" style:column-width="2.32833333333333cm"/>
    </style:style>
    <style:style style:name="co8" style:family="table-column">
      <style:table-column-properties fo:break-before="auto" style:column-width="1.905cm"/>
    </style:style>
    <style:style style:name="co9" style:family="table-column">
      <style:table-column-properties fo:break-before="auto" style:column-width="4.7625cm"/>
    </style:style>
    <style:style style:name="co10" style:family="table-column">
      <style:table-column-properties fo:break-before="auto" style:column-width="5.08cm"/>
    </style:style>
    <style:style style:name="co11" style:family="table-column">
      <style:table-column-properties fo:break-before="auto" style:column-width="4.70958333333333cm"/>
    </style:style>
    <style:style style:name="co12" style:family="table-column">
      <style:table-column-properties fo:break-before="auto" style:column-width="6.87916666666667cm"/>
    </style:style>
    <style:style style:name="co13" style:family="table-column">
      <style:table-column-properties fo:break-before="auto" style:column-width="9.3662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25.5pt" style:use-optimal-row-height="true" fo:break-before="auto"/>
    </style:style>
    <style:style style:name="ro3" style:family="table-row">
      <style:table-row-properties style:row-height="18.75pt" style:use-optimal-row-height="false" fo:break-before="auto"/>
    </style:style>
    <style:style style:name="ro4" style:family="table-row">
      <style:table-row-properties style:row-height="13.9pt" style:use-optimal-row-height="true" fo:break-before="auto"/>
    </style:style>
    <style:style style:name="ro5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Cedula_Resume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5" table:default-cell-style-name="ce1"/>
        <table:table-column table:style-name="co5" table:default-cell-style-name="ce1"/>
        <table:table-column table:style-name="co6" table:number-columns-repeated="1011" table:default-cell-style-name="ce1"/>
        <table:table-column table:style-name="co7" table:default-cell-style-name="ce1"/>
        <table:table-column table:style-name="co8" table:number-columns-repeated="15363" table:default-cell-style-name="ce1"/>
        <table:table-row table:style-name="ro1">
          <table:table-cell office:value-type="string" table:style-name="ce2">
            <text:p>Cliente:</text:p>
          </table:table-cell>
          <table:table-cell office:value-type="string" table:number-columns-spanned="7" table:number-rows-spanned="1" table:style-name="ce80">
            <text:p>LINKOTEL S.A.</text:p>
          </table:table-cell>
          <table:covered-table-cell table:number-columns-repeated="6"/>
          <table:table-cell office:value-type="string" table:style-name="ce3">
            <text:p>P/T:</text:p>
          </table:table-cell>
          <table:table-cell table:number-columns-spanned="2" table:number-rows-spanned="1" table:style-name="ce63"/>
          <table:covered-table-cell/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">
            <text:p>Sección:</text:p>
          </table:table-cell>
          <table:table-cell office:value-type="string" table:number-columns-spanned="7" table:number-rows-spanned="1" table:style-name="ce80">
            <text:p>Fase 2 – Ejecución</text:p>
          </table:table-cell>
          <table:covered-table-cell table:number-columns-repeated="6"/>
          <table:table-cell office:value-type="string" table:style-name="ce3">
            <text:p>Preparado por:</text:p>
          </table:table-cell>
          <table:table-cell office:value-type="string" table:number-columns-spanned="2" table:number-rows-spanned="1" table:style-name="ce64">
            <text:p>César León</text:p>
          </table:table-cell>
          <table:covered-table-cell/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">
            <text:p>Área:</text:p>
          </table:table-cell>
          <table:table-cell office:value-type="string" table:number-columns-spanned="7" table:number-rows-spanned="1" table:style-name="ce80">
            <text:p>Gastos Administrativos y de Ventas</text:p>
          </table:table-cell>
          <table:covered-table-cell table:number-columns-repeated="6"/>
          <table:table-cell office:value-type="string" table:style-name="ce3">
            <text:p>Fecha:</text:p>
          </table:table-cell>
          <table:table-cell table:number-columns-spanned="2" table:number-rows-spanned="1" table:style-name="ce63"/>
          <table:covered-table-cell/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">
            <text:p>Prueba:</text:p>
          </table:table-cell>
          <table:table-cell office:value-type="string" table:number-columns-spanned="7" table:number-rows-spanned="1" table:style-name="ce80">
            <text:p>Cedula resumen</text:p>
          </table:table-cell>
          <table:covered-table-cell table:number-columns-repeated="6"/>
          <table:table-cell office:value-type="string" table:style-name="ce3">
            <text:p>Revisado por:</text:p>
          </table:table-cell>
          <table:table-cell table:number-columns-spanned="2" table:number-rows-spanned="1" table:style-name="ce63"/>
          <table:covered-table-cell/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">
            <text:p>Con corte al:</text:p>
          </table:table-cell>
          <table:table-cell office:value-type="string" table:number-columns-spanned="7" table:number-rows-spanned="1" table:style-name="ce80">
            <text:p>Al 31 de Diciembre del 2021</text:p>
          </table:table-cell>
          <table:covered-table-cell table:number-columns-repeated="6"/>
          <table:table-cell office:value-type="string" table:style-name="ce3">
            <text:p>Fecha:</text:p>
          </table:table-cell>
          <table:table-cell table:number-columns-spanned="2" table:number-rows-spanned="1" table:style-name="ce63"/>
          <table:covered-table-cell/>
          <table:table-cell table:number-columns-repeated="50" table:style-name="ce4"/>
          <table:table-cell table:number-columns-repeated="16323"/>
        </table:table-row>
        <table:table-row table:style-name="ro1">
          <table:table-cell table:number-columns-spanned="11" table:number-rows-spanned="1" table:style-name="ce65"/>
          <table:covered-table-cell table:number-columns-repeated="10"/>
          <table:table-cell table:number-columns-repeated="16373" table:style-name="ce1"/>
        </table:table-row>
        <table:table-row table:style-name="ro2">
          <table:table-cell office:value-type="string" table:number-columns-spanned="1" table:number-rows-spanned="2" table:style-name="ce66">
            <text:p>Código</text:p>
          </table:table-cell>
          <table:table-cell office:value-type="string" table:number-columns-spanned="1" table:number-rows-spanned="2" table:style-name="ce67">
            <text:p>Cuenta</text:p>
          </table:table-cell>
          <table:table-cell office:value-type="string" table:number-columns-spanned="1" table:number-rows-spanned="2" table:style-name="ce67">
            <text:p>Referencia</text:p>
          </table:table-cell>
          <table:table-cell office:value-type="string" table:style-name="ce5">
            <text:p>Saldos contables al</text:p>
          </table:table-cell>
          <table:table-cell office:value-type="string" table:number-columns-spanned="2" table:number-rows-spanned="1" table:style-name="ce68">
            <text:p>Movimientos</text:p>
          </table:table-cell>
          <table:covered-table-cell/>
          <table:table-cell office:value-type="string" table:style-name="ce6">
            <text:p>Saldos auditados al</text:p>
          </table:table-cell>
          <table:table-cell office:value-type="string" table:number-columns-spanned="1" table:number-rows-spanned="2" table:style-name="ce66">
            <text:p>Código</text:p>
          </table:table-cell>
          <table:table-cell office:value-type="string" table:number-columns-spanned="1" table:number-rows-spanned="2" table:style-name="ce67">
            <text:p>Cuenta</text:p>
          </table:table-cell>
          <table:table-cell office:value-type="string" table:style-name="ce5">
            <text:p>Saldos auditados al</text:p>
          </table:table-cell>
          <table:table-cell office:value-type="string" table:number-columns-spanned="1" table:number-rows-spanned="2" table:style-name="ce69">
            <text:p>Variación</text:p>
          </table:table-cell>
          <table:table-cell table:number-columns-repeated="50" table:style-name="ce4"/>
          <table:table-cell table:number-columns-repeated="16323" table:style-name="ce7"/>
        </table:table-row>
        <table:table-row table:style-name="ro1">
          <table:covered-table-cell/>
          <table:covered-table-cell/>
          <table:covered-table-cell/>
          <table:table-cell office:value-type="date" office:date-value="2021-08-31T00:00:00" table:style-name="ce8">
            <text:p>31-ago-21</text:p>
          </table:table-cell>
          <table:table-cell office:value-type="string" table:style-name="ce8">
            <text:p>Débitos</text:p>
          </table:table-cell>
          <table:table-cell office:value-type="string" table:style-name="ce8">
            <text:p>Créditos</text:p>
          </table:table-cell>
          <table:table-cell office:value-type="date" office:date-value="2021-12-31T00:00:00" table:style-name="ce8">
            <text:p>31-dic-21</text:p>
          </table:table-cell>
          <table:covered-table-cell/>
          <table:covered-table-cell/>
          <table:table-cell office:value-type="date" office:date-value="2020-12-31T00:00:00" table:style-name="ce8">
            <text:p>31-dic-20</text:p>
          </table:table-cell>
          <table:covered-table-cell/>
          <table:table-cell table:number-columns-repeated="50" table:style-name="ce4"/>
          <table:table-cell table:number-columns-repeated="16323" table:style-name="ce7"/>
        </table:table-row>
        <table:table-row table:style-name="ro1">
          <table:table-cell table:style-name="ce9"/>
          <table:table-cell table:number-columns-repeated="2" table:style-name="ce10"/>
          <table:table-cell table:number-columns-repeated="3" table:style-name="ce11"/>
          <table:table-cell table:style-name="ce12"/>
          <table:table-cell table:style-name="ce9"/>
          <table:table-cell table:style-name="ce10"/>
          <table:table-cell table:style-name="ce13"/>
          <table:table-cell table:style-name="ce14"/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15">
            <text:p>5.1.01.01.22</text:p>
          </table:table-cell>
          <table:table-cell office:value-type="string" table:style-name="ce16">
            <text:p>Honorarios Profesionales</text:p>
          </table:table-cell>
          <table:table-cell table:style-name="ce17"/>
          <table:table-cell office:value-type="float" office:value="68188.81" table:style-name="ce18">
            <text:p>68.189</text:p>
          </table:table-cell>
          <table:table-cell table:number-columns-repeated="2" table:style-name="ce18"/>
          <table:table-cell office:value-type="float" office:value="68188.81" table:formula="of:=[.D10]+[.E10]-[.F10]" table:style-name="ce19">
            <text:p>68.189</text:p>
          </table:table-cell>
          <table:table-cell office:value-type="string" table:style-name="ce15">
            <text:p>5.1.01.01.22</text:p>
          </table:table-cell>
          <table:table-cell office:value-type="string" table:style-name="ce16">
            <text:p>Honorarios Profesionales</text:p>
          </table:table-cell>
          <table:table-cell office:value-type="float" office:value="77946.78" table:style-name="ce18">
            <text:p>77.947</text:p>
          </table:table-cell>
          <table:table-cell office:value-type="float" office:value="-9757.9700000000012" table:formula="of:=+[.G10]-[.J10]" table:style-name="ce20">
            <text:p>-9.758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table:style-name="ce21"/>
          <table:table-cell table:number-columns-repeated="2" table:style-name="ce22"/>
          <table:table-cell table:number-columns-repeated="3" table:style-name="ce23"/>
          <table:table-cell table:style-name="ce24"/>
          <table:table-cell table:style-name="ce21"/>
          <table:table-cell table:style-name="ce22"/>
          <table:table-cell table:style-name="ce25"/>
          <table:table-cell table:style-name="ce26"/>
          <table:table-cell table:number-columns-repeated="50" table:style-name="ce4"/>
          <table:table-cell table:number-columns-repeated="16323"/>
        </table:table-row>
        <table:table-row table:style-name="ro1">
          <table:table-cell table:style-name="ce15"/>
          <table:table-cell office:value-type="string" table:style-name="ce27">
            <text:p>Nomina y Beneficios Sociales</text:p>
          </table:table-cell>
          <table:table-cell table:style-name="ce17"/>
          <table:table-cell table:number-columns-repeated="3" table:style-name="ce18"/>
          <table:table-cell table:style-name="ce19"/>
          <table:table-cell table:style-name="ce15"/>
          <table:table-cell office:value-type="string" table:style-name="ce27">
            <text:p>Nomina y Beneficios Sociales</text:p>
          </table:table-cell>
          <table:table-cell table:style-name="ce18"/>
          <table:table-cell table:style-name="ce20"/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15">
            <text:p>BS010</text:p>
          </table:table-cell>
          <table:table-cell office:value-type="string" table:style-name="ce16">
            <text:p>Sueldo</text:p>
          </table:table-cell>
          <table:table-cell table:style-name="ce17"/>
          <table:table-cell office:value-type="float" office:value="61529.279999999999" table:style-name="ce18">
            <text:p>61.529</text:p>
          </table:table-cell>
          <table:table-cell table:number-columns-repeated="2" table:style-name="ce18"/>
          <table:table-cell office:value-type="float" office:value="61529.279999999999" table:formula="of:=[.D13]+[.E13]-[.F13]" table:style-name="ce19">
            <text:p>61.529</text:p>
          </table:table-cell>
          <table:table-cell office:value-type="string" table:style-name="ce15">
            <text:p>BS010</text:p>
          </table:table-cell>
          <table:table-cell office:value-type="string" table:style-name="ce16">
            <text:p>Sueldo</text:p>
          </table:table-cell>
          <table:table-cell office:value-type="float" office:value="92013.42" table:style-name="ce18">
            <text:p>92.013</text:p>
          </table:table-cell>
          <table:table-cell office:value-type="float" office:value="-30484.14" table:formula="of:=+[.G13]-[.J13]" table:style-name="ce20">
            <text:p>-30.484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15">
            <text:p>BS002</text:p>
          </table:table-cell>
          <table:table-cell office:value-type="string" table:style-name="ce16">
            <text:p>Décimo Tercer Sueldo</text:p>
          </table:table-cell>
          <table:table-cell table:style-name="ce17"/>
          <table:table-cell office:value-type="float" office:value="5102.5600000000004" table:style-name="ce18">
            <text:p>5.103</text:p>
          </table:table-cell>
          <table:table-cell table:number-columns-repeated="2" table:style-name="ce18"/>
          <table:table-cell office:value-type="float" office:value="5102.5600000000004" table:formula="of:=[.D14]+[.E14]-[.F14]" table:style-name="ce19">
            <text:p>5.103</text:p>
          </table:table-cell>
          <table:table-cell office:value-type="string" table:style-name="ce15">
            <text:p>BS002</text:p>
          </table:table-cell>
          <table:table-cell office:value-type="string" table:style-name="ce16">
            <text:p>Décimo Tercer Sueldo</text:p>
          </table:table-cell>
          <table:table-cell office:value-type="float" office:value="7667.09" table:style-name="ce18">
            <text:p>7.667</text:p>
          </table:table-cell>
          <table:table-cell office:value-type="float" office:value="-2564.5299999999997" table:formula="of:=+[.G14]-[.J14]" table:style-name="ce20">
            <text:p>-2.565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15">
            <text:p>BS003</text:p>
          </table:table-cell>
          <table:table-cell office:value-type="string" table:style-name="ce16">
            <text:p>Décimo Cuarto Sueldo</text:p>
          </table:table-cell>
          <table:table-cell table:style-name="ce17"/>
          <table:table-cell office:value-type="float" office:value="2666.4" table:style-name="ce18">
            <text:p>2.666</text:p>
          </table:table-cell>
          <table:table-cell table:number-columns-repeated="2" table:style-name="ce18"/>
          <table:table-cell office:value-type="float" office:value="2666.4" table:formula="of:=[.D15]+[.E15]-[.F15]" table:style-name="ce19">
            <text:p>2.666</text:p>
          </table:table-cell>
          <table:table-cell office:value-type="string" table:style-name="ce15">
            <text:p>BS003</text:p>
          </table:table-cell>
          <table:table-cell office:value-type="string" table:style-name="ce16">
            <text:p>Décimo Cuarto Sueldo</text:p>
          </table:table-cell>
          <table:table-cell office:value-type="float" office:value="3999.6" table:style-name="ce18">
            <text:p>4.000</text:p>
          </table:table-cell>
          <table:table-cell office:value-type="float" office:value="-1333.1999999999998" table:formula="of:=+[.G15]-[.J15]" table:style-name="ce20">
            <text:p>-1.333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15">
            <text:p>BS004</text:p>
          </table:table-cell>
          <table:table-cell office:value-type="string" table:style-name="ce16">
            <text:p>Vacaciones</text:p>
          </table:table-cell>
          <table:table-cell table:style-name="ce17"/>
          <table:table-cell office:value-type="float" office:value="4351.3900000000003" table:style-name="ce18">
            <text:p>4.351</text:p>
          </table:table-cell>
          <table:table-cell table:number-columns-repeated="2" table:style-name="ce18"/>
          <table:table-cell office:value-type="float" office:value="4351.3900000000003" table:formula="of:=[.D16]+[.E16]-[.F16]" table:style-name="ce19">
            <text:p>4.351</text:p>
          </table:table-cell>
          <table:table-cell office:value-type="string" table:style-name="ce15">
            <text:p>BS004</text:p>
          </table:table-cell>
          <table:table-cell office:value-type="string" table:style-name="ce16">
            <text:p>Vacaciones</text:p>
          </table:table-cell>
          <table:table-cell office:value-type="float" office:value="4603.05" table:style-name="ce18">
            <text:p>4.603</text:p>
          </table:table-cell>
          <table:table-cell office:value-type="float" office:value="-251.65999999999985" table:formula="of:=+[.G16]-[.J16]" table:style-name="ce20">
            <text:p>-252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15">
            <text:p>BS005</text:p>
          </table:table-cell>
          <table:table-cell office:value-type="string" table:style-name="ce16">
            <text:p>Fondo de Reserva</text:p>
          </table:table-cell>
          <table:table-cell table:style-name="ce17"/>
          <table:table-cell office:value-type="float" office:value="5100.5600000000004" table:style-name="ce18">
            <text:p>5.101</text:p>
          </table:table-cell>
          <table:table-cell table:number-columns-repeated="2" table:style-name="ce18"/>
          <table:table-cell office:value-type="float" office:value="5100.5600000000004" table:formula="of:=[.D17]+[.E17]-[.F17]" table:style-name="ce19">
            <text:p>5.101</text:p>
          </table:table-cell>
          <table:table-cell office:value-type="string" table:style-name="ce15">
            <text:p>BS005</text:p>
          </table:table-cell>
          <table:table-cell office:value-type="string" table:style-name="ce16">
            <text:p>Fondo de Reserva</text:p>
          </table:table-cell>
          <table:table-cell office:value-type="float" office:value="7664.1" table:style-name="ce18">
            <text:p>7.664</text:p>
          </table:table-cell>
          <table:table-cell office:value-type="float" office:value="-2563.54" table:formula="of:=+[.G17]-[.J17]" table:style-name="ce20">
            <text:p>-2.564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15">
            <text:p>BS009</text:p>
          </table:table-cell>
          <table:table-cell office:value-type="string" table:style-name="ce16">
            <text:p>Aporte Patronal-Personal</text:p>
          </table:table-cell>
          <table:table-cell table:style-name="ce17"/>
          <table:table-cell office:value-type="float" office:value="7439.24" table:style-name="ce18">
            <text:p>7.439</text:p>
          </table:table-cell>
          <table:table-cell table:number-columns-repeated="2" table:style-name="ce18"/>
          <table:table-cell office:value-type="float" office:value="7439.24" table:formula="of:=[.D18]+[.E18]-[.F18]" table:style-name="ce19">
            <text:p>7.439</text:p>
          </table:table-cell>
          <table:table-cell office:value-type="string" table:style-name="ce15">
            <text:p>BS009</text:p>
          </table:table-cell>
          <table:table-cell office:value-type="string" table:style-name="ce16">
            <text:p>Aporte Patronal-Personal</text:p>
          </table:table-cell>
          <table:table-cell office:value-type="float" office:value="11178.44" table:style-name="ce18">
            <text:p>11.178</text:p>
          </table:table-cell>
          <table:table-cell office:value-type="float" office:value="-3739.2000000000007" table:formula="of:=+[.G18]-[.J18]" table:style-name="ce20">
            <text:p>-3.739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15">
            <text:p>BS017</text:p>
          </table:table-cell>
          <table:table-cell office:value-type="string" table:style-name="ce16">
            <text:p>Prov. Jub. Patronal</text:p>
          </table:table-cell>
          <table:table-cell table:style-name="ce17"/>
          <table:table-cell office:value-type="float" office:value="0" table:style-name="ce18">
            <text:p>0</text:p>
          </table:table-cell>
          <table:table-cell table:number-columns-repeated="2" table:style-name="ce18"/>
          <table:table-cell office:value-type="float" office:value="0" table:formula="of:=[.D19]+[.E19]-[.F19]" table:style-name="ce19">
            <text:p>0</text:p>
          </table:table-cell>
          <table:table-cell office:value-type="string" table:style-name="ce15">
            <text:p>BS017</text:p>
          </table:table-cell>
          <table:table-cell office:value-type="string" table:style-name="ce16">
            <text:p>Prov. Jub. Patronal</text:p>
          </table:table-cell>
          <table:table-cell office:value-type="float" office:value="2133.0300000000002" table:style-name="ce18">
            <text:p>2.133</text:p>
          </table:table-cell>
          <table:table-cell office:value-type="float" office:value="-2133.0300000000002" table:formula="of:=+[.G19]-[.J19]" table:style-name="ce20">
            <text:p>-2.133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15">
            <text:p>BS019</text:p>
          </table:table-cell>
          <table:table-cell office:value-type="string" table:style-name="ce16">
            <text:p>Prov. Bonificación por Desahucio</text:p>
          </table:table-cell>
          <table:table-cell table:style-name="ce17"/>
          <table:table-cell office:value-type="float" office:value="0" table:style-name="ce18">
            <text:p>0</text:p>
          </table:table-cell>
          <table:table-cell table:number-columns-repeated="2" table:style-name="ce18"/>
          <table:table-cell office:value-type="float" office:value="0" table:formula="of:=[.D20]+[.E20]-[.F20]" table:style-name="ce19">
            <text:p>0</text:p>
          </table:table-cell>
          <table:table-cell office:value-type="string" table:style-name="ce15">
            <text:p>BS019</text:p>
          </table:table-cell>
          <table:table-cell office:value-type="string" table:style-name="ce16">
            <text:p>Prov. Bonificación por Desahucio</text:p>
          </table:table-cell>
          <table:table-cell office:value-type="float" office:value="2750.17" table:style-name="ce18">
            <text:p>2.750</text:p>
          </table:table-cell>
          <table:table-cell office:value-type="float" office:value="-2750.17" table:formula="of:=+[.G20]-[.J20]" table:style-name="ce20">
            <text:p>-2.750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table:style-name="ce15"/>
          <table:table-cell table:number-columns-repeated="2" table:style-name="ce17"/>
          <table:table-cell table:number-columns-repeated="3" table:style-name="ce18"/>
          <table:table-cell table:style-name="ce19"/>
          <table:table-cell table:style-name="ce15"/>
          <table:table-cell table:style-name="ce17"/>
          <table:table-cell table:style-name="ce18"/>
          <table:table-cell table:style-name="ce20"/>
          <table:table-cell table:number-columns-repeated="50" table:style-name="ce4"/>
          <table:table-cell table:number-columns-repeated="16323"/>
        </table:table-row>
        <table:table-row table:style-name="ro1">
          <table:table-cell table:style-name="ce15"/>
          <table:table-cell office:value-type="string" table:style-name="ce27">
            <text:p>Impuestos y Contribuciones</text:p>
          </table:table-cell>
          <table:table-cell table:style-name="ce17"/>
          <table:table-cell table:number-columns-repeated="3" table:style-name="ce18"/>
          <table:table-cell table:style-name="ce19"/>
          <table:table-cell table:style-name="ce15"/>
          <table:table-cell office:value-type="string" table:style-name="ce27">
            <text:p>Impuestos y Contribuciones</text:p>
          </table:table-cell>
          <table:table-cell table:style-name="ce18"/>
          <table:table-cell table:style-name="ce20"/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15">
            <text:p>CAM013</text:p>
          </table:table-cell>
          <table:table-cell office:value-type="string" table:style-name="ce16">
            <text:p>Cámara de Comercio de Manta</text:p>
          </table:table-cell>
          <table:table-cell table:style-name="ce17"/>
          <table:table-cell office:value-type="float" office:value="140" table:style-name="ce18">
            <text:p>140</text:p>
          </table:table-cell>
          <table:table-cell table:number-columns-repeated="2" table:style-name="ce18"/>
          <table:table-cell office:value-type="float" office:value="140" table:formula="of:=[.D23]+[.E23]-[.F23]" table:style-name="ce19">
            <text:p>140</text:p>
          </table:table-cell>
          <table:table-cell office:value-type="string" table:style-name="ce15">
            <text:p>CAM013</text:p>
          </table:table-cell>
          <table:table-cell office:value-type="string" table:style-name="ce16">
            <text:p>Cámara de Comercio de Manta</text:p>
          </table:table-cell>
          <table:table-cell office:value-type="float" office:value="300" table:style-name="ce18">
            <text:p>300</text:p>
          </table:table-cell>
          <table:table-cell office:value-type="float" office:value="-160" table:formula="of:=+[.G23]-[.J23]" table:style-name="ce20">
            <text:p>-160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15">
            <text:p>GG0013</text:p>
          </table:table-cell>
          <table:table-cell office:value-type="string" table:style-name="ce16">
            <text:p>Manten. Y Reparación de Vehículos</text:p>
          </table:table-cell>
          <table:table-cell table:style-name="ce17"/>
          <table:table-cell office:value-type="float" office:value="1677.06" table:style-name="ce18">
            <text:p>1.677</text:p>
          </table:table-cell>
          <table:table-cell table:number-columns-repeated="2" table:style-name="ce18"/>
          <table:table-cell office:value-type="float" office:value="1677.06" table:formula="of:=[.D24]+[.E24]-[.F24]" table:style-name="ce19">
            <text:p>1.677</text:p>
          </table:table-cell>
          <table:table-cell office:value-type="string" table:style-name="ce15">
            <text:p>GG0013</text:p>
          </table:table-cell>
          <table:table-cell office:value-type="string" table:style-name="ce16">
            <text:p>Manten. Y Reparación de Vehículos</text:p>
          </table:table-cell>
          <table:table-cell office:value-type="float" office:value="1109.3800000000001" table:style-name="ce18">
            <text:p>1.109</text:p>
          </table:table-cell>
          <table:table-cell office:value-type="float" office:value="567.67999999999984" table:formula="of:=+[.G24]-[.J24]" table:style-name="ce20">
            <text:p>568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15">
            <text:p>GG0040</text:p>
          </table:table-cell>
          <table:table-cell office:value-type="string" table:style-name="ce16">
            <text:p>Superintendencia de Compañías</text:p>
          </table:table-cell>
          <table:table-cell table:style-name="ce17"/>
          <table:table-cell office:value-type="float" office:value="1102.33" table:style-name="ce18">
            <text:p>1.102</text:p>
          </table:table-cell>
          <table:table-cell table:number-columns-repeated="2" table:style-name="ce18"/>
          <table:table-cell office:value-type="float" office:value="1102.33" table:formula="of:=[.D25]+[.E25]-[.F25]" table:style-name="ce19">
            <text:p>1.102</text:p>
          </table:table-cell>
          <table:table-cell office:value-type="string" table:style-name="ce15">
            <text:p>GG0040</text:p>
          </table:table-cell>
          <table:table-cell office:value-type="string" table:style-name="ce16">
            <text:p>Superintendencia de Compañías</text:p>
          </table:table-cell>
          <table:table-cell office:value-type="float" office:value="1748.92" table:style-name="ce18">
            <text:p>1.749</text:p>
          </table:table-cell>
          <table:table-cell office:value-type="float" office:value="-646.59000000000015" table:formula="of:=+[.G25]-[.J25]" table:style-name="ce20">
            <text:p>-647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15">
            <text:p>GG0041</text:p>
          </table:table-cell>
          <table:table-cell office:value-type="string" table:style-name="ce16">
            <text:p>Gastos de IVA</text:p>
          </table:table-cell>
          <table:table-cell table:style-name="ce17"/>
          <table:table-cell office:value-type="float" office:value="0" table:style-name="ce18">
            <text:p>0</text:p>
          </table:table-cell>
          <table:table-cell table:number-columns-repeated="2" table:style-name="ce18"/>
          <table:table-cell office:value-type="float" office:value="0" table:formula="of:=[.D26]+[.E26]-[.F26]" table:style-name="ce19">
            <text:p>0</text:p>
          </table:table-cell>
          <table:table-cell office:value-type="string" table:style-name="ce15">
            <text:p>GG0041</text:p>
          </table:table-cell>
          <table:table-cell office:value-type="string" table:style-name="ce16">
            <text:p>Gastos de IVA</text:p>
          </table:table-cell>
          <table:table-cell office:value-type="float" office:value="32.229999999999997" table:style-name="ce18">
            <text:p>32</text:p>
          </table:table-cell>
          <table:table-cell office:value-type="float" office:value="-32.229999999999997" table:formula="of:=+[.G26]-[.J26]" table:style-name="ce20">
            <text:p>-32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15">
            <text:p>GG0045</text:p>
          </table:table-cell>
          <table:table-cell office:value-type="string" table:style-name="ce16">
            <text:p>Impuesto Retención en la Fuente/IVA</text:p>
          </table:table-cell>
          <table:table-cell table:style-name="ce17"/>
          <table:table-cell office:value-type="float" office:value="7.06" table:style-name="ce18">
            <text:p>7</text:p>
          </table:table-cell>
          <table:table-cell table:number-columns-repeated="2" table:style-name="ce18"/>
          <table:table-cell office:value-type="float" office:value="7.06" table:formula="of:=[.D27]+[.E27]-[.F27]" table:style-name="ce19">
            <text:p>7</text:p>
          </table:table-cell>
          <table:table-cell office:value-type="string" table:style-name="ce15">
            <text:p>GG0045</text:p>
          </table:table-cell>
          <table:table-cell office:value-type="string" table:style-name="ce16">
            <text:p>Impuesto Retención en la Fuente/IVA</text:p>
          </table:table-cell>
          <table:table-cell office:value-type="float" office:value="54.51" table:style-name="ce18">
            <text:p>55</text:p>
          </table:table-cell>
          <table:table-cell office:value-type="float" office:value="-47.449999999999996" table:formula="of:=+[.G27]-[.J27]" table:style-name="ce20">
            <text:p>-47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15">
            <text:p>GG0063</text:p>
          </table:table-cell>
          <table:table-cell office:value-type="string" table:style-name="ce16">
            <text:p>ICE</text:p>
          </table:table-cell>
          <table:table-cell table:style-name="ce17"/>
          <table:table-cell office:value-type="float" office:value="770.55" table:style-name="ce18">
            <text:p>771</text:p>
          </table:table-cell>
          <table:table-cell table:number-columns-repeated="2" table:style-name="ce18"/>
          <table:table-cell office:value-type="float" office:value="770.55" table:formula="of:=[.D28]+[.E28]-[.F28]" table:style-name="ce19">
            <text:p>771</text:p>
          </table:table-cell>
          <table:table-cell office:value-type="string" table:style-name="ce15">
            <text:p>GG0063</text:p>
          </table:table-cell>
          <table:table-cell office:value-type="string" table:style-name="ce16">
            <text:p>ICE</text:p>
          </table:table-cell>
          <table:table-cell office:value-type="float" office:value="1283.4000000000001" table:style-name="ce18">
            <text:p>1.283</text:p>
          </table:table-cell>
          <table:table-cell office:value-type="float" office:value="-512.85000000000014" table:formula="of:=+[.G28]-[.J28]" table:style-name="ce20">
            <text:p>-513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15">
            <text:p>GG0065</text:p>
          </table:table-cell>
          <table:table-cell office:value-type="string" table:style-name="ce16">
            <text:p>Comisión Wester Union</text:p>
          </table:table-cell>
          <table:table-cell table:style-name="ce17"/>
          <table:table-cell office:value-type="float" office:value="528.64" table:style-name="ce18">
            <text:p>529</text:p>
          </table:table-cell>
          <table:table-cell table:number-columns-repeated="2" table:style-name="ce18"/>
          <table:table-cell office:value-type="float" office:value="528.64" table:formula="of:=[.D29]+[.E29]-[.F29]" table:style-name="ce19">
            <text:p>529</text:p>
          </table:table-cell>
          <table:table-cell office:value-type="string" table:style-name="ce15">
            <text:p>GG0065</text:p>
          </table:table-cell>
          <table:table-cell office:value-type="string" table:style-name="ce16">
            <text:p>Comisión Wester Union</text:p>
          </table:table-cell>
          <table:table-cell office:value-type="float" office:value="827.04" table:style-name="ce18">
            <text:p>827</text:p>
          </table:table-cell>
          <table:table-cell office:value-type="float" office:value="-298.39999999999998" table:formula="of:=+[.G29]-[.J29]" table:style-name="ce20">
            <text:p>-298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15">
            <text:p>ICV004</text:p>
          </table:table-cell>
          <table:table-cell office:value-type="string" table:style-name="ce16">
            <text:p>1.5 0/00 por Mil</text:p>
          </table:table-cell>
          <table:table-cell table:style-name="ce17"/>
          <table:table-cell office:value-type="float" office:value="3435.59" table:style-name="ce18">
            <text:p>3.436</text:p>
          </table:table-cell>
          <table:table-cell table:number-columns-repeated="2" table:style-name="ce18"/>
          <table:table-cell office:value-type="float" office:value="3435.59" table:formula="of:=[.D30]+[.E30]-[.F30]" table:style-name="ce19">
            <text:p>3.436</text:p>
          </table:table-cell>
          <table:table-cell office:value-type="string" table:style-name="ce15">
            <text:p>ICV004</text:p>
          </table:table-cell>
          <table:table-cell office:value-type="string" table:style-name="ce16">
            <text:p>1.5 0/00 por Mil</text:p>
          </table:table-cell>
          <table:table-cell office:value-type="float" office:value="0" table:style-name="ce18">
            <text:p>0</text:p>
          </table:table-cell>
          <table:table-cell office:value-type="float" office:value="3435.59" table:formula="of:=+[.G30]-[.J30]" table:style-name="ce20">
            <text:p>3.436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15">
            <text:p>ICV009</text:p>
          </table:table-cell>
          <table:table-cell office:value-type="string" table:style-name="ce16">
            <text:p>SENATEL 1% FODETEL</text:p>
          </table:table-cell>
          <table:table-cell table:style-name="ce17"/>
          <table:table-cell office:value-type="float" office:value="6721.8" table:style-name="ce18">
            <text:p>6.722</text:p>
          </table:table-cell>
          <table:table-cell table:number-columns-repeated="2" table:style-name="ce18"/>
          <table:table-cell office:value-type="float" office:value="6721.8" table:formula="of:=[.D31]+[.E31]-[.F31]" table:style-name="ce19">
            <text:p>6.722</text:p>
          </table:table-cell>
          <table:table-cell office:value-type="string" table:style-name="ce15">
            <text:p>ICV009</text:p>
          </table:table-cell>
          <table:table-cell office:value-type="string" table:style-name="ce16">
            <text:p>SENATEL 1% FODETEL</text:p>
          </table:table-cell>
          <table:table-cell office:value-type="float" office:value="6515.06" table:style-name="ce18">
            <text:p>6.515</text:p>
          </table:table-cell>
          <table:table-cell office:value-type="float" office:value="206.73999999999978" table:formula="of:=+[.G31]-[.J31]" table:style-name="ce20">
            <text:p>207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15">
            <text:p>REG003</text:p>
          </table:table-cell>
          <table:table-cell office:value-type="string" table:style-name="ce16">
            <text:p>Registro Mercantil de Guayaquil</text:p>
          </table:table-cell>
          <table:table-cell table:style-name="ce17"/>
          <table:table-cell office:value-type="float" office:value="0" table:style-name="ce18">
            <text:p>0</text:p>
          </table:table-cell>
          <table:table-cell table:number-columns-repeated="2" table:style-name="ce18"/>
          <table:table-cell office:value-type="float" office:value="0" table:formula="of:=[.D32]+[.E32]-[.F32]" table:style-name="ce19">
            <text:p>0</text:p>
          </table:table-cell>
          <table:table-cell office:value-type="string" table:style-name="ce15">
            <text:p>REG003</text:p>
          </table:table-cell>
          <table:table-cell office:value-type="string" table:style-name="ce16">
            <text:p>Registro Mercantil de Guayaquil</text:p>
          </table:table-cell>
          <table:table-cell office:value-type="float" office:value="3000" table:style-name="ce18">
            <text:p>3.000</text:p>
          </table:table-cell>
          <table:table-cell office:value-type="float" office:value="-3000" table:formula="of:=+[.G32]-[.J32]" table:style-name="ce20">
            <text:p>-3.000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15">
            <text:p>ICV010</text:p>
          </table:table-cell>
          <table:table-cell office:value-type="string" table:style-name="ce16">
            <text:p>Benemerito Cuerpo de Bomberos</text:p>
          </table:table-cell>
          <table:table-cell table:style-name="ce17"/>
          <table:table-cell office:value-type="float" office:value="106" table:style-name="ce18">
            <text:p>106</text:p>
          </table:table-cell>
          <table:table-cell table:number-columns-repeated="2" table:style-name="ce18"/>
          <table:table-cell office:value-type="float" office:value="106" table:formula="of:=[.D33]+[.E33]-[.F33]" table:style-name="ce19">
            <text:p>106</text:p>
          </table:table-cell>
          <table:table-cell office:value-type="string" table:style-name="ce15">
            <text:p>ICV010</text:p>
          </table:table-cell>
          <table:table-cell office:value-type="string" table:style-name="ce16">
            <text:p>Benemerito Cuerpo de Bomberos</text:p>
          </table:table-cell>
          <table:table-cell office:value-type="float" office:value="0" table:style-name="ce18">
            <text:p>0</text:p>
          </table:table-cell>
          <table:table-cell office:value-type="float" office:value="106" table:formula="of:=+[.G33]-[.J33]" table:style-name="ce20">
            <text:p>106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15">
            <text:p>VAR001</text:p>
          </table:table-cell>
          <table:table-cell office:value-type="string" table:style-name="ce16">
            <text:p>Varios</text:p>
          </table:table-cell>
          <table:table-cell table:style-name="ce17"/>
          <table:table-cell office:value-type="float" office:value="76.45" table:style-name="ce18">
            <text:p>76</text:p>
          </table:table-cell>
          <table:table-cell table:number-columns-repeated="2" table:style-name="ce18"/>
          <table:table-cell office:value-type="float" office:value="76.45" table:formula="of:=[.D34]+[.E34]-[.F34]" table:style-name="ce19">
            <text:p>76</text:p>
          </table:table-cell>
          <table:table-cell office:value-type="string" table:style-name="ce15">
            <text:p>VAR001</text:p>
          </table:table-cell>
          <table:table-cell office:value-type="string" table:style-name="ce16">
            <text:p>Varios</text:p>
          </table:table-cell>
          <table:table-cell office:value-type="float" office:value="4.95" table:style-name="ce18">
            <text:p>5</text:p>
          </table:table-cell>
          <table:table-cell office:value-type="float" office:value="71.5" table:formula="of:=+[.G34]-[.J34]" table:style-name="ce20">
            <text:p>72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table:style-name="ce15"/>
          <table:table-cell table:number-columns-repeated="2" table:style-name="ce17"/>
          <table:table-cell table:number-columns-repeated="3" table:style-name="ce18"/>
          <table:table-cell table:style-name="ce19"/>
          <table:table-cell table:style-name="ce15"/>
          <table:table-cell table:style-name="ce17"/>
          <table:table-cell table:style-name="ce18"/>
          <table:table-cell table:style-name="ce20"/>
          <table:table-cell table:number-columns-repeated="50" table:style-name="ce4"/>
          <table:table-cell table:number-columns-repeated="16323"/>
        </table:table-row>
        <table:table-row table:style-name="ro1">
          <table:table-cell table:style-name="ce15"/>
          <table:table-cell office:value-type="string" table:style-name="ce27">
            <text:p>Gastos Operaciones Administrativas</text:p>
          </table:table-cell>
          <table:table-cell table:style-name="ce17"/>
          <table:table-cell table:number-columns-repeated="3" table:style-name="ce18"/>
          <table:table-cell table:style-name="ce19"/>
          <table:table-cell table:style-name="ce15"/>
          <table:table-cell office:value-type="string" table:style-name="ce27">
            <text:p>Gastos Operaciones Administrativas</text:p>
          </table:table-cell>
          <table:table-cell table:style-name="ce18"/>
          <table:table-cell table:style-name="ce20"/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15">
            <text:p>5.1.03.01.01</text:p>
          </table:table-cell>
          <table:table-cell office:value-type="string" table:style-name="ce16">
            <text:p>Movilizaciones</text:p>
          </table:table-cell>
          <table:table-cell table:style-name="ce17"/>
          <table:table-cell office:value-type="float" office:value="1735" table:formula="of:=1717+18" table:style-name="ce18">
            <text:p>1.735</text:p>
          </table:table-cell>
          <table:table-cell table:number-columns-repeated="2" table:style-name="ce18"/>
          <table:table-cell office:value-type="float" office:value="1735" table:formula="of:=[.D37]+[.E37]-[.F37]" table:style-name="ce19">
            <text:p>1.735</text:p>
          </table:table-cell>
          <table:table-cell office:value-type="string" table:style-name="ce15">
            <text:p>5.1.03.01.01</text:p>
          </table:table-cell>
          <table:table-cell office:value-type="string" table:style-name="ce16">
            <text:p>Movilizaciones</text:p>
          </table:table-cell>
          <table:table-cell office:value-type="float" office:value="1707.2" table:style-name="ce18">
            <text:p>1.707</text:p>
          </table:table-cell>
          <table:table-cell office:value-type="float" office:value="27.799999999999955" table:formula="of:=+[.G37]-[.J37]" table:style-name="ce20">
            <text:p>28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15">
            <text:p>5.1.03.01.08</text:p>
          </table:table-cell>
          <table:table-cell office:value-type="string" table:style-name="ce16">
            <text:p>Luz</text:p>
          </table:table-cell>
          <table:table-cell table:style-name="ce17"/>
          <table:table-cell office:value-type="float" office:value="1558.88" table:formula="of:=1550.69+8.19" table:style-name="ce18">
            <text:p>1.559</text:p>
          </table:table-cell>
          <table:table-cell table:number-columns-repeated="2" table:style-name="ce18"/>
          <table:table-cell office:value-type="float" office:value="1558.88" table:formula="of:=[.D38]+[.E38]-[.F38]" table:style-name="ce19">
            <text:p>1.559</text:p>
          </table:table-cell>
          <table:table-cell office:value-type="string" table:style-name="ce15">
            <text:p>5.1.03.01.08</text:p>
          </table:table-cell>
          <table:table-cell office:value-type="string" table:style-name="ce16">
            <text:p>Luz</text:p>
          </table:table-cell>
          <table:table-cell office:value-type="float" office:value="3265.04" table:style-name="ce18">
            <text:p>3.265</text:p>
          </table:table-cell>
          <table:table-cell office:value-type="float" office:value="-1706.1599999999999" table:formula="of:=+[.G38]-[.J38]" table:style-name="ce20">
            <text:p>-1.706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15">
            <text:p>5.1.03.01.09</text:p>
          </table:table-cell>
          <table:table-cell office:value-type="string" table:style-name="ce16">
            <text:p>Teléfono</text:p>
          </table:table-cell>
          <table:table-cell table:style-name="ce17"/>
          <table:table-cell office:value-type="float" office:value="99.72" table:style-name="ce18">
            <text:p>100</text:p>
          </table:table-cell>
          <table:table-cell table:number-columns-repeated="2" table:style-name="ce18"/>
          <table:table-cell office:value-type="float" office:value="99.72" table:formula="of:=[.D39]+[.E39]-[.F39]" table:style-name="ce19">
            <text:p>100</text:p>
          </table:table-cell>
          <table:table-cell office:value-type="string" table:style-name="ce15">
            <text:p>5.1.03.01.09</text:p>
          </table:table-cell>
          <table:table-cell office:value-type="string" table:style-name="ce16">
            <text:p>Teléfono</text:p>
          </table:table-cell>
          <table:table-cell office:value-type="float" office:value="148.63999999999999" table:style-name="ce18">
            <text:p>149</text:p>
          </table:table-cell>
          <table:table-cell office:value-type="float" office:value="-48.919999999999987" table:formula="of:=+[.G39]-[.J39]" table:style-name="ce20">
            <text:p>-49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15">
            <text:p>5.1.03.01.11</text:p>
          </table:table-cell>
          <table:table-cell office:value-type="string" table:style-name="ce16">
            <text:p>Pagina WEB</text:p>
          </table:table-cell>
          <table:table-cell table:style-name="ce17"/>
          <table:table-cell office:value-type="float" office:value="4393" table:style-name="ce18">
            <text:p>4.393</text:p>
          </table:table-cell>
          <table:table-cell table:number-columns-repeated="2" table:style-name="ce18"/>
          <table:table-cell office:value-type="float" office:value="4393" table:formula="of:=[.D40]+[.E40]-[.F40]" table:style-name="ce19">
            <text:p>4.393</text:p>
          </table:table-cell>
          <table:table-cell office:value-type="string" table:style-name="ce15">
            <text:p>5.1.03.01.11</text:p>
          </table:table-cell>
          <table:table-cell office:value-type="string" table:style-name="ce16">
            <text:p>Pagina WEB</text:p>
          </table:table-cell>
          <table:table-cell office:value-type="float" office:value="148.63999999999999" table:style-name="ce18">
            <text:p>149</text:p>
          </table:table-cell>
          <table:table-cell office:value-type="float" office:value="4244.3599999999997" table:formula="of:=+[.G40]-[.J40]" table:style-name="ce20">
            <text:p>4.244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15">
            <text:p>5.1.03.01.12</text:p>
          </table:table-cell>
          <table:table-cell office:value-type="string" table:style-name="ce16">
            <text:p>Comisiones</text:p>
          </table:table-cell>
          <table:table-cell table:style-name="ce17"/>
          <table:table-cell office:value-type="float" office:value="540.54999999999995" table:style-name="ce18">
            <text:p>541</text:p>
          </table:table-cell>
          <table:table-cell table:number-columns-repeated="2" table:style-name="ce18"/>
          <table:table-cell office:value-type="float" office:value="540.54999999999995" table:formula="of:=[.D41]+[.E41]-[.F41]" table:style-name="ce19">
            <text:p>541</text:p>
          </table:table-cell>
          <table:table-cell office:value-type="string" table:style-name="ce15">
            <text:p>5.1.03.01.12</text:p>
          </table:table-cell>
          <table:table-cell office:value-type="string" table:style-name="ce16">
            <text:p>Comisiones</text:p>
          </table:table-cell>
          <table:table-cell office:value-type="float" office:value="633.59" table:style-name="ce18">
            <text:p>634</text:p>
          </table:table-cell>
          <table:table-cell office:value-type="float" office:value="-93.040000000000077" table:formula="of:=+[.G41]-[.J41]" table:style-name="ce20">
            <text:p>-93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15">
            <text:p>5.1.03.01.20</text:p>
          </table:table-cell>
          <table:table-cell office:value-type="string" table:style-name="ce16">
            <text:p>Varios</text:p>
          </table:table-cell>
          <table:table-cell table:style-name="ce17"/>
          <table:table-cell office:value-type="float" office:value="6067.56" table:style-name="ce18">
            <text:p>6.068</text:p>
          </table:table-cell>
          <table:table-cell table:number-columns-repeated="2" table:style-name="ce18"/>
          <table:table-cell office:value-type="float" office:value="6067.56" table:formula="of:=[.D42]+[.E42]-[.F42]" table:style-name="ce19">
            <text:p>6.068</text:p>
          </table:table-cell>
          <table:table-cell office:value-type="string" table:style-name="ce15">
            <text:p>5.1.03.01.20</text:p>
          </table:table-cell>
          <table:table-cell office:value-type="string" table:style-name="ce16">
            <text:p>Varios</text:p>
          </table:table-cell>
          <table:table-cell office:value-type="float" office:value="10883.96" table:style-name="ce18">
            <text:p>10.884</text:p>
          </table:table-cell>
          <table:table-cell office:value-type="float" office:value="-4816.3999999999987" table:formula="of:=+[.G42]-[.J42]" table:style-name="ce20">
            <text:p>-4.816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table:style-name="ce15"/>
          <table:table-cell table:number-columns-repeated="2" table:style-name="ce17"/>
          <table:table-cell table:number-columns-repeated="3" table:style-name="ce18"/>
          <table:table-cell table:style-name="ce19"/>
          <table:table-cell table:style-name="ce15"/>
          <table:table-cell table:style-name="ce17"/>
          <table:table-cell table:style-name="ce18"/>
          <table:table-cell table:style-name="ce20"/>
          <table:table-cell table:number-columns-repeated="50" table:style-name="ce4"/>
          <table:table-cell table:number-columns-repeated="16323"/>
        </table:table-row>
        <table:table-row table:style-name="ro1">
          <table:table-cell table:style-name="ce15"/>
          <table:table-cell office:value-type="string" table:style-name="ce27">
            <text:p>Gastos Generales</text:p>
          </table:table-cell>
          <table:table-cell table:style-name="ce17"/>
          <table:table-cell table:number-columns-repeated="3" table:style-name="ce18"/>
          <table:table-cell table:style-name="ce19"/>
          <table:table-cell table:style-name="ce15"/>
          <table:table-cell office:value-type="string" table:style-name="ce27">
            <text:p>Gastos Generales</text:p>
          </table:table-cell>
          <table:table-cell table:style-name="ce18"/>
          <table:table-cell table:style-name="ce20"/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15">
            <text:p>5.2.01.01</text:p>
          </table:table-cell>
          <table:table-cell office:value-type="string" table:style-name="ce16">
            <text:p>Gastos Bancarios</text:p>
          </table:table-cell>
          <table:table-cell table:style-name="ce17"/>
          <table:table-cell office:value-type="float" office:value="5711.01" table:style-name="ce18">
            <text:p>5.711</text:p>
          </table:table-cell>
          <table:table-cell table:number-columns-repeated="2" table:style-name="ce18"/>
          <table:table-cell office:value-type="float" office:value="5711.01" table:formula="of:=[.D45]+[.E45]-[.F45]" table:style-name="ce19">
            <text:p>5.711</text:p>
          </table:table-cell>
          <table:table-cell office:value-type="string" table:style-name="ce15">
            <text:p>5.2.01.01</text:p>
          </table:table-cell>
          <table:table-cell office:value-type="string" table:style-name="ce16">
            <text:p>Gastos Bancarios</text:p>
          </table:table-cell>
          <table:table-cell office:value-type="float" office:value="7838.15" table:style-name="ce18">
            <text:p>7.838</text:p>
          </table:table-cell>
          <table:table-cell office:value-type="float" office:value="-2127.1399999999994" table:formula="of:=+[.G45]-[.J45]" table:style-name="ce20">
            <text:p>-2.127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15">
            <text:p>5.4.01.01</text:p>
          </table:table-cell>
          <table:table-cell office:value-type="string" table:style-name="ce16">
            <text:p>Depreciación de activos Fijos</text:p>
          </table:table-cell>
          <table:table-cell table:style-name="ce17"/>
          <table:table-cell office:value-type="float" office:value="84.48" table:style-name="ce18">
            <text:p>84</text:p>
          </table:table-cell>
          <table:table-cell table:number-columns-repeated="2" table:style-name="ce18"/>
          <table:table-cell office:value-type="float" office:value="84.48" table:formula="of:=[.D46]+[.E46]-[.F46]" table:style-name="ce19">
            <text:p>84</text:p>
          </table:table-cell>
          <table:table-cell office:value-type="string" table:style-name="ce15">
            <text:p>5.4.01.01</text:p>
          </table:table-cell>
          <table:table-cell office:value-type="string" table:style-name="ce16">
            <text:p>Depreciación de activos Fijos</text:p>
          </table:table-cell>
          <table:table-cell office:value-type="float" office:value="22689.46" table:style-name="ce18">
            <text:p>22.689</text:p>
          </table:table-cell>
          <table:table-cell office:value-type="float" office:value="-22604.98" table:formula="of:=+[.G46]-[.J46]" table:style-name="ce20">
            <text:p>-22.605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15">
            <text:p>5.3.01.02</text:p>
          </table:table-cell>
          <table:table-cell office:value-type="string" table:style-name="ce16">
            <text:p>Gastos varios</text:p>
          </table:table-cell>
          <table:table-cell table:style-name="ce17"/>
          <table:table-cell office:value-type="float" office:value="1403.65" table:style-name="ce18">
            <text:p>1.404</text:p>
          </table:table-cell>
          <table:table-cell table:number-columns-repeated="2" table:style-name="ce18"/>
          <table:table-cell office:value-type="float" office:value="1403.65" table:formula="of:=[.D47]+[.E47]-[.F47]" table:style-name="ce19">
            <text:p>1.404</text:p>
          </table:table-cell>
          <table:table-cell office:value-type="string" table:style-name="ce15">
            <text:p>5.3.01.02</text:p>
          </table:table-cell>
          <table:table-cell office:value-type="string" table:style-name="ce16">
            <text:p>Gastos varios</text:p>
          </table:table-cell>
          <table:table-cell office:value-type="float" office:value="1576.85" table:style-name="ce18">
            <text:p>1.577</text:p>
          </table:table-cell>
          <table:table-cell office:value-type="float" office:value="-173.19999999999982" table:formula="of:=+[.G47]-[.J47]" table:style-name="ce20">
            <text:p>-173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15">
            <text:p>5.1.01.01.03</text:p>
          </table:table-cell>
          <table:table-cell office:value-type="string" table:style-name="ce16">
            <text:p>Seguro Privado</text:p>
          </table:table-cell>
          <table:table-cell table:style-name="ce17"/>
          <table:table-cell office:value-type="float" office:value="0" table:style-name="ce18">
            <text:p>0</text:p>
          </table:table-cell>
          <table:table-cell table:number-columns-repeated="2" table:style-name="ce18"/>
          <table:table-cell office:value-type="float" office:value="0" table:formula="of:=[.D48]+[.E48]-[.F48]" table:style-name="ce19">
            <text:p>0</text:p>
          </table:table-cell>
          <table:table-cell office:value-type="string" table:style-name="ce15">
            <text:p>5.1.01.01.03</text:p>
          </table:table-cell>
          <table:table-cell office:value-type="string" table:style-name="ce16">
            <text:p>Seguro Privado</text:p>
          </table:table-cell>
          <table:table-cell office:value-type="float" office:value="20" table:style-name="ce18">
            <text:p>20</text:p>
          </table:table-cell>
          <table:table-cell office:value-type="float" office:value="-20" table:formula="of:=+[.G48]-[.J48]" table:style-name="ce20">
            <text:p>-20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15">
            <text:p>5.1.01.01.04</text:p>
          </table:table-cell>
          <table:table-cell office:value-type="string" table:style-name="ce16">
            <text:p>Intereses y Multas</text:p>
          </table:table-cell>
          <table:table-cell table:style-name="ce17"/>
          <table:table-cell office:value-type="float" office:value="1328.39" table:style-name="ce18">
            <text:p>1.328</text:p>
          </table:table-cell>
          <table:table-cell table:number-columns-repeated="2" table:style-name="ce18"/>
          <table:table-cell office:value-type="float" office:value="1328.39" table:formula="of:=[.D49]+[.E49]-[.F49]" table:style-name="ce19">
            <text:p>1.328</text:p>
          </table:table-cell>
          <table:table-cell office:value-type="string" table:style-name="ce15">
            <text:p>5.1.01.01.04</text:p>
          </table:table-cell>
          <table:table-cell office:value-type="string" table:style-name="ce16">
            <text:p>Intereses y Multas</text:p>
          </table:table-cell>
          <table:table-cell office:value-type="float" office:value="94.57" table:style-name="ce18">
            <text:p>95</text:p>
          </table:table-cell>
          <table:table-cell office:value-type="float" office:value="1233.8200000000002" table:formula="of:=+[.G49]-[.J49]" table:style-name="ce20">
            <text:p>1.234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15">
            <text:p>5.1.01.01.05</text:p>
          </table:table-cell>
          <table:table-cell office:value-type="string" table:style-name="ce16">
            <text:p>Papelería y Útiles de Oficina</text:p>
          </table:table-cell>
          <table:table-cell table:style-name="ce17"/>
          <table:table-cell office:value-type="float" office:value="693.16" table:style-name="ce18">
            <text:p>693</text:p>
          </table:table-cell>
          <table:table-cell table:number-columns-repeated="2" table:style-name="ce18"/>
          <table:table-cell office:value-type="float" office:value="693.16" table:formula="of:=[.D50]+[.E50]-[.F50]" table:style-name="ce19">
            <text:p>693</text:p>
          </table:table-cell>
          <table:table-cell office:value-type="string" table:style-name="ce15">
            <text:p>5.1.01.01.05</text:p>
          </table:table-cell>
          <table:table-cell office:value-type="string" table:style-name="ce16">
            <text:p>Papelería y Útiles de Oficina</text:p>
          </table:table-cell>
          <table:table-cell office:value-type="float" office:value="1199.4000000000001" table:style-name="ce18">
            <text:p>1.199</text:p>
          </table:table-cell>
          <table:table-cell office:value-type="float" office:value="-506.24000000000012" table:formula="of:=+[.G50]-[.J50]" table:style-name="ce20">
            <text:p>-506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15">
            <text:p>5.1.01.01.10</text:p>
          </table:table-cell>
          <table:table-cell office:value-type="string" table:style-name="ce16">
            <text:p>Publicidad</text:p>
          </table:table-cell>
          <table:table-cell table:style-name="ce17"/>
          <table:table-cell office:value-type="float" office:value="0" table:style-name="ce18">
            <text:p>0</text:p>
          </table:table-cell>
          <table:table-cell table:number-columns-repeated="2" table:style-name="ce18"/>
          <table:table-cell office:value-type="float" office:value="0" table:formula="of:=[.D51]+[.E51]-[.F51]" table:style-name="ce19">
            <text:p>0</text:p>
          </table:table-cell>
          <table:table-cell office:value-type="string" table:style-name="ce15">
            <text:p>5.1.01.01.10</text:p>
          </table:table-cell>
          <table:table-cell office:value-type="string" table:style-name="ce16">
            <text:p>Publicidad</text:p>
          </table:table-cell>
          <table:table-cell office:value-type="float" office:value="1561.04" table:style-name="ce18">
            <text:p>1.561</text:p>
          </table:table-cell>
          <table:table-cell office:value-type="float" office:value="-1561.04" table:formula="of:=+[.G51]-[.J51]" table:style-name="ce20">
            <text:p>-1.561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15">
            <text:p>5.1.01.01.12</text:p>
          </table:table-cell>
          <table:table-cell office:value-type="string" table:style-name="ce16">
            <text:p>Correo</text:p>
          </table:table-cell>
          <table:table-cell table:style-name="ce17"/>
          <table:table-cell office:value-type="float" office:value="3.84" table:style-name="ce18">
            <text:p>4</text:p>
          </table:table-cell>
          <table:table-cell table:number-columns-repeated="2" table:style-name="ce18"/>
          <table:table-cell office:value-type="float" office:value="3.84" table:formula="of:=[.D52]+[.E52]-[.F52]" table:style-name="ce19">
            <text:p>4</text:p>
          </table:table-cell>
          <table:table-cell office:value-type="string" table:style-name="ce15">
            <text:p>5.1.01.01.12</text:p>
          </table:table-cell>
          <table:table-cell office:value-type="string" table:style-name="ce16">
            <text:p>Correo</text:p>
          </table:table-cell>
          <table:table-cell office:value-type="float" office:value="23.1" table:style-name="ce18">
            <text:p>23</text:p>
          </table:table-cell>
          <table:table-cell office:value-type="float" office:value="-19.260000000000002" table:formula="of:=+[.G52]-[.J52]" table:style-name="ce20">
            <text:p>-19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15">
            <text:p>5.1.01.01.14</text:p>
          </table:table-cell>
          <table:table-cell office:value-type="string" table:style-name="ce16">
            <text:p>Gastos de Viaje</text:p>
          </table:table-cell>
          <table:table-cell table:style-name="ce17"/>
          <table:table-cell office:value-type="float" office:value="0" table:style-name="ce18">
            <text:p>0</text:p>
          </table:table-cell>
          <table:table-cell table:number-columns-repeated="2" table:style-name="ce18"/>
          <table:table-cell office:value-type="float" office:value="0" table:formula="of:=[.D53]+[.E53]-[.F53]" table:style-name="ce19">
            <text:p>0</text:p>
          </table:table-cell>
          <table:table-cell office:value-type="string" table:style-name="ce15">
            <text:p>5.1.01.01.14</text:p>
          </table:table-cell>
          <table:table-cell office:value-type="string" table:style-name="ce16">
            <text:p>Gastos de Viaje</text:p>
          </table:table-cell>
          <table:table-cell office:value-type="float" office:value="230" table:style-name="ce18">
            <text:p>230</text:p>
          </table:table-cell>
          <table:table-cell office:value-type="float" office:value="-230" table:formula="of:=+[.G53]-[.J53]" table:style-name="ce20">
            <text:p>-230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15">
            <text:p>5.1.01.01.16</text:p>
          </table:table-cell>
          <table:table-cell office:value-type="string" table:style-name="ce16">
            <text:p>Seguros y Reaseguros</text:p>
          </table:table-cell>
          <table:table-cell table:style-name="ce17"/>
          <table:table-cell office:value-type="float" office:value="2616.81" table:style-name="ce18">
            <text:p>2.617</text:p>
          </table:table-cell>
          <table:table-cell table:number-columns-repeated="2" table:style-name="ce18"/>
          <table:table-cell office:value-type="float" office:value="2616.81" table:formula="of:=[.D54]+[.E54]-[.F54]" table:style-name="ce19">
            <text:p>2.617</text:p>
          </table:table-cell>
          <table:table-cell office:value-type="string" table:style-name="ce15">
            <text:p>5.1.01.01.16</text:p>
          </table:table-cell>
          <table:table-cell office:value-type="string" table:style-name="ce16">
            <text:p>Seguros y Reaseguros</text:p>
          </table:table-cell>
          <table:table-cell office:value-type="float" office:value="3012.18" table:style-name="ce18">
            <text:p>3.012</text:p>
          </table:table-cell>
          <table:table-cell office:value-type="float" office:value="-395.36999999999989" table:formula="of:=+[.G54]-[.J54]" table:style-name="ce20">
            <text:p>-395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15">
            <text:p>5.1.01.01.17</text:p>
          </table:table-cell>
          <table:table-cell office:value-type="string" table:style-name="ce16">
            <text:p>Gastos Legales</text:p>
          </table:table-cell>
          <table:table-cell table:style-name="ce17"/>
          <table:table-cell office:value-type="float" office:value="73.760000000000005" table:style-name="ce18">
            <text:p>74</text:p>
          </table:table-cell>
          <table:table-cell table:number-columns-repeated="2" table:style-name="ce18"/>
          <table:table-cell office:value-type="float" office:value="73.760000000000005" table:formula="of:=[.D55]+[.E55]-[.F55]" table:style-name="ce19">
            <text:p>74</text:p>
          </table:table-cell>
          <table:table-cell office:value-type="string" table:style-name="ce15">
            <text:p>5.1.01.01.17</text:p>
          </table:table-cell>
          <table:table-cell office:value-type="string" table:style-name="ce16">
            <text:p>Gastos Legales</text:p>
          </table:table-cell>
          <table:table-cell office:value-type="float" office:value="1376.41" table:style-name="ce18">
            <text:p>1.376</text:p>
          </table:table-cell>
          <table:table-cell office:value-type="float" office:value="-1302.6500000000001" table:formula="of:=+[.G55]-[.J55]" table:style-name="ce20">
            <text:p>-1.303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15">
            <text:p>5.1.01.01.20</text:p>
          </table:table-cell>
          <table:table-cell office:value-type="string" table:style-name="ce16">
            <text:p>Mantenimiento y Reparaciones</text:p>
          </table:table-cell>
          <table:table-cell table:style-name="ce17"/>
          <table:table-cell office:value-type="float" office:value="1216.72" table:formula="of:=17.86+525.39+673.47" table:style-name="ce18">
            <text:p>1.217</text:p>
          </table:table-cell>
          <table:table-cell table:number-columns-repeated="2" table:style-name="ce18"/>
          <table:table-cell office:value-type="float" office:value="1216.72" table:formula="of:=[.D56]+[.E56]-[.F56]" table:style-name="ce19">
            <text:p>1.217</text:p>
          </table:table-cell>
          <table:table-cell office:value-type="string" table:style-name="ce15">
            <text:p>GG0038</text:p>
          </table:table-cell>
          <table:table-cell office:value-type="string" table:style-name="ce16">
            <text:p>Mantenimiento y Reparaciones</text:p>
          </table:table-cell>
          <table:table-cell office:value-type="float" office:value="0" table:style-name="ce18">
            <text:p>0</text:p>
          </table:table-cell>
          <table:table-cell office:value-type="float" office:value="1216.72" table:formula="of:=+[.G56]-[.J56]" table:style-name="ce20">
            <text:p>1.217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15">
            <text:p>5.1.01.01.24</text:p>
          </table:table-cell>
          <table:table-cell office:value-type="string" table:style-name="ce16">
            <text:p>Servicio de Internet</text:p>
          </table:table-cell>
          <table:table-cell table:style-name="ce17"/>
          <table:table-cell office:value-type="float" office:value="214" table:style-name="ce18">
            <text:p>214</text:p>
          </table:table-cell>
          <table:table-cell table:number-columns-repeated="2" table:style-name="ce18"/>
          <table:table-cell office:value-type="float" office:value="214" table:formula="of:=[.D57]+[.E57]-[.F57]" table:style-name="ce19">
            <text:p>214</text:p>
          </table:table-cell>
          <table:table-cell office:value-type="string" table:style-name="ce15">
            <text:p>5.1.01.01.24</text:p>
          </table:table-cell>
          <table:table-cell office:value-type="string" table:style-name="ce16">
            <text:p>Servicio de Internet</text:p>
          </table:table-cell>
          <table:table-cell office:value-type="float" office:value="233" table:style-name="ce18">
            <text:p>233</text:p>
          </table:table-cell>
          <table:table-cell office:value-type="float" office:value="-19" table:formula="of:=+[.G57]-[.J57]" table:style-name="ce20">
            <text:p>-19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15">
            <text:p>5.1.02.01.01</text:p>
          </table:table-cell>
          <table:table-cell office:value-type="string" table:style-name="ce16">
            <text:p>Alimentación</text:p>
          </table:table-cell>
          <table:table-cell table:style-name="ce17"/>
          <table:table-cell office:value-type="float" office:value="2000" table:style-name="ce18">
            <text:p>2.000</text:p>
          </table:table-cell>
          <table:table-cell table:number-columns-repeated="2" table:style-name="ce18"/>
          <table:table-cell office:value-type="float" office:value="2000" table:formula="of:=[.D58]+[.E58]-[.F58]" table:style-name="ce19">
            <text:p>2.000</text:p>
          </table:table-cell>
          <table:table-cell office:value-type="string" table:style-name="ce15">
            <text:p>5.1.02.01.01</text:p>
          </table:table-cell>
          <table:table-cell office:value-type="string" table:style-name="ce16">
            <text:p>Alimentación</text:p>
          </table:table-cell>
          <table:table-cell office:value-type="float" office:value="0" table:style-name="ce18">
            <text:p>0</text:p>
          </table:table-cell>
          <table:table-cell table:style-name="ce20"/>
          <table:table-cell table:number-columns-repeated="50" table:style-name="ce4"/>
          <table:table-cell table:number-columns-repeated="16323"/>
        </table:table-row>
        <table:table-row table:style-name="ro1">
          <table:table-cell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28"/>
          <table:table-cell table:style-name="ce29"/>
          <table:table-cell table:style-name="ce30"/>
          <table:table-cell table:style-name="ce32"/>
          <table:table-cell table:number-columns-repeated="50" table:style-name="ce4"/>
          <table:table-cell table:number-columns-repeated="16323"/>
        </table:table-row>
        <table:table-row table:style-name="ro3">
          <table:table-cell table:style-name="ce33"/>
          <table:table-cell office:value-type="string" table:style-name="ce34">
            <text:p>Total</text:p>
          </table:table-cell>
          <table:table-cell table:style-name="ce34"/>
          <table:table-cell office:value-type="float" office:value="198684.25" table:formula="of:=SUM([.D9:.D59])" table:style-name="ce35">
            <text:p>198.684</text:p>
          </table:table-cell>
          <table:table-cell office:value-type="float" office:value="0" table:formula="of:=SUM([.E9:.E59])" table:style-name="ce35">
            <text:p>0</text:p>
          </table:table-cell>
          <table:table-cell office:value-type="float" office:value="0" table:formula="of:=SUM([.F9:.F59])" table:style-name="ce35">
            <text:p>0</text:p>
          </table:table-cell>
          <table:table-cell office:value-type="float" office:value="198684.25" table:formula="of:=SUM([.G9:.G59])" table:style-name="ce35">
            <text:p>198.684</text:p>
          </table:table-cell>
          <table:table-cell table:number-columns-repeated="2" table:style-name="ce33"/>
          <table:table-cell office:value-type="float" office:value="281472.40000000002" table:formula="of:=SUM([.J9:.J59])" table:style-name="ce35">
            <text:p>281.472</text:p>
          </table:table-cell>
          <table:table-cell office:value-type="float" office:value="-84788.149999999965" table:formula="of:=SUM([.K9:.K59])" table:style-name="ce36">
            <text:p>-84.788</text:p>
          </table:table-cell>
          <table:table-cell table:style-name="ce37"/>
          <table:table-cell table:number-columns-repeated="16372" table:style-name="ce38"/>
        </table:table-row>
        <table:table-row table:style-name="ro1">
          <table:table-cell table:number-columns-repeated="12" table:style-name="ce39"/>
          <table:table-cell table:number-columns-repeated="16372" table:style-name="ce1"/>
        </table:table-row>
        <table:table-row table:style-name="ro1">
          <table:table-cell table:style-name="ce39"/>
          <table:table-cell table:number-columns-repeated="2" table:style-name="ce40"/>
          <table:table-cell office:value-type="string" table:style-name="ce41">
            <text:p>Saldo al</text:p>
          </table:table-cell>
          <table:table-cell office:value-type="string" table:style-name="ce42">
            <text:p>Saldo al</text:p>
          </table:table-cell>
          <table:table-cell table:number-columns-repeated="7" table:style-name="ce39"/>
          <table:table-cell table:number-columns-repeated="16372" table:style-name="ce1"/>
        </table:table-row>
        <table:table-row table:style-name="ro1">
          <table:table-cell table:style-name="ce39"/>
          <table:table-cell office:value-type="string" table:style-name="ce43">
            <text:p>Nota a los estados financieros:</text:p>
          </table:table-cell>
          <table:table-cell table:style-name="ce43"/>
          <table:table-cell office:value-type="date" office:date-value="2021-12-31T00:00:00" table:style-name="ce44">
            <text:p>31/12/2021</text:p>
          </table:table-cell>
          <table:table-cell office:value-type="date" office:date-value="2020-12-31T00:00:00" table:style-name="ce45">
            <text:p>31/12/2020</text:p>
          </table:table-cell>
          <table:table-cell table:number-columns-repeated="7" table:style-name="ce39"/>
          <table:table-cell table:number-columns-repeated="16372" table:style-name="ce1"/>
        </table:table-row>
        <table:table-row table:style-name="ro1">
          <table:table-cell table:style-name="ce39"/>
          <table:table-cell table:number-columns-repeated="2" table:style-name="ce46"/>
          <table:table-cell table:style-name="ce47"/>
          <table:table-cell table:style-name="ce48"/>
          <table:table-cell table:number-columns-repeated="7" table:style-name="ce39"/>
          <table:table-cell table:number-columns-repeated="16372" table:style-name="ce1"/>
        </table:table-row>
        <table:table-row table:style-name="ro1">
          <table:table-cell table:style-name="ce39"/>
          <table:table-cell office:value-type="string" table:style-name="ce49">
            <text:p>Honorarios Profesionales</text:p>
          </table:table-cell>
          <table:table-cell table:style-name="ce46"/>
          <table:table-cell office:value-type="float" office:value="68188.81" table:formula="of:=[.G10]" table:style-name="ce50">
            <text:p>68.189</text:p>
          </table:table-cell>
          <table:table-cell office:value-type="float" office:value="77946.78" table:formula="of:=[.J10]" table:style-name="ce50">
            <text:p>77.947</text:p>
          </table:table-cell>
          <table:table-cell table:number-columns-repeated="7" table:style-name="ce39"/>
          <table:table-cell table:number-columns-repeated="16372"/>
        </table:table-row>
        <table:table-row table:style-name="ro1">
          <table:table-cell table:style-name="ce39"/>
          <table:table-cell office:value-type="string" table:style-name="ce51">
            <text:p>Sueldo y Beneficios Sociales</text:p>
          </table:table-cell>
          <table:table-cell table:style-name="ce51"/>
          <table:table-cell office:value-type="float" office:value="86189.43" table:formula="of:=SUM([.G12:.G21])" table:style-name="ce52">
            <text:p>86.189</text:p>
          </table:table-cell>
          <table:table-cell office:value-type="float" office:value="132008.90000000002" table:formula="of:=SUM([.J12:.J21])" table:style-name="ce52">
            <text:p>132.009</text:p>
          </table:table-cell>
          <table:table-cell table:number-columns-repeated="7" table:style-name="ce39"/>
          <table:table-cell table:number-columns-repeated="16372"/>
        </table:table-row>
        <table:table-row table:style-name="ro1">
          <table:table-cell table:style-name="ce39"/>
          <table:table-cell office:value-type="string" table:style-name="ce51">
            <text:p>Impuestos y Contribuciones</text:p>
          </table:table-cell>
          <table:table-cell table:style-name="ce51"/>
          <table:table-cell office:value-type="float" office:value="14565.480000000001" table:formula="of:=SUM([.G22:.G35])" table:style-name="ce52">
            <text:p>14.565</text:p>
          </table:table-cell>
          <table:table-cell office:value-type="float" office:value="14875.490000000002" table:formula="of:=SUM([.J22:.J35])" table:style-name="ce52">
            <text:p>14.875</text:p>
          </table:table-cell>
          <table:table-cell table:number-columns-repeated="7" table:style-name="ce39"/>
          <table:table-cell table:number-columns-repeated="16372"/>
        </table:table-row>
        <table:table-row table:style-name="ro1">
          <table:table-cell table:style-name="ce39"/>
          <table:table-cell office:value-type="string" table:style-name="ce51">
            <text:p>Gastos Operacionales</text:p>
          </table:table-cell>
          <table:table-cell table:style-name="ce51"/>
          <table:table-cell office:value-type="float" office:value="14394.71" table:formula="of:=SUM([.G36:.G43])" table:style-name="ce52">
            <text:p>14.395</text:p>
          </table:table-cell>
          <table:table-cell office:value-type="float" office:value="16787.07" table:formula="of:=SUM([.J36:.J43])" table:style-name="ce52">
            <text:p>16.787</text:p>
          </table:table-cell>
          <table:table-cell table:number-columns-repeated="7" table:style-name="ce39"/>
          <table:table-cell table:number-columns-repeated="16372"/>
        </table:table-row>
        <table:table-row table:style-name="ro1">
          <table:table-cell table:style-name="ce39"/>
          <table:table-cell office:value-type="string" table:style-name="ce51">
            <text:p>Gastos Generales</text:p>
          </table:table-cell>
          <table:table-cell table:style-name="ce51"/>
          <table:table-cell office:value-type="float" office:value="15345.819999999998" table:formula="of:=SUM([.G44:.G59])" table:style-name="ce52">
            <text:p>15.346</text:p>
          </table:table-cell>
          <table:table-cell office:value-type="float" office:value="39854.160000000003" table:formula="of:=SUM([.J44:.J59])" table:style-name="ce52">
            <text:p>39.854</text:p>
          </table:table-cell>
          <table:table-cell table:number-columns-repeated="7" table:style-name="ce39"/>
          <table:table-cell table:number-columns-repeated="16372"/>
        </table:table-row>
        <table:table-row table:style-name="ro1">
          <table:table-cell table:style-name="ce39"/>
          <table:table-cell table:number-columns-repeated="2" table:style-name="ce51"/>
          <table:table-cell table:number-columns-repeated="2" table:style-name="ce53"/>
          <table:table-cell table:number-columns-repeated="7" table:style-name="ce39"/>
          <table:table-cell table:number-columns-repeated="16372"/>
        </table:table-row>
        <table:table-row table:style-name="ro1">
          <table:table-cell table:style-name="ce39"/>
          <table:table-cell office:value-type="string" table:style-name="ce54">
            <text:p>Total</text:p>
          </table:table-cell>
          <table:table-cell table:style-name="ce55"/>
          <table:table-cell office:value-type="float" office:value="198684.25" table:formula="of:=SUM([.D64:.D70])" table:style-name="ce35">
            <text:p>198.684</text:p>
          </table:table-cell>
          <table:table-cell office:value-type="float" office:value="281472.40000000002" table:formula="of:=SUM([.E64:.E70])" table:style-name="ce35">
            <text:p>281.472</text:p>
          </table:table-cell>
          <table:table-cell table:number-columns-repeated="7" table:style-name="ce39"/>
          <table:table-cell table:number-columns-repeated="16372"/>
        </table:table-row>
        <table:table-row table:style-name="ro1">
          <table:table-cell table:number-columns-repeated="12" table:style-name="ce39"/>
          <table:table-cell table:number-columns-repeated="16372"/>
        </table:table-row>
        <table:table-row table:style-name="ro1">
          <table:table-cell office:value-type="string" table:style-name="ce56">
            <text:p>Fuente:</text:p>
          </table:table-cell>
          <table:table-cell table:number-columns-repeated="9" table:style-name="ce57"/>
          <table:table-cell table:style-name="ce58"/>
          <table:table-cell table:style-name="ce39"/>
          <table:table-cell table:number-columns-repeated="16372"/>
        </table:table-row>
        <table:table-row table:style-name="ro1">
          <table:table-cell office:value-type="string" table:style-name="ce59">
            <text:p>Estados Financieros de la compañía proporcionado por el cliente y mayores generales, para el año corriente</text:p>
          </table:table-cell>
          <table:table-cell table:number-columns-repeated="9" table:style-name="ce39"/>
          <table:table-cell table:style-name="ce60"/>
          <table:table-cell table:style-name="ce39"/>
          <table:table-cell table:number-columns-repeated="16372"/>
        </table:table-row>
        <table:table-row table:style-name="ro1">
          <table:table-cell office:value-type="string" table:style-name="ce59">
            <text:p>Nuestros papeles de trabajo y balance de comprobación del 2020 para el año anterior.</text:p>
          </table:table-cell>
          <table:table-cell table:number-columns-repeated="9" table:style-name="ce39"/>
          <table:table-cell table:style-name="ce60"/>
          <table:table-cell table:style-name="ce39"/>
          <table:table-cell table:number-columns-repeated="16372"/>
        </table:table-row>
        <table:table-row table:style-name="ro1">
          <table:table-cell table:style-name="ce59"/>
          <table:table-cell table:number-columns-repeated="9" table:style-name="ce39"/>
          <table:table-cell table:style-name="ce60"/>
          <table:table-cell table:style-name="ce39"/>
          <table:table-cell table:number-columns-repeated="16372"/>
        </table:table-row>
        <table:table-row table:style-name="ro1">
          <table:table-cell office:value-type="string" table:style-name="ce61">
            <text:p>Trabajo realizado:</text:p>
          </table:table-cell>
          <table:table-cell table:number-columns-repeated="9" table:style-name="ce39"/>
          <table:table-cell table:style-name="ce60"/>
          <table:table-cell table:style-name="ce39"/>
          <table:table-cell table:number-columns-repeated="16372"/>
        </table:table-row>
        <table:table-row table:number-rows-repeated="3" table:style-name="ro1">
          <table:table-cell table:style-name="ce59"/>
          <table:table-cell table:number-columns-repeated="9" table:style-name="ce39"/>
          <table:table-cell table:style-name="ce60"/>
          <table:table-cell table:style-name="ce39"/>
          <table:table-cell table:number-columns-repeated="16372"/>
        </table:table-row>
        <table:table-row table:style-name="ro1">
          <table:table-cell office:value-type="string" table:style-name="ce61">
            <text:p>Conclusiones:</text:p>
          </table:table-cell>
          <table:table-cell table:number-columns-repeated="9" table:style-name="ce39"/>
          <table:table-cell table:style-name="ce60"/>
          <table:table-cell table:style-name="ce39"/>
          <table:table-cell table:number-columns-repeated="16372"/>
        </table:table-row>
        <table:table-row table:number-rows-repeated="3" table:style-name="ro1">
          <table:table-cell table:number-columns-repeated="10" table:style-name="ce39"/>
          <table:table-cell table:style-name="ce60"/>
          <table:table-cell table:style-name="ce39"/>
          <table:table-cell table:number-columns-repeated="16372"/>
        </table:table-row>
        <table:table-row table:number-rows-repeated="4" table:style-name="ro1">
          <table:table-cell table:number-columns-repeated="12" table:style-name="ce39"/>
          <table:table-cell table:number-columns-repeated="16372"/>
        </table:table-row>
        <table:table-row table:number-rows-repeated="1048488" table:style-name="ro4">
          <table:table-cell table:number-columns-repeated="16384"/>
        </table:table-row>
      </table:table>
      <table:table table:name="Honorarios" table:style-name="ta2">
        <table:table-column table:style-name="co9" table:default-cell-style-name="ce1"/>
        <table:table-column table:style-name="co6" table:number-columns-repeated="2" table:default-cell-style-name="ce1"/>
        <table:table-column table:style-name="co10" table:default-cell-style-name="ce1"/>
        <table:table-column table:style-name="co11" table:default-cell-style-name="ce1"/>
        <table:table-column table:style-name="co6" table:number-columns-repeated="3" table:default-cell-style-name="ce1"/>
        <table:table-column table:style-name="co8" table:number-columns-repeated="16376" table:default-cell-style-name="ce1"/>
        <table:table-row table:style-name="ro5">
          <table:table-cell office:value-type="string" table:style-name="ce70">
            <text:p>Linkotel 2021</text:p>
          </table:table-cell>
          <table:table-cell table:number-columns-repeated="6" table:style-name="ce71"/>
          <table:table-cell table:number-columns-repeated="16377"/>
        </table:table-row>
        <table:table-row table:style-name="ro5">
          <table:table-cell office:value-type="string" table:style-name="ce70">
            <text:p>Prueba de Honorarios Profesionales</text:p>
          </table:table-cell>
          <table:table-cell table:number-columns-repeated="6" table:style-name="ce71"/>
          <table:table-cell table:number-columns-repeated="16377"/>
        </table:table-row>
        <table:table-row table:style-name="ro5">
          <table:table-cell office:value-type="string" table:style-name="ce70">
            <text:p>A 31 de Diciembre del 2021</text:p>
          </table:table-cell>
          <table:table-cell table:number-columns-repeated="6" table:style-name="ce71"/>
          <table:table-cell table:number-columns-repeated="16377"/>
        </table:table-row>
        <table:table-row table:style-name="ro1">
          <table:table-cell table:style-name="ce72"/>
          <table:table-cell table:number-columns-repeated="6" table:style-name="ce71"/>
          <table:table-cell table:number-columns-repeated="16377"/>
        </table:table-row>
        <table:table-row table:style-name="ro1">
          <table:table-cell office:value-type="string" table:style-name="ce72">
            <text:p>Proveedor</text:p>
          </table:table-cell>
          <table:table-cell office:value-type="string" table:style-name="ce71">
            <text:p>Recuento</text:p>
          </table:table-cell>
          <table:table-cell office:value-type="string" table:style-name="ce71">
            <text:p>Valor</text:p>
          </table:table-cell>
          <table:table-cell office:value-type="string" table:style-name="ce71">
            <text:p>Revisión</text:p>
          </table:table-cell>
          <table:table-cell table:number-columns-repeated="3" table:style-name="ce71"/>
          <table:table-cell table:number-columns-repeated="16377"/>
        </table:table-row>
        <table:table-row table:style-name="ro1">
          <table:table-cell office:value-type="string" table:style-name="ce73">
            <text:p>ARROBA PIEDRA RODRIGO</text:p>
          </table:table-cell>
          <table:table-cell office:value-type="float" office:value="1" table:style-name="ce74">
            <text:p>1</text:p>
          </table:table-cell>
          <table:table-cell office:value-type="float" office:value="300" table:style-name="ce79">
            <text:p><text:s/>300<text:s/></text:p>
          </table:table-cell>
          <table:table-cell office:value-type="string" table:style-name="ce71">
            <text:p>No hay detalle</text:p>
          </table:table-cell>
          <table:table-cell table:number-columns-repeated="3" table:style-name="ce71"/>
          <table:table-cell table:number-columns-repeated="16377"/>
        </table:table-row>
        <table:table-row table:style-name="ro1">
          <table:table-cell office:value-type="string" table:style-name="ce73">
            <text:p>BAQUE BAQUE BYRON PAUL</text:p>
          </table:table-cell>
          <table:table-cell office:value-type="float" office:value="8" table:style-name="ce74">
            <text:p>8</text:p>
          </table:table-cell>
          <table:table-cell office:value-type="float" office:value="1777.76" table:style-name="ce79">
            <text:p><text:s/>1.778<text:s/></text:p>
          </table:table-cell>
          <table:table-cell office:value-type="string" table:style-name="ce71">
            <text:p>No hay detalle</text:p>
          </table:table-cell>
          <table:table-cell table:number-columns-repeated="3" table:style-name="ce71"/>
          <table:table-cell table:number-columns-repeated="16377"/>
        </table:table-row>
        <table:table-row table:style-name="ro1">
          <table:table-cell office:value-type="string" table:style-name="ce73">
            <text:p>BAQUERIZO DAVILA PABLO</text:p>
          </table:table-cell>
          <table:table-cell office:value-type="float" office:value="8" table:style-name="ce74">
            <text:p>8</text:p>
          </table:table-cell>
          <table:table-cell office:value-type="float" office:value="32000" table:style-name="ce79">
            <text:p><text:s/>32.000<text:s/></text:p>
          </table:table-cell>
          <table:table-cell office:value-type="string" table:style-name="ce71">
            <text:p>se presento 8 facturas por un monto de $ 32.000, puede revisar el detalle en Revisio de facturas presentadas</text:p>
          </table:table-cell>
          <table:table-cell table:number-columns-repeated="3" table:style-name="ce71"/>
          <table:table-cell table:number-columns-repeated="16377"/>
        </table:table-row>
        <table:table-row table:style-name="ro1">
          <table:table-cell office:value-type="string" table:style-name="ce73">
            <text:p>ESPINOZA TORO ALEX</text:p>
          </table:table-cell>
          <table:table-cell office:value-type="float" office:value="1" table:style-name="ce74">
            <text:p>1</text:p>
          </table:table-cell>
          <table:table-cell office:value-type="float" office:value="222.2" table:style-name="ce79">
            <text:p><text:s/>222<text:s/></text:p>
          </table:table-cell>
          <table:table-cell office:value-type="string" table:style-name="ce71">
            <text:p>No hay detalle</text:p>
          </table:table-cell>
          <table:table-cell table:number-columns-repeated="3" table:style-name="ce71"/>
          <table:table-cell table:number-columns-repeated="16377"/>
        </table:table-row>
        <table:table-row table:style-name="ro1">
          <table:table-cell office:value-type="string" table:style-name="ce73">
            <text:p>FELMON CIA. LTDA.</text:p>
          </table:table-cell>
          <table:table-cell office:value-type="float" office:value="1" table:style-name="ce74">
            <text:p>1</text:p>
          </table:table-cell>
          <table:table-cell office:value-type="float" office:value="2250" table:style-name="ce79">
            <text:p><text:s/>2.250<text:s/></text:p>
          </table:table-cell>
          <table:table-cell office:value-type="string" table:style-name="ce71">
            <text:p>No hay detalle</text:p>
          </table:table-cell>
          <table:table-cell table:number-columns-repeated="3" table:style-name="ce71"/>
          <table:table-cell table:number-columns-repeated="16377"/>
        </table:table-row>
        <table:table-row table:style-name="ro1">
          <table:table-cell office:value-type="string" table:style-name="ce73">
            <text:p>JAVIER ESTUPIÑAN</text:p>
          </table:table-cell>
          <table:table-cell office:value-type="float" office:value="8" table:style-name="ce74">
            <text:p>8</text:p>
          </table:table-cell>
          <table:table-cell office:value-type="float" office:value="3555.52" table:style-name="ce79">
            <text:p><text:s/>3.556<text:s/></text:p>
          </table:table-cell>
          <table:table-cell office:value-type="string" table:style-name="ce71">
            <text:p>No hay detalle</text:p>
          </table:table-cell>
          <table:table-cell table:number-columns-repeated="3" table:style-name="ce71"/>
          <table:table-cell table:number-columns-repeated="16377"/>
        </table:table-row>
        <table:table-row table:style-name="ro1">
          <table:table-cell office:value-type="string" table:style-name="ce73">
            <text:p>LLERENA MIÑO NORMAN</text:p>
          </table:table-cell>
          <table:table-cell office:value-type="float" office:value="1" table:style-name="ce74">
            <text:p>1</text:p>
          </table:table-cell>
          <table:table-cell office:value-type="float" office:value="3500" table:style-name="ce79">
            <text:p><text:s/>3.500<text:s/></text:p>
          </table:table-cell>
          <table:table-cell office:value-type="string" table:style-name="ce71">
            <text:p>No hay detalle</text:p>
          </table:table-cell>
          <table:table-cell table:number-columns-repeated="3" table:style-name="ce71"/>
          <table:table-cell table:number-columns-repeated="16377"/>
        </table:table-row>
        <table:table-row table:style-name="ro1">
          <table:table-cell office:value-type="string" table:style-name="ce73">
            <text:p>MARIO ALMEIDA REDROVAN</text:p>
          </table:table-cell>
          <table:table-cell office:value-type="float" office:value="1" table:style-name="ce74">
            <text:p>1</text:p>
          </table:table-cell>
          <table:table-cell office:value-type="float" office:value="333.33" table:style-name="ce79">
            <text:p><text:s/>333<text:s/></text:p>
          </table:table-cell>
          <table:table-cell office:value-type="string" table:style-name="ce71">
            <text:p>No hay detalle</text:p>
          </table:table-cell>
          <table:table-cell table:number-columns-repeated="3" table:style-name="ce71"/>
          <table:table-cell table:number-columns-repeated="16377"/>
        </table:table-row>
        <table:table-row table:style-name="ro1">
          <table:table-cell office:value-type="string" table:style-name="ce73">
            <text:p>NAZARENO ANGULO ERIKA</text:p>
          </table:table-cell>
          <table:table-cell office:value-type="float" office:value="6" table:style-name="ce74">
            <text:p>6</text:p>
          </table:table-cell>
          <table:table-cell office:value-type="float" office:value="12000" table:style-name="ce79">
            <text:p><text:s/>12.000<text:s/></text:p>
          </table:table-cell>
          <table:table-cell office:value-type="string" table:style-name="ce71">
            <text:p>No hay detalle</text:p>
          </table:table-cell>
          <table:table-cell table:number-columns-repeated="3" table:style-name="ce71"/>
          <table:table-cell table:number-columns-repeated="16377"/>
        </table:table-row>
        <table:table-row table:style-name="ro1">
          <table:table-cell office:value-type="string" table:style-name="ce73">
            <text:p>NOGALES Y PLATON</text:p>
          </table:table-cell>
          <table:table-cell office:value-type="float" office:value="8" table:style-name="ce74">
            <text:p>8</text:p>
          </table:table-cell>
          <table:table-cell office:value-type="float" office:value="10000" table:style-name="ce79">
            <text:p><text:s/>10.000<text:s/></text:p>
          </table:table-cell>
          <table:table-cell office:value-type="string" table:style-name="ce71">
            <text:p>No hay detalle</text:p>
          </table:table-cell>
          <table:table-cell table:number-columns-repeated="3" table:style-name="ce71"/>
          <table:table-cell table:number-columns-repeated="16377"/>
        </table:table-row>
        <table:table-row table:style-name="ro1">
          <table:table-cell office:value-type="string" table:style-name="ce73">
            <text:p>WENS CONSULTING &amp; AUDITING</text:p>
          </table:table-cell>
          <table:table-cell office:value-type="float" office:value="1" table:style-name="ce74">
            <text:p>1</text:p>
          </table:table-cell>
          <table:table-cell office:value-type="float" office:value="2250" table:style-name="ce79">
            <text:p><text:s/>2.250<text:s/></text:p>
          </table:table-cell>
          <table:table-cell office:value-type="string" table:style-name="ce71">
            <text:p>No hay detalle</text:p>
          </table:table-cell>
          <table:table-cell table:number-columns-repeated="3" table:style-name="ce71"/>
          <table:table-cell table:number-columns-repeated="16377"/>
        </table:table-row>
        <table:table-row table:style-name="ro1">
          <table:table-cell office:value-type="string" table:style-name="ce72">
            <text:p>Total Resultado</text:p>
          </table:table-cell>
          <table:table-cell office:value-type="float" office:value="44" table:style-name="ce71">
            <text:p>44</text:p>
          </table:table-cell>
          <table:table-cell office:value-type="float" office:value="68188.81" table:style-name="ce79">
            <text:p><text:s/>68.189<text:s/></text:p>
          </table:table-cell>
          <table:table-cell table:number-columns-repeated="4" table:style-name="ce71"/>
          <table:table-cell table:number-columns-repeated="16377"/>
        </table:table-row>
        <table:table-row table:number-rows-repeated="2" table:style-name="ro1">
          <table:table-cell table:style-name="ce72"/>
          <table:table-cell table:number-columns-repeated="6" table:style-name="ce71"/>
          <table:table-cell table:number-columns-repeated="16377"/>
        </table:table-row>
        <table:table-row table:style-name="ro5">
          <table:table-cell office:value-type="string" table:style-name="ce70">
            <text:p>Mayor de cuentas de Honorarios Profesionales</text:p>
          </table:table-cell>
          <table:table-cell table:number-columns-repeated="6" table:style-name="ce71"/>
          <table:table-cell table:number-columns-repeated="16377"/>
        </table:table-row>
        <table:table-row table:style-name="ro1">
          <table:table-cell office:value-type="string" table:style-name="ce72">
            <text:p>Cuenta</text:p>
          </table:table-cell>
          <table:table-cell office:value-type="string" table:style-name="ce71">
            <text:p>Compr</text:p>
          </table:table-cell>
          <table:table-cell office:value-type="string" table:style-name="ce71">
            <text:p>F. Contab.</text:p>
          </table:table-cell>
          <table:table-cell office:value-type="string" table:style-name="ce71">
            <text:p>Descripcion</text:p>
          </table:table-cell>
          <table:table-cell office:value-type="string" table:style-name="ce71">
            <text:p>Proveedor</text:p>
          </table:table-cell>
          <table:table-cell office:value-type="string" table:style-name="ce71">
            <text:p>Valor</text:p>
          </table:table-cell>
          <table:table-cell office:value-type="string" table:style-name="ce71">
            <text:p>Saldo</text:p>
          </table:table-cell>
          <table:table-cell table:number-columns-repeated="16377"/>
        </table:table-row>
        <table:table-row table:style-name="ro1">
          <table:table-cell office:value-type="string" table:style-name="ce74">
            <text:p>HONORARIOS PROFESIONALES</text:p>
          </table:table-cell>
          <table:table-cell table:style-name="ce1"/>
          <table:table-cell office:value-type="date" office:date-value="2021-01-01T00:00:00" table:style-name="ce75">
            <text:p>01-ene-21</text:p>
          </table:table-cell>
          <table:table-cell office:value-type="string" table:style-name="ce74">
            <text:p>Saldo Inicial</text:p>
          </table:table-cell>
          <table:table-cell office:value-type="string" table:style-name="ce74">
            <text:p>NULL</text:p>
          </table:table-cell>
          <table:table-cell office:value-type="float" office:value="0" table:style-name="ce76">
            <text:p>0,00<text:s/></text:p>
          </table:table-cell>
          <table:table-cell office:value-type="float" office:value="0" table:style-name="ce76">
            <text:p>0,00<text:s/></text:p>
          </table:table-cell>
          <table:table-cell table:number-columns-repeated="16377"/>
        </table:table-row>
        <table:table-row table:style-name="ro1">
          <table:table-cell office:value-type="string" table:style-name="ce74">
            <text:p>HONORARIOS PROFESIONALES</text:p>
          </table:table-cell>
          <table:table-cell office:value-type="string" table:style-name="ce73">
            <text:p>DF-27</text:p>
          </table:table-cell>
          <table:table-cell office:value-type="date" office:date-value="2021-01-22T00:00:00" table:style-name="ce75">
            <text:p>22-ene-21</text:p>
          </table:table-cell>
          <table:table-cell office:value-type="string" table:style-name="ce74">
            <text:p>Fact # 134 BAQ024-BAQUE BAQUE BYRON PAUL SERVICIOS PROFESIONALES DE TELECOMUNICACIONES</text:p>
          </table:table-cell>
          <table:table-cell office:value-type="string" table:style-name="ce74">
            <text:p>BAQUE BAQUE BYRON PAUL</text:p>
          </table:table-cell>
          <table:table-cell office:value-type="float" office:value="222.22" table:style-name="ce76">
            <text:p>222,22<text:s/></text:p>
          </table:table-cell>
          <table:table-cell office:value-type="float" office:value="222.22" table:style-name="ce76">
            <text:p>222,22<text:s/></text:p>
          </table:table-cell>
          <table:table-cell table:number-columns-repeated="16377"/>
        </table:table-row>
        <table:table-row table:style-name="ro1">
          <table:table-cell office:value-type="string" table:style-name="ce74">
            <text:p>HONORARIOS PROFESIONALES</text:p>
          </table:table-cell>
          <table:table-cell office:value-type="string" table:style-name="ce73">
            <text:p>DF-35</text:p>
          </table:table-cell>
          <table:table-cell office:value-type="date" office:date-value="2021-01-25T00:00:00" table:style-name="ce75">
            <text:p>25-ene-21</text:p>
          </table:table-cell>
          <table:table-cell office:value-type="string" table:style-name="ce74">
            <text:p>Fact # 1055 NOG003-NOGALES Y PLATON MANUEL ALEJANDRO HONORARIOS COMO INTERVENTOR MES DE ENERO 2021</text:p>
          </table:table-cell>
          <table:table-cell office:value-type="string" table:style-name="ce74">
            <text:p>NOGALES Y PLATON</text:p>
          </table:table-cell>
          <table:table-cell office:value-type="float" office:value="1250" table:style-name="ce76">
            <text:p>1.250,00<text:s/></text:p>
          </table:table-cell>
          <table:table-cell office:value-type="float" office:value="1472.22" table:style-name="ce76">
            <text:p>1.472,22<text:s/></text:p>
          </table:table-cell>
          <table:table-cell table:number-columns-repeated="16377"/>
        </table:table-row>
        <table:table-row table:style-name="ro1">
          <table:table-cell office:value-type="string" table:style-name="ce74">
            <text:p>HONORARIOS PROFESIONALES</text:p>
          </table:table-cell>
          <table:table-cell office:value-type="string" table:style-name="ce73">
            <text:p>DF-37</text:p>
          </table:table-cell>
          <table:table-cell office:value-type="date" office:date-value="2021-01-25T00:00:00" table:style-name="ce75">
            <text:p>25-ene-21</text:p>
          </table:table-cell>
          <table:table-cell office:value-type="string" table:style-name="ce74">
            <text:p>Fact # 109 EST018-ESTUPIÑAN ANDRADE FRANCISCO JAVIER SERVICIOS PRESTADOS DE TELECOMUNICACIONES</text:p>
          </table:table-cell>
          <table:table-cell office:value-type="string" table:style-name="ce74">
            <text:p>JAVIER ESTUPIÑAN</text:p>
          </table:table-cell>
          <table:table-cell office:value-type="float" office:value="444.44" table:style-name="ce76">
            <text:p>444,44<text:s/></text:p>
          </table:table-cell>
          <table:table-cell office:value-type="float" office:value="1916.66" table:style-name="ce76">
            <text:p>1.916,66<text:s/></text:p>
          </table:table-cell>
          <table:table-cell table:number-columns-repeated="16377"/>
        </table:table-row>
        <table:table-row table:style-name="ro1">
          <table:table-cell office:value-type="string" table:style-name="ce74">
            <text:p>HONORARIOS PROFESIONALES</text:p>
          </table:table-cell>
          <table:table-cell office:value-type="string" table:style-name="ce73">
            <text:p>DF-39</text:p>
          </table:table-cell>
          <table:table-cell office:value-type="date" office:date-value="2021-01-27T00:00:00" table:style-name="ce75">
            <text:p>27-ene-21</text:p>
          </table:table-cell>
          <table:table-cell office:value-type="string" table:style-name="ce74">
            <text:p>Fact # 433 UCF073-BAQUERIZO DAVILA PABLO JONATHAN HONORARIOS PROFESIONALES MES DE ENERO 2021</text:p>
          </table:table-cell>
          <table:table-cell office:value-type="string" table:style-name="ce74">
            <text:p>BAQUERIZO DAVILA PABLO</text:p>
          </table:table-cell>
          <table:table-cell office:value-type="float" office:value="4000" table:style-name="ce76">
            <text:p>4.000,00<text:s/></text:p>
          </table:table-cell>
          <table:table-cell office:value-type="float" office:value="5916.66" table:style-name="ce76">
            <text:p>5.916,66<text:s/></text:p>
          </table:table-cell>
          <table:table-cell table:number-columns-repeated="16377"/>
        </table:table-row>
        <table:table-row table:style-name="ro1">
          <table:table-cell office:value-type="string" table:style-name="ce74">
            <text:p>HONORARIOS PROFESIONALES</text:p>
          </table:table-cell>
          <table:table-cell office:value-type="string" table:style-name="ce73">
            <text:p>DF-16</text:p>
          </table:table-cell>
          <table:table-cell office:value-type="date" office:date-value="2021-02-10T00:00:00" table:style-name="ce75">
            <text:p>10-feb-21</text:p>
          </table:table-cell>
          <table:table-cell office:value-type="string" table:style-name="ce74">
            <text:p>Fact # 6495 ARR005-ARROBA PIEDRA RODRIGO HONORARIOS PROFESIONALES: JUBILACIÓN PATRONAL TODO EL PERSONAL E INDEMNIZACIONES LABORALES POR DESAHUCIO TODO EL PERSONAL BAJO NIIF - NIC 19, AÑO 2020</text:p>
          </table:table-cell>
          <table:table-cell office:value-type="string" table:style-name="ce74">
            <text:p>ARROBA PIEDRA RODRIGO</text:p>
          </table:table-cell>
          <table:table-cell office:value-type="float" office:value="300" table:style-name="ce76">
            <text:p>300,00<text:s/></text:p>
          </table:table-cell>
          <table:table-cell office:value-type="float" office:value="6216.66" table:style-name="ce76">
            <text:p>6.216,66<text:s/></text:p>
          </table:table-cell>
          <table:table-cell table:number-columns-repeated="16377"/>
        </table:table-row>
        <table:table-row table:style-name="ro1">
          <table:table-cell office:value-type="string" table:style-name="ce74">
            <text:p>HONORARIOS PROFESIONALES</text:p>
          </table:table-cell>
          <table:table-cell office:value-type="string" table:style-name="ce73">
            <text:p>DF-28</text:p>
          </table:table-cell>
          <table:table-cell office:value-type="date" office:date-value="2021-02-24T00:00:00" table:style-name="ce75">
            <text:p>24-feb-21</text:p>
          </table:table-cell>
          <table:table-cell office:value-type="string" table:style-name="ce74">
            <text:p>Fact # 135 BAQ024-BAQUE BAQUE BYRON PAUL SERVICIOS PROFESIONALES DE TELECOMUNICACIÓN MES DE FEB 2021</text:p>
          </table:table-cell>
          <table:table-cell office:value-type="string" table:style-name="ce74">
            <text:p>BAQUE BAQUE BYRON PAUL</text:p>
          </table:table-cell>
          <table:table-cell office:value-type="float" office:value="222.22" table:style-name="ce76">
            <text:p>222,22<text:s/></text:p>
          </table:table-cell>
          <table:table-cell office:value-type="float" office:value="6438.88" table:style-name="ce76">
            <text:p>6.438,88<text:s/></text:p>
          </table:table-cell>
          <table:table-cell table:number-columns-repeated="16377"/>
        </table:table-row>
        <table:table-row table:style-name="ro1">
          <table:table-cell office:value-type="string" table:style-name="ce74">
            <text:p>HONORARIOS PROFESIONALES</text:p>
          </table:table-cell>
          <table:table-cell office:value-type="string" table:style-name="ce73">
            <text:p>DF-49</text:p>
          </table:table-cell>
          <table:table-cell office:value-type="date" office:date-value="2021-02-24T00:00:00" table:style-name="ce75">
            <text:p>24-feb-21</text:p>
          </table:table-cell>
          <table:table-cell office:value-type="string" table:style-name="ce74">
            <text:p>Fact # 110 EST018-ESTUPIÑAN ANDRADE FRANCISCO JAVIER SERVICIOS PRESTADOS DE TELECOMUNICACIONES MES DE FEB 2021</text:p>
          </table:table-cell>
          <table:table-cell office:value-type="string" table:style-name="ce74">
            <text:p>JAVIER ESTUPIÑAN</text:p>
          </table:table-cell>
          <table:table-cell office:value-type="float" office:value="444.44" table:style-name="ce76">
            <text:p>444,44<text:s/></text:p>
          </table:table-cell>
          <table:table-cell office:value-type="float" office:value="6883.32" table:style-name="ce76">
            <text:p>6.883,32<text:s/></text:p>
          </table:table-cell>
          <table:table-cell table:number-columns-repeated="16377"/>
        </table:table-row>
        <table:table-row table:style-name="ro1">
          <table:table-cell office:value-type="string" table:style-name="ce74">
            <text:p>HONORARIOS PROFESIONALES</text:p>
          </table:table-cell>
          <table:table-cell office:value-type="string" table:style-name="ce73">
            <text:p>DF-51</text:p>
          </table:table-cell>
          <table:table-cell office:value-type="date" office:date-value="2021-02-25T00:00:00" table:style-name="ce75">
            <text:p>25-feb-21</text:p>
          </table:table-cell>
          <table:table-cell office:value-type="string" table:style-name="ce74">
            <text:p>Fact # 435 UCF073-BAQUERIZO DAVILA PABLO JONATHAN HONORARIOS PROFESIONALES MES DE FEB 2021</text:p>
          </table:table-cell>
          <table:table-cell office:value-type="string" table:style-name="ce74">
            <text:p>BAQUERIZO DAVILA PABLO</text:p>
          </table:table-cell>
          <table:table-cell office:value-type="float" office:value="4000" table:style-name="ce76">
            <text:p>4.000,00<text:s/></text:p>
          </table:table-cell>
          <table:table-cell office:value-type="float" office:value="10883.32" table:style-name="ce76">
            <text:p>10.883,32<text:s/></text:p>
          </table:table-cell>
          <table:table-cell table:number-columns-repeated="16377"/>
        </table:table-row>
        <table:table-row table:style-name="ro1">
          <table:table-cell office:value-type="string" table:style-name="ce74">
            <text:p>HONORARIOS PROFESIONALES</text:p>
          </table:table-cell>
          <table:table-cell office:value-type="string" table:style-name="ce73">
            <text:p>DF-60</text:p>
          </table:table-cell>
          <table:table-cell office:value-type="date" office:date-value="2021-02-25T00:00:00" table:style-name="ce75">
            <text:p>25-feb-21</text:p>
          </table:table-cell>
          <table:table-cell office:value-type="string" table:style-name="ce74">
            <text:p>Fact # 1068 NOG003-NOGALES Y PLATON MANUEL ALEJANDRO HONORARIOS COMO INTERVENTOR MES DE FEBRERO 2021</text:p>
          </table:table-cell>
          <table:table-cell office:value-type="string" table:style-name="ce74">
            <text:p>NOGALES Y PLATON</text:p>
          </table:table-cell>
          <table:table-cell office:value-type="float" office:value="1250" table:style-name="ce76">
            <text:p>1.250,00<text:s/></text:p>
          </table:table-cell>
          <table:table-cell office:value-type="float" office:value="12133.32" table:style-name="ce76">
            <text:p>12.133,32<text:s/></text:p>
          </table:table-cell>
          <table:table-cell table:number-columns-repeated="16377"/>
        </table:table-row>
        <table:table-row table:style-name="ro1">
          <table:table-cell office:value-type="string" table:style-name="ce74">
            <text:p>HONORARIOS PROFESIONALES</text:p>
          </table:table-cell>
          <table:table-cell office:value-type="string" table:style-name="ce73">
            <text:p>DF-7</text:p>
          </table:table-cell>
          <table:table-cell office:value-type="date" office:date-value="2021-03-16T00:00:00" table:style-name="ce75">
            <text:p>16-mar-21</text:p>
          </table:table-cell>
          <table:table-cell office:value-type="string" table:style-name="ce74">
            <text:p>Fact # 205 ESP025-ESPINOSA TORO ALEX JAVIER FICHAS MEDICAS Y CERTIFICADOS</text:p>
          </table:table-cell>
          <table:table-cell office:value-type="string" table:style-name="ce74">
            <text:p>ESPINOZA TORO ALEX</text:p>
          </table:table-cell>
          <table:table-cell office:value-type="float" office:value="222.2" table:style-name="ce76">
            <text:p>222,20<text:s/></text:p>
          </table:table-cell>
          <table:table-cell office:value-type="float" office:value="12355.52" table:style-name="ce76">
            <text:p>12.355,52<text:s/></text:p>
          </table:table-cell>
          <table:table-cell table:number-columns-repeated="16377"/>
        </table:table-row>
        <table:table-row table:style-name="ro1">
          <table:table-cell office:value-type="string" table:style-name="ce74">
            <text:p>HONORARIOS PROFESIONALES</text:p>
          </table:table-cell>
          <table:table-cell office:value-type="string" table:style-name="ce73">
            <text:p>DF-45</text:p>
          </table:table-cell>
          <table:table-cell office:value-type="date" office:date-value="2021-03-23T00:00:00" table:style-name="ce75">
            <text:p>23-mar-21</text:p>
          </table:table-cell>
          <table:table-cell office:value-type="string" table:style-name="ce74">
            <text:p>Fact # 1076 NOG003-NOGALES Y PLATON MANUEL ALEJANDRO HONORARIOS COMO INTERVENTOR POR ELMES DE MARZO 2021</text:p>
          </table:table-cell>
          <table:table-cell office:value-type="string" table:style-name="ce74">
            <text:p>NOGALES Y PLATON</text:p>
          </table:table-cell>
          <table:table-cell office:value-type="float" office:value="1250" table:style-name="ce76">
            <text:p>1.250,00<text:s/></text:p>
          </table:table-cell>
          <table:table-cell office:value-type="float" office:value="13605.52" table:style-name="ce76">
            <text:p>13.605,52<text:s/></text:p>
          </table:table-cell>
          <table:table-cell table:number-columns-repeated="16377"/>
        </table:table-row>
        <table:table-row table:style-name="ro1">
          <table:table-cell office:value-type="string" table:style-name="ce74">
            <text:p>HONORARIOS PROFESIONALES</text:p>
          </table:table-cell>
          <table:table-cell office:value-type="string" table:style-name="ce73">
            <text:p>DF-15</text:p>
          </table:table-cell>
          <table:table-cell office:value-type="date" office:date-value="2021-03-24T00:00:00" table:style-name="ce75">
            <text:p>24-mar-21</text:p>
          </table:table-cell>
          <table:table-cell office:value-type="string" table:style-name="ce74">
            <text:p>Fact # 137 BAQ024-BAQUE BAQUE BYRON PAUL SERVICIOS PROFESIONALES DE TELECOMUNICACIONES</text:p>
          </table:table-cell>
          <table:table-cell office:value-type="string" table:style-name="ce74">
            <text:p>BAQUE BAQUE BYRON PAUL</text:p>
          </table:table-cell>
          <table:table-cell office:value-type="float" office:value="222.22" table:style-name="ce76">
            <text:p>222,22<text:s/></text:p>
          </table:table-cell>
          <table:table-cell office:value-type="float" office:value="13827.74" table:style-name="ce76">
            <text:p>13.827,74<text:s/></text:p>
          </table:table-cell>
          <table:table-cell table:number-columns-repeated="16377"/>
        </table:table-row>
        <table:table-row table:style-name="ro1">
          <table:table-cell office:value-type="string" table:style-name="ce74">
            <text:p>HONORARIOS PROFESIONALES</text:p>
          </table:table-cell>
          <table:table-cell office:value-type="string" table:style-name="ce73">
            <text:p>DF-46</text:p>
          </table:table-cell>
          <table:table-cell office:value-type="date" office:date-value="2021-03-25T00:00:00" table:style-name="ce75">
            <text:p>25-mar-21</text:p>
          </table:table-cell>
          <table:table-cell office:value-type="string" table:style-name="ce74">
            <text:p>Fact # 111 EST018-ESTUPIÑAN ANDRADE FRANCISCO JAVIER SERVICIOS PRESTADOS DE TELECOMUNICACIONES MES DE MARZO 2021</text:p>
          </table:table-cell>
          <table:table-cell office:value-type="string" table:style-name="ce74">
            <text:p>JAVIER ESTUPIÑAN</text:p>
          </table:table-cell>
          <table:table-cell office:value-type="float" office:value="444.44" table:style-name="ce76">
            <text:p>444,44<text:s/></text:p>
          </table:table-cell>
          <table:table-cell office:value-type="float" office:value="14272.18" table:style-name="ce76">
            <text:p>14.272,18<text:s/></text:p>
          </table:table-cell>
          <table:table-cell table:number-columns-repeated="16377"/>
        </table:table-row>
        <table:table-row table:style-name="ro1">
          <table:table-cell office:value-type="string" table:style-name="ce74">
            <text:p>HONORARIOS PROFESIONALES</text:p>
          </table:table-cell>
          <table:table-cell office:value-type="string" table:style-name="ce73">
            <text:p>DF-47</text:p>
          </table:table-cell>
          <table:table-cell office:value-type="date" office:date-value="2021-03-29T00:00:00" table:style-name="ce75">
            <text:p>29-mar-21</text:p>
          </table:table-cell>
          <table:table-cell office:value-type="string" table:style-name="ce74">
            <text:p>Fact # 438 UCF073-BAQUERIZO DAVILA PABLO JONATHAN HONORARIOS PROFESIONALES MES DE MARZO 2021</text:p>
          </table:table-cell>
          <table:table-cell office:value-type="string" table:style-name="ce74">
            <text:p>BAQUERIZO DAVILA PABLO</text:p>
          </table:table-cell>
          <table:table-cell office:value-type="float" office:value="4000" table:style-name="ce76">
            <text:p>4.000,00<text:s/></text:p>
          </table:table-cell>
          <table:table-cell office:value-type="float" office:value="18272.18" table:style-name="ce76">
            <text:p>18.272,18<text:s/></text:p>
          </table:table-cell>
          <table:table-cell table:number-columns-repeated="16377"/>
        </table:table-row>
        <table:table-row table:style-name="ro1">
          <table:table-cell office:value-type="string" table:style-name="ce74">
            <text:p>HONORARIOS PROFESIONALES</text:p>
          </table:table-cell>
          <table:table-cell office:value-type="string" table:style-name="ce73">
            <text:p>DF-55</text:p>
          </table:table-cell>
          <table:table-cell office:value-type="date" office:date-value="2021-03-31T00:00:00" table:style-name="ce75">
            <text:p>31-mar-21</text:p>
          </table:table-cell>
          <table:table-cell office:value-type="string" table:style-name="ce74">
            <text:p>Fact # 1 NAZ003-NAZARENO ANGULO ERIKA JENNIFFER SERVICIOS PROFESIONALES DE TELECOMUNICACIONES MES DE MARZO 2021</text:p>
          </table:table-cell>
          <table:table-cell office:value-type="string" table:style-name="ce74">
            <text:p>NAZARENO ANGULO ERIKA</text:p>
          </table:table-cell>
          <table:table-cell office:value-type="float" office:value="2000" table:style-name="ce76">
            <text:p>2.000,00<text:s/></text:p>
          </table:table-cell>
          <table:table-cell office:value-type="float" office:value="20272.18" table:style-name="ce76">
            <text:p>20.272,18<text:s/></text:p>
          </table:table-cell>
          <table:table-cell table:number-columns-repeated="16377"/>
        </table:table-row>
        <table:table-row table:style-name="ro1">
          <table:table-cell office:value-type="string" table:style-name="ce74">
            <text:p>HONORARIOS PROFESIONALES</text:p>
          </table:table-cell>
          <table:table-cell office:value-type="string" table:style-name="ce73">
            <text:p>DF-40</text:p>
          </table:table-cell>
          <table:table-cell office:value-type="date" office:date-value="2021-04-15T00:00:00" table:style-name="ce75">
            <text:p>15-abr-21</text:p>
          </table:table-cell>
          <table:table-cell office:value-type="string" table:style-name="ce74">
            <text:p>Fact # 2775 FEL003-FELIX MONTALVO &amp; ASOCIADOS FELMON CIA. LTDA SERVICIO DE AUDITORIA EXTERNA A LOS ESTADOS FINANCIEROS POR EL AÑO 2020, CANCELACIÓN 50%</text:p>
          </table:table-cell>
          <table:table-cell office:value-type="string" table:style-name="ce74">
            <text:p>FELMON CIA. LTDA.</text:p>
          </table:table-cell>
          <table:table-cell office:value-type="float" office:value="2250" table:style-name="ce76">
            <text:p>2.250,00<text:s/></text:p>
          </table:table-cell>
          <table:table-cell office:value-type="float" office:value="22522.18" table:style-name="ce76">
            <text:p>22.522,18<text:s/></text:p>
          </table:table-cell>
          <table:table-cell table:number-columns-repeated="16377"/>
        </table:table-row>
        <table:table-row table:style-name="ro1">
          <table:table-cell office:value-type="string" table:style-name="ce74">
            <text:p>HONORARIOS PROFESIONALES</text:p>
          </table:table-cell>
          <table:table-cell office:value-type="string" table:style-name="ce73">
            <text:p>DF-43</text:p>
          </table:table-cell>
          <table:table-cell office:value-type="date" office:date-value="2021-04-26T00:00:00" table:style-name="ce75">
            <text:p>26-abr-21</text:p>
          </table:table-cell>
          <table:table-cell office:value-type="string" table:style-name="ce74">
            <text:p>Fact # 139 BAQ024-BAQUE BAQUE BYRON PAUL SERVICIOS PROFESIONALES DE TELECOMUNICACIONES MES DE ABRIL 2021</text:p>
          </table:table-cell>
          <table:table-cell office:value-type="string" table:style-name="ce74">
            <text:p>BAQUE BAQUE BYRON PAUL</text:p>
          </table:table-cell>
          <table:table-cell office:value-type="float" office:value="222.22" table:style-name="ce76">
            <text:p>222,22<text:s/></text:p>
          </table:table-cell>
          <table:table-cell office:value-type="float" office:value="22744.400000000001" table:style-name="ce76">
            <text:p>22.744,40<text:s/></text:p>
          </table:table-cell>
          <table:table-cell table:number-columns-repeated="16377"/>
        </table:table-row>
        <table:table-row table:style-name="ro1">
          <table:table-cell office:value-type="string" table:style-name="ce74">
            <text:p>HONORARIOS PROFESIONALES</text:p>
          </table:table-cell>
          <table:table-cell office:value-type="string" table:style-name="ce73">
            <text:p>DF-44</text:p>
          </table:table-cell>
          <table:table-cell office:value-type="date" office:date-value="2021-04-26T00:00:00" table:style-name="ce75">
            <text:p>26-abr-21</text:p>
          </table:table-cell>
          <table:table-cell office:value-type="string" table:style-name="ce74">
            <text:p>Fact # 112 EST018-ESTUPIÑAN ANDRADE FRANCISCO JAVIER SERVICIOS PRESTADOS DE TELECOMUNICACIONES MES DE ABRIL 2021</text:p>
          </table:table-cell>
          <table:table-cell office:value-type="string" table:style-name="ce74">
            <text:p>JAVIER ESTUPIÑAN</text:p>
          </table:table-cell>
          <table:table-cell office:value-type="float" office:value="444.44" table:style-name="ce76">
            <text:p>444,44<text:s/></text:p>
          </table:table-cell>
          <table:table-cell office:value-type="float" office:value="23188.84" table:style-name="ce76">
            <text:p>23.188,84<text:s/></text:p>
          </table:table-cell>
          <table:table-cell table:number-columns-repeated="16377"/>
        </table:table-row>
        <table:table-row table:style-name="ro1">
          <table:table-cell office:value-type="string" table:style-name="ce74">
            <text:p>HONORARIOS PROFESIONALES</text:p>
          </table:table-cell>
          <table:table-cell office:value-type="string" table:style-name="ce73">
            <text:p>DF-45</text:p>
          </table:table-cell>
          <table:table-cell office:value-type="date" office:date-value="2021-04-26T00:00:00" table:style-name="ce75">
            <text:p>26-abr-21</text:p>
          </table:table-cell>
          <table:table-cell office:value-type="string" table:style-name="ce74">
            <text:p>Fact # 439 UCF073-BAQUERIZO DAVILA PABLO JONATHAN HONORARIOS PROFESIONALES MES DE ABRIL 2021</text:p>
          </table:table-cell>
          <table:table-cell office:value-type="string" table:style-name="ce74">
            <text:p>BAQUERIZO DAVILA PABLO</text:p>
          </table:table-cell>
          <table:table-cell office:value-type="float" office:value="4000" table:style-name="ce76">
            <text:p>4.000,00<text:s/></text:p>
          </table:table-cell>
          <table:table-cell office:value-type="float" office:value="27188.84" table:style-name="ce76">
            <text:p>27.188,84<text:s/></text:p>
          </table:table-cell>
          <table:table-cell table:number-columns-repeated="16377"/>
        </table:table-row>
        <table:table-row table:style-name="ro1">
          <table:table-cell office:value-type="string" table:style-name="ce74">
            <text:p>HONORARIOS PROFESIONALES</text:p>
          </table:table-cell>
          <table:table-cell office:value-type="string" table:style-name="ce73">
            <text:p>DF-47</text:p>
          </table:table-cell>
          <table:table-cell office:value-type="date" office:date-value="2021-04-26T00:00:00" table:style-name="ce75">
            <text:p>26-abr-21</text:p>
          </table:table-cell>
          <table:table-cell office:value-type="string" table:style-name="ce74">
            <text:p>Fact # 1087 NOG003-NOGALES Y PLATON MANUEL ALEJANDRO HONORARIOS COMO INTERVENTOR MES DE ABRIL 2021</text:p>
          </table:table-cell>
          <table:table-cell office:value-type="string" table:style-name="ce74">
            <text:p>NOGALES Y PLATON</text:p>
          </table:table-cell>
          <table:table-cell office:value-type="float" office:value="1250" table:style-name="ce76">
            <text:p>1.250,00<text:s/></text:p>
          </table:table-cell>
          <table:table-cell office:value-type="float" office:value="28438.84" table:style-name="ce76">
            <text:p>28.438,84<text:s/></text:p>
          </table:table-cell>
          <table:table-cell table:number-columns-repeated="16377"/>
        </table:table-row>
        <table:table-row table:style-name="ro1">
          <table:table-cell office:value-type="string" table:style-name="ce74">
            <text:p>HONORARIOS PROFESIONALES</text:p>
          </table:table-cell>
          <table:table-cell office:value-type="string" table:style-name="ce73">
            <text:p>DF-48</text:p>
          </table:table-cell>
          <table:table-cell office:value-type="date" office:date-value="2021-04-27T00:00:00" table:style-name="ce75">
            <text:p>27-abr-21</text:p>
          </table:table-cell>
          <table:table-cell office:value-type="string" table:style-name="ce74">
            <text:p>Fact # 2 NAZ003-NAZARENO ANGULO ERIKA JENNIFFER SERVICIOS PROFESIONALES DE TELECOMUNICACIONES MES DE ABRIL 2021</text:p>
          </table:table-cell>
          <table:table-cell office:value-type="string" table:style-name="ce74">
            <text:p>NAZARENO ANGULO ERIKA</text:p>
          </table:table-cell>
          <table:table-cell office:value-type="float" office:value="2000" table:style-name="ce76">
            <text:p>2.000,00<text:s/></text:p>
          </table:table-cell>
          <table:table-cell office:value-type="float" office:value="30438.84" table:style-name="ce76">
            <text:p>30.438,84<text:s/></text:p>
          </table:table-cell>
          <table:table-cell table:number-columns-repeated="16377"/>
        </table:table-row>
        <table:table-row table:style-name="ro1">
          <table:table-cell office:value-type="string" table:style-name="ce74">
            <text:p>HONORARIOS PROFESIONALES</text:p>
          </table:table-cell>
          <table:table-cell office:value-type="string" table:style-name="ce73">
            <text:p>DF-50</text:p>
          </table:table-cell>
          <table:table-cell office:value-type="date" office:date-value="2021-05-25T00:00:00" table:style-name="ce75">
            <text:p>25-may-21</text:p>
          </table:table-cell>
          <table:table-cell office:value-type="string" table:style-name="ce74">
            <text:p>Fact # 113 EST018-ESTUPIÑAN ANDRADE FRANCISCO JAVIER SERVICIOS PRESTADOS DE TELECOMUNICACIONES MES DE MAYO 2021</text:p>
          </table:table-cell>
          <table:table-cell office:value-type="string" table:style-name="ce74">
            <text:p>JAVIER ESTUPIÑAN</text:p>
          </table:table-cell>
          <table:table-cell office:value-type="float" office:value="444.44" table:style-name="ce76">
            <text:p>444,44<text:s/></text:p>
          </table:table-cell>
          <table:table-cell office:value-type="float" office:value="30883.279999999999" table:style-name="ce76">
            <text:p>30.883,28<text:s/></text:p>
          </table:table-cell>
          <table:table-cell table:number-columns-repeated="16377"/>
        </table:table-row>
        <table:table-row table:style-name="ro1">
          <table:table-cell office:value-type="string" table:style-name="ce74">
            <text:p>HONORARIOS PROFESIONALES</text:p>
          </table:table-cell>
          <table:table-cell office:value-type="string" table:style-name="ce73">
            <text:p>DF-51</text:p>
          </table:table-cell>
          <table:table-cell office:value-type="date" office:date-value="2021-05-25T00:00:00" table:style-name="ce75">
            <text:p>25-may-21</text:p>
          </table:table-cell>
          <table:table-cell office:value-type="string" table:style-name="ce74">
            <text:p>Fact # 140 BAQ024-BAQUE BAQUE BYRON PAUL SERVICIOS PROFESIONALES DE TELECOMUNICACIONES MES DE MAYO 2021</text:p>
          </table:table-cell>
          <table:table-cell office:value-type="string" table:style-name="ce74">
            <text:p>BAQUE BAQUE BYRON PAUL</text:p>
          </table:table-cell>
          <table:table-cell office:value-type="float" office:value="222.22" table:style-name="ce76">
            <text:p>222,22<text:s/></text:p>
          </table:table-cell>
          <table:table-cell office:value-type="float" office:value="31105.5" table:style-name="ce76">
            <text:p>31.105,50<text:s/></text:p>
          </table:table-cell>
          <table:table-cell table:number-columns-repeated="16377"/>
        </table:table-row>
        <table:table-row table:style-name="ro1">
          <table:table-cell office:value-type="string" table:style-name="ce74">
            <text:p>HONORARIOS PROFESIONALES</text:p>
          </table:table-cell>
          <table:table-cell office:value-type="string" table:style-name="ce73">
            <text:p>DF-56</text:p>
          </table:table-cell>
          <table:table-cell office:value-type="date" office:date-value="2021-05-26T00:00:00" table:style-name="ce75">
            <text:p>26-may-21</text:p>
          </table:table-cell>
          <table:table-cell office:value-type="string" table:style-name="ce74">
            <text:p>Fact # 1095 NOG003-NOGALES Y PLATON MANUEL ALEJANDRO HONORARIOS COMO INTERVENTOR POR EL MES DE MAYO 2021</text:p>
          </table:table-cell>
          <table:table-cell office:value-type="string" table:style-name="ce74">
            <text:p>NOGALES Y PLATON</text:p>
          </table:table-cell>
          <table:table-cell office:value-type="float" office:value="1250" table:style-name="ce76">
            <text:p>1.250,00<text:s/></text:p>
          </table:table-cell>
          <table:table-cell office:value-type="float" office:value="32355.5" table:style-name="ce76">
            <text:p>32.355,50<text:s/></text:p>
          </table:table-cell>
          <table:table-cell table:number-columns-repeated="16377"/>
        </table:table-row>
        <table:table-row table:style-name="ro1">
          <table:table-cell office:value-type="string" table:style-name="ce74">
            <text:p>HONORARIOS PROFESIONALES</text:p>
          </table:table-cell>
          <table:table-cell office:value-type="string" table:style-name="ce73">
            <text:p>DF-53</text:p>
          </table:table-cell>
          <table:table-cell office:value-type="date" office:date-value="2021-05-27T00:00:00" table:style-name="ce75">
            <text:p>27-may-21</text:p>
          </table:table-cell>
          <table:table-cell office:value-type="string" table:style-name="ce74">
            <text:p>Fact # 441 UCF073-BAQUERIZO DAVILA PABLO JONATHAN HONORARIOS PROFESIONALES MES DE MAYO 2021</text:p>
          </table:table-cell>
          <table:table-cell office:value-type="string" table:style-name="ce74">
            <text:p>BAQUERIZO DAVILA PABLO</text:p>
          </table:table-cell>
          <table:table-cell office:value-type="float" office:value="4000" table:style-name="ce76">
            <text:p>4.000,00<text:s/></text:p>
          </table:table-cell>
          <table:table-cell office:value-type="float" office:value="36355.5" table:style-name="ce76">
            <text:p>36.355,50<text:s/></text:p>
          </table:table-cell>
          <table:table-cell table:number-columns-repeated="16377"/>
        </table:table-row>
        <table:table-row table:style-name="ro1">
          <table:table-cell office:value-type="string" table:style-name="ce74">
            <text:p>HONORARIOS PROFESIONALES</text:p>
          </table:table-cell>
          <table:table-cell office:value-type="string" table:style-name="ce73">
            <text:p>DF-55</text:p>
          </table:table-cell>
          <table:table-cell office:value-type="date" office:date-value="2021-05-31T00:00:00" table:style-name="ce75">
            <text:p>31-may-21</text:p>
          </table:table-cell>
          <table:table-cell office:value-type="string" table:style-name="ce74">
            <text:p>Fact # 3 NAZ003-NAZARENO ANGULO ERIKA JENNIFFER SERVICIOS PROFESIONALES DE TELECOMUNICACIONES MES DE MAYO 2021</text:p>
          </table:table-cell>
          <table:table-cell office:value-type="string" table:style-name="ce74">
            <text:p>NAZARENO ANGULO ERIKA</text:p>
          </table:table-cell>
          <table:table-cell office:value-type="float" office:value="2000" table:style-name="ce76">
            <text:p>2.000,00<text:s/></text:p>
          </table:table-cell>
          <table:table-cell office:value-type="float" office:value="38355.5" table:style-name="ce76">
            <text:p>38.355,50<text:s/></text:p>
          </table:table-cell>
          <table:table-cell table:number-columns-repeated="16377"/>
        </table:table-row>
        <table:table-row table:style-name="ro1">
          <table:table-cell office:value-type="string" table:style-name="ce74">
            <text:p>HONORARIOS PROFESIONALES</text:p>
          </table:table-cell>
          <table:table-cell office:value-type="string" table:style-name="ce73">
            <text:p>DF-8</text:p>
          </table:table-cell>
          <table:table-cell office:value-type="date" office:date-value="2021-06-18T00:00:00" table:style-name="ce75">
            <text:p>18-jun-21</text:p>
          </table:table-cell>
          <table:table-cell office:value-type="string" table:style-name="ce74">
            <text:p>Fact # 231 ALM012-ALMEIDA REDROVAN MARIO ROGELIO SERVICIOS PROFESIONALES - COMISARIO 2020</text:p>
          </table:table-cell>
          <table:table-cell office:value-type="string" table:style-name="ce74">
            <text:p>MARIO ALMEIDA REDROVAN</text:p>
          </table:table-cell>
          <table:table-cell office:value-type="float" office:value="333.33" table:style-name="ce76">
            <text:p>333,33<text:s/></text:p>
          </table:table-cell>
          <table:table-cell office:value-type="float" office:value="38688.83" table:style-name="ce76">
            <text:p>38.688,83<text:s/></text:p>
          </table:table-cell>
          <table:table-cell table:number-columns-repeated="16377"/>
        </table:table-row>
        <table:table-row table:style-name="ro1">
          <table:table-cell office:value-type="string" table:style-name="ce74">
            <text:p>HONORARIOS PROFESIONALES</text:p>
          </table:table-cell>
          <table:table-cell office:value-type="string" table:style-name="ce73">
            <text:p>DF-36</text:p>
          </table:table-cell>
          <table:table-cell office:value-type="date" office:date-value="2021-06-24T00:00:00" table:style-name="ce75">
            <text:p>24-jun-21</text:p>
          </table:table-cell>
          <table:table-cell office:value-type="string" table:style-name="ce74">
            <text:p>Fact # 1107 NOG003-NOGALES Y PLATON MANUEL ALEJANDRO HONORARIOS COMO INTERVENTOR MES DE JUNIO 2021</text:p>
          </table:table-cell>
          <table:table-cell office:value-type="string" table:style-name="ce74">
            <text:p>NOGALES Y PLATON</text:p>
          </table:table-cell>
          <table:table-cell office:value-type="float" office:value="1250" table:style-name="ce76">
            <text:p>1.250,00<text:s/></text:p>
          </table:table-cell>
          <table:table-cell office:value-type="float" office:value="39938.83" table:style-name="ce76">
            <text:p>39.938,83<text:s/></text:p>
          </table:table-cell>
          <table:table-cell table:number-columns-repeated="16377"/>
        </table:table-row>
        <table:table-row table:style-name="ro1">
          <table:table-cell office:value-type="string" table:style-name="ce74">
            <text:p>HONORARIOS PROFESIONALES</text:p>
          </table:table-cell>
          <table:table-cell office:value-type="string" table:style-name="ce73">
            <text:p>DF-32</text:p>
          </table:table-cell>
          <table:table-cell office:value-type="date" office:date-value="2021-06-25T00:00:00" table:style-name="ce75">
            <text:p>25-jun-21</text:p>
          </table:table-cell>
          <table:table-cell office:value-type="string" table:style-name="ce74">
            <text:p>Fact # 141 BAQ024-BAQUE BAQUE BYRON PAUL SERVICIOS PROFESIONALES DE TELECOMUNICACIONES MES DE JUNIO 2021</text:p>
          </table:table-cell>
          <table:table-cell office:value-type="string" table:style-name="ce74">
            <text:p>BAQUE BAQUE BYRON PAUL</text:p>
          </table:table-cell>
          <table:table-cell office:value-type="float" office:value="222.22" table:style-name="ce76">
            <text:p>222,22<text:s/></text:p>
          </table:table-cell>
          <table:table-cell office:value-type="float" office:value="40161.050000000003" table:style-name="ce76">
            <text:p>40.161,05<text:s/></text:p>
          </table:table-cell>
          <table:table-cell table:number-columns-repeated="16377"/>
        </table:table-row>
        <table:table-row table:style-name="ro1">
          <table:table-cell office:value-type="string" table:style-name="ce74">
            <text:p>HONORARIOS PROFESIONALES</text:p>
          </table:table-cell>
          <table:table-cell office:value-type="string" table:style-name="ce73">
            <text:p>DF-33</text:p>
          </table:table-cell>
          <table:table-cell office:value-type="date" office:date-value="2021-06-25T00:00:00" table:style-name="ce75">
            <text:p>25-jun-21</text:p>
          </table:table-cell>
          <table:table-cell office:value-type="string" table:style-name="ce74">
            <text:p>Fact # 114 EST018-ESTUPIÑAN ANDRADE FRANCISCO JAVIER SERVICIOS PRESTADOS DE TELECOMUNICACIÓN MES DE JUNIO 2021</text:p>
          </table:table-cell>
          <table:table-cell office:value-type="string" table:style-name="ce74">
            <text:p>JAVIER ESTUPIÑAN</text:p>
          </table:table-cell>
          <table:table-cell office:value-type="float" office:value="444.44" table:style-name="ce76">
            <text:p>444,44<text:s/></text:p>
          </table:table-cell>
          <table:table-cell office:value-type="float" office:value="40605.49" table:style-name="ce76">
            <text:p>40.605,49<text:s/></text:p>
          </table:table-cell>
          <table:table-cell table:number-columns-repeated="16377"/>
        </table:table-row>
        <table:table-row table:style-name="ro1">
          <table:table-cell office:value-type="string" table:style-name="ce74">
            <text:p>HONORARIOS PROFESIONALES</text:p>
          </table:table-cell>
          <table:table-cell office:value-type="string" table:style-name="ce73">
            <text:p>DF-31</text:p>
          </table:table-cell>
          <table:table-cell office:value-type="date" office:date-value="2021-06-28T00:00:00" table:style-name="ce75">
            <text:p>28-jun-21</text:p>
          </table:table-cell>
          <table:table-cell office:value-type="string" table:style-name="ce74">
            <text:p>Fact # 444 UCF073-BAQUERIZO DAVILA PABLO JONATHAN HONORARIOS PROFESIONALES MES DE JUNIO 2021</text:p>
          </table:table-cell>
          <table:table-cell office:value-type="string" table:style-name="ce74">
            <text:p>BAQUERIZO DAVILA PABLO</text:p>
          </table:table-cell>
          <table:table-cell office:value-type="float" office:value="4000" table:style-name="ce76">
            <text:p>4.000,00<text:s/></text:p>
          </table:table-cell>
          <table:table-cell office:value-type="float" office:value="44605.49" table:style-name="ce76">
            <text:p>44.605,49<text:s/></text:p>
          </table:table-cell>
          <table:table-cell table:number-columns-repeated="16377"/>
        </table:table-row>
        <table:table-row table:style-name="ro1">
          <table:table-cell office:value-type="string" table:style-name="ce74">
            <text:p>HONORARIOS PROFESIONALES</text:p>
          </table:table-cell>
          <table:table-cell office:value-type="string" table:style-name="ce73">
            <text:p>DF-53</text:p>
          </table:table-cell>
          <table:table-cell office:value-type="date" office:date-value="2021-06-29T00:00:00" table:style-name="ce75">
            <text:p>29-jun-21</text:p>
          </table:table-cell>
          <table:table-cell office:value-type="string" table:style-name="ce74">
            <text:p>Fact # 4 NAZ003-NAZARENO ANGULO ERIKA JENNIFFER SERVICIOS PROFESIONALES DE TELECOMUNICAIONES MES DE MAYO 2021</text:p>
          </table:table-cell>
          <table:table-cell office:value-type="string" table:style-name="ce74">
            <text:p>NAZARENO ANGULO ERIKA</text:p>
          </table:table-cell>
          <table:table-cell office:value-type="float" office:value="2000" table:style-name="ce76">
            <text:p>2.000,00<text:s/></text:p>
          </table:table-cell>
          <table:table-cell office:value-type="float" office:value="46605.49" table:style-name="ce76">
            <text:p>46.605,49<text:s/></text:p>
          </table:table-cell>
          <table:table-cell table:number-columns-repeated="16377"/>
        </table:table-row>
        <table:table-row table:style-name="ro1">
          <table:table-cell office:value-type="string" table:style-name="ce74">
            <text:p>HONORARIOS PROFESIONALES</text:p>
          </table:table-cell>
          <table:table-cell office:value-type="string" table:style-name="ce73">
            <text:p>DF-17</text:p>
          </table:table-cell>
          <table:table-cell office:value-type="date" office:date-value="2021-07-12T00:00:00" table:style-name="ce75">
            <text:p>12-jul-21</text:p>
          </table:table-cell>
          <table:table-cell office:value-type="string" table:style-name="ce74">
            <text:p>Fact # 116 EST018-ESTUPIÑAN ANDRADE FRANCISCO JAVIER SERVICIOS PRESTADOS DE TELECOMUNICACIONES MES DE JULIO 2021</text:p>
          </table:table-cell>
          <table:table-cell office:value-type="string" table:style-name="ce74">
            <text:p>JAVIER ESTUPIÑAN</text:p>
          </table:table-cell>
          <table:table-cell office:value-type="float" office:value="444.44" table:style-name="ce76">
            <text:p>444,44<text:s/></text:p>
          </table:table-cell>
          <table:table-cell office:value-type="float" office:value="47049.93" table:style-name="ce76">
            <text:p>47.049,93<text:s/></text:p>
          </table:table-cell>
          <table:table-cell table:number-columns-repeated="16377"/>
        </table:table-row>
        <table:table-row table:style-name="ro1">
          <table:table-cell office:value-type="string" table:style-name="ce74">
            <text:p>HONORARIOS PROFESIONALES</text:p>
          </table:table-cell>
          <table:table-cell office:value-type="string" table:style-name="ce73">
            <text:p>DF-12</text:p>
          </table:table-cell>
          <table:table-cell office:value-type="date" office:date-value="2021-07-19T00:00:00" table:style-name="ce75">
            <text:p>19-jul-21</text:p>
          </table:table-cell>
          <table:table-cell office:value-type="string" table:style-name="ce74">
            <text:p>Fact # 329 LLE004-LLERENA MIÑO NORMAN DAVID SERVICIOS PROFESIONALES</text:p>
          </table:table-cell>
          <table:table-cell office:value-type="string" table:style-name="ce74">
            <text:p>LLERENA MIÑO NORMAN</text:p>
          </table:table-cell>
          <table:table-cell office:value-type="float" office:value="3500" table:style-name="ce76">
            <text:p>3.500,00<text:s/></text:p>
          </table:table-cell>
          <table:table-cell office:value-type="float" office:value="50549.93" table:style-name="ce76">
            <text:p>50.549,93<text:s/></text:p>
          </table:table-cell>
          <table:table-cell table:number-columns-repeated="16377"/>
        </table:table-row>
        <table:table-row table:style-name="ro1">
          <table:table-cell office:value-type="string" table:style-name="ce74">
            <text:p>HONORARIOS PROFESIONALES</text:p>
          </table:table-cell>
          <table:table-cell office:value-type="string" table:style-name="ce73">
            <text:p>DF-15</text:p>
          </table:table-cell>
          <table:table-cell office:value-type="date" office:date-value="2021-07-23T00:00:00" table:style-name="ce75">
            <text:p>23-jul-21</text:p>
          </table:table-cell>
          <table:table-cell office:value-type="string" table:style-name="ce74">
            <text:p>Fact # 142 BAQ024-BAQUE BAQUE BYRON PAUL SERVICIOS PROFESIONALES DE TELECOMUNICACIONES MES DE JULIO 2021</text:p>
          </table:table-cell>
          <table:table-cell office:value-type="string" table:style-name="ce74">
            <text:p>BAQUE BAQUE BYRON PAUL</text:p>
          </table:table-cell>
          <table:table-cell office:value-type="float" office:value="222.22" table:style-name="ce76">
            <text:p>222,22<text:s/></text:p>
          </table:table-cell>
          <table:table-cell office:value-type="float" office:value="50772.15" table:style-name="ce76">
            <text:p>50.772,15<text:s/></text:p>
          </table:table-cell>
          <table:table-cell table:number-columns-repeated="16377"/>
        </table:table-row>
        <table:table-row table:style-name="ro1">
          <table:table-cell office:value-type="string" table:style-name="ce74">
            <text:p>HONORARIOS PROFESIONALES</text:p>
          </table:table-cell>
          <table:table-cell office:value-type="string" table:style-name="ce73">
            <text:p>DF-16</text:p>
          </table:table-cell>
          <table:table-cell office:value-type="date" office:date-value="2021-07-27T00:00:00" table:style-name="ce75">
            <text:p>27-jul-21</text:p>
          </table:table-cell>
          <table:table-cell office:value-type="string" table:style-name="ce74">
            <text:p>Fact # 1112 NOG003-NOGALES Y PLATON MANUEL ALEJANDRO HONORARIOS COMO INTERVENTOR POR EL MES DE JULIO 2021</text:p>
          </table:table-cell>
          <table:table-cell office:value-type="string" table:style-name="ce74">
            <text:p>NOGALES Y PLATON</text:p>
          </table:table-cell>
          <table:table-cell office:value-type="float" office:value="1250" table:style-name="ce76">
            <text:p>1.250,00<text:s/></text:p>
          </table:table-cell>
          <table:table-cell office:value-type="float" office:value="52022.15" table:style-name="ce76">
            <text:p>52.022,15<text:s/></text:p>
          </table:table-cell>
          <table:table-cell table:number-columns-repeated="16377"/>
        </table:table-row>
        <table:table-row table:style-name="ro1">
          <table:table-cell office:value-type="string" table:style-name="ce74">
            <text:p>HONORARIOS PROFESIONALES</text:p>
          </table:table-cell>
          <table:table-cell office:value-type="string" table:style-name="ce73">
            <text:p>DF-20</text:p>
          </table:table-cell>
          <table:table-cell office:value-type="date" office:date-value="2021-07-29T00:00:00" table:style-name="ce75">
            <text:p>29-jul-21</text:p>
          </table:table-cell>
          <table:table-cell office:value-type="string" table:style-name="ce74">
            <text:p>Fact # 446 UCF073-BAQUERIZO DAVILA PABLO JONATHAN HONORARIOS PROFESIONALES MES DE JULIO 2021</text:p>
          </table:table-cell>
          <table:table-cell office:value-type="string" table:style-name="ce74">
            <text:p>BAQUERIZO DAVILA PABLO</text:p>
          </table:table-cell>
          <table:table-cell office:value-type="float" office:value="4000" table:style-name="ce76">
            <text:p>4.000,00<text:s/></text:p>
          </table:table-cell>
          <table:table-cell office:value-type="float" office:value="56022.15" table:style-name="ce76">
            <text:p>56.022,15<text:s/></text:p>
          </table:table-cell>
          <table:table-cell table:number-columns-repeated="16377"/>
        </table:table-row>
        <table:table-row table:style-name="ro1">
          <table:table-cell office:value-type="string" table:style-name="ce74">
            <text:p>HONORARIOS PROFESIONALES</text:p>
          </table:table-cell>
          <table:table-cell office:value-type="string" table:style-name="ce73">
            <text:p>DF-22</text:p>
          </table:table-cell>
          <table:table-cell office:value-type="date" office:date-value="2021-07-30T00:00:00" table:style-name="ce75">
            <text:p>30-jul-21</text:p>
          </table:table-cell>
          <table:table-cell office:value-type="string" table:style-name="ce74">
            <text:p>Fact # 5 NAZ003-NAZARENO ANGULO ERIKA JENNIFFER SERVICIOS PROFESIONALES DE TELECOMUNICACIONES MES DE JUL-2021</text:p>
          </table:table-cell>
          <table:table-cell office:value-type="string" table:style-name="ce74">
            <text:p>NAZARENO ANGULO ERIKA</text:p>
          </table:table-cell>
          <table:table-cell office:value-type="float" office:value="2000" table:style-name="ce76">
            <text:p>2.000,00<text:s/></text:p>
          </table:table-cell>
          <table:table-cell office:value-type="float" office:value="58022.15" table:style-name="ce76">
            <text:p>58.022,15<text:s/></text:p>
          </table:table-cell>
          <table:table-cell table:number-columns-repeated="16377"/>
        </table:table-row>
        <table:table-row table:style-name="ro1">
          <table:table-cell office:value-type="string" table:style-name="ce74">
            <text:p>HONORARIOS PROFESIONALES</text:p>
          </table:table-cell>
          <table:table-cell office:value-type="string" table:style-name="ce73">
            <text:p>DF-1</text:p>
          </table:table-cell>
          <table:table-cell office:value-type="date" office:date-value="2021-08-02T00:00:00" table:style-name="ce75">
            <text:p>02-ago-21</text:p>
          </table:table-cell>
          <table:table-cell office:value-type="string" table:style-name="ce74">
            <text:p>Fact # 1073 WEN001-WENS CONSULTING &amp; AUDITING, WHIMPPER NARVAEZ S.A. HONORARIOS PROFESIONALES RELACIONADOS CON LA <text:s/>AUDITORIA A LOS ESTADOS FINANCIEROS POR EL PERIODO <text:s/>QUE TERMINARA AL 31 DE DICIEMBRE DE 2021 (ANTICIPO 50%</text:p>
          </table:table-cell>
          <table:table-cell office:value-type="string" table:style-name="ce74">
            <text:p>WENS CONSULTING &amp; AUDITING</text:p>
          </table:table-cell>
          <table:table-cell office:value-type="float" office:value="2250" table:style-name="ce76">
            <text:p>2.250,00<text:s/></text:p>
          </table:table-cell>
          <table:table-cell office:value-type="float" office:value="60272.15" table:style-name="ce76">
            <text:p>60.272,15<text:s/></text:p>
          </table:table-cell>
          <table:table-cell table:number-columns-repeated="16377"/>
        </table:table-row>
        <table:table-row table:style-name="ro1">
          <table:table-cell office:value-type="string" table:style-name="ce74">
            <text:p>HONORARIOS PROFESIONALES</text:p>
          </table:table-cell>
          <table:table-cell office:value-type="string" table:style-name="ce73">
            <text:p>DF-10</text:p>
          </table:table-cell>
          <table:table-cell office:value-type="date" office:date-value="2021-08-17T00:00:00" table:style-name="ce75">
            <text:p>17-ago-21</text:p>
          </table:table-cell>
          <table:table-cell office:value-type="string" table:style-name="ce74">
            <text:p>Fact # 6 NAZ003-NAZARENO ANGULO ERIKA JENNIFFER SERVICIOS PROFESIONALES DE TELECOMUNICACIONES MES DE AGOSTO 2021</text:p>
          </table:table-cell>
          <table:table-cell office:value-type="string" table:style-name="ce74">
            <text:p>NAZARENO ANGULO ERIKA</text:p>
          </table:table-cell>
          <table:table-cell office:value-type="float" office:value="2000" table:style-name="ce76">
            <text:p>2.000,00<text:s/></text:p>
          </table:table-cell>
          <table:table-cell office:value-type="float" office:value="62272.15" table:style-name="ce76">
            <text:p>62.272,15<text:s/></text:p>
          </table:table-cell>
          <table:table-cell table:number-columns-repeated="16377"/>
        </table:table-row>
        <table:table-row table:style-name="ro1">
          <table:table-cell office:value-type="string" table:style-name="ce74">
            <text:p>HONORARIOS PROFESIONALES</text:p>
          </table:table-cell>
          <table:table-cell office:value-type="string" table:style-name="ce73">
            <text:p>DF-38</text:p>
          </table:table-cell>
          <table:table-cell office:value-type="date" office:date-value="2021-08-25T00:00:00" table:style-name="ce75">
            <text:p>25-ago-21</text:p>
          </table:table-cell>
          <table:table-cell office:value-type="string" table:style-name="ce74">
            <text:p>Fact # 151 BAQ024-BAQUE BAQUE BYRON PAUL SERVICIOS PROFESIONALES DE TELECOMUNICACIÓN MES AGOSTO 2021</text:p>
          </table:table-cell>
          <table:table-cell office:value-type="string" table:style-name="ce74">
            <text:p>BAQUE BAQUE BYRON PAUL</text:p>
          </table:table-cell>
          <table:table-cell office:value-type="float" office:value="222.22" table:style-name="ce76">
            <text:p>222,22<text:s/></text:p>
          </table:table-cell>
          <table:table-cell office:value-type="float" office:value="62494.37" table:style-name="ce76">
            <text:p>62.494,37<text:s/></text:p>
          </table:table-cell>
          <table:table-cell table:number-columns-repeated="16377"/>
        </table:table-row>
        <table:table-row table:style-name="ro1">
          <table:table-cell office:value-type="string" table:style-name="ce74">
            <text:p>HONORARIOS PROFESIONALES</text:p>
          </table:table-cell>
          <table:table-cell office:value-type="string" table:style-name="ce73">
            <text:p>DF-39</text:p>
          </table:table-cell>
          <table:table-cell office:value-type="date" office:date-value="2021-08-26T00:00:00" table:style-name="ce75">
            <text:p>26-ago-21</text:p>
          </table:table-cell>
          <table:table-cell office:value-type="string" table:style-name="ce74">
            <text:p>Fact # 1121 NOG003-NOGALES Y PLATON MANUEL ALEJANDRO HONORARIOS COMO INTERVENTOR MES AGOSTO 2021</text:p>
          </table:table-cell>
          <table:table-cell office:value-type="string" table:style-name="ce74">
            <text:p>NOGALES Y PLATON</text:p>
          </table:table-cell>
          <table:table-cell office:value-type="float" office:value="1250" table:style-name="ce76">
            <text:p>1.250,00<text:s/></text:p>
          </table:table-cell>
          <table:table-cell office:value-type="float" office:value="63744.37" table:style-name="ce76">
            <text:p>63.744,37<text:s/></text:p>
          </table:table-cell>
          <table:table-cell table:number-columns-repeated="16377"/>
        </table:table-row>
        <table:table-row table:style-name="ro1">
          <table:table-cell office:value-type="string" table:style-name="ce74">
            <text:p>HONORARIOS PROFESIONALES</text:p>
          </table:table-cell>
          <table:table-cell office:value-type="string" table:style-name="ce73">
            <text:p>DF-40</text:p>
          </table:table-cell>
          <table:table-cell office:value-type="date" office:date-value="2021-08-26T00:00:00" table:style-name="ce75">
            <text:p>26-ago-21</text:p>
          </table:table-cell>
          <table:table-cell office:value-type="string" table:style-name="ce74">
            <text:p>Fact # 151 EST018-ESTUPIÑAN ANDRADE FRANCISCO JAVIER SERVICIOS PRESTADOS DE TELECOMUNICACIONES MES AGOSTO 2021</text:p>
          </table:table-cell>
          <table:table-cell office:value-type="string" table:style-name="ce74">
            <text:p>JAVIER ESTUPIÑAN</text:p>
          </table:table-cell>
          <table:table-cell office:value-type="float" office:value="444.44" table:style-name="ce76">
            <text:p>444,44<text:s/></text:p>
          </table:table-cell>
          <table:table-cell office:value-type="float" office:value="64188.81" table:style-name="ce76">
            <text:p>64.188,81<text:s/>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74">
            <text:p>HONORARIOS PROFESIONALES</text:p>
          </table:table-cell>
          <table:table-cell office:value-type="string" table:style-name="ce73">
            <text:p>DF-41</text:p>
          </table:table-cell>
          <table:table-cell office:value-type="date" office:date-value="2021-08-26T00:00:00" table:style-name="ce75">
            <text:p>26-ago-21</text:p>
          </table:table-cell>
          <table:table-cell office:value-type="string" table:style-name="ce74">
            <text:p>Fact # 448 UCF073-BAQUERIZO DAVILA PABLO JONATHAN HONORARIOS PROFESIONALES MES AGOSTO 2021</text:p>
          </table:table-cell>
          <table:table-cell office:value-type="string" table:style-name="ce74">
            <text:p>BAQUERIZO DAVILA PABLO</text:p>
          </table:table-cell>
          <table:table-cell office:value-type="float" office:value="4000" table:style-name="ce76">
            <text:p>4.000,00<text:s/></text:p>
          </table:table-cell>
          <table:table-cell office:value-type="float" office:value="68188.81" table:style-name="ce76">
            <text:p>68.188,81<text:s/></text:p>
          </table:table-cell>
          <table:table-cell table:number-columns-repeated="16377" table:style-name="ce1"/>
        </table:table-row>
        <table:table-row table:number-rows-repeated="3" table:style-name="ro1">
          <table:table-cell table:number-columns-repeated="16384"/>
        </table:table-row>
        <table:table-row table:style-name="ro5">
          <table:table-cell office:value-type="string" table:style-name="ce70">
            <text:p>Revisión de Facturas de Honorarios presentada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77">
            <text:p>Esta información se encuentra en varios/honorarios Profesionales/ Baqueriz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misor</text:p>
          </table:table-cell>
          <table:table-cell office:value-type="string" table:style-name="ce1">
            <text:p>Factura</text:p>
          </table:table-cell>
          <table:table-cell office:value-type="string" table:style-name="ce1">
            <text:p>Fecha</text:p>
          </table:table-cell>
          <table:table-cell office:value-type="string" table:style-name="ce1">
            <text:p>Concepto</text:p>
          </table:table-cell>
          <table:table-cell table:style-name="ce1"/>
          <table:table-cell office:value-type="string" table:style-name="ce1">
            <text:p>Subtotal</text:p>
          </table:table-cell>
          <table:table-cell office:value-type="string" table:style-name="ce1">
            <text:p>IVA</text:p>
          </table:table-cell>
          <table:table-cell office:value-type="string" table:style-name="ce1">
            <text:p>Total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aquerizo Davila Pablo</text:p>
          </table:table-cell>
          <table:table-cell office:value-type="float" office:value="433" table:style-name="ce1">
            <text:p>433</text:p>
          </table:table-cell>
          <table:table-cell office:value-type="date" office:date-value="2021-01-27T00:00:00" table:style-name="ce78">
            <text:p>27/01/21</text:p>
          </table:table-cell>
          <table:table-cell office:value-type="string" table:style-name="ce1">
            <text:p>Honorarios Enero 2021</text:p>
          </table:table-cell>
          <table:table-cell table:style-name="ce1"/>
          <table:table-cell office:value-type="float" office:value="4000" table:style-name="ce1">
            <text:p>4000</text:p>
          </table:table-cell>
          <table:table-cell office:value-type="float" office:value="480" table:formula="of:=[.F73]*0.12" table:style-name="ce1">
            <text:p>480</text:p>
          </table:table-cell>
          <table:table-cell office:value-type="float" office:value="4480" table:formula="of:=[.F73]+[.G73]" table:style-name="ce1">
            <text:p>448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aquerizo Davila Pablo</text:p>
          </table:table-cell>
          <table:table-cell office:value-type="float" office:value="435" table:style-name="ce1">
            <text:p>435</text:p>
          </table:table-cell>
          <table:table-cell office:value-type="date" office:date-value="2021-02-25T00:00:00" table:style-name="ce78">
            <text:p>25/02/21</text:p>
          </table:table-cell>
          <table:table-cell office:value-type="string" table:style-name="ce1">
            <text:p>Honorarios Febrero 2021</text:p>
          </table:table-cell>
          <table:table-cell table:style-name="ce1"/>
          <table:table-cell office:value-type="float" office:value="4000" table:style-name="ce1">
            <text:p>4000</text:p>
          </table:table-cell>
          <table:table-cell office:value-type="float" office:value="480" table:formula="of:=[.F74]*0.12" table:style-name="ce1">
            <text:p>480</text:p>
          </table:table-cell>
          <table:table-cell office:value-type="float" office:value="4480" table:formula="of:=[.F74]+[.G74]" table:style-name="ce1">
            <text:p>448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aquerizo Davila Pablo</text:p>
          </table:table-cell>
          <table:table-cell office:value-type="float" office:value="438" table:style-name="ce1">
            <text:p>438</text:p>
          </table:table-cell>
          <table:table-cell office:value-type="date" office:date-value="2021-03-29T00:00:00" table:style-name="ce78">
            <text:p>29/03/21</text:p>
          </table:table-cell>
          <table:table-cell office:value-type="string" table:style-name="ce1">
            <text:p>Honorarios Febrero 2021</text:p>
          </table:table-cell>
          <table:table-cell table:style-name="ce1"/>
          <table:table-cell office:value-type="float" office:value="4000" table:style-name="ce1">
            <text:p>4000</text:p>
          </table:table-cell>
          <table:table-cell office:value-type="float" office:value="480" table:formula="of:=[.F75]*0.12" table:style-name="ce1">
            <text:p>480</text:p>
          </table:table-cell>
          <table:table-cell office:value-type="float" office:value="4480" table:formula="of:=[.F75]+[.G75]" table:style-name="ce1">
            <text:p>448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aquerizo Davila Pablo</text:p>
          </table:table-cell>
          <table:table-cell office:value-type="float" office:value="439" table:style-name="ce1">
            <text:p>439</text:p>
          </table:table-cell>
          <table:table-cell office:value-type="date" office:date-value="2021-04-26T00:00:00" table:style-name="ce78">
            <text:p>26/04/21</text:p>
          </table:table-cell>
          <table:table-cell office:value-type="string" table:style-name="ce1">
            <text:p>Honorarios Abril 2021</text:p>
          </table:table-cell>
          <table:table-cell table:style-name="ce1"/>
          <table:table-cell office:value-type="float" office:value="4000" table:style-name="ce1">
            <text:p>4000</text:p>
          </table:table-cell>
          <table:table-cell office:value-type="float" office:value="480" table:formula="of:=[.F76]*0.12" table:style-name="ce1">
            <text:p>480</text:p>
          </table:table-cell>
          <table:table-cell office:value-type="float" office:value="4480" table:formula="of:=[.F76]+[.G76]" table:style-name="ce1">
            <text:p>448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aquerizo Davila Pablo</text:p>
          </table:table-cell>
          <table:table-cell office:value-type="float" office:value="441" table:style-name="ce1">
            <text:p>441</text:p>
          </table:table-cell>
          <table:table-cell office:value-type="date" office:date-value="2021-05-24T00:00:00" table:style-name="ce78">
            <text:p>24/05/21</text:p>
          </table:table-cell>
          <table:table-cell office:value-type="string" table:style-name="ce1">
            <text:p>Honorarios Mayo 2021</text:p>
          </table:table-cell>
          <table:table-cell table:style-name="ce1"/>
          <table:table-cell office:value-type="float" office:value="4000" table:style-name="ce1">
            <text:p>4000</text:p>
          </table:table-cell>
          <table:table-cell office:value-type="float" office:value="480" table:formula="of:=[.F77]*0.12" table:style-name="ce1">
            <text:p>480</text:p>
          </table:table-cell>
          <table:table-cell office:value-type="float" office:value="4480" table:formula="of:=[.F77]+[.G77]" table:style-name="ce1">
            <text:p>448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aquerizo Davila Pablo</text:p>
          </table:table-cell>
          <table:table-cell office:value-type="float" office:value="444" table:style-name="ce1">
            <text:p>444</text:p>
          </table:table-cell>
          <table:table-cell office:value-type="date" office:date-value="2021-06-28T00:00:00" table:style-name="ce78">
            <text:p>28/06/21</text:p>
          </table:table-cell>
          <table:table-cell office:value-type="string" table:style-name="ce1">
            <text:p>Honorarios Junio 2021</text:p>
          </table:table-cell>
          <table:table-cell table:style-name="ce1"/>
          <table:table-cell office:value-type="float" office:value="4000" table:style-name="ce1">
            <text:p>4000</text:p>
          </table:table-cell>
          <table:table-cell office:value-type="float" office:value="480" table:formula="of:=[.F78]*0.12" table:style-name="ce1">
            <text:p>480</text:p>
          </table:table-cell>
          <table:table-cell office:value-type="float" office:value="4480" table:formula="of:=[.F78]+[.G78]" table:style-name="ce1">
            <text:p>448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aquerizo Davila Pablo</text:p>
          </table:table-cell>
          <table:table-cell office:value-type="float" office:value="446" table:style-name="ce1">
            <text:p>446</text:p>
          </table:table-cell>
          <table:table-cell office:value-type="date" office:date-value="2021-07-29T00:00:00" table:style-name="ce78">
            <text:p>29/07/21</text:p>
          </table:table-cell>
          <table:table-cell office:value-type="string" table:style-name="ce1">
            <text:p>Honorarios Julio 2021</text:p>
          </table:table-cell>
          <table:table-cell table:style-name="ce1"/>
          <table:table-cell office:value-type="float" office:value="4000" table:style-name="ce1">
            <text:p>4000</text:p>
          </table:table-cell>
          <table:table-cell office:value-type="float" office:value="480" table:formula="of:=[.F79]*0.12" table:style-name="ce1">
            <text:p>480</text:p>
          </table:table-cell>
          <table:table-cell office:value-type="float" office:value="4480" table:formula="of:=[.F79]+[.G79]" table:style-name="ce1">
            <text:p>448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aquerizo Davila Pablo</text:p>
          </table:table-cell>
          <table:table-cell office:value-type="float" office:value="448" table:style-name="ce1">
            <text:p>448</text:p>
          </table:table-cell>
          <table:table-cell office:value-type="date" office:date-value="2021-08-26T00:00:00" table:style-name="ce78">
            <text:p>26/08/21</text:p>
          </table:table-cell>
          <table:table-cell office:value-type="string" table:style-name="ce1">
            <text:p>Honorarios Agosto 2021</text:p>
          </table:table-cell>
          <table:table-cell table:style-name="ce1"/>
          <table:table-cell office:value-type="float" office:value="4000" table:style-name="ce1">
            <text:p>4000</text:p>
          </table:table-cell>
          <table:table-cell office:value-type="float" office:value="480" table:formula="of:=[.F80]*0.12" table:style-name="ce1">
            <text:p>480</text:p>
          </table:table-cell>
          <table:table-cell office:value-type="float" office:value="4480" table:formula="of:=[.F80]+[.G80]" table:style-name="ce1">
            <text:p>4480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5">
          <table:table-cell table:number-columns-repeated="3"/>
          <table:table-cell office:value-type="string" table:style-name="ce1">
            <text:p>Recuento</text:p>
          </table:table-cell>
          <table:table-cell office:value-type="string" table:style-name="ce70">
            <text:p>8 registros</text:p>
          </table:table-cell>
          <table:table-cell office:value-type="float" office:value="32000" table:formula="of:=SUM([.F73:.F80])" table:style-name="ce70">
            <text:p>32000</text:p>
          </table:table-cell>
          <table:table-cell office:value-type="float" office:value="3840" table:formula="of:=SUM([.G73:.G80])" table:style-name="ce70">
            <text:p>3840</text:p>
          </table:table-cell>
          <table:table-cell office:value-type="float" office:value="35840" table:formula="of:=SUM([.H73:.H80])" table:style-name="ce70">
            <text:p>35840</text:p>
          </table:table-cell>
          <table:table-cell table:number-columns-repeated="16376"/>
        </table:table-row>
        <table:table-row table:number-rows-repeated="1048494" table:style-name="ro1">
          <table:table-cell table:number-columns-repeated="16384"/>
        </table:table-row>
      </table:table>
      <table:table table:name="Mayor" table:style-name="ta2">
        <table:table-column table:style-name="co12" table:default-cell-style-name="ce1"/>
        <table:table-column table:style-name="co6" table:number-columns-repeated="2" table:default-cell-style-name="ce1"/>
        <table:table-column table:style-name="co13" table:default-cell-style-name="ce1"/>
        <table:table-column table:style-name="co11" table:default-cell-style-name="ce1"/>
        <table:table-column table:style-name="co6" table:number-columns-repeated="2" table:default-cell-style-name="ce1"/>
        <table:table-column table:style-name="co8" table:number-columns-repeated="16377" table:default-cell-style-name="ce1"/>
        <table:table-row table:style-name="ro1">
          <table:table-cell office:value-type="string" table:style-name="ce72">
            <text:p>Cuenta</text:p>
          </table:table-cell>
          <table:table-cell office:value-type="string" table:style-name="ce71">
            <text:p>Compr</text:p>
          </table:table-cell>
          <table:table-cell office:value-type="string" table:style-name="ce71">
            <text:p>F. Contab.</text:p>
          </table:table-cell>
          <table:table-cell office:value-type="string" table:style-name="ce71">
            <text:p>Descripcion</text:p>
          </table:table-cell>
          <table:table-cell office:value-type="string" table:style-name="ce71">
            <text:p>Proveedor</text:p>
          </table:table-cell>
          <table:table-cell office:value-type="string" table:style-name="ce71">
            <text:p>Valor</text:p>
          </table:table-cell>
          <table:table-cell office:value-type="string" table:style-name="ce71">
            <text:p>Saldo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INTERESES Y MULTAS</text:p>
          </table:table-cell>
          <table:table-cell table:style-name="ce1"/>
          <table:table-cell office:value-type="date" office:date-value="2021-01-01T00:00:00" table:style-name="ce75">
            <text:p>01-ene-21</text:p>
          </table:table-cell>
          <table:table-cell office:value-type="string" table:style-name="ce74">
            <text:p>Saldo Inicial</text:p>
          </table:table-cell>
          <table:table-cell table:style-name="ce74"/>
          <table:table-cell office:value-type="float" office:value="0" table:style-name="ce76">
            <text:p>0,00<text:s/></text:p>
          </table:table-cell>
          <table:table-cell office:value-type="float" office:value="0" table:style-name="ce76">
            <text:p>0,0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INTERESES Y MULTAS</text:p>
          </table:table-cell>
          <table:table-cell office:value-type="string" table:style-name="ce73">
            <text:p>DF-59</text:p>
          </table:table-cell>
          <table:table-cell office:value-type="date" office:date-value="2021-01-29T00:00:00" table:style-name="ce75">
            <text:p>29-ene-21</text:p>
          </table:table-cell>
          <table:table-cell office:value-type="string" table:style-name="ce74">
            <text:p>Fact # 220020 AGE002-AGENCIA DE REGULACION Y CONTROL DE LAS TELECOMUNICACIONES ARCOTEL 0.5% FACTURACIÓN BRUTA (CONC. TELEFONÍA FIJA Y LOCAL) PERIODO OCT A DIC 2020</text:p>
          </table:table-cell>
          <table:table-cell table:style-name="ce74"/>
          <table:table-cell office:value-type="float" office:value="4.37" table:style-name="ce76">
            <text:p>4,37<text:s/></text:p>
          </table:table-cell>
          <table:table-cell office:value-type="float" office:value="4.37" table:style-name="ce76">
            <text:p>4,37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INTERESES Y MULTAS</text:p>
          </table:table-cell>
          <table:table-cell office:value-type="string" table:style-name="ce73">
            <text:p>DF-60</text:p>
          </table:table-cell>
          <table:table-cell office:value-type="date" office:date-value="2021-01-29T00:00:00" table:style-name="ce75">
            <text:p>29-ene-21</text:p>
          </table:table-cell>
          <table:table-cell office:value-type="string" table:style-name="ce74">
            <text:p>Fact # 220022 AGE002-AGENCIA DE REGULACION Y CONTROL DE LAS TELECOMUNICACIONES ARCOTEL 0.5% FACTURACIÓN BRUTA (CONC.LARGA DISTANCIA INTERNACIONAL) PERIODO OCT A DIC 2020</text:p>
          </table:table-cell>
          <table:table-cell table:style-name="ce74"/>
          <table:table-cell office:value-type="float" office:value="0.01" table:style-name="ce76">
            <text:p>0,01<text:s/></text:p>
          </table:table-cell>
          <table:table-cell office:value-type="float" office:value="4.38" table:style-name="ce76">
            <text:p>4,38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INTERESES Y MULTAS</text:p>
          </table:table-cell>
          <table:table-cell office:value-type="string" table:style-name="ce73">
            <text:p>NDL-57</text:p>
          </table:table-cell>
          <table:table-cell office:value-type="date" office:date-value="2021-02-03T00:00:00" table:style-name="ce75">
            <text:p>03-feb-21</text:p>
          </table:table-cell>
          <table:table-cell office:value-type="string" table:style-name="ce74">
            <text:p>N/D PRODUBANCO PADO DE SERVICIOS VARIOS#16228563, 16228581, 16228568, 16228536 MULTAS EMITIDAS POR EL MINISTERIO DE TRABAJO TARDÍO: DECIMO CUARTO AÑO 2017, AÑO 2016, AÑO 2015 Y UTILIDADES AÑO 2019</text:p>
          </table:table-cell>
          <table:table-cell table:style-name="ce74"/>
          <table:table-cell office:value-type="float" office:value="800" table:style-name="ce76">
            <text:p>800,00<text:s/></text:p>
          </table:table-cell>
          <table:table-cell office:value-type="float" office:value="804.38" table:style-name="ce76">
            <text:p>804,38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INTERESES Y MULTAS</text:p>
          </table:table-cell>
          <table:table-cell office:value-type="string" table:style-name="ce73">
            <text:p>NDL-9</text:p>
          </table:table-cell>
          <table:table-cell office:value-type="date" office:date-value="2021-02-04T00:00:00" table:style-name="ce75">
            <text:p>04-feb-21</text:p>
          </table:table-cell>
          <table:table-cell office:value-type="string" table:style-name="ce74">
            <text:p>N/D BCO. PACIFICO PAGO PLLAS. IESS NORMALES MES DE DIC 2020 A PABLO BAQUERIZO COMP#139121681</text:p>
          </table:table-cell>
          <table:table-cell table:style-name="ce74"/>
          <table:table-cell office:value-type="float" office:value="1.96" table:style-name="ce76">
            <text:p>1,96<text:s/></text:p>
          </table:table-cell>
          <table:table-cell office:value-type="float" office:value="806.34" table:style-name="ce76">
            <text:p>806,34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INTERESES Y MULTAS</text:p>
          </table:table-cell>
          <table:table-cell office:value-type="string" table:style-name="ce73">
            <text:p>NDL-40</text:p>
          </table:table-cell>
          <table:table-cell office:value-type="date" office:date-value="2021-04-21T00:00:00" table:style-name="ce75">
            <text:p>21-abr-21</text:p>
          </table:table-cell>
          <table:table-cell office:value-type="string" table:style-name="ce74">
            <text:p>N/D PACIFICO TRANSF. PAGO PLLAS. IESS NORMALES MES DE MARZO 2021 A PABLO BAQUERIZO</text:p>
          </table:table-cell>
          <table:table-cell table:style-name="ce74"/>
          <table:table-cell office:value-type="float" office:value="0.98" table:style-name="ce76">
            <text:p>0,98<text:s/></text:p>
          </table:table-cell>
          <table:table-cell office:value-type="float" office:value="807.32" table:style-name="ce76">
            <text:p>807,32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INTERESES Y MULTAS</text:p>
          </table:table-cell>
          <table:table-cell office:value-type="string" table:style-name="ce73">
            <text:p>DF-60</text:p>
          </table:table-cell>
          <table:table-cell office:value-type="date" office:date-value="2021-05-17T00:00:00" table:style-name="ce75">
            <text:p>17-may-21</text:p>
          </table:table-cell>
          <table:table-cell office:value-type="string" table:style-name="ce74">
            <text:p>Fact # 233201 AGE002-AGENCIA DE REGULACION Y CONTROL DE LAS TELECOMUNICACIONES ARCOTEL ARCOTEL 0.5% FACTURACIÓN BRUTA ( CONC.LARGA DISTANCIA INTERNACIONAL) PERIODO ENE A MAR-2021</text:p>
          </table:table-cell>
          <table:table-cell table:style-name="ce74"/>
          <table:table-cell office:value-type="float" office:value="0.02" table:style-name="ce76">
            <text:p>0,02<text:s/></text:p>
          </table:table-cell>
          <table:table-cell office:value-type="float" office:value="807.34" table:style-name="ce76">
            <text:p>807,34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INTERESES Y MULTAS</text:p>
          </table:table-cell>
          <table:table-cell office:value-type="string" table:style-name="ce73">
            <text:p>NDL-58</text:p>
          </table:table-cell>
          <table:table-cell office:value-type="date" office:date-value="2021-07-29T00:00:00" table:style-name="ce75">
            <text:p>29-jul-21</text:p>
          </table:table-cell>
          <table:table-cell office:value-type="string" table:style-name="ce74">
            <text:p>N/D PACIFICO REGISTRO POR INTERÉS DERECHOS CONCESIÓN 2DO PERIODO DE ABR A JUN 2021</text:p>
          </table:table-cell>
          <table:table-cell table:style-name="ce74"/>
          <table:table-cell office:value-type="float" office:value="5.7" table:style-name="ce76">
            <text:p>5,70<text:s/></text:p>
          </table:table-cell>
          <table:table-cell office:value-type="float" office:value="813.04" table:style-name="ce76">
            <text:p>813,04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INTERESES Y MULTAS</text:p>
          </table:table-cell>
          <table:table-cell office:value-type="string" table:style-name="ce73">
            <text:p>NDL-19</text:p>
          </table:table-cell>
          <table:table-cell office:value-type="date" office:date-value="2021-08-04T00:00:00" table:style-name="ce75">
            <text:p>04-ago-21</text:p>
          </table:table-cell>
          <table:table-cell office:value-type="string" table:style-name="ce74">
            <text:p>N/D PICHINCHA TRANSF. CANCELACIÓN DE 1.5 POR MIL AÑO 2019</text:p>
          </table:table-cell>
          <table:table-cell table:style-name="ce74"/>
          <table:table-cell office:value-type="float" office:value="365.18" table:style-name="ce76">
            <text:p>365,18<text:s/></text:p>
          </table:table-cell>
          <table:table-cell office:value-type="float" office:value="1178.22" table:style-name="ce76">
            <text:p>1.178,22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INTERESES Y MULTAS</text:p>
          </table:table-cell>
          <table:table-cell office:value-type="string" table:style-name="ce73">
            <text:p>NDL-20</text:p>
          </table:table-cell>
          <table:table-cell office:value-type="date" office:date-value="2021-08-13T00:00:00" table:style-name="ce75">
            <text:p>13-ago-21</text:p>
          </table:table-cell>
          <table:table-cell office:value-type="string" table:style-name="ce74">
            <text:p>N/D PICHINCHA TRANSF. CANCELACIÓN DE 1.5 POR MIL AÑO 2020</text:p>
          </table:table-cell>
          <table:table-cell table:style-name="ce74"/>
          <table:table-cell office:value-type="float" office:value="90.74" table:style-name="ce76">
            <text:p>90,74<text:s/></text:p>
          </table:table-cell>
          <table:table-cell office:value-type="float" office:value="1268.96" table:style-name="ce76">
            <text:p>1.268,96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INTERESES Y MULTAS</text:p>
          </table:table-cell>
          <table:table-cell office:value-type="string" table:style-name="ce73">
            <text:p>NDL-49</text:p>
          </table:table-cell>
          <table:table-cell office:value-type="date" office:date-value="2021-08-31T00:00:00" table:style-name="ce75">
            <text:p>31-ago-21</text:p>
          </table:table-cell>
          <table:table-cell office:value-type="string" table:style-name="ce74">
            <text:p>N/D PRODUBANCO TRANSF. PAGO DE IMPUESTOS A LOS CONSUMOS ESPECIALES MES DE JULIO 2021</text:p>
          </table:table-cell>
          <table:table-cell table:style-name="ce74"/>
          <table:table-cell office:value-type="float" office:value="32.54" table:style-name="ce76">
            <text:p>32,54<text:s/></text:p>
          </table:table-cell>
          <table:table-cell office:value-type="float" office:value="1301.5" table:style-name="ce76">
            <text:p>1.301,5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INTERESES Y MULTAS</text:p>
          </table:table-cell>
          <table:table-cell office:value-type="string" table:style-name="ce73">
            <text:p>NDL-50</text:p>
          </table:table-cell>
          <table:table-cell office:value-type="date" office:date-value="2021-08-31T00:00:00" table:style-name="ce75">
            <text:p>31-ago-21</text:p>
          </table:table-cell>
          <table:table-cell office:value-type="string" table:style-name="ce74">
            <text:p>N/D PRODUBANCO TRANSF. PAGO DE IMPUESTOS RETENCIONES EN LA FUENTE MES DE JULIO 2021</text:p>
          </table:table-cell>
          <table:table-cell table:style-name="ce74"/>
          <table:table-cell office:value-type="float" office:value="11.93" table:style-name="ce76">
            <text:p>11,93<text:s/></text:p>
          </table:table-cell>
          <table:table-cell office:value-type="float" office:value="1313.43" table:style-name="ce76">
            <text:p>1.313,43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INTERESES Y MULTAS</text:p>
          </table:table-cell>
          <table:table-cell office:value-type="string" table:style-name="ce73">
            <text:p>NDL-51</text:p>
          </table:table-cell>
          <table:table-cell office:value-type="date" office:date-value="2021-08-31T00:00:00" table:style-name="ce75">
            <text:p>31-ago-21</text:p>
          </table:table-cell>
          <table:table-cell office:value-type="string" table:style-name="ce74">
            <text:p>N/D PRODUBANCO TRANSF. PAGO DE IMPUESTOS RTE IVA MES DE JULIO 2021</text:p>
          </table:table-cell>
          <table:table-cell table:style-name="ce74"/>
          <table:table-cell office:value-type="float" office:value="14.96" table:style-name="ce76">
            <text:p>14,96<text:s/></text:p>
          </table:table-cell>
          <table:table-cell office:value-type="float" office:value="1328.39" table:style-name="ce76">
            <text:p>1.328,39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PAPELERIA Y UTILES DE OFICINA</text:p>
          </table:table-cell>
          <table:table-cell table:style-name="ce1"/>
          <table:table-cell office:value-type="date" office:date-value="2021-01-01T00:00:00" table:style-name="ce75">
            <text:p>01-ene-21</text:p>
          </table:table-cell>
          <table:table-cell office:value-type="string" table:style-name="ce74">
            <text:p>Saldo Inicial</text:p>
          </table:table-cell>
          <table:table-cell table:style-name="ce74"/>
          <table:table-cell office:value-type="float" office:value="0" table:style-name="ce76">
            <text:p>0,00<text:s/></text:p>
          </table:table-cell>
          <table:table-cell office:value-type="float" office:value="0" table:style-name="ce76">
            <text:p>0,0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PAPELERIA Y UTILES DE OFICINA</text:p>
          </table:table-cell>
          <table:table-cell office:value-type="string" table:style-name="ce73">
            <text:p>DF-74</text:p>
          </table:table-cell>
          <table:table-cell office:value-type="date" office:date-value="2021-02-24T00:00:00" table:style-name="ce75">
            <text:p>24-feb-21</text:p>
          </table:table-cell>
          <table:table-cell office:value-type="string" table:style-name="ce74">
            <text:p>Fact # 1265 GUE005-GUERRA ALTAMIRANO GLENDA PATRICIA ELABORACION DE 2 BLOCK DE <text:s/>LIQ./COMPRAS</text:p>
          </table:table-cell>
          <table:table-cell table:style-name="ce74"/>
          <table:table-cell office:value-type="float" office:value="35" table:style-name="ce76">
            <text:p>35,00<text:s/></text:p>
          </table:table-cell>
          <table:table-cell office:value-type="float" office:value="35" table:style-name="ce76">
            <text:p>35,0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PAPELERIA Y UTILES DE OFICINA</text:p>
          </table:table-cell>
          <table:table-cell office:value-type="string" table:style-name="ce73">
            <text:p>DF-56</text:p>
          </table:table-cell>
          <table:table-cell office:value-type="date" office:date-value="2021-03-26T00:00:00" table:style-name="ce75">
            <text:p>26-mar-21</text:p>
          </table:table-cell>
          <table:table-cell office:value-type="string" table:style-name="ce74">
            <text:p>Liqu # 2703 MER005-MERELO ANGULO ROBERTO MANUEL REEMBOLSO DEL 01 AL 26 MARZO DEL 2021, PAPELERÍA, MOVILIZACIÓN, SELLO Y CUMPLEAÑOS MAR 2021</text:p>
          </table:table-cell>
          <table:table-cell table:style-name="ce74"/>
          <table:table-cell office:value-type="float" office:value="24.85" table:style-name="ce76">
            <text:p>24,85<text:s/></text:p>
          </table:table-cell>
          <table:table-cell office:value-type="float" office:value="59.85" table:style-name="ce76">
            <text:p>59,85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PAPELERIA Y UTILES DE OFICINA</text:p>
          </table:table-cell>
          <table:table-cell office:value-type="string" table:style-name="ce73">
            <text:p>DF-21</text:p>
          </table:table-cell>
          <table:table-cell office:value-type="date" office:date-value="2021-04-12T00:00:00" table:style-name="ce75">
            <text:p>12-abr-21</text:p>
          </table:table-cell>
          <table:table-cell office:value-type="string" table:style-name="ce74">
            <text:p>Fact # 6865 ORO003-OROZCO CRESPIN CRISTOBAL EDISON COMPRA DE 2 SELLOS (GERENCIA-CONTABILIDAD)</text:p>
          </table:table-cell>
          <table:table-cell table:style-name="ce74"/>
          <table:table-cell office:value-type="float" office:value="24" table:style-name="ce76">
            <text:p>24,00<text:s/></text:p>
          </table:table-cell>
          <table:table-cell office:value-type="float" office:value="83.85" table:style-name="ce76">
            <text:p>83,85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PAPELERIA Y UTILES DE OFICINA</text:p>
          </table:table-cell>
          <table:table-cell office:value-type="string" table:style-name="ce73">
            <text:p>DF-56</text:p>
          </table:table-cell>
          <table:table-cell office:value-type="date" office:date-value="2021-04-19T00:00:00" table:style-name="ce75">
            <text:p>19-abr-21</text:p>
          </table:table-cell>
          <table:table-cell office:value-type="string" table:style-name="ce74">
            <text:p>Fact # 5887 COR026-CORLANQUIMICA S.A. COMPRA DE SUMINISTROS DE OFICINA</text:p>
          </table:table-cell>
          <table:table-cell table:style-name="ce74"/>
          <table:table-cell office:value-type="float" office:value="73.34" table:style-name="ce76">
            <text:p>73,34<text:s/></text:p>
          </table:table-cell>
          <table:table-cell office:value-type="float" office:value="157.19" table:style-name="ce76">
            <text:p>157,19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PAPELERIA Y UTILES DE OFICINA</text:p>
          </table:table-cell>
          <table:table-cell office:value-type="string" table:style-name="ce73">
            <text:p>DR-1621</text:p>
          </table:table-cell>
          <table:table-cell office:value-type="date" office:date-value="2021-04-30T00:00:00" table:style-name="ce75">
            <text:p>30-abr-21</text:p>
          </table:table-cell>
          <table:table-cell office:value-type="string" table:style-name="ce74">
            <text:p>Liqu # 2704 MER005-MERELO ANGULO ROBERTO MANUEL REEMBOLSO POR MOVILIZACIÓN ABRIL 2021 Y VARIOS (PILAS)</text:p>
          </table:table-cell>
          <table:table-cell table:style-name="ce74"/>
          <table:table-cell office:value-type="float" office:value="8.9" table:style-name="ce76">
            <text:p>8,90<text:s/></text:p>
          </table:table-cell>
          <table:table-cell office:value-type="float" office:value="166.09" table:style-name="ce76">
            <text:p>166,09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PAPELERIA Y UTILES DE OFICINA</text:p>
          </table:table-cell>
          <table:table-cell office:value-type="string" table:style-name="ce73">
            <text:p>DF-39</text:p>
          </table:table-cell>
          <table:table-cell office:value-type="date" office:date-value="2021-05-14T00:00:00" table:style-name="ce75">
            <text:p>14-may-21</text:p>
          </table:table-cell>
          <table:table-cell office:value-type="string" table:style-name="ce74">
            <text:p>Fact # 278389 SUP001-CORPORACION FAVORITA C.A. MOUSE INALAMBRICO (DPTO. CONTABLE-TANIA)</text:p>
          </table:table-cell>
          <table:table-cell table:style-name="ce74"/>
          <table:table-cell office:value-type="float" office:value="8.18" table:style-name="ce76">
            <text:p>8,18<text:s/></text:p>
          </table:table-cell>
          <table:table-cell office:value-type="float" office:value="174.27" table:style-name="ce76">
            <text:p>174,27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PAPELERIA Y UTILES DE OFICINA</text:p>
          </table:table-cell>
          <table:table-cell office:value-type="string" table:style-name="ce73">
            <text:p>DF-57</text:p>
          </table:table-cell>
          <table:table-cell office:value-type="date" office:date-value="2021-05-31T00:00:00" table:style-name="ce75">
            <text:p>31-may-21</text:p>
          </table:table-cell>
          <table:table-cell office:value-type="string" table:style-name="ce74">
            <text:p>Fact # 62284 SER020-SERIMTEC PC ECUADOR S.A. COMPRA DE BATERIA HP <text:s/>SERIE:S02553 (DPTO CONTABLE-TANIA)</text:p>
          </table:table-cell>
          <table:table-cell table:style-name="ce74"/>
          <table:table-cell office:value-type="float" office:value="75" table:style-name="ce76">
            <text:p>75,00<text:s/></text:p>
          </table:table-cell>
          <table:table-cell office:value-type="float" office:value="249.27" table:style-name="ce76">
            <text:p>249,27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PAPELERIA Y UTILES DE OFICINA</text:p>
          </table:table-cell>
          <table:table-cell office:value-type="string" table:style-name="ce73">
            <text:p>DF-74</text:p>
          </table:table-cell>
          <table:table-cell office:value-type="date" office:date-value="2021-05-31T00:00:00" table:style-name="ce75">
            <text:p>31-may-21</text:p>
          </table:table-cell>
          <table:table-cell office:value-type="string" table:style-name="ce74">
            <text:p>Liqu # 2706 MER005-MERELO ANGULO ROBERTO MANUEL REEMBOLSO POR MOVILIZACIÓN-VARIOS DÍAS DEL 01 AL 31 DE MAYO 2021</text:p>
          </table:table-cell>
          <table:table-cell table:style-name="ce74"/>
          <table:table-cell office:value-type="float" office:value="9.11" table:style-name="ce76">
            <text:p>9,11<text:s/></text:p>
          </table:table-cell>
          <table:table-cell office:value-type="float" office:value="258.38" table:style-name="ce76">
            <text:p>258,38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PAPELERIA Y UTILES DE OFICINA</text:p>
          </table:table-cell>
          <table:table-cell office:value-type="string" table:style-name="ce73">
            <text:p>DF-56</text:p>
          </table:table-cell>
          <table:table-cell office:value-type="date" office:date-value="2021-06-11T00:00:00" table:style-name="ce75">
            <text:p>11-jun-21</text:p>
          </table:table-cell>
          <table:table-cell office:value-type="string" table:style-name="ce74">
            <text:p>Fact # 80421 COM024-COMPUTRONSA S.A. COMPRA DE TECLADO PARA DELL Y M.O.</text:p>
          </table:table-cell>
          <table:table-cell table:style-name="ce74"/>
          <table:table-cell office:value-type="float" office:value="89.29" table:style-name="ce76">
            <text:p>89,29<text:s/></text:p>
          </table:table-cell>
          <table:table-cell office:value-type="float" office:value="347.67" table:style-name="ce76">
            <text:p>347,67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PAPELERIA Y UTILES DE OFICINA</text:p>
          </table:table-cell>
          <table:table-cell office:value-type="string" table:style-name="ce73">
            <text:p>DF-6</text:p>
          </table:table-cell>
          <table:table-cell office:value-type="date" office:date-value="2021-07-15T00:00:00" table:style-name="ce75">
            <text:p>15-jul-21</text:p>
          </table:table-cell>
          <table:table-cell office:value-type="string" table:style-name="ce74">
            <text:p>Fact # 4437 ALD003-ALDAS ROMERO ERIK ANDRES COMPRA DE IMPRESORA MULTIFUNCION EPSON ECOTANK L3150 USB+WIFI 33PPM (ÁREA CONTABLE)</text:p>
          </table:table-cell>
          <table:table-cell table:style-name="ce74"/>
          <table:table-cell office:value-type="float" office:value="252" table:style-name="ce76">
            <text:p>252,00<text:s/></text:p>
          </table:table-cell>
          <table:table-cell office:value-type="float" office:value="599.66999999999996" table:style-name="ce76">
            <text:p>599,67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PAPELERIA Y UTILES DE OFICINA</text:p>
          </table:table-cell>
          <table:table-cell office:value-type="string" table:style-name="ce73">
            <text:p>DF-10</text:p>
          </table:table-cell>
          <table:table-cell office:value-type="date" office:date-value="2021-07-20T00:00:00" table:style-name="ce75">
            <text:p>20-jul-21</text:p>
          </table:table-cell>
          <table:table-cell office:value-type="string" table:style-name="ce74">
            <text:p>Fact # 6224 COR026-CORLANQUIMICA S.A. COMPRA DE SUMINISTRO DE OFICINA</text:p>
          </table:table-cell>
          <table:table-cell table:style-name="ce74"/>
          <table:table-cell office:value-type="float" office:value="57.5" table:style-name="ce76">
            <text:p>57,50<text:s/></text:p>
          </table:table-cell>
          <table:table-cell office:value-type="float" office:value="657.17" table:style-name="ce76">
            <text:p>657,17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PAPELERIA Y UTILES DE OFICINA</text:p>
          </table:table-cell>
          <table:table-cell office:value-type="string" table:style-name="ce73">
            <text:p>DF-36</text:p>
          </table:table-cell>
          <table:table-cell office:value-type="date" office:date-value="2021-08-25T00:00:00" table:style-name="ce75">
            <text:p>25-ago-21</text:p>
          </table:table-cell>
          <table:table-cell office:value-type="string" table:style-name="ce74">
            <text:p>Fact # 5641 ALD003-ALDAS ROMERO ERIK ANDRES COMPRA DE COOLING PAD TRUST (VENTILADOR PARA LAPTOP)</text:p>
          </table:table-cell>
          <table:table-cell table:style-name="ce74"/>
          <table:table-cell office:value-type="float" office:value="35.99" table:style-name="ce76">
            <text:p>35,99<text:s/></text:p>
          </table:table-cell>
          <table:table-cell office:value-type="float" office:value="693.16" table:style-name="ce76">
            <text:p>693,16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LUZ</text:p>
          </table:table-cell>
          <table:table-cell table:style-name="ce1"/>
          <table:table-cell office:value-type="date" office:date-value="2021-01-01T00:00:00" table:style-name="ce75">
            <text:p>01-ene-21</text:p>
          </table:table-cell>
          <table:table-cell office:value-type="string" table:style-name="ce74">
            <text:p>Saldo Inicial</text:p>
          </table:table-cell>
          <table:table-cell table:style-name="ce74"/>
          <table:table-cell office:value-type="float" office:value="0" table:style-name="ce76">
            <text:p>0,00<text:s/></text:p>
          </table:table-cell>
          <table:table-cell office:value-type="float" office:value="0" table:style-name="ce76">
            <text:p>0,0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LUZ</text:p>
          </table:table-cell>
          <table:table-cell office:value-type="string" table:style-name="ce73">
            <text:p>DR-915</text:p>
          </table:table-cell>
          <table:table-cell office:value-type="date" office:date-value="2021-02-13T00:00:00" table:style-name="ce75">
            <text:p>13-feb-21</text:p>
          </table:table-cell>
          <table:table-cell office:value-type="string" table:style-name="ce74">
            <text:p>NC # 1588872 COR018-CNEL EP N/C APLICA A FACTURA#002-999-001328473 POR DEVOLUCIÓN <text:s/>RES. 027-20 SPEE 17/06/2020 COD:0900420945</text:p>
          </table:table-cell>
          <table:table-cell table:style-name="ce74"/>
          <table:table-cell office:value-type="float" office:value="-0.17" table:style-name="ce76">
            <text:p>-0,17</text:p>
          </table:table-cell>
          <table:table-cell office:value-type="float" office:value="-0.17" table:style-name="ce76">
            <text:p>-0,17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LUZ</text:p>
          </table:table-cell>
          <table:table-cell office:value-type="string" table:style-name="ce73">
            <text:p>DR-919</text:p>
          </table:table-cell>
          <table:table-cell office:value-type="date" office:date-value="2021-02-13T00:00:00" table:style-name="ce75">
            <text:p>13-feb-21</text:p>
          </table:table-cell>
          <table:table-cell office:value-type="string" table:style-name="ce74">
            <text:p>NC # 1588876 COR018-CNEL EP N/C APLICA A FACTURA#002-999-002752960 POR DEVOLUCIÓN <text:s/>DEVOLUCIÓN COD:0900420945</text:p>
          </table:table-cell>
          <table:table-cell table:style-name="ce74"/>
          <table:table-cell office:value-type="float" office:value="-0.19" table:style-name="ce76">
            <text:p>-0,19</text:p>
          </table:table-cell>
          <table:table-cell office:value-type="float" office:value="-0.36" table:style-name="ce76">
            <text:p>-0,36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LUZ</text:p>
          </table:table-cell>
          <table:table-cell office:value-type="string" table:style-name="ce73">
            <text:p>DR-923</text:p>
          </table:table-cell>
          <table:table-cell office:value-type="date" office:date-value="2021-03-13T00:00:00" table:style-name="ce75">
            <text:p>13-mar-21</text:p>
          </table:table-cell>
          <table:table-cell office:value-type="string" table:style-name="ce74">
            <text:p>NC # 2849966 COR018-CNEL EP N/C APLICA A FACTURA#148-999-027575162 POR Ajuste periodos estimados-Rebaja SPEE TG Res027 <text:s/>13/02/2021 COD:0400902939</text:p>
          </table:table-cell>
          <table:table-cell table:style-name="ce74"/>
          <table:table-cell office:value-type="float" office:value="-0.36" table:style-name="ce76">
            <text:p>-0,36</text:p>
          </table:table-cell>
          <table:table-cell office:value-type="float" office:value="-0.72" table:style-name="ce76">
            <text:p>-0,72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LUZ</text:p>
          </table:table-cell>
          <table:table-cell office:value-type="string" table:style-name="ce73">
            <text:p>DR-921</text:p>
          </table:table-cell>
          <table:table-cell office:value-type="date" office:date-value="2021-03-16T00:00:00" table:style-name="ce75">
            <text:p>16-mar-21</text:p>
          </table:table-cell>
          <table:table-cell office:value-type="string" table:style-name="ce74">
            <text:p>NC # 2901262 COR018-CNEL EP N/C APLICA A FACTURA#148-999-028323862 POR Ajuste periodos estimados-Rebaja SPEE TG Res027 15/03/2021 COD:0400991060</text:p>
          </table:table-cell>
          <table:table-cell table:style-name="ce74"/>
          <table:table-cell office:value-type="float" office:value="-0.96" table:style-name="ce76">
            <text:p>-0,96</text:p>
          </table:table-cell>
          <table:table-cell office:value-type="float" office:value="-1.68" table:style-name="ce76">
            <text:p>-1,68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LUZ</text:p>
          </table:table-cell>
          <table:table-cell office:value-type="string" table:style-name="ce73">
            <text:p>DR-922</text:p>
          </table:table-cell>
          <table:table-cell office:value-type="date" office:date-value="2021-03-18T00:00:00" table:style-name="ce75">
            <text:p>18-mar-21</text:p>
          </table:table-cell>
          <table:table-cell office:value-type="string" table:style-name="ce74">
            <text:p>NC # 2906526 COR018-CNEL EP N/C APLICA A FACTURA#148-999-028303968 POR Ajuste periodos estimados-Rebaja SPEE TG Res027 15/03/2021 COD:0400895534</text:p>
          </table:table-cell>
          <table:table-cell table:style-name="ce74"/>
          <table:table-cell office:value-type="float" office:value="-6.51" table:style-name="ce76">
            <text:p>-6,51</text:p>
          </table:table-cell>
          <table:table-cell office:value-type="float" office:value="-8.19" table:style-name="ce76">
            <text:p>-8,19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ALIMENTACION/MOVILIZACION</text:p>
          </table:table-cell>
          <table:table-cell table:style-name="ce1"/>
          <table:table-cell office:value-type="date" office:date-value="2021-01-01T00:00:00" table:style-name="ce75">
            <text:p>01-ene-21</text:p>
          </table:table-cell>
          <table:table-cell office:value-type="string" table:style-name="ce74">
            <text:p>Saldo Inicial</text:p>
          </table:table-cell>
          <table:table-cell table:style-name="ce74"/>
          <table:table-cell office:value-type="float" office:value="0" table:style-name="ce76">
            <text:p>0,00<text:s/></text:p>
          </table:table-cell>
          <table:table-cell office:value-type="float" office:value="0" table:style-name="ce76">
            <text:p>0,0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ALIMENTACION/MOVILIZACION</text:p>
          </table:table-cell>
          <table:table-cell office:value-type="string" table:style-name="ce73">
            <text:p>DR-2345</text:p>
          </table:table-cell>
          <table:table-cell office:value-type="date" office:date-value="2021-06-30T00:00:00" table:style-name="ce75">
            <text:p>30-jun-21</text:p>
          </table:table-cell>
          <table:table-cell office:value-type="string" table:style-name="ce74">
            <text:p>Liqu # 2709 ROD023-RODRIGUEZ GOMEZ FERNANDO ALBERTO REEMBOLSO POR COMPRA DE HERRAMIENTAS, ALIMENTACIÓN Y MOVILIZACIÓN DÍAS 17 Y 18/JUN/2021</text:p>
          </table:table-cell>
          <table:table-cell table:style-name="ce74"/>
          <table:table-cell office:value-type="float" office:value="18" table:style-name="ce76">
            <text:p>18,00<text:s/></text:p>
          </table:table-cell>
          <table:table-cell office:value-type="float" office:value="18" table:style-name="ce76">
            <text:p>18,0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CORREO</text:p>
          </table:table-cell>
          <table:table-cell table:style-name="ce1"/>
          <table:table-cell office:value-type="date" office:date-value="2021-01-01T00:00:00" table:style-name="ce75">
            <text:p>01-ene-21</text:p>
          </table:table-cell>
          <table:table-cell office:value-type="string" table:style-name="ce74">
            <text:p>Saldo Inicial</text:p>
          </table:table-cell>
          <table:table-cell table:style-name="ce74"/>
          <table:table-cell office:value-type="float" office:value="0" table:style-name="ce76">
            <text:p>0,00<text:s/></text:p>
          </table:table-cell>
          <table:table-cell office:value-type="float" office:value="0" table:style-name="ce76">
            <text:p>0,0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CORREO</text:p>
          </table:table-cell>
          <table:table-cell office:value-type="string" table:style-name="ce73">
            <text:p>DF-46</text:p>
          </table:table-cell>
          <table:table-cell office:value-type="date" office:date-value="2021-02-09T00:00:00" table:style-name="ce75">
            <text:p>09-feb-21</text:p>
          </table:table-cell>
          <table:table-cell office:value-type="string" table:style-name="ce74">
            <text:p>Fact # 3746 SER016-SERVIENTREGA ECUADOR S.A. ENVÍO DE DOCUMENTO UNITARIO/GUÍA: 9001928398</text:p>
          </table:table-cell>
          <table:table-cell table:style-name="ce74"/>
          <table:table-cell office:value-type="float" office:value="3.84" table:style-name="ce76">
            <text:p>3,84<text:s/></text:p>
          </table:table-cell>
          <table:table-cell office:value-type="float" office:value="3.84" table:style-name="ce76">
            <text:p>3,84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SEGUROS Y REASEGUROS</text:p>
          </table:table-cell>
          <table:table-cell table:style-name="ce1"/>
          <table:table-cell office:value-type="date" office:date-value="2021-01-01T00:00:00" table:style-name="ce75">
            <text:p>01-ene-21</text:p>
          </table:table-cell>
          <table:table-cell office:value-type="string" table:style-name="ce74">
            <text:p>Saldo Inicial</text:p>
          </table:table-cell>
          <table:table-cell table:style-name="ce74"/>
          <table:table-cell office:value-type="float" office:value="0" table:style-name="ce76">
            <text:p>0,00<text:s/></text:p>
          </table:table-cell>
          <table:table-cell office:value-type="float" office:value="0" table:style-name="ce76">
            <text:p>0,0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SEGUROS Y REASEGUROS</text:p>
          </table:table-cell>
          <table:table-cell office:value-type="string" table:style-name="ce73">
            <text:p>DF-23</text:p>
          </table:table-cell>
          <table:table-cell office:value-type="date" office:date-value="2021-08-23T00:00:00" table:style-name="ce75">
            <text:p>23-ago-21</text:p>
          </table:table-cell>
          <table:table-cell office:value-type="string" table:style-name="ce74">
            <text:p>Fact # 934420 SEG011-SEGUROS EQUINOCCIAL S.A. SEGURO SEGÚN PÓLIZA#50548 DINERO Y VALORES</text:p>
          </table:table-cell>
          <table:table-cell table:style-name="ce74"/>
          <table:table-cell office:value-type="float" office:value="208.9" table:style-name="ce76">
            <text:p>208,90<text:s/></text:p>
          </table:table-cell>
          <table:table-cell office:value-type="float" office:value="208.9" table:style-name="ce76">
            <text:p>208,9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SEGUROS Y REASEGUROS</text:p>
          </table:table-cell>
          <table:table-cell office:value-type="string" table:style-name="ce73">
            <text:p>DF-24</text:p>
          </table:table-cell>
          <table:table-cell office:value-type="date" office:date-value="2021-08-23T00:00:00" table:style-name="ce75">
            <text:p>23-ago-21</text:p>
          </table:table-cell>
          <table:table-cell office:value-type="string" table:style-name="ce74">
            <text:p>Fact # 934414 SEG011-SEGUROS EQUINOCCIAL S.A. SEGURO SEGÚN PÓLIZA#50511 FIDELIDAD</text:p>
          </table:table-cell>
          <table:table-cell table:style-name="ce74"/>
          <table:table-cell office:value-type="float" office:value="417" table:style-name="ce76">
            <text:p>417,00<text:s/></text:p>
          </table:table-cell>
          <table:table-cell office:value-type="float" office:value="625.9" table:style-name="ce76">
            <text:p>625,9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SEGUROS Y REASEGUROS</text:p>
          </table:table-cell>
          <table:table-cell office:value-type="string" table:style-name="ce73">
            <text:p>DF-25</text:p>
          </table:table-cell>
          <table:table-cell office:value-type="date" office:date-value="2021-08-23T00:00:00" table:style-name="ce75">
            <text:p>23-ago-21</text:p>
          </table:table-cell>
          <table:table-cell office:value-type="string" table:style-name="ce74">
            <text:p>Fact # 934423 SEG011-SEGUROS EQUINOCCIAL S.A. SEGURO SEGÚN PÓLIZA#50840 MULTIRIESGO INDUSTRIAL</text:p>
          </table:table-cell>
          <table:table-cell table:style-name="ce74"/>
          <table:table-cell office:value-type="float" office:value="1260.9100000000001" table:style-name="ce76">
            <text:p>1.260,91<text:s/></text:p>
          </table:table-cell>
          <table:table-cell office:value-type="float" office:value="1886.81" table:style-name="ce76">
            <text:p>1.886,81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SEGUROS Y REASEGUROS</text:p>
          </table:table-cell>
          <table:table-cell office:value-type="string" table:style-name="ce73">
            <text:p>DF-26</text:p>
          </table:table-cell>
          <table:table-cell office:value-type="date" office:date-value="2021-08-23T00:00:00" table:style-name="ce75">
            <text:p>23-ago-21</text:p>
          </table:table-cell>
          <table:table-cell office:value-type="string" table:style-name="ce74">
            <text:p>Fact # 934418 SEG011-SEGUROS EQUINOCCIAL S.A. SEGURO SEGÚN PÓLIZA#52557 RESPONSABILIDAD CIVIL EXTRACONTRACTUAL</text:p>
          </table:table-cell>
          <table:table-cell table:style-name="ce74"/>
          <table:table-cell office:value-type="float" office:value="261" table:style-name="ce76">
            <text:p>261,00<text:s/></text:p>
          </table:table-cell>
          <table:table-cell office:value-type="float" office:value="2147.81" table:style-name="ce76">
            <text:p>2.147,81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SEGUROS Y REASEGUROS</text:p>
          </table:table-cell>
          <table:table-cell office:value-type="string" table:style-name="ce73">
            <text:p>DF-27</text:p>
          </table:table-cell>
          <table:table-cell office:value-type="date" office:date-value="2021-08-23T00:00:00" table:style-name="ce75">
            <text:p>23-ago-21</text:p>
          </table:table-cell>
          <table:table-cell office:value-type="string" table:style-name="ce74">
            <text:p>Fact # 934421 SEG011-SEGUROS EQUINOCCIAL S.A. SEGURO SEGÚN PÓLIZA #50667 TRANSPORTE INTERNO</text:p>
          </table:table-cell>
          <table:table-cell table:style-name="ce74"/>
          <table:table-cell office:value-type="float" office:value="469" table:style-name="ce76">
            <text:p>469,00<text:s/></text:p>
          </table:table-cell>
          <table:table-cell office:value-type="float" office:value="2616.81" table:style-name="ce76">
            <text:p>2.616,81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GASTOS LEGALES</text:p>
          </table:table-cell>
          <table:table-cell table:style-name="ce1"/>
          <table:table-cell office:value-type="date" office:date-value="2021-01-01T00:00:00" table:style-name="ce75">
            <text:p>01-ene-21</text:p>
          </table:table-cell>
          <table:table-cell office:value-type="string" table:style-name="ce74">
            <text:p>Saldo Inicial</text:p>
          </table:table-cell>
          <table:table-cell table:style-name="ce74"/>
          <table:table-cell office:value-type="float" office:value="0" table:style-name="ce76">
            <text:p>0,00<text:s/></text:p>
          </table:table-cell>
          <table:table-cell office:value-type="float" office:value="0" table:style-name="ce76">
            <text:p>0,0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GASTOS LEGALES</text:p>
          </table:table-cell>
          <table:table-cell office:value-type="string" table:style-name="ce73">
            <text:p>DF-48</text:p>
          </table:table-cell>
          <table:table-cell office:value-type="date" office:date-value="2021-01-22T00:00:00" table:style-name="ce75">
            <text:p>22-ene-21</text:p>
          </table:table-cell>
          <table:table-cell office:value-type="string" table:style-name="ce74">
            <text:p>Fact # 5563 AYC004-AYCART VINCENZINI CARRASCO PIERO THOMAS SERVICIOS POR RECONOCIMIENTOS DE FIRMAS Y CERTIFICACIÓN DE DTOS.</text:p>
          </table:table-cell>
          <table:table-cell table:style-name="ce74"/>
          <table:table-cell office:value-type="float" office:value="15.88" table:style-name="ce76">
            <text:p>15,88<text:s/></text:p>
          </table:table-cell>
          <table:table-cell office:value-type="float" office:value="15.88" table:style-name="ce76">
            <text:p>15,88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GASTOS LEGALES</text:p>
          </table:table-cell>
          <table:table-cell office:value-type="string" table:style-name="ce73">
            <text:p>DF-47</text:p>
          </table:table-cell>
          <table:table-cell office:value-type="date" office:date-value="2021-02-10T00:00:00" table:style-name="ce75">
            <text:p>10-feb-21</text:p>
          </table:table-cell>
          <table:table-cell office:value-type="string" table:style-name="ce74">
            <text:p>Fact # 94992 REG003-REGISTRO MERCANTIL DEL CANTON GUAYAQUIL DERECHO DE REGISTRO POR NOMBRAMIENTO Y ADICIONAL</text:p>
          </table:table-cell>
          <table:table-cell table:style-name="ce74"/>
          <table:table-cell office:value-type="float" office:value="30" table:style-name="ce76">
            <text:p>30,00<text:s/></text:p>
          </table:table-cell>
          <table:table-cell office:value-type="float" office:value="45.88" table:style-name="ce76">
            <text:p>45,88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GASTOS LEGALES</text:p>
          </table:table-cell>
          <table:table-cell office:value-type="string" table:style-name="ce73">
            <text:p>DF-55</text:p>
          </table:table-cell>
          <table:table-cell office:value-type="date" office:date-value="2021-06-16T00:00:00" table:style-name="ce75">
            <text:p>16-jun-21</text:p>
          </table:table-cell>
          <table:table-cell office:value-type="string" table:style-name="ce74">
            <text:p>Fact # 9616 AYC004-AYCART VINCENZINI CARRASCO PIERO THOMAS SERVICIOS POR CERTIFICACIÓN DE DOCUMENTOS (DPTO. LEGAL)</text:p>
          </table:table-cell>
          <table:table-cell table:style-name="ce74"/>
          <table:table-cell office:value-type="float" office:value="1.79" table:style-name="ce76">
            <text:p>1,79<text:s/></text:p>
          </table:table-cell>
          <table:table-cell office:value-type="float" office:value="47.67" table:style-name="ce76">
            <text:p>47,67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GASTOS LEGALES</text:p>
          </table:table-cell>
          <table:table-cell office:value-type="string" table:style-name="ce73">
            <text:p>DF-11</text:p>
          </table:table-cell>
          <table:table-cell office:value-type="date" office:date-value="2021-07-19T00:00:00" table:style-name="ce75">
            <text:p>19-jul-21</text:p>
          </table:table-cell>
          <table:table-cell office:value-type="string" table:style-name="ce74">
            <text:p>Fact # 10956 AYC004-AYCART VINCENZINI CARRASCO PIERO THOMAS SERVICIOS POR DATOS: PROCURACIÓN JUDICIAL PERSONA NATURAL, CERTIFICADO DTOS Y CONSULTA DATOS BIOMETRICOS</text:p>
          </table:table-cell>
          <table:table-cell table:style-name="ce74"/>
          <table:table-cell office:value-type="float" office:value="26.09" table:style-name="ce76">
            <text:p>26,09<text:s/></text:p>
          </table:table-cell>
          <table:table-cell office:value-type="float" office:value="73.760000000000005" table:style-name="ce76">
            <text:p>73,76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MANTENIMIENTO DE EQUIPOS</text:p>
          </table:table-cell>
          <table:table-cell table:style-name="ce1"/>
          <table:table-cell office:value-type="date" office:date-value="2021-01-01T00:00:00" table:style-name="ce75">
            <text:p>01-ene-21</text:p>
          </table:table-cell>
          <table:table-cell office:value-type="string" table:style-name="ce74">
            <text:p>Saldo Inicial</text:p>
          </table:table-cell>
          <table:table-cell table:style-name="ce74"/>
          <table:table-cell office:value-type="float" office:value="0" table:style-name="ce76">
            <text:p>0,00<text:s/></text:p>
          </table:table-cell>
          <table:table-cell office:value-type="float" office:value="0" table:style-name="ce76">
            <text:p>0,0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MANTENIMIENTO DE EQUIPOS</text:p>
          </table:table-cell>
          <table:table-cell office:value-type="string" table:style-name="ce73">
            <text:p>DF-29</text:p>
          </table:table-cell>
          <table:table-cell office:value-type="date" office:date-value="2021-02-12T00:00:00" table:style-name="ce75">
            <text:p>12-feb-21</text:p>
          </table:table-cell>
          <table:table-cell office:value-type="string" table:style-name="ce74">
            <text:p>Fact # 8033 ALD003-ALDAS ROMERO ERIK ANDRES COMPRA DE MEMORIA RAM XPG FLAME 16GB CON DISPENSADOR DE CALOR ; TARJ. CRÉDITO</text:p>
          </table:table-cell>
          <table:table-cell table:style-name="ce74"/>
          <table:table-cell office:value-type="float" office:value="95" table:style-name="ce76">
            <text:p>95,00<text:s/></text:p>
          </table:table-cell>
          <table:table-cell office:value-type="float" office:value="95" table:style-name="ce76">
            <text:p>95,0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MANTENIMIENTO DE EQUIPOS</text:p>
          </table:table-cell>
          <table:table-cell office:value-type="string" table:style-name="ce73">
            <text:p>DF-6</text:p>
          </table:table-cell>
          <table:table-cell office:value-type="date" office:date-value="2021-03-22T00:00:00" table:style-name="ce75">
            <text:p>22-mar-21</text:p>
          </table:table-cell>
          <table:table-cell office:value-type="string" table:style-name="ce74">
            <text:p>Fact # 73002 COM024-COMPUTRONSA S.A. COMPRA DE BATERIA PARA LAPTOP, ADAPTADOR PARA LAPTOP DELL MAS REVISIÓN Y DIAGNOSTICO</text:p>
          </table:table-cell>
          <table:table-cell table:style-name="ce74"/>
          <table:table-cell office:value-type="float" office:value="138.38999999999999" table:style-name="ce76">
            <text:p>138,39<text:s/></text:p>
          </table:table-cell>
          <table:table-cell office:value-type="float" office:value="233.39" table:style-name="ce76">
            <text:p>233,39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MANTENIMIENTO DE EQUIPOS</text:p>
          </table:table-cell>
          <table:table-cell office:value-type="string" table:style-name="ce73">
            <text:p>DF-18</text:p>
          </table:table-cell>
          <table:table-cell office:value-type="date" office:date-value="2021-03-24T00:00:00" table:style-name="ce75">
            <text:p>24-mar-21</text:p>
          </table:table-cell>
          <table:table-cell office:value-type="string" table:style-name="ce74">
            <text:p>Fact # 60235 SER020-SERIMTEC PC ECUADOR S.A. COMPRA DE MEMORIA NOTEBOOK DDR3 1600/1333 4GB (PULLED) SUPER TALENT USM150820001</text:p>
          </table:table-cell>
          <table:table-cell table:style-name="ce74"/>
          <table:table-cell office:value-type="float" office:value="29" table:style-name="ce76">
            <text:p>29,00<text:s/></text:p>
          </table:table-cell>
          <table:table-cell office:value-type="float" office:value="262.39" table:style-name="ce76">
            <text:p>262,39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MANTENIMIENTO DE EQUIPOS</text:p>
          </table:table-cell>
          <table:table-cell office:value-type="string" table:style-name="ce73">
            <text:p>DF-57</text:p>
          </table:table-cell>
          <table:table-cell office:value-type="date" office:date-value="2021-04-21T00:00:00" table:style-name="ce75">
            <text:p>21-abr-21</text:p>
          </table:table-cell>
          <table:table-cell office:value-type="string" table:style-name="ce74">
            <text:p>Fact # 4801 ALC010-ALCIVAR BRICIO HUMBERTO SERVICIO POR INSTALACION DE ACOND. DEAIRE SPLIT <text:s/>Y MATERIALES: DOS LIBRAS DE REFRIGERANTES</text:p>
          </table:table-cell>
          <table:table-cell table:style-name="ce74"/>
          <table:table-cell office:value-type="float" office:value="138" table:style-name="ce76">
            <text:p>138,00<text:s/></text:p>
          </table:table-cell>
          <table:table-cell office:value-type="float" office:value="400.39" table:style-name="ce76">
            <text:p>400,39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MANTENIMIENTO DE EQUIPOS</text:p>
          </table:table-cell>
          <table:table-cell office:value-type="string" table:style-name="ce73">
            <text:p>DF-32</text:p>
          </table:table-cell>
          <table:table-cell office:value-type="date" office:date-value="2021-05-10T00:00:00" table:style-name="ce75">
            <text:p>10-may-21</text:p>
          </table:table-cell>
          <table:table-cell office:value-type="string" table:style-name="ce74">
            <text:p>Fact # 909817 SIG001-SIGLO 21 SERVICIO MANO DE OBRA POR DIAGNOSTICO DE <text:s/>EQUIPO</text:p>
          </table:table-cell>
          <table:table-cell table:style-name="ce74"/>
          <table:table-cell office:value-type="float" office:value="30" table:style-name="ce76">
            <text:p>30,00<text:s/></text:p>
          </table:table-cell>
          <table:table-cell office:value-type="float" office:value="430.39" table:style-name="ce76">
            <text:p>430,39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MANTENIMIENTO DE EQUIPOS</text:p>
          </table:table-cell>
          <table:table-cell office:value-type="string" table:style-name="ce73">
            <text:p>DF-1</text:p>
          </table:table-cell>
          <table:table-cell office:value-type="date" office:date-value="2021-06-01T00:00:00" table:style-name="ce75">
            <text:p>01-jun-21</text:p>
          </table:table-cell>
          <table:table-cell office:value-type="string" table:style-name="ce74">
            <text:p>Fact # 913047 SIG001-SIGLO 21 REPUESTO DE IMPRESORA EPSON FA04060 CABEZAL Y SERVICIO MANO DE OBRA POR REPARACIÓN DE <text:s/>EQUIPO (DPTO. JURÍDICO)</text:p>
          </table:table-cell>
          <table:table-cell table:style-name="ce74"/>
          <table:table-cell office:value-type="float" office:value="95" table:style-name="ce76">
            <text:p>95,00<text:s/></text:p>
          </table:table-cell>
          <table:table-cell office:value-type="float" office:value="525.39" table:style-name="ce76">
            <text:p>525,39<text:s/></text:p>
          </table:table-cell>
          <table:table-cell table:number-columns-repeated="16377"/>
        </table:table-row>
        <table:table-row table:style-name="ro1">
          <table:table-cell office:value-type="string" table:style-name="ce74">
            <text:p>HONORARIOS PROFESIONALES</text:p>
          </table:table-cell>
          <table:table-cell table:style-name="ce1"/>
          <table:table-cell office:value-type="date" office:date-value="2021-01-01T00:00:00" table:style-name="ce75">
            <text:p>01-ene-21</text:p>
          </table:table-cell>
          <table:table-cell office:value-type="string" table:style-name="ce74">
            <text:p>Saldo Inicial</text:p>
          </table:table-cell>
          <table:table-cell office:value-type="string" table:style-name="ce74">
            <text:p>NULL</text:p>
          </table:table-cell>
          <table:table-cell office:value-type="float" office:value="0" table:style-name="ce76">
            <text:p>0,00<text:s/></text:p>
          </table:table-cell>
          <table:table-cell office:value-type="float" office:value="0" table:style-name="ce76">
            <text:p>0,00<text:s/></text:p>
          </table:table-cell>
          <table:table-cell table:number-columns-repeated="16377"/>
        </table:table-row>
        <table:table-row table:style-name="ro1">
          <table:table-cell office:value-type="string" table:style-name="ce74">
            <text:p>HONORARIOS PROFESIONALES</text:p>
          </table:table-cell>
          <table:table-cell office:value-type="string" table:style-name="ce73">
            <text:p>DF-27</text:p>
          </table:table-cell>
          <table:table-cell office:value-type="date" office:date-value="2021-01-22T00:00:00" table:style-name="ce75">
            <text:p>22-ene-21</text:p>
          </table:table-cell>
          <table:table-cell office:value-type="string" table:style-name="ce74">
            <text:p>Fact # 134 BAQ024-BAQUE BAQUE BYRON PAUL SERVICIOS PROFESIONALES DE TELECOMUNICACIONES</text:p>
          </table:table-cell>
          <table:table-cell office:value-type="string" table:style-name="ce74">
            <text:p>BAQUE BAQUE BYRON PAUL</text:p>
          </table:table-cell>
          <table:table-cell office:value-type="float" office:value="222.22" table:style-name="ce76">
            <text:p>222,22<text:s/></text:p>
          </table:table-cell>
          <table:table-cell office:value-type="float" office:value="222.22" table:style-name="ce76">
            <text:p>222,22<text:s/></text:p>
          </table:table-cell>
          <table:table-cell table:number-columns-repeated="16377"/>
        </table:table-row>
        <table:table-row table:style-name="ro1">
          <table:table-cell office:value-type="string" table:style-name="ce74">
            <text:p>HONORARIOS PROFESIONALES</text:p>
          </table:table-cell>
          <table:table-cell office:value-type="string" table:style-name="ce73">
            <text:p>DF-35</text:p>
          </table:table-cell>
          <table:table-cell office:value-type="date" office:date-value="2021-01-25T00:00:00" table:style-name="ce75">
            <text:p>25-ene-21</text:p>
          </table:table-cell>
          <table:table-cell office:value-type="string" table:style-name="ce74">
            <text:p>Fact # 1055 NOG003-NOGALES Y PLATON MANUEL ALEJANDRO HONORARIOS COMO INTERVENTOR MES DE ENERO 2021</text:p>
          </table:table-cell>
          <table:table-cell office:value-type="string" table:style-name="ce74">
            <text:p>NOGALES Y PLATON</text:p>
          </table:table-cell>
          <table:table-cell office:value-type="float" office:value="1250" table:style-name="ce76">
            <text:p>1.250,00<text:s/></text:p>
          </table:table-cell>
          <table:table-cell office:value-type="float" office:value="1472.22" table:style-name="ce76">
            <text:p>1.472,22<text:s/></text:p>
          </table:table-cell>
          <table:table-cell table:number-columns-repeated="16377"/>
        </table:table-row>
        <table:table-row table:style-name="ro1">
          <table:table-cell office:value-type="string" table:style-name="ce74">
            <text:p>HONORARIOS PROFESIONALES</text:p>
          </table:table-cell>
          <table:table-cell office:value-type="string" table:style-name="ce73">
            <text:p>DF-37</text:p>
          </table:table-cell>
          <table:table-cell office:value-type="date" office:date-value="2021-01-25T00:00:00" table:style-name="ce75">
            <text:p>25-ene-21</text:p>
          </table:table-cell>
          <table:table-cell office:value-type="string" table:style-name="ce74">
            <text:p>Fact # 109 EST018-ESTUPIÑAN ANDRADE FRANCISCO JAVIER SERVICIOS PRESTADOS DE TELECOMUNICACIONES</text:p>
          </table:table-cell>
          <table:table-cell office:value-type="string" table:style-name="ce74">
            <text:p>JAVIER ESTUPIÑAN</text:p>
          </table:table-cell>
          <table:table-cell office:value-type="float" office:value="444.44" table:style-name="ce76">
            <text:p>444,44<text:s/></text:p>
          </table:table-cell>
          <table:table-cell office:value-type="float" office:value="1916.66" table:style-name="ce76">
            <text:p>1.916,66<text:s/></text:p>
          </table:table-cell>
          <table:table-cell table:number-columns-repeated="16377"/>
        </table:table-row>
        <table:table-row table:style-name="ro1">
          <table:table-cell office:value-type="string" table:style-name="ce74">
            <text:p>HONORARIOS PROFESIONALES</text:p>
          </table:table-cell>
          <table:table-cell office:value-type="string" table:style-name="ce73">
            <text:p>DF-39</text:p>
          </table:table-cell>
          <table:table-cell office:value-type="date" office:date-value="2021-01-27T00:00:00" table:style-name="ce75">
            <text:p>27-ene-21</text:p>
          </table:table-cell>
          <table:table-cell office:value-type="string" table:style-name="ce74">
            <text:p>Fact # 433 UCF073-BAQUERIZO DAVILA PABLO JONATHAN HONORARIOS PROFESIONALES MES DE ENERO 2021</text:p>
          </table:table-cell>
          <table:table-cell office:value-type="string" table:style-name="ce74">
            <text:p>BAQUERIZO DAVILA PABLO</text:p>
          </table:table-cell>
          <table:table-cell office:value-type="float" office:value="4000" table:style-name="ce76">
            <text:p>4.000,00<text:s/></text:p>
          </table:table-cell>
          <table:table-cell office:value-type="float" office:value="5916.66" table:style-name="ce76">
            <text:p>5.916,66<text:s/></text:p>
          </table:table-cell>
          <table:table-cell table:number-columns-repeated="16377"/>
        </table:table-row>
        <table:table-row table:style-name="ro1">
          <table:table-cell office:value-type="string" table:style-name="ce74">
            <text:p>HONORARIOS PROFESIONALES</text:p>
          </table:table-cell>
          <table:table-cell office:value-type="string" table:style-name="ce73">
            <text:p>DF-16</text:p>
          </table:table-cell>
          <table:table-cell office:value-type="date" office:date-value="2021-02-10T00:00:00" table:style-name="ce75">
            <text:p>10-feb-21</text:p>
          </table:table-cell>
          <table:table-cell office:value-type="string" table:style-name="ce74">
            <text:p>Fact # 6495 ARR005-ARROBA PIEDRA RODRIGO HONORARIOS PROFESIONALES: JUBILACIÓN PATRONAL TODO EL PERSONAL E INDEMNIZACIONES LABORALES POR DESAHUCIO TODO EL PERSONAL BAJO NIIF - NIC 19, AÑO 2020</text:p>
          </table:table-cell>
          <table:table-cell office:value-type="string" table:style-name="ce74">
            <text:p>ARROBA PIEDRA RODRIGO</text:p>
          </table:table-cell>
          <table:table-cell office:value-type="float" office:value="300" table:style-name="ce76">
            <text:p>300,00<text:s/></text:p>
          </table:table-cell>
          <table:table-cell office:value-type="float" office:value="6216.66" table:style-name="ce76">
            <text:p>6.216,66<text:s/></text:p>
          </table:table-cell>
          <table:table-cell table:number-columns-repeated="16377"/>
        </table:table-row>
        <table:table-row table:style-name="ro1">
          <table:table-cell office:value-type="string" table:style-name="ce74">
            <text:p>HONORARIOS PROFESIONALES</text:p>
          </table:table-cell>
          <table:table-cell office:value-type="string" table:style-name="ce73">
            <text:p>DF-28</text:p>
          </table:table-cell>
          <table:table-cell office:value-type="date" office:date-value="2021-02-24T00:00:00" table:style-name="ce75">
            <text:p>24-feb-21</text:p>
          </table:table-cell>
          <table:table-cell office:value-type="string" table:style-name="ce74">
            <text:p>Fact # 135 BAQ024-BAQUE BAQUE BYRON PAUL SERVICIOS PROFESIONALES DE TELECOMUNICACIÓN MES DE FEB 2021</text:p>
          </table:table-cell>
          <table:table-cell office:value-type="string" table:style-name="ce74">
            <text:p>BAQUE BAQUE BYRON PAUL</text:p>
          </table:table-cell>
          <table:table-cell office:value-type="float" office:value="222.22" table:style-name="ce76">
            <text:p>222,22<text:s/></text:p>
          </table:table-cell>
          <table:table-cell office:value-type="float" office:value="6438.88" table:style-name="ce76">
            <text:p>6.438,88<text:s/></text:p>
          </table:table-cell>
          <table:table-cell table:number-columns-repeated="16377"/>
        </table:table-row>
        <table:table-row table:style-name="ro1">
          <table:table-cell office:value-type="string" table:style-name="ce74">
            <text:p>HONORARIOS PROFESIONALES</text:p>
          </table:table-cell>
          <table:table-cell office:value-type="string" table:style-name="ce73">
            <text:p>DF-49</text:p>
          </table:table-cell>
          <table:table-cell office:value-type="date" office:date-value="2021-02-24T00:00:00" table:style-name="ce75">
            <text:p>24-feb-21</text:p>
          </table:table-cell>
          <table:table-cell office:value-type="string" table:style-name="ce74">
            <text:p>Fact # 110 EST018-ESTUPIÑAN ANDRADE FRANCISCO JAVIER SERVICIOS PRESTADOS DE TELECOMUNICACIONES MES DE FEB 2021</text:p>
          </table:table-cell>
          <table:table-cell office:value-type="string" table:style-name="ce74">
            <text:p>JAVIER ESTUPIÑAN</text:p>
          </table:table-cell>
          <table:table-cell office:value-type="float" office:value="444.44" table:style-name="ce76">
            <text:p>444,44<text:s/></text:p>
          </table:table-cell>
          <table:table-cell office:value-type="float" office:value="6883.32" table:style-name="ce76">
            <text:p>6.883,32<text:s/></text:p>
          </table:table-cell>
          <table:table-cell table:number-columns-repeated="16377"/>
        </table:table-row>
        <table:table-row table:style-name="ro1">
          <table:table-cell office:value-type="string" table:style-name="ce74">
            <text:p>HONORARIOS PROFESIONALES</text:p>
          </table:table-cell>
          <table:table-cell office:value-type="string" table:style-name="ce73">
            <text:p>DF-51</text:p>
          </table:table-cell>
          <table:table-cell office:value-type="date" office:date-value="2021-02-25T00:00:00" table:style-name="ce75">
            <text:p>25-feb-21</text:p>
          </table:table-cell>
          <table:table-cell office:value-type="string" table:style-name="ce74">
            <text:p>Fact # 435 UCF073-BAQUERIZO DAVILA PABLO JONATHAN HONORARIOS PROFESIONALES MES DE FEB 2021</text:p>
          </table:table-cell>
          <table:table-cell office:value-type="string" table:style-name="ce74">
            <text:p>BAQUERIZO DAVILA PABLO</text:p>
          </table:table-cell>
          <table:table-cell office:value-type="float" office:value="4000" table:style-name="ce76">
            <text:p>4.000,00<text:s/></text:p>
          </table:table-cell>
          <table:table-cell office:value-type="float" office:value="10883.32" table:style-name="ce76">
            <text:p>10.883,32<text:s/></text:p>
          </table:table-cell>
          <table:table-cell table:number-columns-repeated="16377"/>
        </table:table-row>
        <table:table-row table:style-name="ro1">
          <table:table-cell office:value-type="string" table:style-name="ce74">
            <text:p>HONORARIOS PROFESIONALES</text:p>
          </table:table-cell>
          <table:table-cell office:value-type="string" table:style-name="ce73">
            <text:p>DF-60</text:p>
          </table:table-cell>
          <table:table-cell office:value-type="date" office:date-value="2021-02-25T00:00:00" table:style-name="ce75">
            <text:p>25-feb-21</text:p>
          </table:table-cell>
          <table:table-cell office:value-type="string" table:style-name="ce74">
            <text:p>Fact # 1068 NOG003-NOGALES Y PLATON MANUEL ALEJANDRO HONORARIOS COMO INTERVENTOR MES DE FEBRERO 2021</text:p>
          </table:table-cell>
          <table:table-cell office:value-type="string" table:style-name="ce74">
            <text:p>NOGALES Y PLATON</text:p>
          </table:table-cell>
          <table:table-cell office:value-type="float" office:value="1250" table:style-name="ce76">
            <text:p>1.250,00<text:s/></text:p>
          </table:table-cell>
          <table:table-cell office:value-type="float" office:value="12133.32" table:style-name="ce76">
            <text:p>12.133,32<text:s/></text:p>
          </table:table-cell>
          <table:table-cell table:number-columns-repeated="16377"/>
        </table:table-row>
        <table:table-row table:style-name="ro1">
          <table:table-cell office:value-type="string" table:style-name="ce74">
            <text:p>HONORARIOS PROFESIONALES</text:p>
          </table:table-cell>
          <table:table-cell office:value-type="string" table:style-name="ce73">
            <text:p>DF-7</text:p>
          </table:table-cell>
          <table:table-cell office:value-type="date" office:date-value="2021-03-16T00:00:00" table:style-name="ce75">
            <text:p>16-mar-21</text:p>
          </table:table-cell>
          <table:table-cell office:value-type="string" table:style-name="ce74">
            <text:p>Fact # 205 ESP025-ESPINOSA TORO ALEX JAVIER FICHAS MEDICAS Y CERTIFICADOS</text:p>
          </table:table-cell>
          <table:table-cell office:value-type="string" table:style-name="ce74">
            <text:p>ESPINOZA TORO ALEX</text:p>
          </table:table-cell>
          <table:table-cell office:value-type="float" office:value="222.2" table:style-name="ce76">
            <text:p>222,20<text:s/></text:p>
          </table:table-cell>
          <table:table-cell office:value-type="float" office:value="12355.52" table:style-name="ce76">
            <text:p>12.355,52<text:s/></text:p>
          </table:table-cell>
          <table:table-cell table:number-columns-repeated="16377"/>
        </table:table-row>
        <table:table-row table:style-name="ro1">
          <table:table-cell office:value-type="string" table:style-name="ce74">
            <text:p>HONORARIOS PROFESIONALES</text:p>
          </table:table-cell>
          <table:table-cell office:value-type="string" table:style-name="ce73">
            <text:p>DF-45</text:p>
          </table:table-cell>
          <table:table-cell office:value-type="date" office:date-value="2021-03-23T00:00:00" table:style-name="ce75">
            <text:p>23-mar-21</text:p>
          </table:table-cell>
          <table:table-cell office:value-type="string" table:style-name="ce74">
            <text:p>Fact # 1076 NOG003-NOGALES Y PLATON MANUEL ALEJANDRO HONORARIOS COMO INTERVENTOR POR ELMES DE MARZO 2021</text:p>
          </table:table-cell>
          <table:table-cell office:value-type="string" table:style-name="ce74">
            <text:p>NOGALES Y PLATON</text:p>
          </table:table-cell>
          <table:table-cell office:value-type="float" office:value="1250" table:style-name="ce76">
            <text:p>1.250,00<text:s/></text:p>
          </table:table-cell>
          <table:table-cell office:value-type="float" office:value="13605.52" table:style-name="ce76">
            <text:p>13.605,52<text:s/></text:p>
          </table:table-cell>
          <table:table-cell table:number-columns-repeated="16377"/>
        </table:table-row>
        <table:table-row table:style-name="ro1">
          <table:table-cell office:value-type="string" table:style-name="ce74">
            <text:p>HONORARIOS PROFESIONALES</text:p>
          </table:table-cell>
          <table:table-cell office:value-type="string" table:style-name="ce73">
            <text:p>DF-15</text:p>
          </table:table-cell>
          <table:table-cell office:value-type="date" office:date-value="2021-03-24T00:00:00" table:style-name="ce75">
            <text:p>24-mar-21</text:p>
          </table:table-cell>
          <table:table-cell office:value-type="string" table:style-name="ce74">
            <text:p>Fact # 137 BAQ024-BAQUE BAQUE BYRON PAUL SERVICIOS PROFESIONALES DE TELECOMUNICACIONES</text:p>
          </table:table-cell>
          <table:table-cell office:value-type="string" table:style-name="ce74">
            <text:p>BAQUE BAQUE BYRON PAUL</text:p>
          </table:table-cell>
          <table:table-cell office:value-type="float" office:value="222.22" table:style-name="ce76">
            <text:p>222,22<text:s/></text:p>
          </table:table-cell>
          <table:table-cell office:value-type="float" office:value="13827.74" table:style-name="ce76">
            <text:p>13.827,74<text:s/></text:p>
          </table:table-cell>
          <table:table-cell table:number-columns-repeated="16377"/>
        </table:table-row>
        <table:table-row table:style-name="ro1">
          <table:table-cell office:value-type="string" table:style-name="ce74">
            <text:p>HONORARIOS PROFESIONALES</text:p>
          </table:table-cell>
          <table:table-cell office:value-type="string" table:style-name="ce73">
            <text:p>DF-46</text:p>
          </table:table-cell>
          <table:table-cell office:value-type="date" office:date-value="2021-03-25T00:00:00" table:style-name="ce75">
            <text:p>25-mar-21</text:p>
          </table:table-cell>
          <table:table-cell office:value-type="string" table:style-name="ce74">
            <text:p>Fact # 111 EST018-ESTUPIÑAN ANDRADE FRANCISCO JAVIER SERVICIOS PRESTADOS DE TELECOMUNICACIONES MES DE MARZO 2021</text:p>
          </table:table-cell>
          <table:table-cell office:value-type="string" table:style-name="ce74">
            <text:p>JAVIER ESTUPIÑAN</text:p>
          </table:table-cell>
          <table:table-cell office:value-type="float" office:value="444.44" table:style-name="ce76">
            <text:p>444,44<text:s/></text:p>
          </table:table-cell>
          <table:table-cell office:value-type="float" office:value="14272.18" table:style-name="ce76">
            <text:p>14.272,18<text:s/></text:p>
          </table:table-cell>
          <table:table-cell table:number-columns-repeated="16377"/>
        </table:table-row>
        <table:table-row table:style-name="ro1">
          <table:table-cell office:value-type="string" table:style-name="ce74">
            <text:p>HONORARIOS PROFESIONALES</text:p>
          </table:table-cell>
          <table:table-cell office:value-type="string" table:style-name="ce73">
            <text:p>DF-47</text:p>
          </table:table-cell>
          <table:table-cell office:value-type="date" office:date-value="2021-03-29T00:00:00" table:style-name="ce75">
            <text:p>29-mar-21</text:p>
          </table:table-cell>
          <table:table-cell office:value-type="string" table:style-name="ce74">
            <text:p>Fact # 438 UCF073-BAQUERIZO DAVILA PABLO JONATHAN HONORARIOS PROFESIONALES MES DE MARZO 2021</text:p>
          </table:table-cell>
          <table:table-cell office:value-type="string" table:style-name="ce74">
            <text:p>BAQUERIZO DAVILA PABLO</text:p>
          </table:table-cell>
          <table:table-cell office:value-type="float" office:value="4000" table:style-name="ce76">
            <text:p>4.000,00<text:s/></text:p>
          </table:table-cell>
          <table:table-cell office:value-type="float" office:value="18272.18" table:style-name="ce76">
            <text:p>18.272,18<text:s/></text:p>
          </table:table-cell>
          <table:table-cell table:number-columns-repeated="16377"/>
        </table:table-row>
        <table:table-row table:style-name="ro1">
          <table:table-cell office:value-type="string" table:style-name="ce74">
            <text:p>HONORARIOS PROFESIONALES</text:p>
          </table:table-cell>
          <table:table-cell office:value-type="string" table:style-name="ce73">
            <text:p>DF-55</text:p>
          </table:table-cell>
          <table:table-cell office:value-type="date" office:date-value="2021-03-31T00:00:00" table:style-name="ce75">
            <text:p>31-mar-21</text:p>
          </table:table-cell>
          <table:table-cell office:value-type="string" table:style-name="ce74">
            <text:p>Fact # 1 NAZ003-NAZARENO ANGULO ERIKA JENNIFFER SERVICIOS PROFESIONALES DE TELECOMUNICACIONES MES DE MARZO 2021</text:p>
          </table:table-cell>
          <table:table-cell office:value-type="string" table:style-name="ce74">
            <text:p>NAZARENO ANGULO ERIKA</text:p>
          </table:table-cell>
          <table:table-cell office:value-type="float" office:value="2000" table:style-name="ce76">
            <text:p>2.000,00<text:s/></text:p>
          </table:table-cell>
          <table:table-cell office:value-type="float" office:value="20272.18" table:style-name="ce76">
            <text:p>20.272,18<text:s/></text:p>
          </table:table-cell>
          <table:table-cell table:number-columns-repeated="16377"/>
        </table:table-row>
        <table:table-row table:style-name="ro1">
          <table:table-cell office:value-type="string" table:style-name="ce74">
            <text:p>HONORARIOS PROFESIONALES</text:p>
          </table:table-cell>
          <table:table-cell office:value-type="string" table:style-name="ce73">
            <text:p>DF-40</text:p>
          </table:table-cell>
          <table:table-cell office:value-type="date" office:date-value="2021-04-15T00:00:00" table:style-name="ce75">
            <text:p>15-abr-21</text:p>
          </table:table-cell>
          <table:table-cell office:value-type="string" table:style-name="ce74">
            <text:p>Fact # 2775 FEL003-FELIX MONTALVO &amp; ASOCIADOS FELMON CIA. LTDA SERVICIO DE AUDITORIA EXTERNA A LOS ESTADOS FINANCIEROS POR EL AÑO 2020, CANCELACIÓN 50%</text:p>
          </table:table-cell>
          <table:table-cell office:value-type="string" table:style-name="ce74">
            <text:p>FELMON CIA. LTDA.</text:p>
          </table:table-cell>
          <table:table-cell office:value-type="float" office:value="2250" table:style-name="ce76">
            <text:p>2.250,00<text:s/></text:p>
          </table:table-cell>
          <table:table-cell office:value-type="float" office:value="22522.18" table:style-name="ce76">
            <text:p>22.522,18<text:s/></text:p>
          </table:table-cell>
          <table:table-cell table:number-columns-repeated="16377"/>
        </table:table-row>
        <table:table-row table:style-name="ro1">
          <table:table-cell office:value-type="string" table:style-name="ce74">
            <text:p>HONORARIOS PROFESIONALES</text:p>
          </table:table-cell>
          <table:table-cell office:value-type="string" table:style-name="ce73">
            <text:p>DF-43</text:p>
          </table:table-cell>
          <table:table-cell office:value-type="date" office:date-value="2021-04-26T00:00:00" table:style-name="ce75">
            <text:p>26-abr-21</text:p>
          </table:table-cell>
          <table:table-cell office:value-type="string" table:style-name="ce74">
            <text:p>Fact # 139 BAQ024-BAQUE BAQUE BYRON PAUL SERVICIOS PROFESIONALES DE TELECOMUNICACIONES MES DE ABRIL 2021</text:p>
          </table:table-cell>
          <table:table-cell office:value-type="string" table:style-name="ce74">
            <text:p>BAQUE BAQUE BYRON PAUL</text:p>
          </table:table-cell>
          <table:table-cell office:value-type="float" office:value="222.22" table:style-name="ce76">
            <text:p>222,22<text:s/></text:p>
          </table:table-cell>
          <table:table-cell office:value-type="float" office:value="22744.400000000001" table:style-name="ce76">
            <text:p>22.744,40<text:s/></text:p>
          </table:table-cell>
          <table:table-cell table:number-columns-repeated="16377"/>
        </table:table-row>
        <table:table-row table:style-name="ro1">
          <table:table-cell office:value-type="string" table:style-name="ce74">
            <text:p>HONORARIOS PROFESIONALES</text:p>
          </table:table-cell>
          <table:table-cell office:value-type="string" table:style-name="ce73">
            <text:p>DF-44</text:p>
          </table:table-cell>
          <table:table-cell office:value-type="date" office:date-value="2021-04-26T00:00:00" table:style-name="ce75">
            <text:p>26-abr-21</text:p>
          </table:table-cell>
          <table:table-cell office:value-type="string" table:style-name="ce74">
            <text:p>Fact # 112 EST018-ESTUPIÑAN ANDRADE FRANCISCO JAVIER SERVICIOS PRESTADOS DE TELECOMUNICACIONES MES DE ABRIL 2021</text:p>
          </table:table-cell>
          <table:table-cell office:value-type="string" table:style-name="ce74">
            <text:p>JAVIER ESTUPIÑAN</text:p>
          </table:table-cell>
          <table:table-cell office:value-type="float" office:value="444.44" table:style-name="ce76">
            <text:p>444,44<text:s/></text:p>
          </table:table-cell>
          <table:table-cell office:value-type="float" office:value="23188.84" table:style-name="ce76">
            <text:p>23.188,84<text:s/></text:p>
          </table:table-cell>
          <table:table-cell table:number-columns-repeated="16377"/>
        </table:table-row>
        <table:table-row table:style-name="ro1">
          <table:table-cell office:value-type="string" table:style-name="ce74">
            <text:p>HONORARIOS PROFESIONALES</text:p>
          </table:table-cell>
          <table:table-cell office:value-type="string" table:style-name="ce73">
            <text:p>DF-45</text:p>
          </table:table-cell>
          <table:table-cell office:value-type="date" office:date-value="2021-04-26T00:00:00" table:style-name="ce75">
            <text:p>26-abr-21</text:p>
          </table:table-cell>
          <table:table-cell office:value-type="string" table:style-name="ce74">
            <text:p>Fact # 439 UCF073-BAQUERIZO DAVILA PABLO JONATHAN HONORARIOS PROFESIONALES MES DE ABRIL 2021</text:p>
          </table:table-cell>
          <table:table-cell office:value-type="string" table:style-name="ce74">
            <text:p>BAQUERIZO DAVILA PABLO</text:p>
          </table:table-cell>
          <table:table-cell office:value-type="float" office:value="4000" table:style-name="ce76">
            <text:p>4.000,00<text:s/></text:p>
          </table:table-cell>
          <table:table-cell office:value-type="float" office:value="27188.84" table:style-name="ce76">
            <text:p>27.188,84<text:s/></text:p>
          </table:table-cell>
          <table:table-cell table:number-columns-repeated="16377"/>
        </table:table-row>
        <table:table-row table:style-name="ro1">
          <table:table-cell office:value-type="string" table:style-name="ce74">
            <text:p>HONORARIOS PROFESIONALES</text:p>
          </table:table-cell>
          <table:table-cell office:value-type="string" table:style-name="ce73">
            <text:p>DF-47</text:p>
          </table:table-cell>
          <table:table-cell office:value-type="date" office:date-value="2021-04-26T00:00:00" table:style-name="ce75">
            <text:p>26-abr-21</text:p>
          </table:table-cell>
          <table:table-cell office:value-type="string" table:style-name="ce74">
            <text:p>Fact # 1087 NOG003-NOGALES Y PLATON MANUEL ALEJANDRO HONORARIOS COMO INTERVENTOR MES DE ABRIL 2021</text:p>
          </table:table-cell>
          <table:table-cell office:value-type="string" table:style-name="ce74">
            <text:p>NOGALES Y PLATON</text:p>
          </table:table-cell>
          <table:table-cell office:value-type="float" office:value="1250" table:style-name="ce76">
            <text:p>1.250,00<text:s/></text:p>
          </table:table-cell>
          <table:table-cell office:value-type="float" office:value="28438.84" table:style-name="ce76">
            <text:p>28.438,84<text:s/></text:p>
          </table:table-cell>
          <table:table-cell table:number-columns-repeated="16377"/>
        </table:table-row>
        <table:table-row table:style-name="ro1">
          <table:table-cell office:value-type="string" table:style-name="ce74">
            <text:p>HONORARIOS PROFESIONALES</text:p>
          </table:table-cell>
          <table:table-cell office:value-type="string" table:style-name="ce73">
            <text:p>DF-48</text:p>
          </table:table-cell>
          <table:table-cell office:value-type="date" office:date-value="2021-04-27T00:00:00" table:style-name="ce75">
            <text:p>27-abr-21</text:p>
          </table:table-cell>
          <table:table-cell office:value-type="string" table:style-name="ce74">
            <text:p>Fact # 2 NAZ003-NAZARENO ANGULO ERIKA JENNIFFER SERVICIOS PROFESIONALES DE TELECOMUNICACIONES MES DE ABRIL 2021</text:p>
          </table:table-cell>
          <table:table-cell office:value-type="string" table:style-name="ce74">
            <text:p>NAZARENO ANGULO ERIKA</text:p>
          </table:table-cell>
          <table:table-cell office:value-type="float" office:value="2000" table:style-name="ce76">
            <text:p>2.000,00<text:s/></text:p>
          </table:table-cell>
          <table:table-cell office:value-type="float" office:value="30438.84" table:style-name="ce76">
            <text:p>30.438,84<text:s/></text:p>
          </table:table-cell>
          <table:table-cell table:number-columns-repeated="16377"/>
        </table:table-row>
        <table:table-row table:style-name="ro1">
          <table:table-cell office:value-type="string" table:style-name="ce74">
            <text:p>HONORARIOS PROFESIONALES</text:p>
          </table:table-cell>
          <table:table-cell office:value-type="string" table:style-name="ce73">
            <text:p>DF-50</text:p>
          </table:table-cell>
          <table:table-cell office:value-type="date" office:date-value="2021-05-25T00:00:00" table:style-name="ce75">
            <text:p>25-may-21</text:p>
          </table:table-cell>
          <table:table-cell office:value-type="string" table:style-name="ce74">
            <text:p>Fact # 113 EST018-ESTUPIÑAN ANDRADE FRANCISCO JAVIER SERVICIOS PRESTADOS DE TELECOMUNICACIONES MES DE MAYO 2021</text:p>
          </table:table-cell>
          <table:table-cell office:value-type="string" table:style-name="ce74">
            <text:p>JAVIER ESTUPIÑAN</text:p>
          </table:table-cell>
          <table:table-cell office:value-type="float" office:value="444.44" table:style-name="ce76">
            <text:p>444,44<text:s/></text:p>
          </table:table-cell>
          <table:table-cell office:value-type="float" office:value="30883.279999999999" table:style-name="ce76">
            <text:p>30.883,28<text:s/></text:p>
          </table:table-cell>
          <table:table-cell table:number-columns-repeated="16377"/>
        </table:table-row>
        <table:table-row table:style-name="ro1">
          <table:table-cell office:value-type="string" table:style-name="ce74">
            <text:p>HONORARIOS PROFESIONALES</text:p>
          </table:table-cell>
          <table:table-cell office:value-type="string" table:style-name="ce73">
            <text:p>DF-51</text:p>
          </table:table-cell>
          <table:table-cell office:value-type="date" office:date-value="2021-05-25T00:00:00" table:style-name="ce75">
            <text:p>25-may-21</text:p>
          </table:table-cell>
          <table:table-cell office:value-type="string" table:style-name="ce74">
            <text:p>Fact # 140 BAQ024-BAQUE BAQUE BYRON PAUL SERVICIOS PROFESIONALES DE TELECOMUNICACIONES MES DE MAYO 2021</text:p>
          </table:table-cell>
          <table:table-cell office:value-type="string" table:style-name="ce74">
            <text:p>BAQUE BAQUE BYRON PAUL</text:p>
          </table:table-cell>
          <table:table-cell office:value-type="float" office:value="222.22" table:style-name="ce76">
            <text:p>222,22<text:s/></text:p>
          </table:table-cell>
          <table:table-cell office:value-type="float" office:value="31105.5" table:style-name="ce76">
            <text:p>31.105,50<text:s/></text:p>
          </table:table-cell>
          <table:table-cell table:number-columns-repeated="16377"/>
        </table:table-row>
        <table:table-row table:style-name="ro1">
          <table:table-cell office:value-type="string" table:style-name="ce74">
            <text:p>HONORARIOS PROFESIONALES</text:p>
          </table:table-cell>
          <table:table-cell office:value-type="string" table:style-name="ce73">
            <text:p>DF-56</text:p>
          </table:table-cell>
          <table:table-cell office:value-type="date" office:date-value="2021-05-26T00:00:00" table:style-name="ce75">
            <text:p>26-may-21</text:p>
          </table:table-cell>
          <table:table-cell office:value-type="string" table:style-name="ce74">
            <text:p>Fact # 1095 NOG003-NOGALES Y PLATON MANUEL ALEJANDRO HONORARIOS COMO INTERVENTOR POR EL MES DE MAYO 2021</text:p>
          </table:table-cell>
          <table:table-cell office:value-type="string" table:style-name="ce74">
            <text:p>NOGALES Y PLATON</text:p>
          </table:table-cell>
          <table:table-cell office:value-type="float" office:value="1250" table:style-name="ce76">
            <text:p>1.250,00<text:s/></text:p>
          </table:table-cell>
          <table:table-cell office:value-type="float" office:value="32355.5" table:style-name="ce76">
            <text:p>32.355,50<text:s/></text:p>
          </table:table-cell>
          <table:table-cell table:number-columns-repeated="16377"/>
        </table:table-row>
        <table:table-row table:style-name="ro1">
          <table:table-cell office:value-type="string" table:style-name="ce74">
            <text:p>HONORARIOS PROFESIONALES</text:p>
          </table:table-cell>
          <table:table-cell office:value-type="string" table:style-name="ce73">
            <text:p>DF-53</text:p>
          </table:table-cell>
          <table:table-cell office:value-type="date" office:date-value="2021-05-27T00:00:00" table:style-name="ce75">
            <text:p>27-may-21</text:p>
          </table:table-cell>
          <table:table-cell office:value-type="string" table:style-name="ce74">
            <text:p>Fact # 441 UCF073-BAQUERIZO DAVILA PABLO JONATHAN HONORARIOS PROFESIONALES MES DE MAYO 2021</text:p>
          </table:table-cell>
          <table:table-cell office:value-type="string" table:style-name="ce74">
            <text:p>BAQUERIZO DAVILA PABLO</text:p>
          </table:table-cell>
          <table:table-cell office:value-type="float" office:value="4000" table:style-name="ce76">
            <text:p>4.000,00<text:s/></text:p>
          </table:table-cell>
          <table:table-cell office:value-type="float" office:value="36355.5" table:style-name="ce76">
            <text:p>36.355,50<text:s/></text:p>
          </table:table-cell>
          <table:table-cell table:number-columns-repeated="16377"/>
        </table:table-row>
        <table:table-row table:style-name="ro1">
          <table:table-cell office:value-type="string" table:style-name="ce74">
            <text:p>HONORARIOS PROFESIONALES</text:p>
          </table:table-cell>
          <table:table-cell office:value-type="string" table:style-name="ce73">
            <text:p>DF-55</text:p>
          </table:table-cell>
          <table:table-cell office:value-type="date" office:date-value="2021-05-31T00:00:00" table:style-name="ce75">
            <text:p>31-may-21</text:p>
          </table:table-cell>
          <table:table-cell office:value-type="string" table:style-name="ce74">
            <text:p>Fact # 3 NAZ003-NAZARENO ANGULO ERIKA JENNIFFER SERVICIOS PROFESIONALES DE TELECOMUNICACIONES MES DE MAYO 2021</text:p>
          </table:table-cell>
          <table:table-cell office:value-type="string" table:style-name="ce74">
            <text:p>NAZARENO ANGULO ERIKA</text:p>
          </table:table-cell>
          <table:table-cell office:value-type="float" office:value="2000" table:style-name="ce76">
            <text:p>2.000,00<text:s/></text:p>
          </table:table-cell>
          <table:table-cell office:value-type="float" office:value="38355.5" table:style-name="ce76">
            <text:p>38.355,50<text:s/></text:p>
          </table:table-cell>
          <table:table-cell table:number-columns-repeated="16377"/>
        </table:table-row>
        <table:table-row table:style-name="ro1">
          <table:table-cell office:value-type="string" table:style-name="ce74">
            <text:p>HONORARIOS PROFESIONALES</text:p>
          </table:table-cell>
          <table:table-cell office:value-type="string" table:style-name="ce73">
            <text:p>DF-8</text:p>
          </table:table-cell>
          <table:table-cell office:value-type="date" office:date-value="2021-06-18T00:00:00" table:style-name="ce75">
            <text:p>18-jun-21</text:p>
          </table:table-cell>
          <table:table-cell office:value-type="string" table:style-name="ce74">
            <text:p>Fact # 231 ALM012-ALMEIDA REDROVAN MARIO ROGELIO SERVICIOS PROFESIONALES - COMISARIO 2020</text:p>
          </table:table-cell>
          <table:table-cell office:value-type="string" table:style-name="ce74">
            <text:p>MARIO ALMEIDA REDROVAN</text:p>
          </table:table-cell>
          <table:table-cell office:value-type="float" office:value="333.33" table:style-name="ce76">
            <text:p>333,33<text:s/></text:p>
          </table:table-cell>
          <table:table-cell office:value-type="float" office:value="38688.83" table:style-name="ce76">
            <text:p>38.688,83<text:s/></text:p>
          </table:table-cell>
          <table:table-cell table:number-columns-repeated="16377"/>
        </table:table-row>
        <table:table-row table:style-name="ro1">
          <table:table-cell office:value-type="string" table:style-name="ce74">
            <text:p>HONORARIOS PROFESIONALES</text:p>
          </table:table-cell>
          <table:table-cell office:value-type="string" table:style-name="ce73">
            <text:p>DF-36</text:p>
          </table:table-cell>
          <table:table-cell office:value-type="date" office:date-value="2021-06-24T00:00:00" table:style-name="ce75">
            <text:p>24-jun-21</text:p>
          </table:table-cell>
          <table:table-cell office:value-type="string" table:style-name="ce74">
            <text:p>Fact # 1107 NOG003-NOGALES Y PLATON MANUEL ALEJANDRO HONORARIOS COMO INTERVENTOR MES DE JUNIO 2021</text:p>
          </table:table-cell>
          <table:table-cell office:value-type="string" table:style-name="ce74">
            <text:p>NOGALES Y PLATON</text:p>
          </table:table-cell>
          <table:table-cell office:value-type="float" office:value="1250" table:style-name="ce76">
            <text:p>1.250,00<text:s/></text:p>
          </table:table-cell>
          <table:table-cell office:value-type="float" office:value="39938.83" table:style-name="ce76">
            <text:p>39.938,83<text:s/></text:p>
          </table:table-cell>
          <table:table-cell table:number-columns-repeated="16377"/>
        </table:table-row>
        <table:table-row table:style-name="ro1">
          <table:table-cell office:value-type="string" table:style-name="ce74">
            <text:p>HONORARIOS PROFESIONALES</text:p>
          </table:table-cell>
          <table:table-cell office:value-type="string" table:style-name="ce73">
            <text:p>DF-32</text:p>
          </table:table-cell>
          <table:table-cell office:value-type="date" office:date-value="2021-06-25T00:00:00" table:style-name="ce75">
            <text:p>25-jun-21</text:p>
          </table:table-cell>
          <table:table-cell office:value-type="string" table:style-name="ce74">
            <text:p>Fact # 141 BAQ024-BAQUE BAQUE BYRON PAUL SERVICIOS PROFESIONALES DE TELECOMUNICACIONES MES DE JUNIO 2021</text:p>
          </table:table-cell>
          <table:table-cell office:value-type="string" table:style-name="ce74">
            <text:p>BAQUE BAQUE BYRON PAUL</text:p>
          </table:table-cell>
          <table:table-cell office:value-type="float" office:value="222.22" table:style-name="ce76">
            <text:p>222,22<text:s/></text:p>
          </table:table-cell>
          <table:table-cell office:value-type="float" office:value="40161.050000000003" table:style-name="ce76">
            <text:p>40.161,05<text:s/></text:p>
          </table:table-cell>
          <table:table-cell table:number-columns-repeated="16377"/>
        </table:table-row>
        <table:table-row table:style-name="ro1">
          <table:table-cell office:value-type="string" table:style-name="ce74">
            <text:p>HONORARIOS PROFESIONALES</text:p>
          </table:table-cell>
          <table:table-cell office:value-type="string" table:style-name="ce73">
            <text:p>DF-33</text:p>
          </table:table-cell>
          <table:table-cell office:value-type="date" office:date-value="2021-06-25T00:00:00" table:style-name="ce75">
            <text:p>25-jun-21</text:p>
          </table:table-cell>
          <table:table-cell office:value-type="string" table:style-name="ce74">
            <text:p>Fact # 114 EST018-ESTUPIÑAN ANDRADE FRANCISCO JAVIER SERVICIOS PRESTADOS DE TELECOMUNICACIÓN MES DE JUNIO 2021</text:p>
          </table:table-cell>
          <table:table-cell office:value-type="string" table:style-name="ce74">
            <text:p>JAVIER ESTUPIÑAN</text:p>
          </table:table-cell>
          <table:table-cell office:value-type="float" office:value="444.44" table:style-name="ce76">
            <text:p>444,44<text:s/></text:p>
          </table:table-cell>
          <table:table-cell office:value-type="float" office:value="40605.49" table:style-name="ce76">
            <text:p>40.605,49<text:s/></text:p>
          </table:table-cell>
          <table:table-cell table:number-columns-repeated="16377"/>
        </table:table-row>
        <table:table-row table:style-name="ro1">
          <table:table-cell office:value-type="string" table:style-name="ce74">
            <text:p>HONORARIOS PROFESIONALES</text:p>
          </table:table-cell>
          <table:table-cell office:value-type="string" table:style-name="ce73">
            <text:p>DF-31</text:p>
          </table:table-cell>
          <table:table-cell office:value-type="date" office:date-value="2021-06-28T00:00:00" table:style-name="ce75">
            <text:p>28-jun-21</text:p>
          </table:table-cell>
          <table:table-cell office:value-type="string" table:style-name="ce74">
            <text:p>Fact # 444 UCF073-BAQUERIZO DAVILA PABLO JONATHAN HONORARIOS PROFESIONALES MES DE JUNIO 2021</text:p>
          </table:table-cell>
          <table:table-cell office:value-type="string" table:style-name="ce74">
            <text:p>BAQUERIZO DAVILA PABLO</text:p>
          </table:table-cell>
          <table:table-cell office:value-type="float" office:value="4000" table:style-name="ce76">
            <text:p>4.000,00<text:s/></text:p>
          </table:table-cell>
          <table:table-cell office:value-type="float" office:value="44605.49" table:style-name="ce76">
            <text:p>44.605,49<text:s/></text:p>
          </table:table-cell>
          <table:table-cell table:number-columns-repeated="16377"/>
        </table:table-row>
        <table:table-row table:style-name="ro1">
          <table:table-cell office:value-type="string" table:style-name="ce74">
            <text:p>HONORARIOS PROFESIONALES</text:p>
          </table:table-cell>
          <table:table-cell office:value-type="string" table:style-name="ce73">
            <text:p>DF-53</text:p>
          </table:table-cell>
          <table:table-cell office:value-type="date" office:date-value="2021-06-29T00:00:00" table:style-name="ce75">
            <text:p>29-jun-21</text:p>
          </table:table-cell>
          <table:table-cell office:value-type="string" table:style-name="ce74">
            <text:p>Fact # 4 NAZ003-NAZARENO ANGULO ERIKA JENNIFFER SERVICIOS PROFESIONALES DE TELECOMUNICAIONES MES DE MAYO 2021</text:p>
          </table:table-cell>
          <table:table-cell office:value-type="string" table:style-name="ce74">
            <text:p>NAZARENO ANGULO ERIKA</text:p>
          </table:table-cell>
          <table:table-cell office:value-type="float" office:value="2000" table:style-name="ce76">
            <text:p>2.000,00<text:s/></text:p>
          </table:table-cell>
          <table:table-cell office:value-type="float" office:value="46605.49" table:style-name="ce76">
            <text:p>46.605,49<text:s/></text:p>
          </table:table-cell>
          <table:table-cell table:number-columns-repeated="16377"/>
        </table:table-row>
        <table:table-row table:style-name="ro1">
          <table:table-cell office:value-type="string" table:style-name="ce74">
            <text:p>HONORARIOS PROFESIONALES</text:p>
          </table:table-cell>
          <table:table-cell office:value-type="string" table:style-name="ce73">
            <text:p>DF-17</text:p>
          </table:table-cell>
          <table:table-cell office:value-type="date" office:date-value="2021-07-12T00:00:00" table:style-name="ce75">
            <text:p>12-jul-21</text:p>
          </table:table-cell>
          <table:table-cell office:value-type="string" table:style-name="ce74">
            <text:p>Fact # 116 EST018-ESTUPIÑAN ANDRADE FRANCISCO JAVIER SERVICIOS PRESTADOS DE TELECOMUNICACIONES MES DE JULIO 2021</text:p>
          </table:table-cell>
          <table:table-cell office:value-type="string" table:style-name="ce74">
            <text:p>JAVIER ESTUPIÑAN</text:p>
          </table:table-cell>
          <table:table-cell office:value-type="float" office:value="444.44" table:style-name="ce76">
            <text:p>444,44<text:s/></text:p>
          </table:table-cell>
          <table:table-cell office:value-type="float" office:value="47049.93" table:style-name="ce76">
            <text:p>47.049,93<text:s/></text:p>
          </table:table-cell>
          <table:table-cell table:number-columns-repeated="16377"/>
        </table:table-row>
        <table:table-row table:style-name="ro1">
          <table:table-cell office:value-type="string" table:style-name="ce74">
            <text:p>HONORARIOS PROFESIONALES</text:p>
          </table:table-cell>
          <table:table-cell office:value-type="string" table:style-name="ce73">
            <text:p>DF-12</text:p>
          </table:table-cell>
          <table:table-cell office:value-type="date" office:date-value="2021-07-19T00:00:00" table:style-name="ce75">
            <text:p>19-jul-21</text:p>
          </table:table-cell>
          <table:table-cell office:value-type="string" table:style-name="ce74">
            <text:p>Fact # 329 LLE004-LLERENA MIÑO NORMAN DAVID SERVICIOS PROFESIONALES</text:p>
          </table:table-cell>
          <table:table-cell office:value-type="string" table:style-name="ce74">
            <text:p>LLERENA MIÑO NORMAN</text:p>
          </table:table-cell>
          <table:table-cell office:value-type="float" office:value="3500" table:style-name="ce76">
            <text:p>3.500,00<text:s/></text:p>
          </table:table-cell>
          <table:table-cell office:value-type="float" office:value="50549.93" table:style-name="ce76">
            <text:p>50.549,93<text:s/></text:p>
          </table:table-cell>
          <table:table-cell table:number-columns-repeated="16377"/>
        </table:table-row>
        <table:table-row table:style-name="ro1">
          <table:table-cell office:value-type="string" table:style-name="ce74">
            <text:p>HONORARIOS PROFESIONALES</text:p>
          </table:table-cell>
          <table:table-cell office:value-type="string" table:style-name="ce73">
            <text:p>DF-15</text:p>
          </table:table-cell>
          <table:table-cell office:value-type="date" office:date-value="2021-07-23T00:00:00" table:style-name="ce75">
            <text:p>23-jul-21</text:p>
          </table:table-cell>
          <table:table-cell office:value-type="string" table:style-name="ce74">
            <text:p>Fact # 142 BAQ024-BAQUE BAQUE BYRON PAUL SERVICIOS PROFESIONALES DE TELECOMUNICACIONES MES DE JULIO 2021</text:p>
          </table:table-cell>
          <table:table-cell office:value-type="string" table:style-name="ce74">
            <text:p>BAQUE BAQUE BYRON PAUL</text:p>
          </table:table-cell>
          <table:table-cell office:value-type="float" office:value="222.22" table:style-name="ce76">
            <text:p>222,22<text:s/></text:p>
          </table:table-cell>
          <table:table-cell office:value-type="float" office:value="50772.15" table:style-name="ce76">
            <text:p>50.772,15<text:s/></text:p>
          </table:table-cell>
          <table:table-cell table:number-columns-repeated="16377"/>
        </table:table-row>
        <table:table-row table:style-name="ro1">
          <table:table-cell office:value-type="string" table:style-name="ce74">
            <text:p>HONORARIOS PROFESIONALES</text:p>
          </table:table-cell>
          <table:table-cell office:value-type="string" table:style-name="ce73">
            <text:p>DF-16</text:p>
          </table:table-cell>
          <table:table-cell office:value-type="date" office:date-value="2021-07-27T00:00:00" table:style-name="ce75">
            <text:p>27-jul-21</text:p>
          </table:table-cell>
          <table:table-cell office:value-type="string" table:style-name="ce74">
            <text:p>Fact # 1112 NOG003-NOGALES Y PLATON MANUEL ALEJANDRO HONORARIOS COMO INTERVENTOR POR EL MES DE JULIO 2021</text:p>
          </table:table-cell>
          <table:table-cell office:value-type="string" table:style-name="ce74">
            <text:p>NOGALES Y PLATON</text:p>
          </table:table-cell>
          <table:table-cell office:value-type="float" office:value="1250" table:style-name="ce76">
            <text:p>1.250,00<text:s/></text:p>
          </table:table-cell>
          <table:table-cell office:value-type="float" office:value="52022.15" table:style-name="ce76">
            <text:p>52.022,15<text:s/></text:p>
          </table:table-cell>
          <table:table-cell table:number-columns-repeated="16377"/>
        </table:table-row>
        <table:table-row table:style-name="ro1">
          <table:table-cell office:value-type="string" table:style-name="ce74">
            <text:p>HONORARIOS PROFESIONALES</text:p>
          </table:table-cell>
          <table:table-cell office:value-type="string" table:style-name="ce73">
            <text:p>DF-20</text:p>
          </table:table-cell>
          <table:table-cell office:value-type="date" office:date-value="2021-07-29T00:00:00" table:style-name="ce75">
            <text:p>29-jul-21</text:p>
          </table:table-cell>
          <table:table-cell office:value-type="string" table:style-name="ce74">
            <text:p>Fact # 446 UCF073-BAQUERIZO DAVILA PABLO JONATHAN HONORARIOS PROFESIONALES MES DE JULIO 2021</text:p>
          </table:table-cell>
          <table:table-cell office:value-type="string" table:style-name="ce74">
            <text:p>BAQUERIZO DAVILA PABLO</text:p>
          </table:table-cell>
          <table:table-cell office:value-type="float" office:value="4000" table:style-name="ce76">
            <text:p>4.000,00<text:s/></text:p>
          </table:table-cell>
          <table:table-cell office:value-type="float" office:value="56022.15" table:style-name="ce76">
            <text:p>56.022,15<text:s/></text:p>
          </table:table-cell>
          <table:table-cell table:number-columns-repeated="16377"/>
        </table:table-row>
        <table:table-row table:style-name="ro1">
          <table:table-cell office:value-type="string" table:style-name="ce74">
            <text:p>HONORARIOS PROFESIONALES</text:p>
          </table:table-cell>
          <table:table-cell office:value-type="string" table:style-name="ce73">
            <text:p>DF-22</text:p>
          </table:table-cell>
          <table:table-cell office:value-type="date" office:date-value="2021-07-30T00:00:00" table:style-name="ce75">
            <text:p>30-jul-21</text:p>
          </table:table-cell>
          <table:table-cell office:value-type="string" table:style-name="ce74">
            <text:p>Fact # 5 NAZ003-NAZARENO ANGULO ERIKA JENNIFFER SERVICIOS PROFESIONALES DE TELECOMUNICACIONES MES DE JUL-2021</text:p>
          </table:table-cell>
          <table:table-cell office:value-type="string" table:style-name="ce74">
            <text:p>NAZARENO ANGULO ERIKA</text:p>
          </table:table-cell>
          <table:table-cell office:value-type="float" office:value="2000" table:style-name="ce76">
            <text:p>2.000,00<text:s/></text:p>
          </table:table-cell>
          <table:table-cell office:value-type="float" office:value="58022.15" table:style-name="ce76">
            <text:p>58.022,15<text:s/></text:p>
          </table:table-cell>
          <table:table-cell table:number-columns-repeated="16377"/>
        </table:table-row>
        <table:table-row table:style-name="ro1">
          <table:table-cell office:value-type="string" table:style-name="ce74">
            <text:p>HONORARIOS PROFESIONALES</text:p>
          </table:table-cell>
          <table:table-cell office:value-type="string" table:style-name="ce73">
            <text:p>DF-1</text:p>
          </table:table-cell>
          <table:table-cell office:value-type="date" office:date-value="2021-08-02T00:00:00" table:style-name="ce75">
            <text:p>02-ago-21</text:p>
          </table:table-cell>
          <table:table-cell office:value-type="string" table:style-name="ce74">
            <text:p>Fact # 1073 WEN001-WENS CONSULTING &amp; AUDITING, WHIMPPER NARVAEZ S.A. HONORARIOS PROFESIONALES RELACIONADOS CON LA <text:s/>AUDITORIA A LOS ESTADOS FINANCIEROS POR EL PERIODO <text:s/>QUE TERMINARA AL 31 DE DICIEMBRE DE 2021 (ANTICIPO 50%</text:p>
          </table:table-cell>
          <table:table-cell office:value-type="string" table:style-name="ce74">
            <text:p>WENS CONSULTING &amp; AUDITING</text:p>
          </table:table-cell>
          <table:table-cell office:value-type="float" office:value="2250" table:style-name="ce76">
            <text:p>2.250,00<text:s/></text:p>
          </table:table-cell>
          <table:table-cell office:value-type="float" office:value="60272.15" table:style-name="ce76">
            <text:p>60.272,15<text:s/></text:p>
          </table:table-cell>
          <table:table-cell table:number-columns-repeated="16377"/>
        </table:table-row>
        <table:table-row table:style-name="ro1">
          <table:table-cell office:value-type="string" table:style-name="ce74">
            <text:p>HONORARIOS PROFESIONALES</text:p>
          </table:table-cell>
          <table:table-cell office:value-type="string" table:style-name="ce73">
            <text:p>DF-10</text:p>
          </table:table-cell>
          <table:table-cell office:value-type="date" office:date-value="2021-08-17T00:00:00" table:style-name="ce75">
            <text:p>17-ago-21</text:p>
          </table:table-cell>
          <table:table-cell office:value-type="string" table:style-name="ce74">
            <text:p>Fact # 6 NAZ003-NAZARENO ANGULO ERIKA JENNIFFER SERVICIOS PROFESIONALES DE TELECOMUNICACIONES MES DE AGOSTO 2021</text:p>
          </table:table-cell>
          <table:table-cell office:value-type="string" table:style-name="ce74">
            <text:p>NAZARENO ANGULO ERIKA</text:p>
          </table:table-cell>
          <table:table-cell office:value-type="float" office:value="2000" table:style-name="ce76">
            <text:p>2.000,00<text:s/></text:p>
          </table:table-cell>
          <table:table-cell office:value-type="float" office:value="62272.15" table:style-name="ce76">
            <text:p>62.272,15<text:s/></text:p>
          </table:table-cell>
          <table:table-cell table:number-columns-repeated="16377"/>
        </table:table-row>
        <table:table-row table:style-name="ro1">
          <table:table-cell office:value-type="string" table:style-name="ce74">
            <text:p>HONORARIOS PROFESIONALES</text:p>
          </table:table-cell>
          <table:table-cell office:value-type="string" table:style-name="ce73">
            <text:p>DF-38</text:p>
          </table:table-cell>
          <table:table-cell office:value-type="date" office:date-value="2021-08-25T00:00:00" table:style-name="ce75">
            <text:p>25-ago-21</text:p>
          </table:table-cell>
          <table:table-cell office:value-type="string" table:style-name="ce74">
            <text:p>Fact # 151 BAQ024-BAQUE BAQUE BYRON PAUL SERVICIOS PROFESIONALES DE TELECOMUNICACIÓN MES AGOSTO 2021</text:p>
          </table:table-cell>
          <table:table-cell office:value-type="string" table:style-name="ce74">
            <text:p>BAQUE BAQUE BYRON PAUL</text:p>
          </table:table-cell>
          <table:table-cell office:value-type="float" office:value="222.22" table:style-name="ce76">
            <text:p>222,22<text:s/></text:p>
          </table:table-cell>
          <table:table-cell office:value-type="float" office:value="62494.37" table:style-name="ce76">
            <text:p>62.494,37<text:s/></text:p>
          </table:table-cell>
          <table:table-cell table:number-columns-repeated="16377"/>
        </table:table-row>
        <table:table-row table:style-name="ro1">
          <table:table-cell office:value-type="string" table:style-name="ce74">
            <text:p>HONORARIOS PROFESIONALES</text:p>
          </table:table-cell>
          <table:table-cell office:value-type="string" table:style-name="ce73">
            <text:p>DF-39</text:p>
          </table:table-cell>
          <table:table-cell office:value-type="date" office:date-value="2021-08-26T00:00:00" table:style-name="ce75">
            <text:p>26-ago-21</text:p>
          </table:table-cell>
          <table:table-cell office:value-type="string" table:style-name="ce74">
            <text:p>Fact # 1121 NOG003-NOGALES Y PLATON MANUEL ALEJANDRO HONORARIOS COMO INTERVENTOR MES AGOSTO 2021</text:p>
          </table:table-cell>
          <table:table-cell office:value-type="string" table:style-name="ce74">
            <text:p>NOGALES Y PLATON</text:p>
          </table:table-cell>
          <table:table-cell office:value-type="float" office:value="1250" table:style-name="ce76">
            <text:p>1.250,00<text:s/></text:p>
          </table:table-cell>
          <table:table-cell office:value-type="float" office:value="63744.37" table:style-name="ce76">
            <text:p>63.744,37<text:s/></text:p>
          </table:table-cell>
          <table:table-cell table:number-columns-repeated="16377"/>
        </table:table-row>
        <table:table-row table:style-name="ro1">
          <table:table-cell office:value-type="string" table:style-name="ce74">
            <text:p>HONORARIOS PROFESIONALES</text:p>
          </table:table-cell>
          <table:table-cell office:value-type="string" table:style-name="ce73">
            <text:p>DF-40</text:p>
          </table:table-cell>
          <table:table-cell office:value-type="date" office:date-value="2021-08-26T00:00:00" table:style-name="ce75">
            <text:p>26-ago-21</text:p>
          </table:table-cell>
          <table:table-cell office:value-type="string" table:style-name="ce74">
            <text:p>Fact # 151 EST018-ESTUPIÑAN ANDRADE FRANCISCO JAVIER SERVICIOS PRESTADOS DE TELECOMUNICACIONES MES AGOSTO 2021</text:p>
          </table:table-cell>
          <table:table-cell office:value-type="string" table:style-name="ce74">
            <text:p>JAVIER ESTUPIÑAN</text:p>
          </table:table-cell>
          <table:table-cell office:value-type="float" office:value="444.44" table:style-name="ce76">
            <text:p>444,44<text:s/></text:p>
          </table:table-cell>
          <table:table-cell office:value-type="float" office:value="64188.81" table:style-name="ce76">
            <text:p>64.188,81<text:s/></text:p>
          </table:table-cell>
          <table:table-cell table:number-columns-repeated="16377"/>
        </table:table-row>
        <table:table-row table:style-name="ro1">
          <table:table-cell office:value-type="string" table:style-name="ce74">
            <text:p>HONORARIOS PROFESIONALES</text:p>
          </table:table-cell>
          <table:table-cell office:value-type="string" table:style-name="ce73">
            <text:p>DF-41</text:p>
          </table:table-cell>
          <table:table-cell office:value-type="date" office:date-value="2021-08-26T00:00:00" table:style-name="ce75">
            <text:p>26-ago-21</text:p>
          </table:table-cell>
          <table:table-cell office:value-type="string" table:style-name="ce74">
            <text:p>Fact # 448 UCF073-BAQUERIZO DAVILA PABLO JONATHAN HONORARIOS PROFESIONALES MES AGOSTO 2021</text:p>
          </table:table-cell>
          <table:table-cell office:value-type="string" table:style-name="ce74">
            <text:p>BAQUERIZO DAVILA PABLO</text:p>
          </table:table-cell>
          <table:table-cell office:value-type="float" office:value="4000" table:style-name="ce76">
            <text:p>4.000,00<text:s/></text:p>
          </table:table-cell>
          <table:table-cell office:value-type="float" office:value="68188.81" table:style-name="ce76">
            <text:p>68.188,81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SERVICIO DE INTERNET BANDA ANCHA</text:p>
          </table:table-cell>
          <table:table-cell table:style-name="ce1"/>
          <table:table-cell office:value-type="date" office:date-value="2021-01-01T00:00:00" table:style-name="ce75">
            <text:p>01-ene-21</text:p>
          </table:table-cell>
          <table:table-cell office:value-type="string" table:style-name="ce74">
            <text:p>Saldo Inicial</text:p>
          </table:table-cell>
          <table:table-cell table:style-name="ce74"/>
          <table:table-cell office:value-type="float" office:value="0" table:style-name="ce76">
            <text:p>0,00<text:s/></text:p>
          </table:table-cell>
          <table:table-cell office:value-type="float" office:value="0" table:style-name="ce76">
            <text:p>0,0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SERVICIO DE INTERNET BANDA ANCHA</text:p>
          </table:table-cell>
          <table:table-cell office:value-type="string" table:style-name="ce73">
            <text:p>DF-30</text:p>
          </table:table-cell>
          <table:table-cell office:value-type="date" office:date-value="2021-01-05T00:00:00" table:style-name="ce75">
            <text:p>05-ene-21</text:p>
          </table:table-cell>
          <table:table-cell office:value-type="string" table:style-name="ce74">
            <text:p>Fact # 2187905 DAT001-DATAFAST CIA LTDA SERVICIO CONEXION</text:p>
          </table:table-cell>
          <table:table-cell table:style-name="ce74"/>
          <table:table-cell office:value-type="float" office:value="4.75" table:style-name="ce76">
            <text:p>4,75<text:s/></text:p>
          </table:table-cell>
          <table:table-cell office:value-type="float" office:value="4.75" table:style-name="ce76">
            <text:p>4,75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SERVICIO DE INTERNET BANDA ANCHA</text:p>
          </table:table-cell>
          <table:table-cell office:value-type="string" table:style-name="ce73">
            <text:p>DF-76</text:p>
          </table:table-cell>
          <table:table-cell office:value-type="date" office:date-value="2021-02-05T00:00:00" table:style-name="ce75">
            <text:p>05-feb-21</text:p>
          </table:table-cell>
          <table:table-cell office:value-type="string" table:style-name="ce74">
            <text:p>Fact # 2223078 DAT001-DATAFAST CIA LTDA SERVICIO POR ALQUILER DIAL ANUAL Y SERVICIO CONEXION <text:s/>PERIODO: 04-FEB-2021 A 03-FEB-2022</text:p>
          </table:table-cell>
          <table:table-cell table:style-name="ce74"/>
          <table:table-cell office:value-type="float" office:value="176" table:style-name="ce76">
            <text:p>176,00<text:s/></text:p>
          </table:table-cell>
          <table:table-cell office:value-type="float" office:value="180.75" table:style-name="ce76">
            <text:p>180,75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SERVICIO DE INTERNET BANDA ANCHA</text:p>
          </table:table-cell>
          <table:table-cell office:value-type="string" table:style-name="ce73">
            <text:p>DF-77</text:p>
          </table:table-cell>
          <table:table-cell office:value-type="date" office:date-value="2021-02-05T00:00:00" table:style-name="ce75">
            <text:p>05-feb-21</text:p>
          </table:table-cell>
          <table:table-cell office:value-type="string" table:style-name="ce74">
            <text:p>Fact # 2234483 DAT001-DATAFAST CIA LTDA SERVICIO CONEXION <text:s/>PERIODO 20-FEB A 19-MAR</text:p>
          </table:table-cell>
          <table:table-cell table:style-name="ce74"/>
          <table:table-cell office:value-type="float" office:value="4.75" table:style-name="ce76">
            <text:p>4,75<text:s/></text:p>
          </table:table-cell>
          <table:table-cell office:value-type="float" office:value="185.5" table:style-name="ce76">
            <text:p>185,5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SERVICIO DE INTERNET BANDA ANCHA</text:p>
          </table:table-cell>
          <table:table-cell office:value-type="string" table:style-name="ce73">
            <text:p>DF-19</text:p>
          </table:table-cell>
          <table:table-cell office:value-type="date" office:date-value="2021-03-05T00:00:00" table:style-name="ce75">
            <text:p>05-mar-21</text:p>
          </table:table-cell>
          <table:table-cell office:value-type="string" table:style-name="ce74">
            <text:p>Fact # 2281063 DAT001-DATAFAST CIA LTDA SERVICIO CONEXION PERIODO FACTURADO SERVICIOS: 20-MAR A 19-ABR</text:p>
          </table:table-cell>
          <table:table-cell table:style-name="ce74"/>
          <table:table-cell office:value-type="float" office:value="4.75" table:style-name="ce76">
            <text:p>4,75<text:s/></text:p>
          </table:table-cell>
          <table:table-cell office:value-type="float" office:value="190.25" table:style-name="ce76">
            <text:p>190,25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SERVICIO DE INTERNET BANDA ANCHA</text:p>
          </table:table-cell>
          <table:table-cell office:value-type="string" table:style-name="ce73">
            <text:p>DF-64</text:p>
          </table:table-cell>
          <table:table-cell office:value-type="date" office:date-value="2021-04-05T00:00:00" table:style-name="ce75">
            <text:p>05-abr-21</text:p>
          </table:table-cell>
          <table:table-cell office:value-type="string" table:style-name="ce74">
            <text:p>Fact # 2328676 DAT001-DATAFAST CIA LTDA SERVICIO CONEXION 20-ABR A 19-MAY 2021</text:p>
          </table:table-cell>
          <table:table-cell table:style-name="ce74"/>
          <table:table-cell office:value-type="float" office:value="4.75" table:style-name="ce76">
            <text:p>4,75<text:s/></text:p>
          </table:table-cell>
          <table:table-cell office:value-type="float" office:value="195" table:style-name="ce76">
            <text:p>195,0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SERVICIO DE INTERNET BANDA ANCHA</text:p>
          </table:table-cell>
          <table:table-cell office:value-type="string" table:style-name="ce73">
            <text:p>DF-38</text:p>
          </table:table-cell>
          <table:table-cell office:value-type="date" office:date-value="2021-05-05T00:00:00" table:style-name="ce75">
            <text:p>05-may-21</text:p>
          </table:table-cell>
          <table:table-cell office:value-type="string" table:style-name="ce74">
            <text:p>Fact # 2376611 DAT001-DATAFAST CIA LTDA SERVICIO CONEXION PERIODO 20-MAY A 19-JUN</text:p>
          </table:table-cell>
          <table:table-cell table:style-name="ce74"/>
          <table:table-cell office:value-type="float" office:value="4.75" table:style-name="ce76">
            <text:p>4,75<text:s/></text:p>
          </table:table-cell>
          <table:table-cell office:value-type="float" office:value="199.75" table:style-name="ce76">
            <text:p>199,75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SERVICIO DE INTERNET BANDA ANCHA</text:p>
          </table:table-cell>
          <table:table-cell office:value-type="string" table:style-name="ce73">
            <text:p>DF-54</text:p>
          </table:table-cell>
          <table:table-cell office:value-type="date" office:date-value="2021-06-05T00:00:00" table:style-name="ce75">
            <text:p>05-jun-21</text:p>
          </table:table-cell>
          <table:table-cell office:value-type="string" table:style-name="ce74">
            <text:p>Fact # 2426050 DAT001-DATAFAST CIA LTDA SERVICIO CONEXION PERIODO 20-JUN A 19-JUL</text:p>
          </table:table-cell>
          <table:table-cell table:style-name="ce74"/>
          <table:table-cell office:value-type="float" office:value="4.75" table:style-name="ce76">
            <text:p>4,75<text:s/></text:p>
          </table:table-cell>
          <table:table-cell office:value-type="float" office:value="204.5" table:style-name="ce76">
            <text:p>204,5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SERVICIO DE INTERNET BANDA ANCHA</text:p>
          </table:table-cell>
          <table:table-cell office:value-type="string" table:style-name="ce73">
            <text:p>DF-59</text:p>
          </table:table-cell>
          <table:table-cell office:value-type="date" office:date-value="2021-07-05T00:00:00" table:style-name="ce75">
            <text:p>05-jul-21</text:p>
          </table:table-cell>
          <table:table-cell office:value-type="string" table:style-name="ce74">
            <text:p>Fact # 2476582 DAT001-DATAFAST CIA LTDA SERVICIO CONEXION <text:s/>20-JUL A 19-AGO</text:p>
          </table:table-cell>
          <table:table-cell table:style-name="ce74"/>
          <table:table-cell office:value-type="float" office:value="4.75" table:style-name="ce76">
            <text:p>4,75<text:s/></text:p>
          </table:table-cell>
          <table:table-cell office:value-type="float" office:value="209.25" table:style-name="ce76">
            <text:p>209,25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SERVICIO DE INTERNET BANDA ANCHA</text:p>
          </table:table-cell>
          <table:table-cell office:value-type="string" table:style-name="ce73">
            <text:p>DF-60</text:p>
          </table:table-cell>
          <table:table-cell office:value-type="date" office:date-value="2021-08-05T00:00:00" table:style-name="ce75">
            <text:p>05-ago-21</text:p>
          </table:table-cell>
          <table:table-cell office:value-type="string" table:style-name="ce74">
            <text:p>Fact # 2527756 DAT001-DATAFAST CIA LTDA SERVICIO CONEXION 20-AGO A 19-SEP</text:p>
          </table:table-cell>
          <table:table-cell table:style-name="ce74"/>
          <table:table-cell office:value-type="float" office:value="4.75" table:style-name="ce76">
            <text:p>4,75<text:s/></text:p>
          </table:table-cell>
          <table:table-cell office:value-type="float" office:value="214" table:style-name="ce76">
            <text:p>214,0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MANTENIMIENTO Y REP. DE OFICINA</text:p>
          </table:table-cell>
          <table:table-cell table:style-name="ce1"/>
          <table:table-cell office:value-type="date" office:date-value="2021-01-01T00:00:00" table:style-name="ce75">
            <text:p>01-ene-21</text:p>
          </table:table-cell>
          <table:table-cell office:value-type="string" table:style-name="ce74">
            <text:p>Saldo Inicial</text:p>
          </table:table-cell>
          <table:table-cell table:style-name="ce74"/>
          <table:table-cell office:value-type="float" office:value="0" table:style-name="ce76">
            <text:p>0,00<text:s/></text:p>
          </table:table-cell>
          <table:table-cell office:value-type="float" office:value="0" table:style-name="ce76">
            <text:p>0,0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MANTENIMIENTO Y REP. DE OFICINA</text:p>
          </table:table-cell>
          <table:table-cell office:value-type="string" table:style-name="ce73">
            <text:p>DF-15</text:p>
          </table:table-cell>
          <table:table-cell office:value-type="date" office:date-value="2021-04-15T00:00:00" table:style-name="ce75">
            <text:p>15-abr-21</text:p>
          </table:table-cell>
          <table:table-cell office:value-type="string" table:style-name="ce74">
            <text:p>Fact # 4748 ALC010-ALCIVAR BRICIO HUMBERTO SERVICIO POR INSTALACION DE ANCOD. DE AIRE SPLIT Y MATERIALES: BASE PARA CONDENSADOR Y REFRIGERANTE</text:p>
          </table:table-cell>
          <table:table-cell table:style-name="ce74"/>
          <table:table-cell office:value-type="float" office:value="151" table:style-name="ce76">
            <text:p>151,00<text:s/></text:p>
          </table:table-cell>
          <table:table-cell office:value-type="float" office:value="151" table:style-name="ce76">
            <text:p>151,0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MANTENIMIENTO Y REP. DE OFICINA</text:p>
          </table:table-cell>
          <table:table-cell office:value-type="string" table:style-name="ce73">
            <text:p>DF-7</text:p>
          </table:table-cell>
          <table:table-cell office:value-type="date" office:date-value="2021-06-04T00:00:00" table:style-name="ce75">
            <text:p>04-jun-21</text:p>
          </table:table-cell>
          <table:table-cell office:value-type="string" table:style-name="ce74">
            <text:p>Fact # 39564 COM015-COMERCIAL KYWI S.A COMPRA DE CERROJO ELECTRONICO REV C/POMO NK.SATIN</text:p>
          </table:table-cell>
          <table:table-cell table:style-name="ce74"/>
          <table:table-cell office:value-type="float" office:value="72.47" table:style-name="ce76">
            <text:p>72,47<text:s/></text:p>
          </table:table-cell>
          <table:table-cell office:value-type="float" office:value="223.47" table:style-name="ce76">
            <text:p>223,47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MANTENIMIENTO Y REP. DE OFICINA</text:p>
          </table:table-cell>
          <table:table-cell office:value-type="string" table:style-name="ce73">
            <text:p>DF-2</text:p>
          </table:table-cell>
          <table:table-cell office:value-type="date" office:date-value="2021-06-11T00:00:00" table:style-name="ce75">
            <text:p>11-jun-21</text:p>
          </table:table-cell>
          <table:table-cell office:value-type="string" table:style-name="ce74">
            <text:p>Fact # 391 BUS009-BUSTAMANTE JORDAN WILBER ENRIQUE FABRICACION DE PARED PARA OFICINA</text:p>
          </table:table-cell>
          <table:table-cell table:style-name="ce74"/>
          <table:table-cell office:value-type="float" office:value="450" table:style-name="ce76">
            <text:p>450,00<text:s/></text:p>
          </table:table-cell>
          <table:table-cell office:value-type="float" office:value="673.47" table:style-name="ce76">
            <text:p>673,47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<text:s text:c="2"/>DECIMO TERCER SUELDO</text:p>
          </table:table-cell>
          <table:table-cell table:style-name="ce1"/>
          <table:table-cell office:value-type="date" office:date-value="2021-01-01T00:00:00" table:style-name="ce75">
            <text:p>01-ene-21</text:p>
          </table:table-cell>
          <table:table-cell office:value-type="string" table:style-name="ce74">
            <text:p>Saldo Inicial</text:p>
          </table:table-cell>
          <table:table-cell table:style-name="ce74"/>
          <table:table-cell office:value-type="float" office:value="0" table:style-name="ce76">
            <text:p>0,00<text:s/></text:p>
          </table:table-cell>
          <table:table-cell office:value-type="float" office:value="0" table:style-name="ce76">
            <text:p>0,0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<text:s text:c="2"/>DECIMO TERCER SUELDO</text:p>
          </table:table-cell>
          <table:table-cell office:value-type="string" table:style-name="ce73">
            <text:p>EN-15</text:p>
          </table:table-cell>
          <table:table-cell office:value-type="date" office:date-value="2021-01-31T00:00:00" table:style-name="ce75">
            <text:p>31-ene-21</text:p>
          </table:table-cell>
          <table:table-cell office:value-type="string" table:style-name="ce74">
            <text:p>Registro.- Contabilización de Provisión de Beneficios Sociales correspondiente al mes de Enero 2021</text:p>
          </table:table-cell>
          <table:table-cell table:style-name="ce74"/>
          <table:table-cell office:value-type="float" office:value="639.01" table:style-name="ce76">
            <text:p>639,01<text:s/></text:p>
          </table:table-cell>
          <table:table-cell office:value-type="float" office:value="639.01" table:style-name="ce76">
            <text:p>639,01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<text:s text:c="2"/>DECIMO TERCER SUELDO</text:p>
          </table:table-cell>
          <table:table-cell office:value-type="string" table:style-name="ce73">
            <text:p>FE-13</text:p>
          </table:table-cell>
          <table:table-cell office:value-type="date" office:date-value="2021-02-28T00:00:00" table:style-name="ce75">
            <text:p>28-feb-21</text:p>
          </table:table-cell>
          <table:table-cell office:value-type="string" table:style-name="ce74">
            <text:p>Registro.- Contabilización de Provisión de Beneficios Sociales correspondiente al mes de Febrero 2021</text:p>
          </table:table-cell>
          <table:table-cell table:style-name="ce74"/>
          <table:table-cell office:value-type="float" office:value="639.01" table:style-name="ce76">
            <text:p>639,01<text:s/></text:p>
          </table:table-cell>
          <table:table-cell office:value-type="float" office:value="1278.02" table:style-name="ce76">
            <text:p>1.278,02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<text:s text:c="2"/>DECIMO TERCER SUELDO</text:p>
          </table:table-cell>
          <table:table-cell office:value-type="string" table:style-name="ce73">
            <text:p>MR-9</text:p>
          </table:table-cell>
          <table:table-cell office:value-type="date" office:date-value="2021-03-31T00:00:00" table:style-name="ce75">
            <text:p>31-mar-21</text:p>
          </table:table-cell>
          <table:table-cell office:value-type="string" table:style-name="ce74">
            <text:p>Registro.- Contabilización de Provisión de Beneficios Sociales correspondiente al mes de Marzo 2021</text:p>
          </table:table-cell>
          <table:table-cell table:style-name="ce74"/>
          <table:table-cell office:value-type="float" office:value="639.01" table:style-name="ce76">
            <text:p>639,01<text:s/></text:p>
          </table:table-cell>
          <table:table-cell office:value-type="float" office:value="1917.03" table:style-name="ce76">
            <text:p>1.917,03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<text:s text:c="2"/>DECIMO TERCER SUELDO</text:p>
          </table:table-cell>
          <table:table-cell office:value-type="string" table:style-name="ce73">
            <text:p>AB-13</text:p>
          </table:table-cell>
          <table:table-cell office:value-type="date" office:date-value="2021-04-30T00:00:00" table:style-name="ce75">
            <text:p>30-abr-21</text:p>
          </table:table-cell>
          <table:table-cell office:value-type="string" table:style-name="ce74">
            <text:p>Registro.- Contabilización de Provisión de Beneficios Sociales correspondiente al mes de Abril 2021</text:p>
          </table:table-cell>
          <table:table-cell table:style-name="ce74"/>
          <table:table-cell office:value-type="float" office:value="639.01" table:style-name="ce76">
            <text:p>639,01<text:s/></text:p>
          </table:table-cell>
          <table:table-cell office:value-type="float" office:value="2556.04" table:style-name="ce76">
            <text:p>2.556,04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<text:s text:c="2"/>DECIMO TERCER SUELDO</text:p>
          </table:table-cell>
          <table:table-cell office:value-type="string" table:style-name="ce73">
            <text:p>MA-10</text:p>
          </table:table-cell>
          <table:table-cell office:value-type="date" office:date-value="2021-05-31T00:00:00" table:style-name="ce75">
            <text:p>31-may-21</text:p>
          </table:table-cell>
          <table:table-cell office:value-type="string" table:style-name="ce74">
            <text:p>Registro.- Contabilización de Provisión de Beneficios Sociales correspondiente al mes de Mayo 2021</text:p>
          </table:table-cell>
          <table:table-cell table:style-name="ce74"/>
          <table:table-cell office:value-type="float" office:value="630.55999999999995" table:style-name="ce76">
            <text:p>630,56<text:s/></text:p>
          </table:table-cell>
          <table:table-cell office:value-type="float" office:value="3186.6" table:style-name="ce76">
            <text:p>3.186,6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<text:s text:c="2"/>DECIMO TERCER SUELDO</text:p>
          </table:table-cell>
          <table:table-cell office:value-type="string" table:style-name="ce73">
            <text:p>JN-9</text:p>
          </table:table-cell>
          <table:table-cell office:value-type="date" office:date-value="2021-06-30T00:00:00" table:style-name="ce75">
            <text:p>30-jun-21</text:p>
          </table:table-cell>
          <table:table-cell office:value-type="string" table:style-name="ce74">
            <text:p>Registro.- Contabilización de Provisión de Beneficios Sociales correspondiente al mes de Junio 2021</text:p>
          </table:table-cell>
          <table:table-cell table:style-name="ce74"/>
          <table:table-cell office:value-type="float" office:value="630.55999999999995" table:style-name="ce76">
            <text:p>630,56<text:s/></text:p>
          </table:table-cell>
          <table:table-cell office:value-type="float" office:value="3817.16" table:style-name="ce76">
            <text:p>3.817,16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<text:s text:c="2"/>DECIMO TERCER SUELDO</text:p>
          </table:table-cell>
          <table:table-cell office:value-type="string" table:style-name="ce73">
            <text:p>JU-8</text:p>
          </table:table-cell>
          <table:table-cell office:value-type="date" office:date-value="2021-07-30T00:00:00" table:style-name="ce75">
            <text:p>30-jul-21</text:p>
          </table:table-cell>
          <table:table-cell office:value-type="string" table:style-name="ce74">
            <text:p>Registro.- Contabilización de Provisión de Beneficios Sociales correspondiente al mes de Julio 2021</text:p>
          </table:table-cell>
          <table:table-cell table:style-name="ce74"/>
          <table:table-cell office:value-type="float" office:value="642.70000000000005" table:style-name="ce76">
            <text:p>642,70<text:s/></text:p>
          </table:table-cell>
          <table:table-cell office:value-type="float" office:value="4459.8599999999997" table:style-name="ce76">
            <text:p>4.459,86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<text:s text:c="2"/>DECIMO TERCER SUELDO</text:p>
          </table:table-cell>
          <table:table-cell office:value-type="string" table:style-name="ce73">
            <text:p>AG-12</text:p>
          </table:table-cell>
          <table:table-cell office:value-type="date" office:date-value="2021-08-30T00:00:00" table:style-name="ce75">
            <text:p>30-ago-21</text:p>
          </table:table-cell>
          <table:table-cell office:value-type="string" table:style-name="ce74">
            <text:p>Registro.- Contabilización de Provisión de Beneficios Sociales correspondiente al mes de Agosto 2021</text:p>
          </table:table-cell>
          <table:table-cell table:style-name="ce74"/>
          <table:table-cell office:value-type="float" office:value="642.70000000000005" table:style-name="ce76">
            <text:p>642,70<text:s/></text:p>
          </table:table-cell>
          <table:table-cell office:value-type="float" office:value="5102.5600000000004" table:style-name="ce76">
            <text:p>5.102,56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<text:s text:c="2"/>DECIMO CUARTO SUELDO</text:p>
          </table:table-cell>
          <table:table-cell table:style-name="ce1"/>
          <table:table-cell office:value-type="date" office:date-value="2021-01-01T00:00:00" table:style-name="ce75">
            <text:p>01-ene-21</text:p>
          </table:table-cell>
          <table:table-cell office:value-type="string" table:style-name="ce74">
            <text:p>Saldo Inicial</text:p>
          </table:table-cell>
          <table:table-cell table:style-name="ce74"/>
          <table:table-cell office:value-type="float" office:value="0" table:style-name="ce76">
            <text:p>0,00<text:s/></text:p>
          </table:table-cell>
          <table:table-cell office:value-type="float" office:value="0" table:style-name="ce76">
            <text:p>0,0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<text:s text:c="2"/>DECIMO CUARTO SUELDO</text:p>
          </table:table-cell>
          <table:table-cell office:value-type="string" table:style-name="ce73">
            <text:p>EN-15</text:p>
          </table:table-cell>
          <table:table-cell office:value-type="date" office:date-value="2021-01-31T00:00:00" table:style-name="ce75">
            <text:p>31-ene-21</text:p>
          </table:table-cell>
          <table:table-cell office:value-type="string" table:style-name="ce74">
            <text:p>Registro.- Contabilización de Provisión de Beneficios Sociales correspondiente al mes de Enero 2021</text:p>
          </table:table-cell>
          <table:table-cell table:style-name="ce74"/>
          <table:table-cell office:value-type="float" office:value="333.3" table:style-name="ce76">
            <text:p>333,30<text:s/></text:p>
          </table:table-cell>
          <table:table-cell office:value-type="float" office:value="333.3" table:style-name="ce76">
            <text:p>333,3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<text:s text:c="2"/>DECIMO CUARTO SUELDO</text:p>
          </table:table-cell>
          <table:table-cell office:value-type="string" table:style-name="ce73">
            <text:p>FE-13</text:p>
          </table:table-cell>
          <table:table-cell office:value-type="date" office:date-value="2021-02-28T00:00:00" table:style-name="ce75">
            <text:p>28-feb-21</text:p>
          </table:table-cell>
          <table:table-cell office:value-type="string" table:style-name="ce74">
            <text:p>Registro.- Contabilización de Provisión de Beneficios Sociales correspondiente al mes de Febrero 2021</text:p>
          </table:table-cell>
          <table:table-cell table:style-name="ce74"/>
          <table:table-cell office:value-type="float" office:value="333.3" table:style-name="ce76">
            <text:p>333,30<text:s/></text:p>
          </table:table-cell>
          <table:table-cell office:value-type="float" office:value="666.6" table:style-name="ce76">
            <text:p>666,6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<text:s text:c="2"/>DECIMO CUARTO SUELDO</text:p>
          </table:table-cell>
          <table:table-cell office:value-type="string" table:style-name="ce73">
            <text:p>MR-9</text:p>
          </table:table-cell>
          <table:table-cell office:value-type="date" office:date-value="2021-03-31T00:00:00" table:style-name="ce75">
            <text:p>31-mar-21</text:p>
          </table:table-cell>
          <table:table-cell office:value-type="string" table:style-name="ce74">
            <text:p>Registro.- Contabilización de Provisión de Beneficios Sociales correspondiente al mes de Marzo 2021</text:p>
          </table:table-cell>
          <table:table-cell table:style-name="ce74"/>
          <table:table-cell office:value-type="float" office:value="333.3" table:style-name="ce76">
            <text:p>333,30<text:s/></text:p>
          </table:table-cell>
          <table:table-cell office:value-type="float" office:value="999.9" table:style-name="ce76">
            <text:p>999,9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<text:s text:c="2"/>DECIMO CUARTO SUELDO</text:p>
          </table:table-cell>
          <table:table-cell office:value-type="string" table:style-name="ce73">
            <text:p>AB-13</text:p>
          </table:table-cell>
          <table:table-cell office:value-type="date" office:date-value="2021-04-30T00:00:00" table:style-name="ce75">
            <text:p>30-abr-21</text:p>
          </table:table-cell>
          <table:table-cell office:value-type="string" table:style-name="ce74">
            <text:p>Registro.- Contabilización de Provisión de Beneficios Sociales correspondiente al mes de Abril 2021</text:p>
          </table:table-cell>
          <table:table-cell table:style-name="ce74"/>
          <table:table-cell office:value-type="float" office:value="333.3" table:style-name="ce76">
            <text:p>333,30<text:s/></text:p>
          </table:table-cell>
          <table:table-cell office:value-type="float" office:value="1333.2" table:style-name="ce76">
            <text:p>1.333,2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<text:s text:c="2"/>DECIMO CUARTO SUELDO</text:p>
          </table:table-cell>
          <table:table-cell office:value-type="string" table:style-name="ce73">
            <text:p>MA-10</text:p>
          </table:table-cell>
          <table:table-cell office:value-type="date" office:date-value="2021-05-31T00:00:00" table:style-name="ce75">
            <text:p>31-may-21</text:p>
          </table:table-cell>
          <table:table-cell office:value-type="string" table:style-name="ce74">
            <text:p>Registro.- Contabilización de Provisión de Beneficios Sociales correspondiente al mes de Mayo 2021</text:p>
          </table:table-cell>
          <table:table-cell table:style-name="ce74"/>
          <table:table-cell office:value-type="float" office:value="333.3" table:style-name="ce76">
            <text:p>333,30<text:s/></text:p>
          </table:table-cell>
          <table:table-cell office:value-type="float" office:value="1666.5" table:style-name="ce76">
            <text:p>1.666,5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<text:s text:c="2"/>DECIMO CUARTO SUELDO</text:p>
          </table:table-cell>
          <table:table-cell office:value-type="string" table:style-name="ce73">
            <text:p>JN-9</text:p>
          </table:table-cell>
          <table:table-cell office:value-type="date" office:date-value="2021-06-30T00:00:00" table:style-name="ce75">
            <text:p>30-jun-21</text:p>
          </table:table-cell>
          <table:table-cell office:value-type="string" table:style-name="ce74">
            <text:p>Registro.- Contabilización de Provisión de Beneficios Sociales correspondiente al mes de Junio 2021</text:p>
          </table:table-cell>
          <table:table-cell table:style-name="ce74"/>
          <table:table-cell office:value-type="float" office:value="333.3" table:style-name="ce76">
            <text:p>333,30<text:s/></text:p>
          </table:table-cell>
          <table:table-cell office:value-type="float" office:value="1999.8" table:style-name="ce76">
            <text:p>1.999,8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<text:s text:c="2"/>DECIMO CUARTO SUELDO</text:p>
          </table:table-cell>
          <table:table-cell office:value-type="string" table:style-name="ce73">
            <text:p>JU-8</text:p>
          </table:table-cell>
          <table:table-cell office:value-type="date" office:date-value="2021-07-30T00:00:00" table:style-name="ce75">
            <text:p>30-jul-21</text:p>
          </table:table-cell>
          <table:table-cell office:value-type="string" table:style-name="ce74">
            <text:p>Registro.- Contabilización de Provisión de Beneficios Sociales correspondiente al mes de Julio 2021</text:p>
          </table:table-cell>
          <table:table-cell table:style-name="ce74"/>
          <table:table-cell office:value-type="float" office:value="333.3" table:style-name="ce76">
            <text:p>333,30<text:s/></text:p>
          </table:table-cell>
          <table:table-cell office:value-type="float" office:value="2333.1" table:style-name="ce76">
            <text:p>2.333,1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<text:s text:c="2"/>DECIMO CUARTO SUELDO</text:p>
          </table:table-cell>
          <table:table-cell office:value-type="string" table:style-name="ce73">
            <text:p>AG-12</text:p>
          </table:table-cell>
          <table:table-cell office:value-type="date" office:date-value="2021-08-30T00:00:00" table:style-name="ce75">
            <text:p>30-ago-21</text:p>
          </table:table-cell>
          <table:table-cell office:value-type="string" table:style-name="ce74">
            <text:p>Registro.- Contabilización de Provisión de Beneficios Sociales correspondiente al mes de Agosto 2021</text:p>
          </table:table-cell>
          <table:table-cell table:style-name="ce74"/>
          <table:table-cell office:value-type="float" office:value="333.3" table:style-name="ce76">
            <text:p>333,30<text:s/></text:p>
          </table:table-cell>
          <table:table-cell office:value-type="float" office:value="2666.4" table:style-name="ce76">
            <text:p>2.666,4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<text:s text:c="2"/>VACACIONES</text:p>
          </table:table-cell>
          <table:table-cell table:style-name="ce1"/>
          <table:table-cell office:value-type="date" office:date-value="2021-01-01T00:00:00" table:style-name="ce75">
            <text:p>01-ene-21</text:p>
          </table:table-cell>
          <table:table-cell office:value-type="string" table:style-name="ce74">
            <text:p>Saldo Inicial</text:p>
          </table:table-cell>
          <table:table-cell table:style-name="ce74"/>
          <table:table-cell office:value-type="float" office:value="0" table:style-name="ce76">
            <text:p>0,00<text:s/></text:p>
          </table:table-cell>
          <table:table-cell office:value-type="float" office:value="0" table:style-name="ce76">
            <text:p>0,0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<text:s text:c="2"/>VACACIONES</text:p>
          </table:table-cell>
          <table:table-cell office:value-type="string" table:style-name="ce73">
            <text:p>EN-8</text:p>
          </table:table-cell>
          <table:table-cell office:value-type="date" office:date-value="2021-01-11T00:00:00" table:style-name="ce75">
            <text:p>11-ene-21</text:p>
          </table:table-cell>
          <table:table-cell office:value-type="string" table:style-name="ce74">
            <text:p>Registro.- liquidacion de vacaciones correspondiente al periodo de Septiembre 2019 a Agosto 2020 Maria Guzhnay Hidalgo</text:p>
          </table:table-cell>
          <table:table-cell table:style-name="ce74"/>
          <table:table-cell office:value-type="float" office:value="67.53" table:style-name="ce76">
            <text:p>67,53<text:s/></text:p>
          </table:table-cell>
          <table:table-cell office:value-type="float" office:value="67.53" table:style-name="ce76">
            <text:p>67,53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<text:s text:c="2"/>VACACIONES</text:p>
          </table:table-cell>
          <table:table-cell office:value-type="string" table:style-name="ce73">
            <text:p>EN-8</text:p>
          </table:table-cell>
          <table:table-cell office:value-type="date" office:date-value="2021-01-11T00:00:00" table:style-name="ce75">
            <text:p>11-ene-21</text:p>
          </table:table-cell>
          <table:table-cell office:value-type="string" table:style-name="ce74">
            <text:p>Registro.- liquidacion de vacaciones correspondiente al periodo de Diciembre 2017 a Noviembre 2018 Stephanie Marmol Chavez</text:p>
          </table:table-cell>
          <table:table-cell table:style-name="ce74"/>
          <table:table-cell office:value-type="float" office:value="86.67" table:style-name="ce76">
            <text:p>86,67<text:s/></text:p>
          </table:table-cell>
          <table:table-cell office:value-type="float" office:value="154.19999999999999" table:style-name="ce76">
            <text:p>154,2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<text:s text:c="2"/>VACACIONES</text:p>
          </table:table-cell>
          <table:table-cell office:value-type="string" table:style-name="ce73">
            <text:p>EN-8</text:p>
          </table:table-cell>
          <table:table-cell office:value-type="date" office:date-value="2021-01-11T00:00:00" table:style-name="ce75">
            <text:p>11-ene-21</text:p>
          </table:table-cell>
          <table:table-cell office:value-type="string" table:style-name="ce74">
            <text:p>Registro.- liquidacion de vacaciones correspondiente al periodo de Diciembre 2018 a Noviembre 2019 Stephanie Marmol Chavez</text:p>
          </table:table-cell>
          <table:table-cell table:style-name="ce74"/>
          <table:table-cell office:value-type="float" office:value="108.33" table:style-name="ce76">
            <text:p>108,33<text:s/></text:p>
          </table:table-cell>
          <table:table-cell office:value-type="float" office:value="262.52999999999997" table:style-name="ce76">
            <text:p>262,53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<text:s text:c="2"/>VACACIONES</text:p>
          </table:table-cell>
          <table:table-cell office:value-type="string" table:style-name="ce73">
            <text:p>EN-8</text:p>
          </table:table-cell>
          <table:table-cell office:value-type="date" office:date-value="2021-01-11T00:00:00" table:style-name="ce75">
            <text:p>11-ene-21</text:p>
          </table:table-cell>
          <table:table-cell office:value-type="string" table:style-name="ce74">
            <text:p>Registro.- liquidacion de vacaciones correspondiente al periodo de Diciembre 2019 a Noviembre 2020 Stephanie Marmol Chavez</text:p>
          </table:table-cell>
          <table:table-cell table:style-name="ce74"/>
          <table:table-cell office:value-type="float" office:value="108.33" table:style-name="ce76">
            <text:p>108,33<text:s/></text:p>
          </table:table-cell>
          <table:table-cell office:value-type="float" office:value="370.86" table:style-name="ce76">
            <text:p>370,86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<text:s text:c="2"/>VACACIONES</text:p>
          </table:table-cell>
          <table:table-cell office:value-type="string" table:style-name="ce73">
            <text:p>EN-8</text:p>
          </table:table-cell>
          <table:table-cell office:value-type="date" office:date-value="2021-01-11T00:00:00" table:style-name="ce75">
            <text:p>11-ene-21</text:p>
          </table:table-cell>
          <table:table-cell office:value-type="string" table:style-name="ce74">
            <text:p>Registro.- liquidacion de vacaciones correspondiente al periodo de Mayo 2019 a Abril 2020 Perfecto Ronquillo Moran</text:p>
          </table:table-cell>
          <table:table-cell table:style-name="ce74"/>
          <table:table-cell office:value-type="float" office:value="120.44" table:style-name="ce76">
            <text:p>120,44<text:s/></text:p>
          </table:table-cell>
          <table:table-cell office:value-type="float" office:value="491.3" table:style-name="ce76">
            <text:p>491,3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<text:s text:c="2"/>VACACIONES</text:p>
          </table:table-cell>
          <table:table-cell office:value-type="string" table:style-name="ce73">
            <text:p>EN-8</text:p>
          </table:table-cell>
          <table:table-cell office:value-type="date" office:date-value="2021-01-11T00:00:00" table:style-name="ce75">
            <text:p>11-ene-21</text:p>
          </table:table-cell>
          <table:table-cell office:value-type="string" table:style-name="ce74">
            <text:p>Registro.- liquidacion de vacaciones correspondiente al periodo de Junio 2018 a Mayo 2019 Irma Viteri Vinces</text:p>
          </table:table-cell>
          <table:table-cell table:style-name="ce74"/>
          <table:table-cell office:value-type="float" office:value="151.66999999999999" table:style-name="ce76">
            <text:p>151,67<text:s/></text:p>
          </table:table-cell>
          <table:table-cell office:value-type="float" office:value="642.97" table:style-name="ce76">
            <text:p>642,97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<text:s text:c="2"/>VACACIONES</text:p>
          </table:table-cell>
          <table:table-cell office:value-type="string" table:style-name="ce73">
            <text:p>EN-8</text:p>
          </table:table-cell>
          <table:table-cell office:value-type="date" office:date-value="2021-01-11T00:00:00" table:style-name="ce75">
            <text:p>11-ene-21</text:p>
          </table:table-cell>
          <table:table-cell office:value-type="string" table:style-name="ce74">
            <text:p>Registro.- liquidacion de vacaciones correspondiente al periodo de Junio 2019 a Mayo 2020 Irma Viteri Vinces</text:p>
          </table:table-cell>
          <table:table-cell table:style-name="ce74"/>
          <table:table-cell office:value-type="float" office:value="173.33" table:style-name="ce76">
            <text:p>173,33<text:s/></text:p>
          </table:table-cell>
          <table:table-cell office:value-type="float" office:value="816.3" table:style-name="ce76">
            <text:p>816,3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<text:s text:c="2"/>VACACIONES</text:p>
          </table:table-cell>
          <table:table-cell office:value-type="string" table:style-name="ce73">
            <text:p>EN-8</text:p>
          </table:table-cell>
          <table:table-cell office:value-type="date" office:date-value="2021-01-11T00:00:00" table:style-name="ce75">
            <text:p>11-ene-21</text:p>
          </table:table-cell>
          <table:table-cell office:value-type="string" table:style-name="ce74">
            <text:p>Registro.- liquidacion de vacaciones correspondiente al periodo de Enero a Diciembre 2017 Gregorio Zambrano Luna</text:p>
          </table:table-cell>
          <table:table-cell table:style-name="ce74"/>
          <table:table-cell office:value-type="float" office:value="119.7" table:style-name="ce76">
            <text:p>119,70<text:s/></text:p>
          </table:table-cell>
          <table:table-cell office:value-type="float" office:value="936" table:style-name="ce76">
            <text:p>936,0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<text:s text:c="2"/>VACACIONES</text:p>
          </table:table-cell>
          <table:table-cell office:value-type="string" table:style-name="ce73">
            <text:p>EN-8</text:p>
          </table:table-cell>
          <table:table-cell office:value-type="date" office:date-value="2021-01-11T00:00:00" table:style-name="ce75">
            <text:p>11-ene-21</text:p>
          </table:table-cell>
          <table:table-cell office:value-type="string" table:style-name="ce74">
            <text:p>Registro.- liquidacion de vacaciones correspondiente al periodo de Enero a Diciembre 2018 Gregorio Zambrano Luna</text:p>
          </table:table-cell>
          <table:table-cell table:style-name="ce74"/>
          <table:table-cell office:value-type="float" office:value="264.27" table:style-name="ce76">
            <text:p>264,27<text:s/></text:p>
          </table:table-cell>
          <table:table-cell office:value-type="float" office:value="1200.27" table:style-name="ce76">
            <text:p>1.200,27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<text:s text:c="2"/>VACACIONES</text:p>
          </table:table-cell>
          <table:table-cell office:value-type="string" table:style-name="ce73">
            <text:p>EN-8</text:p>
          </table:table-cell>
          <table:table-cell office:value-type="date" office:date-value="2021-01-11T00:00:00" table:style-name="ce75">
            <text:p>11-ene-21</text:p>
          </table:table-cell>
          <table:table-cell office:value-type="string" table:style-name="ce74">
            <text:p>Registro.- liquidacion de vacaciones correspondiente al periodo de Enero a Diciembre 2019 Gregorio Zambrano Luna</text:p>
          </table:table-cell>
          <table:table-cell table:style-name="ce74"/>
          <table:table-cell office:value-type="float" office:value="600" table:style-name="ce76">
            <text:p>600,00<text:s/></text:p>
          </table:table-cell>
          <table:table-cell office:value-type="float" office:value="1800.27" table:style-name="ce76">
            <text:p>1.800,27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<text:s text:c="2"/>VACACIONES</text:p>
          </table:table-cell>
          <table:table-cell office:value-type="string" table:style-name="ce73">
            <text:p>EN-15</text:p>
          </table:table-cell>
          <table:table-cell office:value-type="date" office:date-value="2021-01-31T00:00:00" table:style-name="ce75">
            <text:p>31-ene-21</text:p>
          </table:table-cell>
          <table:table-cell office:value-type="string" table:style-name="ce74">
            <text:p>Registro.- Contabilización de Provisión de Beneficios Sociales correspondiente al mes de Enero 2021</text:p>
          </table:table-cell>
          <table:table-cell table:style-name="ce74"/>
          <table:table-cell office:value-type="float" office:value="319.49" table:style-name="ce76">
            <text:p>319,49<text:s/></text:p>
          </table:table-cell>
          <table:table-cell office:value-type="float" office:value="2119.7600000000002" table:style-name="ce76">
            <text:p>2.119,76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<text:s text:c="2"/>VACACIONES</text:p>
          </table:table-cell>
          <table:table-cell office:value-type="string" table:style-name="ce73">
            <text:p>FE-13</text:p>
          </table:table-cell>
          <table:table-cell office:value-type="date" office:date-value="2021-02-28T00:00:00" table:style-name="ce75">
            <text:p>28-feb-21</text:p>
          </table:table-cell>
          <table:table-cell office:value-type="string" table:style-name="ce74">
            <text:p>Registro.- Contabilización de Provisión de Beneficios Sociales correspondiente al mes de Febrero 2021</text:p>
          </table:table-cell>
          <table:table-cell table:style-name="ce74"/>
          <table:table-cell office:value-type="float" office:value="319.49" table:style-name="ce76">
            <text:p>319,49<text:s/></text:p>
          </table:table-cell>
          <table:table-cell office:value-type="float" office:value="2439.25" table:style-name="ce76">
            <text:p>2.439,25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<text:s text:c="2"/>VACACIONES</text:p>
          </table:table-cell>
          <table:table-cell office:value-type="string" table:style-name="ce73">
            <text:p>MR-9</text:p>
          </table:table-cell>
          <table:table-cell office:value-type="date" office:date-value="2021-03-31T00:00:00" table:style-name="ce75">
            <text:p>31-mar-21</text:p>
          </table:table-cell>
          <table:table-cell office:value-type="string" table:style-name="ce74">
            <text:p>Registro.- Contabilización de Provisión de Beneficios Sociales correspondiente al mes de Marzo 2021</text:p>
          </table:table-cell>
          <table:table-cell table:style-name="ce74"/>
          <table:table-cell office:value-type="float" office:value="319.49" table:style-name="ce76">
            <text:p>319,49<text:s/></text:p>
          </table:table-cell>
          <table:table-cell office:value-type="float" office:value="2758.74" table:style-name="ce76">
            <text:p>2.758,74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<text:s text:c="2"/>VACACIONES</text:p>
          </table:table-cell>
          <table:table-cell office:value-type="string" table:style-name="ce73">
            <text:p>AB-13</text:p>
          </table:table-cell>
          <table:table-cell office:value-type="date" office:date-value="2021-04-30T00:00:00" table:style-name="ce75">
            <text:p>30-abr-21</text:p>
          </table:table-cell>
          <table:table-cell office:value-type="string" table:style-name="ce74">
            <text:p>Registro.- Contabilización de Provisión de Beneficios Sociales correspondiente al mes de Abril 2021</text:p>
          </table:table-cell>
          <table:table-cell table:style-name="ce74"/>
          <table:table-cell office:value-type="float" office:value="319.49" table:style-name="ce76">
            <text:p>319,49<text:s/></text:p>
          </table:table-cell>
          <table:table-cell office:value-type="float" office:value="3078.23" table:style-name="ce76">
            <text:p>3.078,23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<text:s text:c="2"/>VACACIONES</text:p>
          </table:table-cell>
          <table:table-cell office:value-type="string" table:style-name="ce73">
            <text:p>MA-10</text:p>
          </table:table-cell>
          <table:table-cell office:value-type="date" office:date-value="2021-05-31T00:00:00" table:style-name="ce75">
            <text:p>31-may-21</text:p>
          </table:table-cell>
          <table:table-cell office:value-type="string" table:style-name="ce74">
            <text:p>Registro.- Contabilización de Provisión de Beneficios Sociales correspondiente al mes de Mayo 2021</text:p>
          </table:table-cell>
          <table:table-cell table:style-name="ce74"/>
          <table:table-cell office:value-type="float" office:value="315.26" table:style-name="ce76">
            <text:p>315,26<text:s/></text:p>
          </table:table-cell>
          <table:table-cell office:value-type="float" office:value="3393.49" table:style-name="ce76">
            <text:p>3.393,49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<text:s text:c="2"/>VACACIONES</text:p>
          </table:table-cell>
          <table:table-cell office:value-type="string" table:style-name="ce73">
            <text:p>JN-9</text:p>
          </table:table-cell>
          <table:table-cell office:value-type="date" office:date-value="2021-06-30T00:00:00" table:style-name="ce75">
            <text:p>30-jun-21</text:p>
          </table:table-cell>
          <table:table-cell office:value-type="string" table:style-name="ce74">
            <text:p>Registro.- Contabilización de Provisión de Beneficios Sociales correspondiente al mes de Junio 2021</text:p>
          </table:table-cell>
          <table:table-cell table:style-name="ce74"/>
          <table:table-cell office:value-type="float" office:value="315.26" table:style-name="ce76">
            <text:p>315,26<text:s/></text:p>
          </table:table-cell>
          <table:table-cell office:value-type="float" office:value="3708.75" table:style-name="ce76">
            <text:p>3.708,75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<text:s text:c="2"/>VACACIONES</text:p>
          </table:table-cell>
          <table:table-cell office:value-type="string" table:style-name="ce73">
            <text:p>JU-8</text:p>
          </table:table-cell>
          <table:table-cell office:value-type="date" office:date-value="2021-07-30T00:00:00" table:style-name="ce75">
            <text:p>30-jul-21</text:p>
          </table:table-cell>
          <table:table-cell office:value-type="string" table:style-name="ce74">
            <text:p>Registro.- Contabilización de Provisión de Beneficios Sociales correspondiente al mes de Julio 2021</text:p>
          </table:table-cell>
          <table:table-cell table:style-name="ce74"/>
          <table:table-cell office:value-type="float" office:value="321.32" table:style-name="ce76">
            <text:p>321,32<text:s/></text:p>
          </table:table-cell>
          <table:table-cell office:value-type="float" office:value="4030.07" table:style-name="ce76">
            <text:p>4.030,07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<text:s text:c="2"/>VACACIONES</text:p>
          </table:table-cell>
          <table:table-cell office:value-type="string" table:style-name="ce73">
            <text:p>AG-12</text:p>
          </table:table-cell>
          <table:table-cell office:value-type="date" office:date-value="2021-08-30T00:00:00" table:style-name="ce75">
            <text:p>30-ago-21</text:p>
          </table:table-cell>
          <table:table-cell office:value-type="string" table:style-name="ce74">
            <text:p>Registro.- Contabilización de Provisión de Beneficios Sociales correspondiente al mes de Agosto 2021</text:p>
          </table:table-cell>
          <table:table-cell table:style-name="ce74"/>
          <table:table-cell office:value-type="float" office:value="321.32" table:style-name="ce76">
            <text:p>321,32<text:s/></text:p>
          </table:table-cell>
          <table:table-cell office:value-type="float" office:value="4351.3900000000003" table:style-name="ce76">
            <text:p>4.351,39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<text:s text:c="2"/>FONDO DE RESERVA ADMINISTRATIVO</text:p>
          </table:table-cell>
          <table:table-cell table:style-name="ce1"/>
          <table:table-cell office:value-type="date" office:date-value="2021-01-01T00:00:00" table:style-name="ce75">
            <text:p>01-ene-21</text:p>
          </table:table-cell>
          <table:table-cell office:value-type="string" table:style-name="ce74">
            <text:p>Saldo Inicial</text:p>
          </table:table-cell>
          <table:table-cell table:style-name="ce74"/>
          <table:table-cell office:value-type="float" office:value="0" table:style-name="ce76">
            <text:p>0,00<text:s/></text:p>
          </table:table-cell>
          <table:table-cell office:value-type="float" office:value="0" table:style-name="ce76">
            <text:p>0,0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<text:s text:c="2"/>FONDO DE RESERVA ADMINISTRATIVO</text:p>
          </table:table-cell>
          <table:table-cell office:value-type="string" table:style-name="ce73">
            <text:p>EN-15</text:p>
          </table:table-cell>
          <table:table-cell office:value-type="date" office:date-value="2021-01-31T00:00:00" table:style-name="ce75">
            <text:p>31-ene-21</text:p>
          </table:table-cell>
          <table:table-cell office:value-type="string" table:style-name="ce74">
            <text:p>Registro.- Contabilización de Provisión de Beneficios Sociales correspondiente al mes de Enero 2021</text:p>
          </table:table-cell>
          <table:table-cell table:style-name="ce74"/>
          <table:table-cell office:value-type="float" office:value="638.76" table:style-name="ce76">
            <text:p>638,76<text:s/></text:p>
          </table:table-cell>
          <table:table-cell office:value-type="float" office:value="638.76" table:style-name="ce76">
            <text:p>638,76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<text:s text:c="2"/>FONDO DE RESERVA ADMINISTRATIVO</text:p>
          </table:table-cell>
          <table:table-cell office:value-type="string" table:style-name="ce73">
            <text:p>FE-13</text:p>
          </table:table-cell>
          <table:table-cell office:value-type="date" office:date-value="2021-02-28T00:00:00" table:style-name="ce75">
            <text:p>28-feb-21</text:p>
          </table:table-cell>
          <table:table-cell office:value-type="string" table:style-name="ce74">
            <text:p>Registro.- Contabilización de Provisión de Beneficios Sociales correspondiente al mes de Febrero 2021</text:p>
          </table:table-cell>
          <table:table-cell table:style-name="ce74"/>
          <table:table-cell office:value-type="float" office:value="638.76" table:style-name="ce76">
            <text:p>638,76<text:s/></text:p>
          </table:table-cell>
          <table:table-cell office:value-type="float" office:value="1277.52" table:style-name="ce76">
            <text:p>1.277,52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<text:s text:c="2"/>FONDO DE RESERVA ADMINISTRATIVO</text:p>
          </table:table-cell>
          <table:table-cell office:value-type="string" table:style-name="ce73">
            <text:p>MR-9</text:p>
          </table:table-cell>
          <table:table-cell office:value-type="date" office:date-value="2021-03-31T00:00:00" table:style-name="ce75">
            <text:p>31-mar-21</text:p>
          </table:table-cell>
          <table:table-cell office:value-type="string" table:style-name="ce74">
            <text:p>Registro.- Contabilización de Provisión de Beneficios Sociales correspondiente al mes de Marzo 2021</text:p>
          </table:table-cell>
          <table:table-cell table:style-name="ce74"/>
          <table:table-cell office:value-type="float" office:value="638.76" table:style-name="ce76">
            <text:p>638,76<text:s/></text:p>
          </table:table-cell>
          <table:table-cell office:value-type="float" office:value="1916.28" table:style-name="ce76">
            <text:p>1.916,28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<text:s text:c="2"/>FONDO DE RESERVA ADMINISTRATIVO</text:p>
          </table:table-cell>
          <table:table-cell office:value-type="string" table:style-name="ce73">
            <text:p>AB-13</text:p>
          </table:table-cell>
          <table:table-cell office:value-type="date" office:date-value="2021-04-30T00:00:00" table:style-name="ce75">
            <text:p>30-abr-21</text:p>
          </table:table-cell>
          <table:table-cell office:value-type="string" table:style-name="ce74">
            <text:p>Registro.- Contabilización de Provisión de Beneficios Sociales correspondiente al mes de Abril 2021</text:p>
          </table:table-cell>
          <table:table-cell table:style-name="ce74"/>
          <table:table-cell office:value-type="float" office:value="638.76" table:style-name="ce76">
            <text:p>638,76<text:s/></text:p>
          </table:table-cell>
          <table:table-cell office:value-type="float" office:value="2555.04" table:style-name="ce76">
            <text:p>2.555,04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<text:s text:c="2"/>FONDO DE RESERVA ADMINISTRATIVO</text:p>
          </table:table-cell>
          <table:table-cell office:value-type="string" table:style-name="ce73">
            <text:p>MA-10</text:p>
          </table:table-cell>
          <table:table-cell office:value-type="date" office:date-value="2021-05-31T00:00:00" table:style-name="ce75">
            <text:p>31-may-21</text:p>
          </table:table-cell>
          <table:table-cell office:value-type="string" table:style-name="ce74">
            <text:p>Registro.- Contabilización de Provisión de Beneficios Sociales correspondiente al mes de Mayo 2021</text:p>
          </table:table-cell>
          <table:table-cell table:style-name="ce74"/>
          <table:table-cell office:value-type="float" office:value="630.32000000000005" table:style-name="ce76">
            <text:p>630,32<text:s/></text:p>
          </table:table-cell>
          <table:table-cell office:value-type="float" office:value="3185.36" table:style-name="ce76">
            <text:p>3.185,36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<text:s text:c="2"/>FONDO DE RESERVA ADMINISTRATIVO</text:p>
          </table:table-cell>
          <table:table-cell office:value-type="string" table:style-name="ce73">
            <text:p>JN-9</text:p>
          </table:table-cell>
          <table:table-cell office:value-type="date" office:date-value="2021-06-30T00:00:00" table:style-name="ce75">
            <text:p>30-jun-21</text:p>
          </table:table-cell>
          <table:table-cell office:value-type="string" table:style-name="ce74">
            <text:p>Registro.- Contabilización de Provisión de Beneficios Sociales correspondiente al mes de Junio 2021</text:p>
          </table:table-cell>
          <table:table-cell table:style-name="ce74"/>
          <table:table-cell office:value-type="float" office:value="630.32000000000005" table:style-name="ce76">
            <text:p>630,32<text:s/></text:p>
          </table:table-cell>
          <table:table-cell office:value-type="float" office:value="3815.68" table:style-name="ce76">
            <text:p>3.815,68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<text:s text:c="2"/>FONDO DE RESERVA ADMINISTRATIVO</text:p>
          </table:table-cell>
          <table:table-cell office:value-type="string" table:style-name="ce73">
            <text:p>JU-8</text:p>
          </table:table-cell>
          <table:table-cell office:value-type="date" office:date-value="2021-07-30T00:00:00" table:style-name="ce75">
            <text:p>30-jul-21</text:p>
          </table:table-cell>
          <table:table-cell office:value-type="string" table:style-name="ce74">
            <text:p>Registro.- Contabilización de Provisión de Beneficios Sociales correspondiente al mes de Julio 2021</text:p>
          </table:table-cell>
          <table:table-cell table:style-name="ce74"/>
          <table:table-cell office:value-type="float" office:value="642.44000000000005" table:style-name="ce76">
            <text:p>642,44<text:s/></text:p>
          </table:table-cell>
          <table:table-cell office:value-type="float" office:value="4458.12" table:style-name="ce76">
            <text:p>4.458,12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<text:s text:c="2"/>FONDO DE RESERVA ADMINISTRATIVO</text:p>
          </table:table-cell>
          <table:table-cell office:value-type="string" table:style-name="ce73">
            <text:p>AG-12</text:p>
          </table:table-cell>
          <table:table-cell office:value-type="date" office:date-value="2021-08-30T00:00:00" table:style-name="ce75">
            <text:p>30-ago-21</text:p>
          </table:table-cell>
          <table:table-cell office:value-type="string" table:style-name="ce74">
            <text:p>Registro.- Contabilización de Provisión de Beneficios Sociales correspondiente al mes de Agosto 2021</text:p>
          </table:table-cell>
          <table:table-cell table:style-name="ce74"/>
          <table:table-cell office:value-type="float" office:value="642.44000000000005" table:style-name="ce76">
            <text:p>642,44<text:s/></text:p>
          </table:table-cell>
          <table:table-cell office:value-type="float" office:value="5100.5600000000004" table:style-name="ce76">
            <text:p>5.100,56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<text:s text:c="2"/>APORTES PATRONAL-PERSONAL</text:p>
          </table:table-cell>
          <table:table-cell table:style-name="ce1"/>
          <table:table-cell office:value-type="date" office:date-value="2021-01-01T00:00:00" table:style-name="ce75">
            <text:p>01-ene-21</text:p>
          </table:table-cell>
          <table:table-cell office:value-type="string" table:style-name="ce74">
            <text:p>Saldo Inicial</text:p>
          </table:table-cell>
          <table:table-cell table:style-name="ce74"/>
          <table:table-cell office:value-type="float" office:value="0" table:style-name="ce76">
            <text:p>0,00<text:s/></text:p>
          </table:table-cell>
          <table:table-cell office:value-type="float" office:value="0" table:style-name="ce76">
            <text:p>0,0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<text:s text:c="2"/>APORTES PATRONAL-PERSONAL</text:p>
          </table:table-cell>
          <table:table-cell office:value-type="string" table:style-name="ce73">
            <text:p>EN-15</text:p>
          </table:table-cell>
          <table:table-cell office:value-type="date" office:date-value="2021-01-31T00:00:00" table:style-name="ce75">
            <text:p>31-ene-21</text:p>
          </table:table-cell>
          <table:table-cell office:value-type="string" table:style-name="ce74">
            <text:p>Registro.- Contabilización de Provisión de Beneficios Sociales correspondiente al mes de Enero 2021</text:p>
          </table:table-cell>
          <table:table-cell table:style-name="ce74"/>
          <table:table-cell office:value-type="float" office:value="931.66" table:style-name="ce76">
            <text:p>931,66<text:s/></text:p>
          </table:table-cell>
          <table:table-cell office:value-type="float" office:value="931.66" table:style-name="ce76">
            <text:p>931,66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<text:s text:c="2"/>APORTES PATRONAL-PERSONAL</text:p>
          </table:table-cell>
          <table:table-cell office:value-type="string" table:style-name="ce73">
            <text:p>FE-13</text:p>
          </table:table-cell>
          <table:table-cell office:value-type="date" office:date-value="2021-02-28T00:00:00" table:style-name="ce75">
            <text:p>28-feb-21</text:p>
          </table:table-cell>
          <table:table-cell office:value-type="string" table:style-name="ce74">
            <text:p>Registro.- Contabilización de Provisión de Beneficios Sociales correspondiente al mes de Febrero 2021</text:p>
          </table:table-cell>
          <table:table-cell table:style-name="ce74"/>
          <table:table-cell office:value-type="float" office:value="931.66" table:style-name="ce76">
            <text:p>931,66<text:s/></text:p>
          </table:table-cell>
          <table:table-cell office:value-type="float" office:value="1863.32" table:style-name="ce76">
            <text:p>1.863,32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<text:s text:c="2"/>APORTES PATRONAL-PERSONAL</text:p>
          </table:table-cell>
          <table:table-cell office:value-type="string" table:style-name="ce73">
            <text:p>MR-9</text:p>
          </table:table-cell>
          <table:table-cell office:value-type="date" office:date-value="2021-03-31T00:00:00" table:style-name="ce75">
            <text:p>31-mar-21</text:p>
          </table:table-cell>
          <table:table-cell office:value-type="string" table:style-name="ce74">
            <text:p>Registro.- Contabilización de Provisión de Beneficios Sociales correspondiente al mes de Marzo 2021</text:p>
          </table:table-cell>
          <table:table-cell table:style-name="ce74"/>
          <table:table-cell office:value-type="float" office:value="931.66" table:style-name="ce76">
            <text:p>931,66<text:s/></text:p>
          </table:table-cell>
          <table:table-cell office:value-type="float" office:value="2794.98" table:style-name="ce76">
            <text:p>2.794,98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<text:s text:c="2"/>APORTES PATRONAL-PERSONAL</text:p>
          </table:table-cell>
          <table:table-cell office:value-type="string" table:style-name="ce73">
            <text:p>AB-13</text:p>
          </table:table-cell>
          <table:table-cell office:value-type="date" office:date-value="2021-04-30T00:00:00" table:style-name="ce75">
            <text:p>30-abr-21</text:p>
          </table:table-cell>
          <table:table-cell office:value-type="string" table:style-name="ce74">
            <text:p>Registro.- Contabilización de Provisión de Beneficios Sociales correspondiente al mes de Abril 2021</text:p>
          </table:table-cell>
          <table:table-cell table:style-name="ce74"/>
          <table:table-cell office:value-type="float" office:value="931.64" table:style-name="ce76">
            <text:p>931,64<text:s/></text:p>
          </table:table-cell>
          <table:table-cell office:value-type="float" office:value="3726.62" table:style-name="ce76">
            <text:p>3.726,62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<text:s text:c="2"/>APORTES PATRONAL-PERSONAL</text:p>
          </table:table-cell>
          <table:table-cell office:value-type="string" table:style-name="ce73">
            <text:p>MA-10</text:p>
          </table:table-cell>
          <table:table-cell office:value-type="date" office:date-value="2021-05-31T00:00:00" table:style-name="ce75">
            <text:p>31-may-21</text:p>
          </table:table-cell>
          <table:table-cell office:value-type="string" table:style-name="ce74">
            <text:p>Registro.- Contabilización de Provisión de Beneficios Sociales correspondiente al mes de Mayo 2021</text:p>
          </table:table-cell>
          <table:table-cell table:style-name="ce74"/>
          <table:table-cell office:value-type="float" office:value="919.26" table:style-name="ce76">
            <text:p>919,26<text:s/></text:p>
          </table:table-cell>
          <table:table-cell office:value-type="float" office:value="4645.88" table:style-name="ce76">
            <text:p>4.645,88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<text:s text:c="2"/>APORTES PATRONAL-PERSONAL</text:p>
          </table:table-cell>
          <table:table-cell office:value-type="string" table:style-name="ce73">
            <text:p>JN-9</text:p>
          </table:table-cell>
          <table:table-cell office:value-type="date" office:date-value="2021-06-30T00:00:00" table:style-name="ce75">
            <text:p>30-jun-21</text:p>
          </table:table-cell>
          <table:table-cell office:value-type="string" table:style-name="ce74">
            <text:p>Registro.- Contabilización de Provisión de Beneficios Sociales correspondiente al mes de Junio 2021</text:p>
          </table:table-cell>
          <table:table-cell table:style-name="ce74"/>
          <table:table-cell office:value-type="float" office:value="919.32" table:style-name="ce76">
            <text:p>919,32<text:s/></text:p>
          </table:table-cell>
          <table:table-cell office:value-type="float" office:value="5565.2" table:style-name="ce76">
            <text:p>5.565,2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<text:s text:c="2"/>APORTES PATRONAL-PERSONAL</text:p>
          </table:table-cell>
          <table:table-cell office:value-type="string" table:style-name="ce73">
            <text:p>JU-8</text:p>
          </table:table-cell>
          <table:table-cell office:value-type="date" office:date-value="2021-07-30T00:00:00" table:style-name="ce75">
            <text:p>30-jul-21</text:p>
          </table:table-cell>
          <table:table-cell office:value-type="string" table:style-name="ce74">
            <text:p>Registro.- Contabilización de Provisión de Beneficios Sociales correspondiente al mes de Julio 2021</text:p>
          </table:table-cell>
          <table:table-cell table:style-name="ce74"/>
          <table:table-cell office:value-type="float" office:value="937.02" table:style-name="ce76">
            <text:p>937,02<text:s/></text:p>
          </table:table-cell>
          <table:table-cell office:value-type="float" office:value="6502.22" table:style-name="ce76">
            <text:p>6.502,22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<text:s text:c="2"/>APORTES PATRONAL-PERSONAL</text:p>
          </table:table-cell>
          <table:table-cell office:value-type="string" table:style-name="ce73">
            <text:p>AG-12</text:p>
          </table:table-cell>
          <table:table-cell office:value-type="date" office:date-value="2021-08-30T00:00:00" table:style-name="ce75">
            <text:p>30-ago-21</text:p>
          </table:table-cell>
          <table:table-cell office:value-type="string" table:style-name="ce74">
            <text:p>Registro.- Contabilización de Provisión de Beneficios Sociales correspondiente al mes de Agosto 2021</text:p>
          </table:table-cell>
          <table:table-cell table:style-name="ce74"/>
          <table:table-cell office:value-type="float" office:value="937.02" table:style-name="ce76">
            <text:p>937,02<text:s/></text:p>
          </table:table-cell>
          <table:table-cell office:value-type="float" office:value="7439.24" table:style-name="ce76">
            <text:p>7.439,24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<text:s text:c="2"/>SUELDO</text:p>
          </table:table-cell>
          <table:table-cell table:style-name="ce1"/>
          <table:table-cell office:value-type="date" office:date-value="2021-01-01T00:00:00" table:style-name="ce75">
            <text:p>01-ene-21</text:p>
          </table:table-cell>
          <table:table-cell office:value-type="string" table:style-name="ce74">
            <text:p>Saldo Inicial</text:p>
          </table:table-cell>
          <table:table-cell table:style-name="ce74"/>
          <table:table-cell office:value-type="float" office:value="0" table:style-name="ce76">
            <text:p>0,00<text:s/></text:p>
          </table:table-cell>
          <table:table-cell office:value-type="float" office:value="0" table:style-name="ce76">
            <text:p>0,0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<text:s text:c="2"/>SUELDO</text:p>
          </table:table-cell>
          <table:table-cell office:value-type="string" table:style-name="ce73">
            <text:p>NDL-52</text:p>
          </table:table-cell>
          <table:table-cell office:value-type="date" office:date-value="2021-01-29T00:00:00" table:style-name="ce75">
            <text:p>29-ene-21</text:p>
          </table:table-cell>
          <table:table-cell office:value-type="string" table:style-name="ce74">
            <text:p>N/D PRODUBANCO <text:s/>TRANSF. ROL DE PAGO 2DA QUINCENA MES DE ENERO 2021, A PERFECTO ISAIAS RONQUILLO MORAN</text:p>
          </table:table-cell>
          <table:table-cell table:style-name="ce74"/>
          <table:table-cell office:value-type="float" office:value="404.4" table:style-name="ce76">
            <text:p>404,40<text:s/></text:p>
          </table:table-cell>
          <table:table-cell office:value-type="float" office:value="404.4" table:style-name="ce76">
            <text:p>404,4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<text:s text:c="2"/>SUELDO</text:p>
          </table:table-cell>
          <table:table-cell office:value-type="string" table:style-name="ce73">
            <text:p>NDL-51</text:p>
          </table:table-cell>
          <table:table-cell office:value-type="date" office:date-value="2021-01-31T00:00:00" table:style-name="ce75">
            <text:p>31-ene-21</text:p>
          </table:table-cell>
          <table:table-cell office:value-type="string" table:style-name="ce74">
            <text:p>N/D PACIFICO TRANSF. ROLES DE PAGO 2DA QUINCENA MES DE ENERO 2021</text:p>
          </table:table-cell>
          <table:table-cell table:style-name="ce74"/>
          <table:table-cell office:value-type="float" office:value="7263.56" table:style-name="ce76">
            <text:p>7.263,56<text:s/></text:p>
          </table:table-cell>
          <table:table-cell office:value-type="float" office:value="7667.96" table:style-name="ce76">
            <text:p>7.667,96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<text:s text:c="2"/>SUELDO</text:p>
          </table:table-cell>
          <table:table-cell office:value-type="string" table:style-name="ce73">
            <text:p>NDL-56</text:p>
          </table:table-cell>
          <table:table-cell office:value-type="date" office:date-value="2021-02-26T00:00:00" table:style-name="ce75">
            <text:p>26-feb-21</text:p>
          </table:table-cell>
          <table:table-cell office:value-type="string" table:style-name="ce74">
            <text:p>N/D BCO. PACIFICO TRANSFERENCIA ROLES DE PAGO 2DA QUINCENA MES DE FEBRERO 2021</text:p>
          </table:table-cell>
          <table:table-cell table:style-name="ce74"/>
          <table:table-cell office:value-type="float" office:value="7263.56" table:style-name="ce76">
            <text:p>7.263,56<text:s/></text:p>
          </table:table-cell>
          <table:table-cell office:value-type="float" office:value="14931.52" table:style-name="ce76">
            <text:p>14.931,52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<text:s text:c="2"/>SUELDO</text:p>
          </table:table-cell>
          <table:table-cell office:value-type="string" table:style-name="ce73">
            <text:p>NDL-58</text:p>
          </table:table-cell>
          <table:table-cell office:value-type="date" office:date-value="2021-02-26T00:00:00" table:style-name="ce75">
            <text:p>26-feb-21</text:p>
          </table:table-cell>
          <table:table-cell office:value-type="string" table:style-name="ce74">
            <text:p>N/D PRODUBANCO ROL DE PAGO 2DA QUINCENA MES DE FEBRERO 2021 A RONQUILLO MORAN PERFECTO ISAIAS</text:p>
          </table:table-cell>
          <table:table-cell table:style-name="ce74"/>
          <table:table-cell office:value-type="float" office:value="404.4" table:style-name="ce76">
            <text:p>404,40<text:s/></text:p>
          </table:table-cell>
          <table:table-cell office:value-type="float" office:value="15335.92" table:style-name="ce76">
            <text:p>15.335,92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<text:s text:c="2"/>SUELDO</text:p>
          </table:table-cell>
          <table:table-cell office:value-type="string" table:style-name="ce73">
            <text:p>NDL-58</text:p>
          </table:table-cell>
          <table:table-cell office:value-type="date" office:date-value="2021-03-31T00:00:00" table:style-name="ce75">
            <text:p>31-mar-21</text:p>
          </table:table-cell>
          <table:table-cell office:value-type="string" table:style-name="ce74">
            <text:p>N/D PACIFICO TRANSFERENCIA ROLES DE PAGO 2DA QUINCENA MES DE MARZO 2021</text:p>
          </table:table-cell>
          <table:table-cell table:style-name="ce74"/>
          <table:table-cell office:value-type="float" office:value="7263.56" table:style-name="ce76">
            <text:p>7.263,56<text:s/></text:p>
          </table:table-cell>
          <table:table-cell office:value-type="float" office:value="22599.48" table:style-name="ce76">
            <text:p>22.599,48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<text:s text:c="2"/>SUELDO</text:p>
          </table:table-cell>
          <table:table-cell office:value-type="string" table:style-name="ce73">
            <text:p>NDL-59</text:p>
          </table:table-cell>
          <table:table-cell office:value-type="date" office:date-value="2021-03-31T00:00:00" table:style-name="ce75">
            <text:p>31-mar-21</text:p>
          </table:table-cell>
          <table:table-cell office:value-type="string" table:style-name="ce74">
            <text:p>N/D PRODUBANCO TRANSFERENCIA PAGO DE ROLES DE PAGO 2DA QUINCENA MES DE MARZO 2021 A RONQUILLO MORAN PERFECTO ISAIAS</text:p>
          </table:table-cell>
          <table:table-cell table:style-name="ce74"/>
          <table:table-cell office:value-type="float" office:value="404.4" table:style-name="ce76">
            <text:p>404,40<text:s/></text:p>
          </table:table-cell>
          <table:table-cell office:value-type="float" office:value="23003.88" table:style-name="ce76">
            <text:p>23.003,88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<text:s text:c="2"/>SUELDO</text:p>
          </table:table-cell>
          <table:table-cell office:value-type="string" table:style-name="ce73">
            <text:p>NDL-48</text:p>
          </table:table-cell>
          <table:table-cell office:value-type="date" office:date-value="2021-04-29T00:00:00" table:style-name="ce75">
            <text:p>29-abr-21</text:p>
          </table:table-cell>
          <table:table-cell office:value-type="string" table:style-name="ce74">
            <text:p>N/D PRODUBANCO TRASNF. PAGO 2DA QUINCENA MES DE ABRIL-2021, A JOSEPH BAQUERIZO</text:p>
          </table:table-cell>
          <table:table-cell table:style-name="ce74"/>
          <table:table-cell office:value-type="float" office:value="150" table:style-name="ce76">
            <text:p>150,00<text:s/></text:p>
          </table:table-cell>
          <table:table-cell office:value-type="float" office:value="23153.88" table:style-name="ce76">
            <text:p>23.153,88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<text:s text:c="2"/>SUELDO</text:p>
          </table:table-cell>
          <table:table-cell office:value-type="string" table:style-name="ce73">
            <text:p>NDL-52</text:p>
          </table:table-cell>
          <table:table-cell office:value-type="date" office:date-value="2021-04-29T00:00:00" table:style-name="ce75">
            <text:p>29-abr-21</text:p>
          </table:table-cell>
          <table:table-cell office:value-type="string" table:style-name="ce74">
            <text:p>N/D PACIFICO TRANSF. ROLES DE PAGO 2DA QUINCENA MES DE ABRIL 2021</text:p>
          </table:table-cell>
          <table:table-cell table:style-name="ce74"/>
          <table:table-cell office:value-type="float" office:value="7263.56" table:style-name="ce76">
            <text:p>7.263,56<text:s/></text:p>
          </table:table-cell>
          <table:table-cell office:value-type="float" office:value="30417.439999999999" table:style-name="ce76">
            <text:p>30.417,44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<text:s text:c="2"/>SUELDO</text:p>
          </table:table-cell>
          <table:table-cell office:value-type="string" table:style-name="ce73">
            <text:p>NDL-54</text:p>
          </table:table-cell>
          <table:table-cell office:value-type="date" office:date-value="2021-04-30T00:00:00" table:style-name="ce75">
            <text:p>30-abr-21</text:p>
          </table:table-cell>
          <table:table-cell office:value-type="string" table:style-name="ce74">
            <text:p>N/D PRODUBANCO TRANSF. ROLES DE PAGO 2DA QUINCENA MES DE ABRIL 2021, A RONQUILLO MORAN PERFECTO ISAIAS</text:p>
          </table:table-cell>
          <table:table-cell table:style-name="ce74"/>
          <table:table-cell office:value-type="float" office:value="404.4" table:style-name="ce76">
            <text:p>404,40<text:s/></text:p>
          </table:table-cell>
          <table:table-cell office:value-type="float" office:value="30821.84" table:style-name="ce76">
            <text:p>30.821,84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<text:s text:c="2"/>SUELDO</text:p>
          </table:table-cell>
          <table:table-cell office:value-type="string" table:style-name="ce73">
            <text:p>NDL-52</text:p>
          </table:table-cell>
          <table:table-cell office:value-type="date" office:date-value="2021-05-31T00:00:00" table:style-name="ce75">
            <text:p>31-may-21</text:p>
          </table:table-cell>
          <table:table-cell office:value-type="string" table:style-name="ce74">
            <text:p>N/D PRODUBANCO TRANSF. ROLES DE PAGO 2DA QUINCENA MES DE MAYO 2021, A BAQUERIZO FLOR JOSEPH ANDRES</text:p>
          </table:table-cell>
          <table:table-cell table:style-name="ce74"/>
          <table:table-cell office:value-type="float" office:value="150" table:style-name="ce76">
            <text:p>150,00<text:s/></text:p>
          </table:table-cell>
          <table:table-cell office:value-type="float" office:value="30971.84" table:style-name="ce76">
            <text:p>30.971,84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<text:s text:c="2"/>SUELDO</text:p>
          </table:table-cell>
          <table:table-cell office:value-type="string" table:style-name="ce73">
            <text:p>NDL-62</text:p>
          </table:table-cell>
          <table:table-cell office:value-type="date" office:date-value="2021-05-31T00:00:00" table:style-name="ce75">
            <text:p>31-may-21</text:p>
          </table:table-cell>
          <table:table-cell office:value-type="string" table:style-name="ce74">
            <text:p>N/D PACIFICO TRANSF. ROLES DE PAGO 2DO TRIMESTRE MES DE MAYO 2021</text:p>
          </table:table-cell>
          <table:table-cell table:style-name="ce74"/>
          <table:table-cell office:value-type="float" office:value="7162.16" table:style-name="ce76">
            <text:p>7.162,16<text:s/></text:p>
          </table:table-cell>
          <table:table-cell office:value-type="float" office:value="38134" table:style-name="ce76">
            <text:p>38.134,0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<text:s text:c="2"/>SUELDO</text:p>
          </table:table-cell>
          <table:table-cell office:value-type="string" table:style-name="ce73">
            <text:p>NDL-63</text:p>
          </table:table-cell>
          <table:table-cell office:value-type="date" office:date-value="2021-05-31T00:00:00" table:style-name="ce75">
            <text:p>31-may-21</text:p>
          </table:table-cell>
          <table:table-cell office:value-type="string" table:style-name="ce74">
            <text:p>N/D PRODUBANCO TRANSF. ROLES DE PAGO 2DA QUINCENA MES DE MAYO 2021, A PERFECTO ISAIAS RONQUILLO MORAN</text:p>
          </table:table-cell>
          <table:table-cell table:style-name="ce74"/>
          <table:table-cell office:value-type="float" office:value="404.4" table:style-name="ce76">
            <text:p>404,40<text:s/></text:p>
          </table:table-cell>
          <table:table-cell office:value-type="float" office:value="38538.400000000001" table:style-name="ce76">
            <text:p>38.538,4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<text:s text:c="2"/>SUELDO</text:p>
          </table:table-cell>
          <table:table-cell office:value-type="string" table:style-name="ce73">
            <text:p>NDL-44</text:p>
          </table:table-cell>
          <table:table-cell office:value-type="date" office:date-value="2021-06-30T00:00:00" table:style-name="ce75">
            <text:p>30-jun-21</text:p>
          </table:table-cell>
          <table:table-cell office:value-type="string" table:style-name="ce74">
            <text:p>N/D PACIFICO TRANSF. ROLES DE PAGO 2DA QUINCENA MES DE JUNIO 2021</text:p>
          </table:table-cell>
          <table:table-cell table:style-name="ce74"/>
          <table:table-cell office:value-type="float" office:value="7162.16" table:style-name="ce76">
            <text:p>7.162,16<text:s/></text:p>
          </table:table-cell>
          <table:table-cell office:value-type="float" office:value="45700.56" table:style-name="ce76">
            <text:p>45.700,56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<text:s text:c="2"/>SUELDO</text:p>
          </table:table-cell>
          <table:table-cell office:value-type="string" table:style-name="ce73">
            <text:p>NDL-45</text:p>
          </table:table-cell>
          <table:table-cell office:value-type="date" office:date-value="2021-06-30T00:00:00" table:style-name="ce75">
            <text:p>30-jun-21</text:p>
          </table:table-cell>
          <table:table-cell office:value-type="string" table:style-name="ce74">
            <text:p>N/D PRODUBANCO TRANSF. ROLES DE PAGO 2DA QUINCENA MES DE JUNIO 2021, A PERFECTO RONQUILLO</text:p>
          </table:table-cell>
          <table:table-cell table:style-name="ce74"/>
          <table:table-cell office:value-type="float" office:value="404.4" table:style-name="ce76">
            <text:p>404,40<text:s/></text:p>
          </table:table-cell>
          <table:table-cell office:value-type="float" office:value="46104.959999999999" table:style-name="ce76">
            <text:p>46.104,96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<text:s text:c="2"/>SUELDO</text:p>
          </table:table-cell>
          <table:table-cell office:value-type="string" table:style-name="ce73">
            <text:p>NDL-42</text:p>
          </table:table-cell>
          <table:table-cell office:value-type="date" office:date-value="2021-07-30T00:00:00" table:style-name="ce75">
            <text:p>30-jul-21</text:p>
          </table:table-cell>
          <table:table-cell office:value-type="string" table:style-name="ce74">
            <text:p>N/D PRODUBANCO TRANSF. ROLES DE PAGO 2DA QUINCENA MES DE JULIO 2021, A PERFECTO RONQUILLO</text:p>
          </table:table-cell>
          <table:table-cell table:style-name="ce74"/>
          <table:table-cell office:value-type="float" office:value="404.4" table:style-name="ce76">
            <text:p>404,40<text:s/></text:p>
          </table:table-cell>
          <table:table-cell office:value-type="float" office:value="46509.36" table:style-name="ce76">
            <text:p>46.509,36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<text:s text:c="2"/>SUELDO</text:p>
          </table:table-cell>
          <table:table-cell office:value-type="string" table:style-name="ce73">
            <text:p>NDL-47</text:p>
          </table:table-cell>
          <table:table-cell office:value-type="date" office:date-value="2021-07-30T00:00:00" table:style-name="ce75">
            <text:p>30-jul-21</text:p>
          </table:table-cell>
          <table:table-cell office:value-type="string" table:style-name="ce74">
            <text:p>N/D PACIFICO TRANSF. ROLES DE PAGO 2DA QUINCENA MES DE JULIO 2021</text:p>
          </table:table-cell>
          <table:table-cell table:style-name="ce74"/>
          <table:table-cell office:value-type="float" office:value="7307.76" table:style-name="ce76">
            <text:p>7.307,76<text:s/></text:p>
          </table:table-cell>
          <table:table-cell office:value-type="float" office:value="53817.120000000003" table:style-name="ce76">
            <text:p>53.817,12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<text:s text:c="2"/>SUELDO</text:p>
          </table:table-cell>
          <table:table-cell office:value-type="string" table:style-name="ce73">
            <text:p>NDL-47</text:p>
          </table:table-cell>
          <table:table-cell office:value-type="date" office:date-value="2021-08-30T00:00:00" table:style-name="ce75">
            <text:p>30-ago-21</text:p>
          </table:table-cell>
          <table:table-cell office:value-type="string" table:style-name="ce74">
            <text:p>N/D PACIFICO TRANSF. ROLES DE PAGO 2DA QUINCENA MES DE AGOSTO 2021</text:p>
          </table:table-cell>
          <table:table-cell table:style-name="ce74"/>
          <table:table-cell office:value-type="float" office:value="7307.76" table:style-name="ce76">
            <text:p>7.307,76<text:s/></text:p>
          </table:table-cell>
          <table:table-cell office:value-type="float" office:value="61124.88" table:style-name="ce76">
            <text:p>61.124,88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<text:s text:c="2"/>SUELDO</text:p>
          </table:table-cell>
          <table:table-cell office:value-type="string" table:style-name="ce73">
            <text:p>NDL-48</text:p>
          </table:table-cell>
          <table:table-cell office:value-type="date" office:date-value="2021-08-30T00:00:00" table:style-name="ce75">
            <text:p>30-ago-21</text:p>
          </table:table-cell>
          <table:table-cell office:value-type="string" table:style-name="ce74">
            <text:p>N/D PRODUBANCO TRANSF. ROLES DE PAGO 2DA QUINCENA MES DE AGOSTO 2021</text:p>
          </table:table-cell>
          <table:table-cell table:style-name="ce74"/>
          <table:table-cell office:value-type="float" office:value="404.4" table:style-name="ce76">
            <text:p>404,40<text:s/></text:p>
          </table:table-cell>
          <table:table-cell office:value-type="float" office:value="61529.279999999999" table:style-name="ce76">
            <text:p>61.529,28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<text:s text:c="2"/>ALIMENTACION</text:p>
          </table:table-cell>
          <table:table-cell table:style-name="ce1"/>
          <table:table-cell office:value-type="date" office:date-value="2021-01-01T00:00:00" table:style-name="ce75">
            <text:p>01-ene-21</text:p>
          </table:table-cell>
          <table:table-cell office:value-type="string" table:style-name="ce74">
            <text:p>Saldo Inicial</text:p>
          </table:table-cell>
          <table:table-cell table:style-name="ce74"/>
          <table:table-cell office:value-type="float" office:value="0" table:style-name="ce76">
            <text:p>0,00<text:s/></text:p>
          </table:table-cell>
          <table:table-cell office:value-type="float" office:value="0" table:style-name="ce76">
            <text:p>0,0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<text:s text:c="2"/>ALIMENTACION</text:p>
          </table:table-cell>
          <table:table-cell office:value-type="string" table:style-name="ce73">
            <text:p>NDL-62</text:p>
          </table:table-cell>
          <table:table-cell office:value-type="date" office:date-value="2021-05-31T00:00:00" table:style-name="ce75">
            <text:p>31-may-21</text:p>
          </table:table-cell>
          <table:table-cell office:value-type="string" table:style-name="ce74">
            <text:p>N/D PACIFICO TRANSF. ROLES DE PAGO 2DO TRIMESTRE MES DE MAYO 2021</text:p>
          </table:table-cell>
          <table:table-cell table:style-name="ce74"/>
          <table:table-cell office:value-type="float" office:value="450" table:style-name="ce76">
            <text:p>450,00<text:s/></text:p>
          </table:table-cell>
          <table:table-cell office:value-type="float" office:value="450" table:style-name="ce76">
            <text:p>450,0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<text:s text:c="2"/>ALIMENTACION</text:p>
          </table:table-cell>
          <table:table-cell office:value-type="string" table:style-name="ce73">
            <text:p>NDL-63</text:p>
          </table:table-cell>
          <table:table-cell office:value-type="date" office:date-value="2021-05-31T00:00:00" table:style-name="ce75">
            <text:p>31-may-21</text:p>
          </table:table-cell>
          <table:table-cell office:value-type="string" table:style-name="ce74">
            <text:p>N/D PRODUBANCO TRANSF. ROLES DE PAGO 2DA QUINCENA MES DE MAYO 2021, A PERFECTO ISAIAS RONQUILLO MORAN</text:p>
          </table:table-cell>
          <table:table-cell table:style-name="ce74"/>
          <table:table-cell office:value-type="float" office:value="50" table:style-name="ce76">
            <text:p>50,00<text:s/></text:p>
          </table:table-cell>
          <table:table-cell office:value-type="float" office:value="500" table:style-name="ce76">
            <text:p>500,0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<text:s text:c="2"/>ALIMENTACION</text:p>
          </table:table-cell>
          <table:table-cell office:value-type="string" table:style-name="ce73">
            <text:p>NDL-44</text:p>
          </table:table-cell>
          <table:table-cell office:value-type="date" office:date-value="2021-06-30T00:00:00" table:style-name="ce75">
            <text:p>30-jun-21</text:p>
          </table:table-cell>
          <table:table-cell office:value-type="string" table:style-name="ce74">
            <text:p>N/D PACIFICO TRANSF. ROLES DE PAGO 2DA QUINCENA MES DE JUNIO 2021</text:p>
          </table:table-cell>
          <table:table-cell table:style-name="ce74"/>
          <table:table-cell office:value-type="float" office:value="450" table:style-name="ce76">
            <text:p>450,00<text:s/></text:p>
          </table:table-cell>
          <table:table-cell office:value-type="float" office:value="950" table:style-name="ce76">
            <text:p>950,0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<text:s text:c="2"/>ALIMENTACION</text:p>
          </table:table-cell>
          <table:table-cell office:value-type="string" table:style-name="ce73">
            <text:p>NDL-45</text:p>
          </table:table-cell>
          <table:table-cell office:value-type="date" office:date-value="2021-06-30T00:00:00" table:style-name="ce75">
            <text:p>30-jun-21</text:p>
          </table:table-cell>
          <table:table-cell office:value-type="string" table:style-name="ce74">
            <text:p>N/D PRODUBANCO TRANSF. ROLES DE PAGO 2DA QUINCENA MES DE JUNIO 2021, A PERFECTO RONQUILLO</text:p>
          </table:table-cell>
          <table:table-cell table:style-name="ce74"/>
          <table:table-cell office:value-type="float" office:value="50" table:style-name="ce76">
            <text:p>50,00<text:s/></text:p>
          </table:table-cell>
          <table:table-cell office:value-type="float" office:value="1000" table:style-name="ce76">
            <text:p>1.000,0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<text:s text:c="2"/>ALIMENTACION</text:p>
          </table:table-cell>
          <table:table-cell office:value-type="string" table:style-name="ce73">
            <text:p>NDL-42</text:p>
          </table:table-cell>
          <table:table-cell office:value-type="date" office:date-value="2021-07-30T00:00:00" table:style-name="ce75">
            <text:p>30-jul-21</text:p>
          </table:table-cell>
          <table:table-cell office:value-type="string" table:style-name="ce74">
            <text:p>N/D PRODUBANCO TRANSF. ROLES DE PAGO 2DA QUINCENA MES DE JULIO 2021, A PERFECTO RONQUILLO</text:p>
          </table:table-cell>
          <table:table-cell table:style-name="ce74"/>
          <table:table-cell office:value-type="float" office:value="50" table:style-name="ce76">
            <text:p>50,00<text:s/></text:p>
          </table:table-cell>
          <table:table-cell office:value-type="float" office:value="1050" table:style-name="ce76">
            <text:p>1.050,0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<text:s text:c="2"/>ALIMENTACION</text:p>
          </table:table-cell>
          <table:table-cell office:value-type="string" table:style-name="ce73">
            <text:p>NDL-47</text:p>
          </table:table-cell>
          <table:table-cell office:value-type="date" office:date-value="2021-07-30T00:00:00" table:style-name="ce75">
            <text:p>30-jul-21</text:p>
          </table:table-cell>
          <table:table-cell office:value-type="string" table:style-name="ce74">
            <text:p>N/D PACIFICO TRANSF. ROLES DE PAGO 2DA QUINCENA MES DE JULIO 2021</text:p>
          </table:table-cell>
          <table:table-cell table:style-name="ce74"/>
          <table:table-cell office:value-type="float" office:value="450" table:style-name="ce76">
            <text:p>450,00<text:s/></text:p>
          </table:table-cell>
          <table:table-cell office:value-type="float" office:value="1500" table:style-name="ce76">
            <text:p>1.500,0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<text:s text:c="2"/>ALIMENTACION</text:p>
          </table:table-cell>
          <table:table-cell office:value-type="string" table:style-name="ce73">
            <text:p>NDL-47</text:p>
          </table:table-cell>
          <table:table-cell office:value-type="date" office:date-value="2021-08-30T00:00:00" table:style-name="ce75">
            <text:p>30-ago-21</text:p>
          </table:table-cell>
          <table:table-cell office:value-type="string" table:style-name="ce74">
            <text:p>N/D PACIFICO TRANSF. ROLES DE PAGO 2DA QUINCENA MES DE AGOSTO 2021</text:p>
          </table:table-cell>
          <table:table-cell table:style-name="ce74"/>
          <table:table-cell office:value-type="float" office:value="450" table:style-name="ce76">
            <text:p>450,00<text:s/></text:p>
          </table:table-cell>
          <table:table-cell office:value-type="float" office:value="1950" table:style-name="ce76">
            <text:p>1.950,0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<text:s text:c="2"/>ALIMENTACION</text:p>
          </table:table-cell>
          <table:table-cell office:value-type="string" table:style-name="ce73">
            <text:p>NDL-48</text:p>
          </table:table-cell>
          <table:table-cell office:value-type="date" office:date-value="2021-08-30T00:00:00" table:style-name="ce75">
            <text:p>30-ago-21</text:p>
          </table:table-cell>
          <table:table-cell office:value-type="string" table:style-name="ce74">
            <text:p>N/D PRODUBANCO TRANSF. ROLES DE PAGO 2DA QUINCENA MES DE AGOSTO 2021</text:p>
          </table:table-cell>
          <table:table-cell table:style-name="ce74"/>
          <table:table-cell office:value-type="float" office:value="50" table:style-name="ce76">
            <text:p>50,00<text:s/></text:p>
          </table:table-cell>
          <table:table-cell office:value-type="float" office:value="2000" table:style-name="ce76">
            <text:p>2.000,0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<text:s text:c="3"/>CAMARA DE COMERCIO DE MANTA</text:p>
          </table:table-cell>
          <table:table-cell table:style-name="ce1"/>
          <table:table-cell office:value-type="date" office:date-value="2021-01-01T00:00:00" table:style-name="ce75">
            <text:p>01-ene-21</text:p>
          </table:table-cell>
          <table:table-cell office:value-type="string" table:style-name="ce74">
            <text:p>Saldo Inicial</text:p>
          </table:table-cell>
          <table:table-cell table:style-name="ce74"/>
          <table:table-cell office:value-type="float" office:value="0" table:style-name="ce76">
            <text:p>0,00<text:s/></text:p>
          </table:table-cell>
          <table:table-cell office:value-type="float" office:value="0" table:style-name="ce76">
            <text:p>0,0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<text:s text:c="3"/>CAMARA DE COMERCIO DE MANTA</text:p>
          </table:table-cell>
          <table:table-cell office:value-type="string" table:style-name="ce73">
            <text:p>DF-1</text:p>
          </table:table-cell>
          <table:table-cell office:value-type="date" office:date-value="2021-01-05T00:00:00" table:style-name="ce75">
            <text:p>05-ene-21</text:p>
          </table:table-cell>
          <table:table-cell office:value-type="string" table:style-name="ce74">
            <text:p>Fact # 7569 CAM013-CAMARA DE COMERCIO DE MANTA CUOTAS SOCIALES - AÑO 2021 ENERO + CARNET, POR ESTAR AFILIADO A LA CAMARA DE COMERCIO DE MANTA</text:p>
          </table:table-cell>
          <table:table-cell table:style-name="ce74"/>
          <table:table-cell office:value-type="float" office:value="140" table:style-name="ce76">
            <text:p>140,00<text:s/></text:p>
          </table:table-cell>
          <table:table-cell office:value-type="float" office:value="140" table:style-name="ce76">
            <text:p>140,0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<text:s text:c="3"/>MANTEN. Y REPARAC. DE VEHICULOS</text:p>
          </table:table-cell>
          <table:table-cell table:style-name="ce1"/>
          <table:table-cell office:value-type="date" office:date-value="2021-01-01T00:00:00" table:style-name="ce75">
            <text:p>01-ene-21</text:p>
          </table:table-cell>
          <table:table-cell office:value-type="string" table:style-name="ce74">
            <text:p>Saldo Inicial</text:p>
          </table:table-cell>
          <table:table-cell table:style-name="ce74"/>
          <table:table-cell office:value-type="float" office:value="0" table:style-name="ce76">
            <text:p>0,00<text:s/></text:p>
          </table:table-cell>
          <table:table-cell office:value-type="float" office:value="0" table:style-name="ce76">
            <text:p>0,0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<text:s text:c="3"/>MANTEN. Y REPARAC. DE VEHICULOS</text:p>
          </table:table-cell>
          <table:table-cell office:value-type="string" table:style-name="ce73">
            <text:p>DF-51</text:p>
          </table:table-cell>
          <table:table-cell office:value-type="date" office:date-value="2021-01-11T00:00:00" table:style-name="ce75">
            <text:p>11-ene-21</text:p>
          </table:table-cell>
          <table:table-cell office:value-type="string" table:style-name="ce74">
            <text:p>Fact # 176103 CAS030-CASANOVA REYNOSO IVAN ENRICO COMPRA DE COMBUSTIBLE</text:p>
          </table:table-cell>
          <table:table-cell table:style-name="ce74"/>
          <table:table-cell office:value-type="float" office:value="31.92" table:style-name="ce76">
            <text:p>31,92<text:s/></text:p>
          </table:table-cell>
          <table:table-cell office:value-type="float" office:value="31.92" table:style-name="ce76">
            <text:p>31,92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<text:s text:c="3"/>MANTEN. Y REPARAC. DE VEHICULOS</text:p>
          </table:table-cell>
          <table:table-cell office:value-type="string" table:style-name="ce73">
            <text:p>DF-57</text:p>
          </table:table-cell>
          <table:table-cell office:value-type="date" office:date-value="2021-01-13T00:00:00" table:style-name="ce75">
            <text:p>13-ene-21</text:p>
          </table:table-cell>
          <table:table-cell office:value-type="string" table:style-name="ce74">
            <text:p>Fact # 2058 CAM014-CAMPOS VILLARROEL LAURA VELARMINA COMPRA Y CAMBIO DE BANDA PARA FURGONETA GQB110</text:p>
          </table:table-cell>
          <table:table-cell table:style-name="ce74"/>
          <table:table-cell office:value-type="float" office:value="44.74" table:style-name="ce76">
            <text:p>44,74<text:s/></text:p>
          </table:table-cell>
          <table:table-cell office:value-type="float" office:value="76.66" table:style-name="ce76">
            <text:p>76,66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<text:s text:c="3"/>MANTEN. Y REPARAC. DE VEHICULOS</text:p>
          </table:table-cell>
          <table:table-cell office:value-type="string" table:style-name="ce73">
            <text:p>DF-52</text:p>
          </table:table-cell>
          <table:table-cell office:value-type="date" office:date-value="2021-01-15T00:00:00" table:style-name="ce75">
            <text:p>15-ene-21</text:p>
          </table:table-cell>
          <table:table-cell office:value-type="string" table:style-name="ce74">
            <text:p>Fact # 804696 MAX004-MAXICOMBUST SA COMPRA DE COMBUSTIBLE</text:p>
          </table:table-cell>
          <table:table-cell table:style-name="ce74"/>
          <table:table-cell office:value-type="float" office:value="35.71" table:style-name="ce76">
            <text:p>35,71<text:s/></text:p>
          </table:table-cell>
          <table:table-cell office:value-type="float" office:value="112.37" table:style-name="ce76">
            <text:p>112,37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<text:s text:c="3"/>MANTEN. Y REPARAC. DE VEHICULOS</text:p>
          </table:table-cell>
          <table:table-cell office:value-type="string" table:style-name="ce73">
            <text:p>DF-53</text:p>
          </table:table-cell>
          <table:table-cell office:value-type="date" office:date-value="2021-01-21T00:00:00" table:style-name="ce75">
            <text:p>21-ene-21</text:p>
          </table:table-cell>
          <table:table-cell office:value-type="string" table:style-name="ce74">
            <text:p>Fact # 179242 CAS030-CASANOVA REYNOSO IVAN ENRICO COMPRA DE COMBUSTIBLE</text:p>
          </table:table-cell>
          <table:table-cell table:style-name="ce74"/>
          <table:table-cell office:value-type="float" office:value="26.79" table:style-name="ce76">
            <text:p>26,79<text:s/></text:p>
          </table:table-cell>
          <table:table-cell office:value-type="float" office:value="139.16" table:style-name="ce76">
            <text:p>139,16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<text:s text:c="3"/>MANTEN. Y REPARAC. DE VEHICULOS</text:p>
          </table:table-cell>
          <table:table-cell office:value-type="string" table:style-name="ce73">
            <text:p>DF-54</text:p>
          </table:table-cell>
          <table:table-cell office:value-type="date" office:date-value="2021-01-25T00:00:00" table:style-name="ce75">
            <text:p>25-ene-21</text:p>
          </table:table-cell>
          <table:table-cell office:value-type="string" table:style-name="ce74">
            <text:p>Fact # 180546 CAS030-CASANOVA REYNOSO IVAN ENRICO COMPRA DE COMBUSTIBLE</text:p>
          </table:table-cell>
          <table:table-cell table:style-name="ce74"/>
          <table:table-cell office:value-type="float" office:value="17.86" table:style-name="ce76">
            <text:p>17,86<text:s/></text:p>
          </table:table-cell>
          <table:table-cell office:value-type="float" office:value="157.02000000000001" table:style-name="ce76">
            <text:p>157,02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<text:s text:c="3"/>MANTEN. Y REPARAC. DE VEHICULOS</text:p>
          </table:table-cell>
          <table:table-cell office:value-type="string" table:style-name="ce73">
            <text:p>DF-55</text:p>
          </table:table-cell>
          <table:table-cell office:value-type="date" office:date-value="2021-01-27T00:00:00" table:style-name="ce75">
            <text:p>27-ene-21</text:p>
          </table:table-cell>
          <table:table-cell office:value-type="string" table:style-name="ce74">
            <text:p>Fact # 33120 IMP002-CORPORACION EL ROSADO S.A. COMPRA DE PILAS</text:p>
          </table:table-cell>
          <table:table-cell table:style-name="ce74"/>
          <table:table-cell office:value-type="float" office:value="2.67" table:style-name="ce76">
            <text:p>2,67<text:s/></text:p>
          </table:table-cell>
          <table:table-cell office:value-type="float" office:value="159.69" table:style-name="ce76">
            <text:p>159,69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<text:s text:c="3"/>MANTEN. Y REPARAC. DE VEHICULOS</text:p>
          </table:table-cell>
          <table:table-cell office:value-type="string" table:style-name="ce73">
            <text:p>DF-56</text:p>
          </table:table-cell>
          <table:table-cell office:value-type="date" office:date-value="2021-01-28T00:00:00" table:style-name="ce75">
            <text:p>28-ene-21</text:p>
          </table:table-cell>
          <table:table-cell office:value-type="string" table:style-name="ce74">
            <text:p>Fact # 181521 CAS030-CASANOVA REYNOSO IVAN ENRICO COMPRA DE COMBUSTIBLE</text:p>
          </table:table-cell>
          <table:table-cell table:style-name="ce74"/>
          <table:table-cell office:value-type="float" office:value="8.93" table:style-name="ce76">
            <text:p>8,93<text:s/></text:p>
          </table:table-cell>
          <table:table-cell office:value-type="float" office:value="168.62" table:style-name="ce76">
            <text:p>168,62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<text:s text:c="3"/>MANTEN. Y REPARAC. DE VEHICULOS</text:p>
          </table:table-cell>
          <table:table-cell office:value-type="string" table:style-name="ce73">
            <text:p>DF-22</text:p>
          </table:table-cell>
          <table:table-cell office:value-type="date" office:date-value="2021-02-01T00:00:00" table:style-name="ce75">
            <text:p>01-feb-21</text:p>
          </table:table-cell>
          <table:table-cell office:value-type="string" table:style-name="ce74">
            <text:p>Fact # 182834 CAS030-CASANOVA REYNOSO IVAN ENRICO COMPRA DE COMBUSTIBLE</text:p>
          </table:table-cell>
          <table:table-cell table:style-name="ce74"/>
          <table:table-cell office:value-type="float" office:value="26.79" table:style-name="ce76">
            <text:p>26,79<text:s/></text:p>
          </table:table-cell>
          <table:table-cell office:value-type="float" office:value="195.41" table:style-name="ce76">
            <text:p>195,41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<text:s text:c="3"/>MANTEN. Y REPARAC. DE VEHICULOS</text:p>
          </table:table-cell>
          <table:table-cell office:value-type="string" table:style-name="ce73">
            <text:p>DF-23</text:p>
          </table:table-cell>
          <table:table-cell office:value-type="date" office:date-value="2021-02-02T00:00:00" table:style-name="ce75">
            <text:p>02-feb-21</text:p>
          </table:table-cell>
          <table:table-cell office:value-type="string" table:style-name="ce74">
            <text:p>Fact # 4621 VIN003-VINCES ALCIVAR NOEL ANTONIO CAMBIO DE REPUESTO FURGONETA GQB110</text:p>
          </table:table-cell>
          <table:table-cell table:style-name="ce74"/>
          <table:table-cell office:value-type="float" office:value="80" table:style-name="ce76">
            <text:p>80,00<text:s/></text:p>
          </table:table-cell>
          <table:table-cell office:value-type="float" office:value="275.41000000000003" table:style-name="ce76">
            <text:p>275,41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<text:s text:c="3"/>MANTEN. Y REPARAC. DE VEHICULOS</text:p>
          </table:table-cell>
          <table:table-cell office:value-type="string" table:style-name="ce73">
            <text:p>DF-24</text:p>
          </table:table-cell>
          <table:table-cell office:value-type="date" office:date-value="2021-02-02T00:00:00" table:style-name="ce75">
            <text:p>02-feb-21</text:p>
          </table:table-cell>
          <table:table-cell office:value-type="string" table:style-name="ce74">
            <text:p>Fact # 58105 NAV005-NAVIA ARAY GISELA DIVINA COMPRA DE REPUESTOS PARA FURGONETA: DOS GUARDAPOLVOS Y MANZANAS</text:p>
          </table:table-cell>
          <table:table-cell table:style-name="ce74"/>
          <table:table-cell office:value-type="float" office:value="107.14" table:style-name="ce76">
            <text:p>107,14<text:s/></text:p>
          </table:table-cell>
          <table:table-cell office:value-type="float" office:value="382.55" table:style-name="ce76">
            <text:p>382,55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<text:s text:c="3"/>MANTEN. Y REPARAC. DE VEHICULOS</text:p>
          </table:table-cell>
          <table:table-cell office:value-type="string" table:style-name="ce73">
            <text:p>DF-25</text:p>
          </table:table-cell>
          <table:table-cell office:value-type="date" office:date-value="2021-02-02T00:00:00" table:style-name="ce75">
            <text:p>02-feb-21</text:p>
          </table:table-cell>
          <table:table-cell office:value-type="string" table:style-name="ce74">
            <text:p>Fact # 38370 VAZ001-VASQUEZ GONZALEZ JOSE RAFAEL COMPRA DE GRASA</text:p>
          </table:table-cell>
          <table:table-cell table:style-name="ce74"/>
          <table:table-cell office:value-type="float" office:value="8.93" table:style-name="ce76">
            <text:p>8,93<text:s/></text:p>
          </table:table-cell>
          <table:table-cell office:value-type="float" office:value="391.48" table:style-name="ce76">
            <text:p>391,48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<text:s text:c="3"/>MANTEN. Y REPARAC. DE VEHICULOS</text:p>
          </table:table-cell>
          <table:table-cell office:value-type="string" table:style-name="ce73">
            <text:p>DF-55</text:p>
          </table:table-cell>
          <table:table-cell office:value-type="date" office:date-value="2021-02-08T00:00:00" table:style-name="ce75">
            <text:p>08-feb-21</text:p>
          </table:table-cell>
          <table:table-cell office:value-type="string" table:style-name="ce74">
            <text:p>Fact # 185274 CAS030-CASANOVA REYNOSO IVAN ENRICO COMPRA DE COMBUSTIBLE</text:p>
          </table:table-cell>
          <table:table-cell table:style-name="ce74"/>
          <table:table-cell office:value-type="float" office:value="17.86" table:style-name="ce76">
            <text:p>17,86<text:s/></text:p>
          </table:table-cell>
          <table:table-cell office:value-type="float" office:value="409.34" table:style-name="ce76">
            <text:p>409,34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<text:s text:c="3"/>MANTEN. Y REPARAC. DE VEHICULOS</text:p>
          </table:table-cell>
          <table:table-cell office:value-type="string" table:style-name="ce73">
            <text:p>DF-53</text:p>
          </table:table-cell>
          <table:table-cell office:value-type="date" office:date-value="2021-02-09T00:00:00" table:style-name="ce75">
            <text:p>09-feb-21</text:p>
          </table:table-cell>
          <table:table-cell office:value-type="string" table:style-name="ce74">
            <text:p>Fact # 52610 GUA083-AUTOMERCADO S.A. COMPRA DE ACEITE</text:p>
          </table:table-cell>
          <table:table-cell table:style-name="ce74"/>
          <table:table-cell office:value-type="float" office:value="2.86" table:style-name="ce76">
            <text:p>2,86<text:s/></text:p>
          </table:table-cell>
          <table:table-cell office:value-type="float" office:value="412.2" table:style-name="ce76">
            <text:p>412,2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<text:s text:c="3"/>MANTEN. Y REPARAC. DE VEHICULOS</text:p>
          </table:table-cell>
          <table:table-cell office:value-type="string" table:style-name="ce73">
            <text:p>DF-54</text:p>
          </table:table-cell>
          <table:table-cell office:value-type="date" office:date-value="2021-02-10T00:00:00" table:style-name="ce75">
            <text:p>10-feb-21</text:p>
          </table:table-cell>
          <table:table-cell office:value-type="string" table:style-name="ce74">
            <text:p>Fact # 185843 CAS030-CASANOVA REYNOSO IVAN ENRICO COMPRA DE COMBUSTIBLE</text:p>
          </table:table-cell>
          <table:table-cell table:style-name="ce74"/>
          <table:table-cell office:value-type="float" office:value="17.86" table:style-name="ce76">
            <text:p>17,86<text:s/></text:p>
          </table:table-cell>
          <table:table-cell office:value-type="float" office:value="430.06" table:style-name="ce76">
            <text:p>430,06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<text:s text:c="3"/>MANTEN. Y REPARAC. DE VEHICULOS</text:p>
          </table:table-cell>
          <table:table-cell office:value-type="string" table:style-name="ce73">
            <text:p>DF-56</text:p>
          </table:table-cell>
          <table:table-cell office:value-type="date" office:date-value="2021-02-17T00:00:00" table:style-name="ce75">
            <text:p>17-feb-21</text:p>
          </table:table-cell>
          <table:table-cell office:value-type="string" table:style-name="ce74">
            <text:p>Fact # 4623 VIN003-VINCES ALCIVAR NOEL ANTONIO MANO DE OBRA DEL MECANICO: CAMBIO DE ARTICULACIONES DELANTERA, GUARDAPOLVO, BRAZO LING, PASTILLA DE FRENO, ETC. POR FURGONETA</text:p>
          </table:table-cell>
          <table:table-cell table:style-name="ce74"/>
          <table:table-cell office:value-type="float" office:value="85" table:style-name="ce76">
            <text:p>85,00<text:s/></text:p>
          </table:table-cell>
          <table:table-cell office:value-type="float" office:value="515.05999999999995" table:style-name="ce76">
            <text:p>515,06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<text:s text:c="3"/>MANTEN. Y REPARAC. DE VEHICULOS</text:p>
          </table:table-cell>
          <table:table-cell office:value-type="string" table:style-name="ce73">
            <text:p>DF-57</text:p>
          </table:table-cell>
          <table:table-cell office:value-type="date" office:date-value="2021-02-17T00:00:00" table:style-name="ce75">
            <text:p>17-feb-21</text:p>
          </table:table-cell>
          <table:table-cell office:value-type="string" table:style-name="ce74">
            <text:p>Fact # 1021 SAN060-SANCHEZ CAGUANA RICHARD DAVID COMPRA DE GUARDAPOLVO CON DESFOGUE FURGONETA GQB110</text:p>
          </table:table-cell>
          <table:table-cell table:style-name="ce74"/>
          <table:table-cell office:value-type="float" office:value="6" table:style-name="ce76">
            <text:p>6,00<text:s/></text:p>
          </table:table-cell>
          <table:table-cell office:value-type="float" office:value="521.05999999999995" table:style-name="ce76">
            <text:p>521,06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<text:s text:c="3"/>MANTEN. Y REPARAC. DE VEHICULOS</text:p>
          </table:table-cell>
          <table:table-cell office:value-type="string" table:style-name="ce73">
            <text:p>DF-58</text:p>
          </table:table-cell>
          <table:table-cell office:value-type="date" office:date-value="2021-02-17T00:00:00" table:style-name="ce75">
            <text:p>17-feb-21</text:p>
          </table:table-cell>
          <table:table-cell office:value-type="string" table:style-name="ce74">
            <text:p>Fact # 58207 NAV005-NAVIA ARAY GISELA DIVINA COMPRA DE REPUESTO PARA FURGONETA GQB110: ARTICULACIONES, JGO. DE GALLETAS Y PERNOS LINK</text:p>
          </table:table-cell>
          <table:table-cell table:style-name="ce74"/>
          <table:table-cell office:value-type="float" office:value="98.21" table:style-name="ce76">
            <text:p>98,21<text:s/></text:p>
          </table:table-cell>
          <table:table-cell office:value-type="float" office:value="619.27" table:style-name="ce76">
            <text:p>619,27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<text:s text:c="3"/>MANTEN. Y REPARAC. DE VEHICULOS</text:p>
          </table:table-cell>
          <table:table-cell office:value-type="string" table:style-name="ce73">
            <text:p>DF-68</text:p>
          </table:table-cell>
          <table:table-cell office:value-type="date" office:date-value="2021-02-19T00:00:00" table:style-name="ce75">
            <text:p>19-feb-21</text:p>
          </table:table-cell>
          <table:table-cell office:value-type="string" table:style-name="ce74">
            <text:p>Fact # 188589 CAS030-CASANOVA REYNOSO IVAN ENRICO COMPRA DE COMBUSTIBLE</text:p>
          </table:table-cell>
          <table:table-cell table:style-name="ce74"/>
          <table:table-cell office:value-type="float" office:value="7.14" table:style-name="ce76">
            <text:p>7,14<text:s/></text:p>
          </table:table-cell>
          <table:table-cell office:value-type="float" office:value="626.41" table:style-name="ce76">
            <text:p>626,41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<text:s text:c="3"/>MANTEN. Y REPARAC. DE VEHICULOS</text:p>
          </table:table-cell>
          <table:table-cell office:value-type="string" table:style-name="ce73">
            <text:p>DF-69</text:p>
          </table:table-cell>
          <table:table-cell office:value-type="date" office:date-value="2021-02-22T00:00:00" table:style-name="ce75">
            <text:p>22-feb-21</text:p>
          </table:table-cell>
          <table:table-cell office:value-type="string" table:style-name="ce74">
            <text:p>Fact # 189446 CAS030-CASANOVA REYNOSO IVAN ENRICO COMPRA DE COMBUSTIBLE</text:p>
          </table:table-cell>
          <table:table-cell table:style-name="ce74"/>
          <table:table-cell office:value-type="float" office:value="8.93" table:style-name="ce76">
            <text:p>8,93<text:s/></text:p>
          </table:table-cell>
          <table:table-cell office:value-type="float" office:value="635.34" table:style-name="ce76">
            <text:p>635,34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<text:s text:c="3"/>MANTEN. Y REPARAC. DE VEHICULOS</text:p>
          </table:table-cell>
          <table:table-cell office:value-type="string" table:style-name="ce73">
            <text:p>DF-70</text:p>
          </table:table-cell>
          <table:table-cell office:value-type="date" office:date-value="2021-02-23T00:00:00" table:style-name="ce75">
            <text:p>23-feb-21</text:p>
          </table:table-cell>
          <table:table-cell office:value-type="string" table:style-name="ce74">
            <text:p>Fact # 189812 CAS030-CASANOVA REYNOSO IVAN ENRICO COMPRA DE COMBUSTIBLE</text:p>
          </table:table-cell>
          <table:table-cell table:style-name="ce74"/>
          <table:table-cell office:value-type="float" office:value="28.57" table:style-name="ce76">
            <text:p>28,57<text:s/></text:p>
          </table:table-cell>
          <table:table-cell office:value-type="float" office:value="663.91" table:style-name="ce76">
            <text:p>663,91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<text:s text:c="3"/>MANTEN. Y REPARAC. DE VEHICULOS</text:p>
          </table:table-cell>
          <table:table-cell office:value-type="string" table:style-name="ce73">
            <text:p>DF-72</text:p>
          </table:table-cell>
          <table:table-cell office:value-type="date" office:date-value="2021-02-23T00:00:00" table:style-name="ce75">
            <text:p>23-feb-21</text:p>
          </table:table-cell>
          <table:table-cell office:value-type="string" table:style-name="ce74">
            <text:p>Fact # 6214 RUI007-RUIZ CELDA CLEOTILDE MARIA COMPRA DE REFRIGERANTE</text:p>
          </table:table-cell>
          <table:table-cell table:style-name="ce74"/>
          <table:table-cell office:value-type="float" office:value="17.86" table:style-name="ce76">
            <text:p>17,86<text:s/></text:p>
          </table:table-cell>
          <table:table-cell office:value-type="float" office:value="681.77" table:style-name="ce76">
            <text:p>681,77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<text:s text:c="3"/>MANTEN. Y REPARAC. DE VEHICULOS</text:p>
          </table:table-cell>
          <table:table-cell office:value-type="string" table:style-name="ce73">
            <text:p>DF-73</text:p>
          </table:table-cell>
          <table:table-cell office:value-type="date" office:date-value="2021-02-23T00:00:00" table:style-name="ce75">
            <text:p>23-feb-21</text:p>
          </table:table-cell>
          <table:table-cell office:value-type="string" table:style-name="ce74">
            <text:p>Fact # 6212 RUI007-RUIZ CELDA CLEOTILDE MARIA CAMBIO DE ACEITE Y REFRIGERANTE</text:p>
          </table:table-cell>
          <table:table-cell table:style-name="ce74"/>
          <table:table-cell office:value-type="float" office:value="53.57" table:style-name="ce76">
            <text:p>53,57<text:s/></text:p>
          </table:table-cell>
          <table:table-cell office:value-type="float" office:value="735.34" table:style-name="ce76">
            <text:p>735,34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<text:s text:c="3"/>MANTEN. Y REPARAC. DE VEHICULOS</text:p>
          </table:table-cell>
          <table:table-cell office:value-type="string" table:style-name="ce73">
            <text:p>DF-71</text:p>
          </table:table-cell>
          <table:table-cell office:value-type="date" office:date-value="2021-02-26T00:00:00" table:style-name="ce75">
            <text:p>26-feb-21</text:p>
          </table:table-cell>
          <table:table-cell office:value-type="string" table:style-name="ce74">
            <text:p>Fact # 838657 GAS007-GAS-ELIALEHI S.A. COMPRA DE COMBUSTIBLE</text:p>
          </table:table-cell>
          <table:table-cell table:style-name="ce74"/>
          <table:table-cell office:value-type="float" office:value="8.93" table:style-name="ce76">
            <text:p>8,93<text:s/></text:p>
          </table:table-cell>
          <table:table-cell office:value-type="float" office:value="744.27" table:style-name="ce76">
            <text:p>744,27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<text:s text:c="3"/>MANTEN. Y REPARAC. DE VEHICULOS</text:p>
          </table:table-cell>
          <table:table-cell office:value-type="string" table:style-name="ce73">
            <text:p>DF-2</text:p>
          </table:table-cell>
          <table:table-cell office:value-type="date" office:date-value="2021-03-02T00:00:00" table:style-name="ce75">
            <text:p>02-mar-21</text:p>
          </table:table-cell>
          <table:table-cell office:value-type="string" table:style-name="ce74">
            <text:p>Fact # 192121 CAS030-CASANOVA REYNOSO IVAN ENRICO COMPRA DE COMBUSTIBLE</text:p>
          </table:table-cell>
          <table:table-cell table:style-name="ce74"/>
          <table:table-cell office:value-type="float" office:value="17.86" table:style-name="ce76">
            <text:p>17,86<text:s/></text:p>
          </table:table-cell>
          <table:table-cell office:value-type="float" office:value="762.13" table:style-name="ce76">
            <text:p>762,13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<text:s text:c="3"/>MANTEN. Y REPARAC. DE VEHICULOS</text:p>
          </table:table-cell>
          <table:table-cell office:value-type="string" table:style-name="ce73">
            <text:p>DF-13</text:p>
          </table:table-cell>
          <table:table-cell office:value-type="date" office:date-value="2021-03-04T00:00:00" table:style-name="ce75">
            <text:p>04-mar-21</text:p>
          </table:table-cell>
          <table:table-cell office:value-type="string" table:style-name="ce74">
            <text:p>Fact # 192760 CAS030-CASANOVA REYNOSO IVAN ENRICO COMPRA DE COMBUSTIBLE</text:p>
          </table:table-cell>
          <table:table-cell table:style-name="ce74"/>
          <table:table-cell office:value-type="float" office:value="17.86" table:style-name="ce76">
            <text:p>17,86<text:s/></text:p>
          </table:table-cell>
          <table:table-cell office:value-type="float" office:value="779.99" table:style-name="ce76">
            <text:p>779,99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<text:s text:c="3"/>MANTEN. Y REPARAC. DE VEHICULOS</text:p>
          </table:table-cell>
          <table:table-cell office:value-type="string" table:style-name="ce73">
            <text:p>DF-14</text:p>
          </table:table-cell>
          <table:table-cell office:value-type="date" office:date-value="2021-03-08T00:00:00" table:style-name="ce75">
            <text:p>08-mar-21</text:p>
          </table:table-cell>
          <table:table-cell office:value-type="string" table:style-name="ce74">
            <text:p>Fact # 50186 NUE001-NUEVAS OPERACIONES COMERCIALES NUCOPSA S.A. COMPRA DE COMBUSTIBLE</text:p>
          </table:table-cell>
          <table:table-cell table:style-name="ce74"/>
          <table:table-cell office:value-type="float" office:value="26.79" table:style-name="ce76">
            <text:p>26,79<text:s/></text:p>
          </table:table-cell>
          <table:table-cell office:value-type="float" office:value="806.78" table:style-name="ce76">
            <text:p>806,78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<text:s text:c="3"/>MANTEN. Y REPARAC. DE VEHICULOS</text:p>
          </table:table-cell>
          <table:table-cell office:value-type="string" table:style-name="ce73">
            <text:p>DF-10</text:p>
          </table:table-cell>
          <table:table-cell office:value-type="date" office:date-value="2021-03-12T00:00:00" table:style-name="ce75">
            <text:p>12-mar-21</text:p>
          </table:table-cell>
          <table:table-cell office:value-type="string" table:style-name="ce74">
            <text:p>Fact # 855983 GAS007-GAS-ELIALEHI S.A. COMPRA DE COMBUSTIBLE</text:p>
          </table:table-cell>
          <table:table-cell table:style-name="ce74"/>
          <table:table-cell office:value-type="float" office:value="17.86" table:style-name="ce76">
            <text:p>17,86<text:s/></text:p>
          </table:table-cell>
          <table:table-cell office:value-type="float" office:value="824.64" table:style-name="ce76">
            <text:p>824,64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<text:s text:c="3"/>MANTEN. Y REPARAC. DE VEHICULOS</text:p>
          </table:table-cell>
          <table:table-cell office:value-type="string" table:style-name="ce73">
            <text:p>DF-11</text:p>
          </table:table-cell>
          <table:table-cell office:value-type="date" office:date-value="2021-03-17T00:00:00" table:style-name="ce75">
            <text:p>17-mar-21</text:p>
          </table:table-cell>
          <table:table-cell office:value-type="string" table:style-name="ce74">
            <text:p>Fact # 862442 GAS007-GAS-ELIALEHI S.A. COMPRA DE COMBUSTIBLE</text:p>
          </table:table-cell>
          <table:table-cell table:style-name="ce74"/>
          <table:table-cell office:value-type="float" office:value="8.93" table:style-name="ce76">
            <text:p>8,93<text:s/></text:p>
          </table:table-cell>
          <table:table-cell office:value-type="float" office:value="833.57" table:style-name="ce76">
            <text:p>833,57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<text:s text:c="3"/>MANTEN. Y REPARAC. DE VEHICULOS</text:p>
          </table:table-cell>
          <table:table-cell office:value-type="string" table:style-name="ce73">
            <text:p>DF-12</text:p>
          </table:table-cell>
          <table:table-cell office:value-type="date" office:date-value="2021-03-18T00:00:00" table:style-name="ce75">
            <text:p>18-mar-21</text:p>
          </table:table-cell>
          <table:table-cell office:value-type="string" table:style-name="ce74">
            <text:p>Fact # 808127 OSA001-OSAKACORP S.A. COMPRA DE COMBUSTIBLE</text:p>
          </table:table-cell>
          <table:table-cell table:style-name="ce74"/>
          <table:table-cell office:value-type="float" office:value="17.86" table:style-name="ce76">
            <text:p>17,86<text:s/></text:p>
          </table:table-cell>
          <table:table-cell office:value-type="float" office:value="851.43" table:style-name="ce76">
            <text:p>851,43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<text:s text:c="3"/>MANTEN. Y REPARAC. DE VEHICULOS</text:p>
          </table:table-cell>
          <table:table-cell office:value-type="string" table:style-name="ce73">
            <text:p>DF-68</text:p>
          </table:table-cell>
          <table:table-cell office:value-type="date" office:date-value="2021-03-22T00:00:00" table:style-name="ce75">
            <text:p>22-mar-21</text:p>
          </table:table-cell>
          <table:table-cell office:value-type="string" table:style-name="ce74">
            <text:p>Fact # 198406 CAS030-CASANOVA REYNOSO IVAN ENRICO COMPRA DE COMBUSTIBLE</text:p>
          </table:table-cell>
          <table:table-cell table:style-name="ce74"/>
          <table:table-cell office:value-type="float" office:value="28.51" table:style-name="ce76">
            <text:p>28,51<text:s/></text:p>
          </table:table-cell>
          <table:table-cell office:value-type="float" office:value="879.94" table:style-name="ce76">
            <text:p>879,94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<text:s text:c="3"/>MANTEN. Y REPARAC. DE VEHICULOS</text:p>
          </table:table-cell>
          <table:table-cell office:value-type="string" table:style-name="ce73">
            <text:p>DF-69</text:p>
          </table:table-cell>
          <table:table-cell office:value-type="date" office:date-value="2021-03-26T00:00:00" table:style-name="ce75">
            <text:p>26-mar-21</text:p>
          </table:table-cell>
          <table:table-cell office:value-type="string" table:style-name="ce74">
            <text:p>Fact # 199719 CAS030-CASANOVA REYNOSO IVAN ENRICO COMPRA DE COMBUSTIBLE</text:p>
          </table:table-cell>
          <table:table-cell table:style-name="ce74"/>
          <table:table-cell office:value-type="float" office:value="35.71" table:style-name="ce76">
            <text:p>35,71<text:s/></text:p>
          </table:table-cell>
          <table:table-cell office:value-type="float" office:value="915.65" table:style-name="ce76">
            <text:p>915,65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<text:s text:c="3"/>MANTEN. Y REPARAC. DE VEHICULOS</text:p>
          </table:table-cell>
          <table:table-cell office:value-type="string" table:style-name="ce73">
            <text:p>DF-67</text:p>
          </table:table-cell>
          <table:table-cell office:value-type="date" office:date-value="2021-03-30T00:00:00" table:style-name="ce75">
            <text:p>30-mar-21</text:p>
          </table:table-cell>
          <table:table-cell office:value-type="string" table:style-name="ce74">
            <text:p>Fact # 83853 VIL038-VILCONSA S.A. COMPRA DE 300 MINI CONECTOR UY, 7 CINTAS AISLANTE</text:p>
          </table:table-cell>
          <table:table-cell table:style-name="ce74"/>
          <table:table-cell office:value-type="float" office:value="26.12" table:style-name="ce76">
            <text:p>26,12<text:s/></text:p>
          </table:table-cell>
          <table:table-cell office:value-type="float" office:value="941.77" table:style-name="ce76">
            <text:p>941,77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<text:s text:c="3"/>MANTEN. Y REPARAC. DE VEHICULOS</text:p>
          </table:table-cell>
          <table:table-cell office:value-type="string" table:style-name="ce73">
            <text:p>DF-70</text:p>
          </table:table-cell>
          <table:table-cell office:value-type="date" office:date-value="2021-03-31T00:00:00" table:style-name="ce75">
            <text:p>31-mar-21</text:p>
          </table:table-cell>
          <table:table-cell office:value-type="string" table:style-name="ce74">
            <text:p>Fact # 201355 CAS030-CASANOVA REYNOSO IVAN ENRICO COMPRA DE COMBUSTIBLE</text:p>
          </table:table-cell>
          <table:table-cell table:style-name="ce74"/>
          <table:table-cell office:value-type="float" office:value="35.71" table:style-name="ce76">
            <text:p>35,71<text:s/></text:p>
          </table:table-cell>
          <table:table-cell office:value-type="float" office:value="977.48" table:style-name="ce76">
            <text:p>977,48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<text:s text:c="3"/>MANTEN. Y REPARAC. DE VEHICULOS</text:p>
          </table:table-cell>
          <table:table-cell office:value-type="string" table:style-name="ce73">
            <text:p>DF-39</text:p>
          </table:table-cell>
          <table:table-cell office:value-type="date" office:date-value="2021-04-08T00:00:00" table:style-name="ce75">
            <text:p>08-abr-21</text:p>
          </table:table-cell>
          <table:table-cell office:value-type="string" table:style-name="ce74">
            <text:p>Fact # 889613 GAS007-GAS-ELIALEHI S.A. COMPRA DE COMBUSTIBLE</text:p>
          </table:table-cell>
          <table:table-cell table:style-name="ce74"/>
          <table:table-cell office:value-type="float" office:value="35.71" table:style-name="ce76">
            <text:p>35,71<text:s/></text:p>
          </table:table-cell>
          <table:table-cell office:value-type="float" office:value="1013.19" table:style-name="ce76">
            <text:p>1.013,19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<text:s text:c="3"/>MANTEN. Y REPARAC. DE VEHICULOS</text:p>
          </table:table-cell>
          <table:table-cell office:value-type="string" table:style-name="ce73">
            <text:p>DF-58</text:p>
          </table:table-cell>
          <table:table-cell office:value-type="date" office:date-value="2021-04-18T00:00:00" table:style-name="ce75">
            <text:p>18-abr-21</text:p>
          </table:table-cell>
          <table:table-cell office:value-type="string" table:style-name="ce74">
            <text:p>Fact # 58719 NAV005-NAVIA ARAY GISELA DIVINA COMPRA DE DOS CAUCHOS, GUARDAPOLVO, DOS GUARDAPOLVO PUNTA, ARTICULACION, MANZANAS Y PERNOS UNK</text:p>
          </table:table-cell>
          <table:table-cell table:style-name="ce74"/>
          <table:table-cell office:value-type="float" office:value="223.21" table:style-name="ce76">
            <text:p>223,21<text:s/></text:p>
          </table:table-cell>
          <table:table-cell office:value-type="float" office:value="1236.4000000000001" table:style-name="ce76">
            <text:p>1.236,4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<text:s text:c="3"/>MANTEN. Y REPARAC. DE VEHICULOS</text:p>
          </table:table-cell>
          <table:table-cell office:value-type="string" table:style-name="ce73">
            <text:p>DF-51</text:p>
          </table:table-cell>
          <table:table-cell office:value-type="date" office:date-value="2021-04-21T00:00:00" table:style-name="ce75">
            <text:p>21-abr-21</text:p>
          </table:table-cell>
          <table:table-cell office:value-type="string" table:style-name="ce74">
            <text:p>Fact # 833412 OSA001-OSAKACORP S.A. COMPRA DE COMBUSTIBLE</text:p>
          </table:table-cell>
          <table:table-cell table:style-name="ce74"/>
          <table:table-cell office:value-type="float" office:value="26.79" table:style-name="ce76">
            <text:p>26,79<text:s/></text:p>
          </table:table-cell>
          <table:table-cell office:value-type="float" office:value="1263.19" table:style-name="ce76">
            <text:p>1.263,19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<text:s text:c="3"/>MANTEN. Y REPARAC. DE VEHICULOS</text:p>
          </table:table-cell>
          <table:table-cell office:value-type="string" table:style-name="ce73">
            <text:p>DF-52</text:p>
          </table:table-cell>
          <table:table-cell office:value-type="date" office:date-value="2021-04-23T00:00:00" table:style-name="ce75">
            <text:p>23-abr-21</text:p>
          </table:table-cell>
          <table:table-cell office:value-type="string" table:style-name="ce74">
            <text:p>Fact # 207736 CAS030-CASANOVA REYNOSO IVAN ENRICO COMPRA DE COMBUSTIBLE</text:p>
          </table:table-cell>
          <table:table-cell table:style-name="ce74"/>
          <table:table-cell office:value-type="float" office:value="26.79" table:style-name="ce76">
            <text:p>26,79<text:s/></text:p>
          </table:table-cell>
          <table:table-cell office:value-type="float" office:value="1289.98" table:style-name="ce76">
            <text:p>1.289,98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<text:s text:c="3"/>MANTEN. Y REPARAC. DE VEHICULOS</text:p>
          </table:table-cell>
          <table:table-cell office:value-type="string" table:style-name="ce73">
            <text:p>DF-53</text:p>
          </table:table-cell>
          <table:table-cell office:value-type="date" office:date-value="2021-04-26T00:00:00" table:style-name="ce75">
            <text:p>26-abr-21</text:p>
          </table:table-cell>
          <table:table-cell office:value-type="string" table:style-name="ce74">
            <text:p>Fact # 836309 OSA001-OSAKACORP S.A. COMPRA DE COMBUSTIBLE</text:p>
          </table:table-cell>
          <table:table-cell table:style-name="ce74"/>
          <table:table-cell office:value-type="float" office:value="8.93" table:style-name="ce76">
            <text:p>8,93<text:s/></text:p>
          </table:table-cell>
          <table:table-cell office:value-type="float" office:value="1298.9100000000001" table:style-name="ce76">
            <text:p>1.298,91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<text:s text:c="3"/>MANTEN. Y REPARAC. DE VEHICULOS</text:p>
          </table:table-cell>
          <table:table-cell office:value-type="string" table:style-name="ce73">
            <text:p>DF-54</text:p>
          </table:table-cell>
          <table:table-cell office:value-type="date" office:date-value="2021-04-28T00:00:00" table:style-name="ce75">
            <text:p>28-abr-21</text:p>
          </table:table-cell>
          <table:table-cell office:value-type="string" table:style-name="ce74">
            <text:p>Fact # 447820 EXP008-EXPOPETROIL CIA. LTDA. COMPRA DE COMBUSTIBLE</text:p>
          </table:table-cell>
          <table:table-cell table:style-name="ce74"/>
          <table:table-cell office:value-type="float" office:value="17.86" table:style-name="ce76">
            <text:p>17,86<text:s/></text:p>
          </table:table-cell>
          <table:table-cell office:value-type="float" office:value="1316.77" table:style-name="ce76">
            <text:p>1.316,77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<text:s text:c="3"/>MANTEN. Y REPARAC. DE VEHICULOS</text:p>
          </table:table-cell>
          <table:table-cell office:value-type="string" table:style-name="ce73">
            <text:p>DF-55</text:p>
          </table:table-cell>
          <table:table-cell office:value-type="date" office:date-value="2021-04-29T00:00:00" table:style-name="ce75">
            <text:p>29-abr-21</text:p>
          </table:table-cell>
          <table:table-cell office:value-type="string" table:style-name="ce74">
            <text:p>Fact # 352449 EXP008-EXPOPETROIL CIA. LTDA. COMPRA DE COMBUSTIBLE</text:p>
          </table:table-cell>
          <table:table-cell table:style-name="ce74"/>
          <table:table-cell office:value-type="float" office:value="17.86" table:style-name="ce76">
            <text:p>17,86<text:s/></text:p>
          </table:table-cell>
          <table:table-cell office:value-type="float" office:value="1334.63" table:style-name="ce76">
            <text:p>1.334,63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<text:s text:c="3"/>MANTEN. Y REPARAC. DE VEHICULOS</text:p>
          </table:table-cell>
          <table:table-cell office:value-type="string" table:style-name="ce73">
            <text:p>DF-4</text:p>
          </table:table-cell>
          <table:table-cell office:value-type="date" office:date-value="2021-05-01T00:00:00" table:style-name="ce75">
            <text:p>01-may-21</text:p>
          </table:table-cell>
          <table:table-cell office:value-type="string" table:style-name="ce74">
            <text:p>Fact # 2432702 EST021-ESTSERHMIGUEL S.A. COMPRA DE COMBUSTIBLE</text:p>
          </table:table-cell>
          <table:table-cell table:style-name="ce74"/>
          <table:table-cell office:value-type="float" office:value="17.86" table:style-name="ce76">
            <text:p>17,86<text:s/></text:p>
          </table:table-cell>
          <table:table-cell office:value-type="float" office:value="1352.49" table:style-name="ce76">
            <text:p>1.352,49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<text:s text:c="3"/>MANTEN. Y REPARAC. DE VEHICULOS</text:p>
          </table:table-cell>
          <table:table-cell office:value-type="string" table:style-name="ce73">
            <text:p>DF-5</text:p>
          </table:table-cell>
          <table:table-cell office:value-type="date" office:date-value="2021-05-04T00:00:00" table:style-name="ce75">
            <text:p>04-may-21</text:p>
          </table:table-cell>
          <table:table-cell office:value-type="string" table:style-name="ce74">
            <text:p>Fact # 210077 CAS030-CASANOVA REYNOSO IVAN ENRICO COMPRA DE COMBUSTIBLE</text:p>
          </table:table-cell>
          <table:table-cell table:style-name="ce74"/>
          <table:table-cell office:value-type="float" office:value="44.64" table:style-name="ce76">
            <text:p>44,64<text:s/></text:p>
          </table:table-cell>
          <table:table-cell office:value-type="float" office:value="1397.13" table:style-name="ce76">
            <text:p>1.397,13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<text:s text:c="3"/>MANTEN. Y REPARAC. DE VEHICULOS</text:p>
          </table:table-cell>
          <table:table-cell office:value-type="string" table:style-name="ce73">
            <text:p>DF-6</text:p>
          </table:table-cell>
          <table:table-cell office:value-type="date" office:date-value="2021-05-07T00:00:00" table:style-name="ce75">
            <text:p>07-may-21</text:p>
          </table:table-cell>
          <table:table-cell office:value-type="string" table:style-name="ce74">
            <text:p>Fact # 957200 NUE001-NUEVAS OPERACIONES COMERCIALES NUCOPSA S.A. COMPRA DE COMBUSTIBLE</text:p>
          </table:table-cell>
          <table:table-cell table:style-name="ce74"/>
          <table:table-cell office:value-type="float" office:value="10.71" table:style-name="ce76">
            <text:p>10,71<text:s/></text:p>
          </table:table-cell>
          <table:table-cell office:value-type="float" office:value="1407.84" table:style-name="ce76">
            <text:p>1.407,84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<text:s text:c="3"/>MANTEN. Y REPARAC. DE VEHICULOS</text:p>
          </table:table-cell>
          <table:table-cell office:value-type="string" table:style-name="ce73">
            <text:p>DF-7</text:p>
          </table:table-cell>
          <table:table-cell office:value-type="date" office:date-value="2021-05-08T00:00:00" table:style-name="ce75">
            <text:p>08-may-21</text:p>
          </table:table-cell>
          <table:table-cell office:value-type="string" table:style-name="ce74">
            <text:p>Fact # 1065328 GAS006-GASOP COMPANY S.A. COMPRA DE COMBUSTIBLE</text:p>
          </table:table-cell>
          <table:table-cell table:style-name="ce74"/>
          <table:table-cell office:value-type="float" office:value="9.82" table:style-name="ce76">
            <text:p>9,82<text:s/></text:p>
          </table:table-cell>
          <table:table-cell office:value-type="float" office:value="1417.66" table:style-name="ce76">
            <text:p>1.417,66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<text:s text:c="3"/>MANTEN. Y REPARAC. DE VEHICULOS</text:p>
          </table:table-cell>
          <table:table-cell office:value-type="string" table:style-name="ce73">
            <text:p>DF-8</text:p>
          </table:table-cell>
          <table:table-cell office:value-type="date" office:date-value="2021-05-09T00:00:00" table:style-name="ce75">
            <text:p>09-may-21</text:p>
          </table:table-cell>
          <table:table-cell office:value-type="string" table:style-name="ce74">
            <text:p>Fact # 2698 ADE002-ADMINISTRACION ESTRATEGICA DE GASOLINERAS DEL ECUADOR ADESGAE CIA. LTDA. COMPRA DE COMBUSTIBLE</text:p>
          </table:table-cell>
          <table:table-cell table:style-name="ce74"/>
          <table:table-cell office:value-type="float" office:value="8.93" table:style-name="ce76">
            <text:p>8,93<text:s/></text:p>
          </table:table-cell>
          <table:table-cell office:value-type="float" office:value="1426.59" table:style-name="ce76">
            <text:p>1.426,59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<text:s text:c="3"/>MANTEN. Y REPARAC. DE VEHICULOS</text:p>
          </table:table-cell>
          <table:table-cell office:value-type="string" table:style-name="ce73">
            <text:p>DF-23</text:p>
          </table:table-cell>
          <table:table-cell office:value-type="date" office:date-value="2021-05-11T00:00:00" table:style-name="ce75">
            <text:p>11-may-21</text:p>
          </table:table-cell>
          <table:table-cell office:value-type="string" table:style-name="ce74">
            <text:p>Fact # 927783 GAS007-GAS-ELIALEHI S.A. COMPRA DE COMBUSTIBLE</text:p>
          </table:table-cell>
          <table:table-cell table:style-name="ce74"/>
          <table:table-cell office:value-type="float" office:value="33.93" table:style-name="ce76">
            <text:p>33,93<text:s/></text:p>
          </table:table-cell>
          <table:table-cell office:value-type="float" office:value="1460.52" table:style-name="ce76">
            <text:p>1.460,52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<text:s text:c="3"/>MANTEN. Y REPARAC. DE VEHICULOS</text:p>
          </table:table-cell>
          <table:table-cell office:value-type="string" table:style-name="ce73">
            <text:p>DF-25</text:p>
          </table:table-cell>
          <table:table-cell office:value-type="date" office:date-value="2021-05-14T00:00:00" table:style-name="ce75">
            <text:p>14-may-21</text:p>
          </table:table-cell>
          <table:table-cell office:value-type="string" table:style-name="ce74">
            <text:p>Fact # 212910 CAS030-CASANOVA REYNOSO IVAN ENRICO COMPRA DE COMBUSTIBLE</text:p>
          </table:table-cell>
          <table:table-cell table:style-name="ce74"/>
          <table:table-cell office:value-type="float" office:value="43.3" table:style-name="ce76">
            <text:p>43,30<text:s/></text:p>
          </table:table-cell>
          <table:table-cell office:value-type="float" office:value="1503.82" table:style-name="ce76">
            <text:p>1.503,82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<text:s text:c="3"/>MANTEN. Y REPARAC. DE VEHICULOS</text:p>
          </table:table-cell>
          <table:table-cell office:value-type="string" table:style-name="ce73">
            <text:p>DF-24</text:p>
          </table:table-cell>
          <table:table-cell office:value-type="date" office:date-value="2021-05-16T00:00:00" table:style-name="ce75">
            <text:p>16-may-21</text:p>
          </table:table-cell>
          <table:table-cell office:value-type="string" table:style-name="ce74">
            <text:p>Fact # 2473848 EST021-ESTSERHMIGUEL S.A. COMPRA DE COMBUSTIBLE</text:p>
          </table:table-cell>
          <table:table-cell table:style-name="ce74"/>
          <table:table-cell office:value-type="float" office:value="17.86" table:style-name="ce76">
            <text:p>17,86<text:s/></text:p>
          </table:table-cell>
          <table:table-cell office:value-type="float" office:value="1521.68" table:style-name="ce76">
            <text:p>1.521,68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<text:s text:c="3"/>MANTEN. Y REPARAC. DE VEHICULOS</text:p>
          </table:table-cell>
          <table:table-cell office:value-type="string" table:style-name="ce73">
            <text:p>DF-66</text:p>
          </table:table-cell>
          <table:table-cell office:value-type="date" office:date-value="2021-05-19T00:00:00" table:style-name="ce75">
            <text:p>19-may-21</text:p>
          </table:table-cell>
          <table:table-cell office:value-type="string" table:style-name="ce74">
            <text:p>Fact # 214176 CAS030-CASANOVA REYNOSO IVAN ENRICO COMPRA DE COMBUSTIBLE</text:p>
          </table:table-cell>
          <table:table-cell table:style-name="ce74"/>
          <table:table-cell office:value-type="float" office:value="26.79" table:style-name="ce76">
            <text:p>26,79<text:s/></text:p>
          </table:table-cell>
          <table:table-cell office:value-type="float" office:value="1548.47" table:style-name="ce76">
            <text:p>1.548,47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<text:s text:c="3"/>MANTEN. Y REPARAC. DE VEHICULOS</text:p>
          </table:table-cell>
          <table:table-cell office:value-type="string" table:style-name="ce73">
            <text:p>DF-67</text:p>
          </table:table-cell>
          <table:table-cell office:value-type="date" office:date-value="2021-05-25T00:00:00" table:style-name="ce75">
            <text:p>25-may-21</text:p>
          </table:table-cell>
          <table:table-cell office:value-type="string" table:style-name="ce74">
            <text:p>Fact # 1255951 ESC- COMPRA DE COMBUSTIBLE</text:p>
          </table:table-cell>
          <table:table-cell table:style-name="ce74"/>
          <table:table-cell office:value-type="float" office:value="8.93" table:style-name="ce76">
            <text:p>8,93<text:s/></text:p>
          </table:table-cell>
          <table:table-cell office:value-type="float" office:value="1557.4" table:style-name="ce76">
            <text:p>1.557,4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<text:s text:c="3"/>MANTEN. Y REPARAC. DE VEHICULOS</text:p>
          </table:table-cell>
          <table:table-cell office:value-type="string" table:style-name="ce73">
            <text:p>DF-68</text:p>
          </table:table-cell>
          <table:table-cell office:value-type="date" office:date-value="2021-05-26T00:00:00" table:style-name="ce75">
            <text:p>26-may-21</text:p>
          </table:table-cell>
          <table:table-cell office:value-type="string" table:style-name="ce74">
            <text:p>Fact # 518607 GAI002-GAITALIN SA COMPRA DE COMBUSTIBLE</text:p>
          </table:table-cell>
          <table:table-cell table:style-name="ce74"/>
          <table:table-cell office:value-type="float" office:value="8.93" table:style-name="ce76">
            <text:p>8,93<text:s/></text:p>
          </table:table-cell>
          <table:table-cell office:value-type="float" office:value="1566.33" table:style-name="ce76">
            <text:p>1.566,33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<text:s text:c="3"/>MANTEN. Y REPARAC. DE VEHICULOS</text:p>
          </table:table-cell>
          <table:table-cell office:value-type="string" table:style-name="ce73">
            <text:p>DF-69</text:p>
          </table:table-cell>
          <table:table-cell office:value-type="date" office:date-value="2021-05-28T00:00:00" table:style-name="ce75">
            <text:p>28-may-21</text:p>
          </table:table-cell>
          <table:table-cell office:value-type="string" table:style-name="ce74">
            <text:p>Fact # 353123 DIS017-DISTRIBUIDORA PERIMETRAL DE COMBUSTIBLES LIQUIDOS DIPERCOMLIQ CIA. LTDA COMPRA DE COMBUSTIBLE</text:p>
          </table:table-cell>
          <table:table-cell table:style-name="ce74"/>
          <table:table-cell office:value-type="float" office:value="8.93" table:style-name="ce76">
            <text:p>8,93<text:s/></text:p>
          </table:table-cell>
          <table:table-cell office:value-type="float" office:value="1575.26" table:style-name="ce76">
            <text:p>1.575,26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<text:s text:c="3"/>MANTEN. Y REPARAC. DE VEHICULOS</text:p>
          </table:table-cell>
          <table:table-cell office:value-type="string" table:style-name="ce73">
            <text:p>DF-70</text:p>
          </table:table-cell>
          <table:table-cell office:value-type="date" office:date-value="2021-05-31T00:00:00" table:style-name="ce75">
            <text:p>31-may-21</text:p>
          </table:table-cell>
          <table:table-cell office:value-type="string" table:style-name="ce74">
            <text:p>Fact # 969336 NUE001-NUEVAS OPERACIONES COMERCIALES NUCOPSA S.A. COMPRA DE COMBUSTIBLE</text:p>
          </table:table-cell>
          <table:table-cell table:style-name="ce74"/>
          <table:table-cell office:value-type="float" office:value="8.93" table:style-name="ce76">
            <text:p>8,93<text:s/></text:p>
          </table:table-cell>
          <table:table-cell office:value-type="float" office:value="1584.19" table:style-name="ce76">
            <text:p>1.584,19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<text:s text:c="3"/>MANTEN. Y REPARAC. DE VEHICULOS</text:p>
          </table:table-cell>
          <table:table-cell office:value-type="string" table:style-name="ce73">
            <text:p>DF-11</text:p>
          </table:table-cell>
          <table:table-cell office:value-type="date" office:date-value="2021-06-01T00:00:00" table:style-name="ce75">
            <text:p>01-jun-21</text:p>
          </table:table-cell>
          <table:table-cell office:value-type="string" table:style-name="ce74">
            <text:p>Fact # 969591 NUE001-NUEVAS OPERACIONES COMERCIALES NUCOPSA S.A. COMPRA DE COMBUSTIBLE</text:p>
          </table:table-cell>
          <table:table-cell table:style-name="ce74"/>
          <table:table-cell office:value-type="float" office:value="17.86" table:style-name="ce76">
            <text:p>17,86<text:s/></text:p>
          </table:table-cell>
          <table:table-cell office:value-type="float" office:value="1602.05" table:style-name="ce76">
            <text:p>1.602,05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<text:s text:c="3"/>MANTEN. Y REPARAC. DE VEHICULOS</text:p>
          </table:table-cell>
          <table:table-cell office:value-type="string" table:style-name="ce73">
            <text:p>DF-12</text:p>
          </table:table-cell>
          <table:table-cell office:value-type="date" office:date-value="2021-06-02T00:00:00" table:style-name="ce75">
            <text:p>02-jun-21</text:p>
          </table:table-cell>
          <table:table-cell office:value-type="string" table:style-name="ce74">
            <text:p>Fact # 956684 GAS007-GAS-ELIALEHI S.A. COMPRA DE COMBUSTIBLE</text:p>
          </table:table-cell>
          <table:table-cell table:style-name="ce74"/>
          <table:table-cell office:value-type="float" office:value="17.86" table:style-name="ce76">
            <text:p>17,86<text:s/></text:p>
          </table:table-cell>
          <table:table-cell office:value-type="float" office:value="1619.91" table:style-name="ce76">
            <text:p>1.619,91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<text:s text:c="3"/>MANTEN. Y REPARAC. DE VEHICULOS</text:p>
          </table:table-cell>
          <table:table-cell office:value-type="string" table:style-name="ce73">
            <text:p>DF-10</text:p>
          </table:table-cell>
          <table:table-cell office:value-type="date" office:date-value="2021-06-03T00:00:00" table:style-name="ce75">
            <text:p>03-jun-21</text:p>
          </table:table-cell>
          <table:table-cell office:value-type="string" table:style-name="ce74">
            <text:p>Fact # 30495 GUE008-GUEVARA CORDOVA FREDDY GUILLERMO COMPRA DE LLAVE FRANCESA</text:p>
          </table:table-cell>
          <table:table-cell table:style-name="ce74"/>
          <table:table-cell office:value-type="float" office:value="3.57" table:style-name="ce76">
            <text:p>3,57<text:s/></text:p>
          </table:table-cell>
          <table:table-cell office:value-type="float" office:value="1623.48" table:style-name="ce76">
            <text:p>1.623,48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<text:s text:c="3"/>MANTEN. Y REPARAC. DE VEHICULOS</text:p>
          </table:table-cell>
          <table:table-cell office:value-type="string" table:style-name="ce73">
            <text:p>DF-68</text:p>
          </table:table-cell>
          <table:table-cell office:value-type="date" office:date-value="2021-06-05T00:00:00" table:style-name="ce75">
            <text:p>05-jun-21</text:p>
          </table:table-cell>
          <table:table-cell office:value-type="string" table:style-name="ce74">
            <text:p>Fact # 1103488 MAX004-MAXICOMBUST SA COMPRA DE COMBUSTIBLE</text:p>
          </table:table-cell>
          <table:table-cell table:style-name="ce74"/>
          <table:table-cell office:value-type="float" office:value="8.93" table:style-name="ce76">
            <text:p>8,93<text:s/></text:p>
          </table:table-cell>
          <table:table-cell office:value-type="float" office:value="1632.41" table:style-name="ce76">
            <text:p>1.632,41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<text:s text:c="3"/>MANTEN. Y REPARAC. DE VEHICULOS</text:p>
          </table:table-cell>
          <table:table-cell office:value-type="string" table:style-name="ce73">
            <text:p>DF-69</text:p>
          </table:table-cell>
          <table:table-cell office:value-type="date" office:date-value="2021-06-07T00:00:00" table:style-name="ce75">
            <text:p>07-jun-21</text:p>
          </table:table-cell>
          <table:table-cell office:value-type="string" table:style-name="ce74">
            <text:p>Fact # 916045 LEO020-LEON CASTRO VICENTE EDUARDO COMPRA DE COMBUSTIBLE</text:p>
          </table:table-cell>
          <table:table-cell table:style-name="ce74"/>
          <table:table-cell office:value-type="float" office:value="17.86" table:style-name="ce76">
            <text:p>17,86<text:s/></text:p>
          </table:table-cell>
          <table:table-cell office:value-type="float" office:value="1650.27" table:style-name="ce76">
            <text:p>1.650,27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<text:s text:c="3"/>MANTEN. Y REPARAC. DE VEHICULOS</text:p>
          </table:table-cell>
          <table:table-cell office:value-type="string" table:style-name="ce73">
            <text:p>DF-70</text:p>
          </table:table-cell>
          <table:table-cell office:value-type="date" office:date-value="2021-06-07T00:00:00" table:style-name="ce75">
            <text:p>07-jun-21</text:p>
          </table:table-cell>
          <table:table-cell office:value-type="string" table:style-name="ce74">
            <text:p>Fact # 220236 CAS030-CASANOVA REYNOSO IVAN ENRICO COMPRA DE COMBUSTIBLE</text:p>
          </table:table-cell>
          <table:table-cell table:style-name="ce74"/>
          <table:table-cell office:value-type="float" office:value="26.79" table:style-name="ce76">
            <text:p>26,79<text:s/></text:p>
          </table:table-cell>
          <table:table-cell office:value-type="float" office:value="1677.06" table:style-name="ce76">
            <text:p>1.677,06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<text:s text:c="3"/>MANTENIMIENTO Y REPARACIONES</text:p>
          </table:table-cell>
          <table:table-cell table:style-name="ce1"/>
          <table:table-cell office:value-type="date" office:date-value="2021-01-01T00:00:00" table:style-name="ce75">
            <text:p>01-ene-21</text:p>
          </table:table-cell>
          <table:table-cell office:value-type="string" table:style-name="ce74">
            <text:p>Saldo Inicial</text:p>
          </table:table-cell>
          <table:table-cell table:style-name="ce74"/>
          <table:table-cell office:value-type="float" office:value="0" table:style-name="ce76">
            <text:p>0,00<text:s/></text:p>
          </table:table-cell>
          <table:table-cell office:value-type="float" office:value="0" table:style-name="ce76">
            <text:p>0,0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<text:s text:c="3"/>MANTENIMIENTO Y REPARACIONES</text:p>
          </table:table-cell>
          <table:table-cell office:value-type="string" table:style-name="ce73">
            <text:p>DF-52</text:p>
          </table:table-cell>
          <table:table-cell office:value-type="date" office:date-value="2021-02-05T00:00:00" table:style-name="ce75">
            <text:p>05-feb-21</text:p>
          </table:table-cell>
          <table:table-cell office:value-type="string" table:style-name="ce74">
            <text:p>Fact # 184312 CAS030-CASANOVA REYNOSO IVAN ENRICO COMPRA DE COMBUSTIBLE</text:p>
          </table:table-cell>
          <table:table-cell table:style-name="ce74"/>
          <table:table-cell office:value-type="float" office:value="17.86" table:style-name="ce76">
            <text:p>17,86<text:s/></text:p>
          </table:table-cell>
          <table:table-cell office:value-type="float" office:value="17.86" table:style-name="ce76">
            <text:p>17,86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<text:s text:c="3"/>SUPERINTENDENCIA DE COMPAÑIAS</text:p>
          </table:table-cell>
          <table:table-cell table:style-name="ce1"/>
          <table:table-cell office:value-type="date" office:date-value="2021-01-01T00:00:00" table:style-name="ce75">
            <text:p>01-ene-21</text:p>
          </table:table-cell>
          <table:table-cell office:value-type="string" table:style-name="ce74">
            <text:p>Saldo Inicial</text:p>
          </table:table-cell>
          <table:table-cell table:style-name="ce74"/>
          <table:table-cell office:value-type="float" office:value="0" table:style-name="ce76">
            <text:p>0,00<text:s/></text:p>
          </table:table-cell>
          <table:table-cell office:value-type="float" office:value="0" table:style-name="ce76">
            <text:p>0,0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<text:s text:c="3"/>SUPERINTENDENCIA DE COMPAÑIAS</text:p>
          </table:table-cell>
          <table:table-cell office:value-type="string" table:style-name="ce73">
            <text:p>EG-1</text:p>
          </table:table-cell>
          <table:table-cell office:value-type="date" office:date-value="2021-07-01T00:00:00" table:style-name="ce75">
            <text:p>01-jul-21</text:p>
          </table:table-cell>
          <table:table-cell office:value-type="string" table:style-name="ce74">
            <text:p>SUPERCIA, PAGO DE CONTRIBUCIÓN AÑO 2021</text:p>
          </table:table-cell>
          <table:table-cell table:style-name="ce74"/>
          <table:table-cell office:value-type="float" office:value="1102.33" table:style-name="ce76">
            <text:p>1.102,33<text:s/></text:p>
          </table:table-cell>
          <table:table-cell office:value-type="float" office:value="1102.33" table:style-name="ce76">
            <text:p>1.102,33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<text:s text:c="3"/>IMPUESTO RETENCIÓN EN LA FUENTE-IVA</text:p>
          </table:table-cell>
          <table:table-cell table:style-name="ce1"/>
          <table:table-cell office:value-type="date" office:date-value="2021-01-01T00:00:00" table:style-name="ce75">
            <text:p>01-ene-21</text:p>
          </table:table-cell>
          <table:table-cell office:value-type="string" table:style-name="ce74">
            <text:p>Saldo Inicial</text:p>
          </table:table-cell>
          <table:table-cell table:style-name="ce74"/>
          <table:table-cell office:value-type="float" office:value="0" table:style-name="ce76">
            <text:p>0,00<text:s/></text:p>
          </table:table-cell>
          <table:table-cell office:value-type="float" office:value="0" table:style-name="ce76">
            <text:p>0,0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<text:s text:c="3"/>IMPUESTO RETENCIÓN EN LA FUENTE-IVA</text:p>
          </table:table-cell>
          <table:table-cell office:value-type="string" table:style-name="ce73">
            <text:p>EN-10</text:p>
          </table:table-cell>
          <table:table-cell office:value-type="date" office:date-value="2021-01-26T00:00:00" table:style-name="ce75">
            <text:p>26-ene-21</text:p>
          </table:table-cell>
          <table:table-cell office:value-type="string" table:style-name="ce74">
            <text:p>Registro-Contabilización Ajuste por pago duplicado y asumir rte#9473 (factura#7429) Aldas Romero Erik Andres cancelada con Tarj. Corp</text:p>
          </table:table-cell>
          <table:table-cell table:style-name="ce74"/>
          <table:table-cell office:value-type="float" office:value="7.06" table:style-name="ce76">
            <text:p>7,06<text:s/></text:p>
          </table:table-cell>
          <table:table-cell office:value-type="float" office:value="7.06" table:style-name="ce76">
            <text:p>7,06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<text:s text:c="3"/>ICE</text:p>
          </table:table-cell>
          <table:table-cell table:style-name="ce1"/>
          <table:table-cell office:value-type="date" office:date-value="2021-01-01T00:00:00" table:style-name="ce75">
            <text:p>01-ene-21</text:p>
          </table:table-cell>
          <table:table-cell office:value-type="string" table:style-name="ce74">
            <text:p>Saldo Inicial</text:p>
          </table:table-cell>
          <table:table-cell table:style-name="ce74"/>
          <table:table-cell office:value-type="float" office:value="0" table:style-name="ce76">
            <text:p>0,00<text:s/></text:p>
          </table:table-cell>
          <table:table-cell office:value-type="float" office:value="0" table:style-name="ce76">
            <text:p>0,0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<text:s text:c="3"/>ICE</text:p>
          </table:table-cell>
          <table:table-cell office:value-type="string" table:style-name="ce73">
            <text:p>DF-13</text:p>
          </table:table-cell>
          <table:table-cell office:value-type="date" office:date-value="2021-01-03T00:00:00" table:style-name="ce75">
            <text:p>03-ene-21</text:p>
          </table:table-cell>
          <table:table-cell office:value-type="string" table:style-name="ce74">
            <text:p>Fact # 164445330 PAC005-CORPORACION NACIONAL DE TELECOMUNICACIONES CNT EP PENSIÓN BÁSICA SERVICIO#23820600 MES DE DIC-20 POR TRONCAL SIP/QUITO/ENLACE 10 CANALES LLAMADA DE VOZ</text:p>
          </table:table-cell>
          <table:table-cell table:style-name="ce74"/>
          <table:table-cell office:value-type="float" office:value="18" table:style-name="ce76">
            <text:p>18,00<text:s/></text:p>
          </table:table-cell>
          <table:table-cell office:value-type="float" office:value="18" table:style-name="ce76">
            <text:p>18,0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<text:s text:c="3"/>ICE</text:p>
          </table:table-cell>
          <table:table-cell office:value-type="string" table:style-name="ce73">
            <text:p>DF-14</text:p>
          </table:table-cell>
          <table:table-cell office:value-type="date" office:date-value="2021-01-03T00:00:00" table:style-name="ce75">
            <text:p>03-ene-21</text:p>
          </table:table-cell>
          <table:table-cell office:value-type="string" table:style-name="ce74">
            <text:p>Fact # 164445331 PAC005-CORPORACION NACIONAL DE TELECOMUNICACIONES CNT EP PENSION BASICA SERVICIO#43805540 MES DIC-2020 POR TRONCAL</text:p>
          </table:table-cell>
          <table:table-cell table:style-name="ce74"/>
          <table:table-cell office:value-type="float" office:value="18" table:style-name="ce76">
            <text:p>18,00<text:s/></text:p>
          </table:table-cell>
          <table:table-cell office:value-type="float" office:value="36" table:style-name="ce76">
            <text:p>36,0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<text:s text:c="3"/>ICE</text:p>
          </table:table-cell>
          <table:table-cell office:value-type="string" table:style-name="ce73">
            <text:p>DF-17</text:p>
          </table:table-cell>
          <table:table-cell office:value-type="date" office:date-value="2021-01-03T00:00:00" table:style-name="ce75">
            <text:p>03-ene-21</text:p>
          </table:table-cell>
          <table:table-cell office:value-type="string" table:style-name="ce74">
            <text:p>Fact # 164445334 PAC005-CORPORACION NACIONAL DE TELECOMUNICACIONES CNT EP CONSUMO TELEFÓNICO MES DE DIC 2020, TEF:42682706</text:p>
          </table:table-cell>
          <table:table-cell table:style-name="ce74"/>
          <table:table-cell office:value-type="float" office:value="1.8" table:style-name="ce76">
            <text:p>1,80<text:s/></text:p>
          </table:table-cell>
          <table:table-cell office:value-type="float" office:value="37.799999999999997" table:style-name="ce76">
            <text:p>37,8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<text:s text:c="3"/>ICE</text:p>
          </table:table-cell>
          <table:table-cell office:value-type="string" table:style-name="ce73">
            <text:p>DF-26</text:p>
          </table:table-cell>
          <table:table-cell office:value-type="date" office:date-value="2021-01-08T00:00:00" table:style-name="ce75">
            <text:p>08-ene-21</text:p>
          </table:table-cell>
          <table:table-cell office:value-type="string" table:style-name="ce74">
            <text:p>Fact # 72125760 OTE001-OTECEL S.A PLAN CORP. PERIODO 08-DIC-2020 AL 07-ENE-2021</text:p>
          </table:table-cell>
          <table:table-cell table:style-name="ce74"/>
          <table:table-cell office:value-type="float" office:value="63" table:style-name="ce76">
            <text:p>63,00<text:s/></text:p>
          </table:table-cell>
          <table:table-cell office:value-type="float" office:value="100.8" table:style-name="ce76">
            <text:p>100,8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<text:s text:c="3"/>ICE</text:p>
          </table:table-cell>
          <table:table-cell office:value-type="string" table:style-name="ce73">
            <text:p>DF-30</text:p>
          </table:table-cell>
          <table:table-cell office:value-type="date" office:date-value="2021-02-03T00:00:00" table:style-name="ce75">
            <text:p>03-feb-21</text:p>
          </table:table-cell>
          <table:table-cell office:value-type="string" table:style-name="ce74">
            <text:p>Fact # 166274563 PAC005-CORPORACION NACIONAL DE TELECOMUNICACIONES CNT EP CONSUMO TELEFÓNICO MES DE ENERO-2021, TEF:42682706</text:p>
          </table:table-cell>
          <table:table-cell table:style-name="ce74"/>
          <table:table-cell office:value-type="float" office:value="1.8" table:style-name="ce76">
            <text:p>1,80<text:s/></text:p>
          </table:table-cell>
          <table:table-cell office:value-type="float" office:value="102.6" table:style-name="ce76">
            <text:p>102,6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<text:s text:c="3"/>ICE</text:p>
          </table:table-cell>
          <table:table-cell office:value-type="string" table:style-name="ce73">
            <text:p>DF-33</text:p>
          </table:table-cell>
          <table:table-cell office:value-type="date" office:date-value="2021-02-03T00:00:00" table:style-name="ce75">
            <text:p>03-feb-21</text:p>
          </table:table-cell>
          <table:table-cell office:value-type="string" table:style-name="ce74">
            <text:p>Fact # 166274560 PAC005-CORPORACION NACIONAL DE TELECOMUNICACIONES CNT EP PENSION BASICA SERVICIO#43805540 MES ENE-2021 POR TRONCAL</text:p>
          </table:table-cell>
          <table:table-cell table:style-name="ce74"/>
          <table:table-cell office:value-type="float" office:value="18" table:style-name="ce76">
            <text:p>18,00<text:s/></text:p>
          </table:table-cell>
          <table:table-cell office:value-type="float" office:value="120.6" table:style-name="ce76">
            <text:p>120,6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<text:s text:c="3"/>ICE</text:p>
          </table:table-cell>
          <table:table-cell office:value-type="string" table:style-name="ce73">
            <text:p>DF-34</text:p>
          </table:table-cell>
          <table:table-cell office:value-type="date" office:date-value="2021-02-03T00:00:00" table:style-name="ce75">
            <text:p>03-feb-21</text:p>
          </table:table-cell>
          <table:table-cell office:value-type="string" table:style-name="ce74">
            <text:p>Fact # 166274559 PAC005-CORPORACION NACIONAL DE TELECOMUNICACIONES CNT EP PENSIÓN BÁSICA SERVICIO#23820600 MES DE ENE-2021 POR TRONCAL SIP/QUITO/ENLACE 10 CANALES LLAMADA DE VOZ</text:p>
          </table:table-cell>
          <table:table-cell table:style-name="ce74"/>
          <table:table-cell office:value-type="float" office:value="18" table:style-name="ce76">
            <text:p>18,00<text:s/></text:p>
          </table:table-cell>
          <table:table-cell office:value-type="float" office:value="138.6" table:style-name="ce76">
            <text:p>138,6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<text:s text:c="3"/>ICE</text:p>
          </table:table-cell>
          <table:table-cell office:value-type="string" table:style-name="ce73">
            <text:p>DF-18</text:p>
          </table:table-cell>
          <table:table-cell office:value-type="date" office:date-value="2021-02-08T00:00:00" table:style-name="ce75">
            <text:p>08-feb-21</text:p>
          </table:table-cell>
          <table:table-cell office:value-type="string" table:style-name="ce74">
            <text:p>Fact # 72863268 OTE001-OTECEL S.A PLAN CORP. PERIODO 08-ENE-2021 AL 07-FEB-2021</text:p>
          </table:table-cell>
          <table:table-cell table:style-name="ce74"/>
          <table:table-cell office:value-type="float" office:value="63" table:style-name="ce76">
            <text:p>63,00<text:s/></text:p>
          </table:table-cell>
          <table:table-cell office:value-type="float" office:value="201.6" table:style-name="ce76">
            <text:p>201,6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<text:s text:c="3"/>ICE</text:p>
          </table:table-cell>
          <table:table-cell office:value-type="string" table:style-name="ce73">
            <text:p>DF-32</text:p>
          </table:table-cell>
          <table:table-cell office:value-type="date" office:date-value="2021-03-03T00:00:00" table:style-name="ce75">
            <text:p>03-mar-21</text:p>
          </table:table-cell>
          <table:table-cell office:value-type="string" table:style-name="ce74">
            <text:p>Fact # 168250768 PAC005-CORPORACION NACIONAL DE TELECOMUNICACIONES CNT EP PENSIÓN BÁSICA SERVICIO#23820600 MES DE FEB-2021 POR TRONCAL SIP/QUITO/ENLACE 10 CANALES LLAMADA DE VOZ</text:p>
          </table:table-cell>
          <table:table-cell table:style-name="ce74"/>
          <table:table-cell office:value-type="float" office:value="18" table:style-name="ce76">
            <text:p>18,00<text:s/></text:p>
          </table:table-cell>
          <table:table-cell office:value-type="float" office:value="219.6" table:style-name="ce76">
            <text:p>219,6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<text:s text:c="3"/>ICE</text:p>
          </table:table-cell>
          <table:table-cell office:value-type="string" table:style-name="ce73">
            <text:p>DF-33</text:p>
          </table:table-cell>
          <table:table-cell office:value-type="date" office:date-value="2021-03-03T00:00:00" table:style-name="ce75">
            <text:p>03-mar-21</text:p>
          </table:table-cell>
          <table:table-cell office:value-type="string" table:style-name="ce74">
            <text:p>Fact # 168250769 PAC005-CORPORACION NACIONAL DE TELECOMUNICACIONES CNT EP PENSION BASICA SERVICIO#43805540 MES FEB-2021 POR TRONCAL</text:p>
          </table:table-cell>
          <table:table-cell table:style-name="ce74"/>
          <table:table-cell office:value-type="float" office:value="18" table:style-name="ce76">
            <text:p>18,00<text:s/></text:p>
          </table:table-cell>
          <table:table-cell office:value-type="float" office:value="237.6" table:style-name="ce76">
            <text:p>237,6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<text:s text:c="3"/>ICE</text:p>
          </table:table-cell>
          <table:table-cell office:value-type="string" table:style-name="ce73">
            <text:p>DF-36</text:p>
          </table:table-cell>
          <table:table-cell office:value-type="date" office:date-value="2021-03-03T00:00:00" table:style-name="ce75">
            <text:p>03-mar-21</text:p>
          </table:table-cell>
          <table:table-cell office:value-type="string" table:style-name="ce74">
            <text:p>Fact # 1682507 PAC005-CORPORACION NACIONAL DE TELECOMUNICACIONES CNT EP CONSUMO TELEFÓNICO MES DE FEBRERO-2021, TEF:42682706</text:p>
          </table:table-cell>
          <table:table-cell table:style-name="ce74"/>
          <table:table-cell office:value-type="float" office:value="1.8" table:style-name="ce76">
            <text:p>1,80<text:s/></text:p>
          </table:table-cell>
          <table:table-cell office:value-type="float" office:value="239.4" table:style-name="ce76">
            <text:p>239,4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<text:s text:c="3"/>ICE</text:p>
          </table:table-cell>
          <table:table-cell office:value-type="string" table:style-name="ce73">
            <text:p>DF-37</text:p>
          </table:table-cell>
          <table:table-cell office:value-type="date" office:date-value="2021-03-08T00:00:00" table:style-name="ce75">
            <text:p>08-mar-21</text:p>
          </table:table-cell>
          <table:table-cell office:value-type="string" table:style-name="ce74">
            <text:p>Fact # 73614607 OTE001-OTECEL S.A PLAN CORP. PERIODO 08-FEB-2021 AL 07-MAR-2021</text:p>
          </table:table-cell>
          <table:table-cell table:style-name="ce74"/>
          <table:table-cell office:value-type="float" office:value="63" table:style-name="ce76">
            <text:p>63,00<text:s/></text:p>
          </table:table-cell>
          <table:table-cell office:value-type="float" office:value="302.39999999999998" table:style-name="ce76">
            <text:p>302,4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<text:s text:c="3"/>ICE</text:p>
          </table:table-cell>
          <table:table-cell office:value-type="string" table:style-name="ce73">
            <text:p>DF-24</text:p>
          </table:table-cell>
          <table:table-cell office:value-type="date" office:date-value="2021-04-03T00:00:00" table:style-name="ce75">
            <text:p>03-abr-21</text:p>
          </table:table-cell>
          <table:table-cell office:value-type="string" table:style-name="ce74">
            <text:p>Fact # 170584595 PAC005-CORPORACION NACIONAL DE TELECOMUNICACIONES CNT EP PENSIÓN BÁSICA SERVICIO#23820600 MES DE MAR-2021 POR TRONCAL SIP/QUITO/ENLACE 10 CANALES LLAMADA DE VOZ</text:p>
          </table:table-cell>
          <table:table-cell table:style-name="ce74"/>
          <table:table-cell office:value-type="float" office:value="18" table:style-name="ce76">
            <text:p>18,00<text:s/></text:p>
          </table:table-cell>
          <table:table-cell office:value-type="float" office:value="320.39999999999998" table:style-name="ce76">
            <text:p>320,4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<text:s text:c="3"/>ICE</text:p>
          </table:table-cell>
          <table:table-cell office:value-type="string" table:style-name="ce73">
            <text:p>DF-25</text:p>
          </table:table-cell>
          <table:table-cell office:value-type="date" office:date-value="2021-04-03T00:00:00" table:style-name="ce75">
            <text:p>03-abr-21</text:p>
          </table:table-cell>
          <table:table-cell office:value-type="string" table:style-name="ce74">
            <text:p>Fact # 170584596 PAC005-CORPORACION NACIONAL DE TELECOMUNICACIONES CNT EP PENSION BASICA SERVICIO#43805540 MES MAR-2021 POR TRONCAL</text:p>
          </table:table-cell>
          <table:table-cell table:style-name="ce74"/>
          <table:table-cell office:value-type="float" office:value="18" table:style-name="ce76">
            <text:p>18,00<text:s/></text:p>
          </table:table-cell>
          <table:table-cell office:value-type="float" office:value="338.4" table:style-name="ce76">
            <text:p>338,4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<text:s text:c="3"/>ICE</text:p>
          </table:table-cell>
          <table:table-cell office:value-type="string" table:style-name="ce73">
            <text:p>DF-28</text:p>
          </table:table-cell>
          <table:table-cell office:value-type="date" office:date-value="2021-04-03T00:00:00" table:style-name="ce75">
            <text:p>03-abr-21</text:p>
          </table:table-cell>
          <table:table-cell office:value-type="string" table:style-name="ce74">
            <text:p>Fact # 170584599 PAC005-CORPORACION NACIONAL DE TELECOMUNICACIONES CNT EP CONSUMO TELEFÓNICO MES DE MARZO-2021, TEF:42682706</text:p>
          </table:table-cell>
          <table:table-cell table:style-name="ce74"/>
          <table:table-cell office:value-type="float" office:value="1.8" table:style-name="ce76">
            <text:p>1,80<text:s/></text:p>
          </table:table-cell>
          <table:table-cell office:value-type="float" office:value="340.2" table:style-name="ce76">
            <text:p>340,2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<text:s text:c="3"/>ICE</text:p>
          </table:table-cell>
          <table:table-cell office:value-type="string" table:style-name="ce73">
            <text:p>DF-41</text:p>
          </table:table-cell>
          <table:table-cell office:value-type="date" office:date-value="2021-04-08T00:00:00" table:style-name="ce75">
            <text:p>08-abr-21</text:p>
          </table:table-cell>
          <table:table-cell office:value-type="string" table:style-name="ce74">
            <text:p>Fact # 74401881 OTE001-OTECEL S.A PLAN CORP. PERIODO 08-MAR-2021 AL 07-ABR-2021</text:p>
          </table:table-cell>
          <table:table-cell table:style-name="ce74"/>
          <table:table-cell office:value-type="float" office:value="66.72" table:style-name="ce76">
            <text:p>66,72<text:s/></text:p>
          </table:table-cell>
          <table:table-cell office:value-type="float" office:value="406.92" table:style-name="ce76">
            <text:p>406,92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<text:s text:c="3"/>ICE</text:p>
          </table:table-cell>
          <table:table-cell office:value-type="string" table:style-name="ce73">
            <text:p>DF-12</text:p>
          </table:table-cell>
          <table:table-cell office:value-type="date" office:date-value="2021-05-03T00:00:00" table:style-name="ce75">
            <text:p>03-may-21</text:p>
          </table:table-cell>
          <table:table-cell office:value-type="string" table:style-name="ce74">
            <text:p>Fact # 172386605 PAC005-CORPORACION NACIONAL DE TELECOMUNICACIONES CNT EP PENSIÓN BÁSICA SERVICIO#23820600 MES DE ABR-2021 POR TRONCAL SIP/QUITO/ENLACE 10 CANALES LLAMADA DE VOZ</text:p>
          </table:table-cell>
          <table:table-cell table:style-name="ce74"/>
          <table:table-cell office:value-type="float" office:value="18" table:style-name="ce76">
            <text:p>18,00<text:s/></text:p>
          </table:table-cell>
          <table:table-cell office:value-type="float" office:value="424.92" table:style-name="ce76">
            <text:p>424,92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<text:s text:c="3"/>ICE</text:p>
          </table:table-cell>
          <table:table-cell office:value-type="string" table:style-name="ce73">
            <text:p>DF-13</text:p>
          </table:table-cell>
          <table:table-cell office:value-type="date" office:date-value="2021-05-03T00:00:00" table:style-name="ce75">
            <text:p>03-may-21</text:p>
          </table:table-cell>
          <table:table-cell office:value-type="string" table:style-name="ce74">
            <text:p>Fact # 172386606 PAC005-CORPORACION NACIONAL DE TELECOMUNICACIONES CNT EP PENSION BASICA SERVICIO#43805540 MES ABR-2021 POR TRONCAL</text:p>
          </table:table-cell>
          <table:table-cell table:style-name="ce74"/>
          <table:table-cell office:value-type="float" office:value="18" table:style-name="ce76">
            <text:p>18,00<text:s/></text:p>
          </table:table-cell>
          <table:table-cell office:value-type="float" office:value="442.92" table:style-name="ce76">
            <text:p>442,92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<text:s text:c="3"/>ICE</text:p>
          </table:table-cell>
          <table:table-cell office:value-type="string" table:style-name="ce73">
            <text:p>DF-16</text:p>
          </table:table-cell>
          <table:table-cell office:value-type="date" office:date-value="2021-05-03T00:00:00" table:style-name="ce75">
            <text:p>03-may-21</text:p>
          </table:table-cell>
          <table:table-cell office:value-type="string" table:style-name="ce74">
            <text:p>Fact # 172386609 PAC005-CORPORACION NACIONAL DE TELECOMUNICACIONES CNT EP CONSUMO TELEFÓNICO MES DE ABRIL-2021, TEF:42682706</text:p>
          </table:table-cell>
          <table:table-cell table:style-name="ce74"/>
          <table:table-cell office:value-type="float" office:value="1.8" table:style-name="ce76">
            <text:p>1,80<text:s/></text:p>
          </table:table-cell>
          <table:table-cell office:value-type="float" office:value="444.72" table:style-name="ce76">
            <text:p>444,72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<text:s text:c="3"/>ICE</text:p>
          </table:table-cell>
          <table:table-cell office:value-type="string" table:style-name="ce73">
            <text:p>DF-10</text:p>
          </table:table-cell>
          <table:table-cell office:value-type="date" office:date-value="2021-05-08T00:00:00" table:style-name="ce75">
            <text:p>08-may-21</text:p>
          </table:table-cell>
          <table:table-cell office:value-type="string" table:style-name="ce74">
            <text:p>Fact # 75163979 OTE001-OTECEL S.A PLAN CORP. PERIODO 08-ABR-2021 AL 07-MAY-2021</text:p>
          </table:table-cell>
          <table:table-cell table:style-name="ce74"/>
          <table:table-cell office:value-type="float" office:value="63" table:style-name="ce76">
            <text:p>63,00<text:s/></text:p>
          </table:table-cell>
          <table:table-cell office:value-type="float" office:value="507.72" table:style-name="ce76">
            <text:p>507,72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<text:s text:c="3"/>ICE</text:p>
          </table:table-cell>
          <table:table-cell office:value-type="string" table:style-name="ce73">
            <text:p>DF-37</text:p>
          </table:table-cell>
          <table:table-cell office:value-type="date" office:date-value="2021-06-08T00:00:00" table:style-name="ce75">
            <text:p>08-jun-21</text:p>
          </table:table-cell>
          <table:table-cell office:value-type="string" table:style-name="ce74">
            <text:p>Fact # 75964805 OTE001-OTECEL S.A PLAN CORP. PERIODO 08-MAY-2021 AL 07-JUN-2021</text:p>
          </table:table-cell>
          <table:table-cell table:style-name="ce74"/>
          <table:table-cell office:value-type="float" office:value="63" table:style-name="ce76">
            <text:p>63,00<text:s/></text:p>
          </table:table-cell>
          <table:table-cell office:value-type="float" office:value="570.72" table:style-name="ce76">
            <text:p>570,72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<text:s text:c="3"/>ICE</text:p>
          </table:table-cell>
          <table:table-cell office:value-type="string" table:style-name="ce73">
            <text:p>DF-39</text:p>
          </table:table-cell>
          <table:table-cell office:value-type="date" office:date-value="2021-07-03T00:00:00" table:style-name="ce75">
            <text:p>03-jul-21</text:p>
          </table:table-cell>
          <table:table-cell office:value-type="string" table:style-name="ce74">
            <text:p>Fact # 176106926 PAC005-CORPORACION NACIONAL DE TELECOMUNICACIONES CNT EP PENSIÓN BÁSICA SERVICIO#23820600 MES DE JUNIO-2021 POR TRONCAL SIP/QUITO/ENLACE 10 CANALES LLAMADA DE VOZ</text:p>
          </table:table-cell>
          <table:table-cell table:style-name="ce74"/>
          <table:table-cell office:value-type="float" office:value="18" table:style-name="ce76">
            <text:p>18,00<text:s/></text:p>
          </table:table-cell>
          <table:table-cell office:value-type="float" office:value="588.72" table:style-name="ce76">
            <text:p>588,72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<text:s text:c="3"/>ICE</text:p>
          </table:table-cell>
          <table:table-cell office:value-type="string" table:style-name="ce73">
            <text:p>DF-40</text:p>
          </table:table-cell>
          <table:table-cell office:value-type="date" office:date-value="2021-07-03T00:00:00" table:style-name="ce75">
            <text:p>03-jul-21</text:p>
          </table:table-cell>
          <table:table-cell office:value-type="string" table:style-name="ce74">
            <text:p>Fact # 176106927 PAC005-CORPORACION NACIONAL DE TELECOMUNICACIONES CNT EP PENSION BASICA SERVICIO#43805540 MES JUNIO-2021 POR TRONCAL</text:p>
          </table:table-cell>
          <table:table-cell table:style-name="ce74"/>
          <table:table-cell office:value-type="float" office:value="18.03" table:style-name="ce76">
            <text:p>18,03<text:s/></text:p>
          </table:table-cell>
          <table:table-cell office:value-type="float" office:value="606.75" table:style-name="ce76">
            <text:p>606,75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<text:s text:c="3"/>ICE</text:p>
          </table:table-cell>
          <table:table-cell office:value-type="string" table:style-name="ce73">
            <text:p>DF-8</text:p>
          </table:table-cell>
          <table:table-cell office:value-type="date" office:date-value="2021-07-08T00:00:00" table:style-name="ce75">
            <text:p>08-jul-21</text:p>
          </table:table-cell>
          <table:table-cell office:value-type="string" table:style-name="ce74">
            <text:p>Fact # 76822408 OTE001-OTECEL S.A PLAN CORP. PERIODO 08-JUN-2021 AL 07-JUL-2021</text:p>
          </table:table-cell>
          <table:table-cell table:style-name="ce74"/>
          <table:table-cell office:value-type="float" office:value="63" table:style-name="ce76">
            <text:p>63,00<text:s/></text:p>
          </table:table-cell>
          <table:table-cell office:value-type="float" office:value="669.75" table:style-name="ce76">
            <text:p>669,75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<text:s text:c="3"/>ICE</text:p>
          </table:table-cell>
          <table:table-cell office:value-type="string" table:style-name="ce73">
            <text:p>DF-15</text:p>
          </table:table-cell>
          <table:table-cell office:value-type="date" office:date-value="2021-08-03T00:00:00" table:style-name="ce75">
            <text:p>03-ago-21</text:p>
          </table:table-cell>
          <table:table-cell office:value-type="string" table:style-name="ce74">
            <text:p>Fact # 177930782 PAC005-CORPORACION NACIONAL DE TELECOMUNICACIONES CNT EP PENSIÓN BÁSICA SERVICIO#23820600 MES DE JULIO-2021 POR TRONCAL SIP/QUITO/ENLACE 10 CANALES LLAMADA DE VOZ</text:p>
          </table:table-cell>
          <table:table-cell table:style-name="ce74"/>
          <table:table-cell office:value-type="float" office:value="18" table:style-name="ce76">
            <text:p>18,00<text:s/></text:p>
          </table:table-cell>
          <table:table-cell office:value-type="float" office:value="687.75" table:style-name="ce76">
            <text:p>687,75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<text:s text:c="3"/>ICE</text:p>
          </table:table-cell>
          <table:table-cell office:value-type="string" table:style-name="ce73">
            <text:p>DF-16</text:p>
          </table:table-cell>
          <table:table-cell office:value-type="date" office:date-value="2021-08-03T00:00:00" table:style-name="ce75">
            <text:p>03-ago-21</text:p>
          </table:table-cell>
          <table:table-cell office:value-type="string" table:style-name="ce74">
            <text:p>Fact # 177930783 PAC005-CORPORACION NACIONAL DE TELECOMUNICACIONES CNT EP PENSION BASICA SERVICIO#43805540 MES JULIO-2021 POR TRONCAL</text:p>
          </table:table-cell>
          <table:table-cell table:style-name="ce74"/>
          <table:table-cell office:value-type="float" office:value="18" table:style-name="ce76">
            <text:p>18,00<text:s/></text:p>
          </table:table-cell>
          <table:table-cell office:value-type="float" office:value="705.75" table:style-name="ce76">
            <text:p>705,75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<text:s text:c="3"/>ICE</text:p>
          </table:table-cell>
          <table:table-cell office:value-type="string" table:style-name="ce73">
            <text:p>DF-19</text:p>
          </table:table-cell>
          <table:table-cell office:value-type="date" office:date-value="2021-08-03T00:00:00" table:style-name="ce75">
            <text:p>03-ago-21</text:p>
          </table:table-cell>
          <table:table-cell office:value-type="string" table:style-name="ce74">
            <text:p>Fact # 1779307 PAC005-CORPORACION NACIONAL DE TELECOMUNICACIONES CNT EP CONSUMO TELEFÓNICO MES DE JULIO-2021, TEF:42682706</text:p>
          </table:table-cell>
          <table:table-cell table:style-name="ce74"/>
          <table:table-cell office:value-type="float" office:value="1.8" table:style-name="ce76">
            <text:p>1,80<text:s/></text:p>
          </table:table-cell>
          <table:table-cell office:value-type="float" office:value="707.55" table:style-name="ce76">
            <text:p>707,55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<text:s text:c="3"/>ICE</text:p>
          </table:table-cell>
          <table:table-cell office:value-type="string" table:style-name="ce73">
            <text:p>DF-42</text:p>
          </table:table-cell>
          <table:table-cell office:value-type="date" office:date-value="2021-08-08T00:00:00" table:style-name="ce75">
            <text:p>08-ago-21</text:p>
          </table:table-cell>
          <table:table-cell office:value-type="string" table:style-name="ce74">
            <text:p>Fact # 77581789 OTE001-OTECEL S.A PLAN CORP. 08-JUL-2021 AL 07-AGO-2021</text:p>
          </table:table-cell>
          <table:table-cell table:style-name="ce74"/>
          <table:table-cell office:value-type="float" office:value="63" table:style-name="ce76">
            <text:p>63,00<text:s/></text:p>
          </table:table-cell>
          <table:table-cell office:value-type="float" office:value="770.55" table:style-name="ce76">
            <text:p>770,55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<text:s text:c="3"/>COMISION WESTERN UNION</text:p>
          </table:table-cell>
          <table:table-cell table:style-name="ce1"/>
          <table:table-cell office:value-type="date" office:date-value="2021-01-01T00:00:00" table:style-name="ce75">
            <text:p>01-ene-21</text:p>
          </table:table-cell>
          <table:table-cell office:value-type="string" table:style-name="ce74">
            <text:p>Saldo Inicial</text:p>
          </table:table-cell>
          <table:table-cell table:style-name="ce74"/>
          <table:table-cell office:value-type="float" office:value="0" table:style-name="ce76">
            <text:p>0,00<text:s/></text:p>
          </table:table-cell>
          <table:table-cell office:value-type="float" office:value="0" table:style-name="ce76">
            <text:p>0,0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<text:s text:c="3"/>COMISION WESTERN UNION</text:p>
          </table:table-cell>
          <table:table-cell office:value-type="string" table:style-name="ce73">
            <text:p>DF-2</text:p>
          </table:table-cell>
          <table:table-cell office:value-type="date" office:date-value="2021-02-01T00:00:00" table:style-name="ce75">
            <text:p>01-feb-21</text:p>
          </table:table-cell>
          <table:table-cell office:value-type="string" table:style-name="ce74">
            <text:p>Fact # 2300 TRA009-TRANSFERUNION S.A. COMSION SERV. RED ACTIVA RECAUD LINKOTEL ENE-21</text:p>
          </table:table-cell>
          <table:table-cell table:style-name="ce74"/>
          <table:table-cell office:value-type="float" office:value="73.92" table:style-name="ce76">
            <text:p>73,92<text:s/></text:p>
          </table:table-cell>
          <table:table-cell office:value-type="float" office:value="73.92" table:style-name="ce76">
            <text:p>73,92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<text:s text:c="3"/>COMISION WESTERN UNION</text:p>
          </table:table-cell>
          <table:table-cell office:value-type="string" table:style-name="ce73">
            <text:p>DF-8</text:p>
          </table:table-cell>
          <table:table-cell office:value-type="date" office:date-value="2021-03-01T00:00:00" table:style-name="ce75">
            <text:p>01-mar-21</text:p>
          </table:table-cell>
          <table:table-cell office:value-type="string" table:style-name="ce74">
            <text:p>Fact # 2340 TRA009-TRANSFERUNION S.A. COMSION SERV. RED ACTIVA RECAUD LINKOTEL FEB-21</text:p>
          </table:table-cell>
          <table:table-cell table:style-name="ce74"/>
          <table:table-cell office:value-type="float" office:value="63.36" table:style-name="ce76">
            <text:p>63,36<text:s/></text:p>
          </table:table-cell>
          <table:table-cell office:value-type="float" office:value="137.28" table:style-name="ce76">
            <text:p>137,28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<text:s text:c="3"/>COMISION WESTERN UNION</text:p>
          </table:table-cell>
          <table:table-cell office:value-type="string" table:style-name="ce73">
            <text:p>DF-1</text:p>
          </table:table-cell>
          <table:table-cell office:value-type="date" office:date-value="2021-04-01T00:00:00" table:style-name="ce75">
            <text:p>01-abr-21</text:p>
          </table:table-cell>
          <table:table-cell office:value-type="string" table:style-name="ce74">
            <text:p>Fact # 2390 TRA009-TRANSFERUNION S.A. COMSION SERV. RED ACTIVA RECAUD LINKOTEL MAR-21</text:p>
          </table:table-cell>
          <table:table-cell table:style-name="ce74"/>
          <table:table-cell office:value-type="float" office:value="76.64" table:style-name="ce76">
            <text:p>76,64<text:s/></text:p>
          </table:table-cell>
          <table:table-cell office:value-type="float" office:value="213.92" table:style-name="ce76">
            <text:p>213,92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<text:s text:c="3"/>COMISION WESTERN UNION</text:p>
          </table:table-cell>
          <table:table-cell office:value-type="string" table:style-name="ce73">
            <text:p>DF-1</text:p>
          </table:table-cell>
          <table:table-cell office:value-type="date" office:date-value="2021-05-01T00:00:00" table:style-name="ce75">
            <text:p>01-may-21</text:p>
          </table:table-cell>
          <table:table-cell office:value-type="string" table:style-name="ce74">
            <text:p>Fact # 2438 TRA009-TRANSFERUNION S.A. COMSION SERV. RED ACTIVA RECAUD LINKOTEL ABR-21</text:p>
          </table:table-cell>
          <table:table-cell table:style-name="ce74"/>
          <table:table-cell office:value-type="float" office:value="76.64" table:style-name="ce76">
            <text:p>76,64<text:s/></text:p>
          </table:table-cell>
          <table:table-cell office:value-type="float" office:value="290.56" table:style-name="ce76">
            <text:p>290,56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<text:s text:c="3"/>COMISION WESTERN UNION</text:p>
          </table:table-cell>
          <table:table-cell office:value-type="string" table:style-name="ce73">
            <text:p>DF-6</text:p>
          </table:table-cell>
          <table:table-cell office:value-type="date" office:date-value="2021-06-01T00:00:00" table:style-name="ce75">
            <text:p>01-jun-21</text:p>
          </table:table-cell>
          <table:table-cell office:value-type="string" table:style-name="ce74">
            <text:p>Fact # 2499 TRA009-TRANSFERUNION S.A. COMSION SERV. RED ACTIVA RECAUD LINKOTEL MAY-21</text:p>
          </table:table-cell>
          <table:table-cell table:style-name="ce74"/>
          <table:table-cell office:value-type="float" office:value="76.64" table:style-name="ce76">
            <text:p>76,64<text:s/></text:p>
          </table:table-cell>
          <table:table-cell office:value-type="float" office:value="367.2" table:style-name="ce76">
            <text:p>367,2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<text:s text:c="3"/>COMISION WESTERN UNION</text:p>
          </table:table-cell>
          <table:table-cell office:value-type="string" table:style-name="ce73">
            <text:p>DF-2</text:p>
          </table:table-cell>
          <table:table-cell office:value-type="date" office:date-value="2021-07-01T00:00:00" table:style-name="ce75">
            <text:p>01-jul-21</text:p>
          </table:table-cell>
          <table:table-cell office:value-type="string" table:style-name="ce74">
            <text:p>Fact # 2548 TRA009-TRANSFERUNION S.A. COMSION SERV. RED ACTIVA RECAUD LINKOTEL JUN-21</text:p>
          </table:table-cell>
          <table:table-cell table:style-name="ce74"/>
          <table:table-cell office:value-type="float" office:value="76.959999999999994" table:style-name="ce76">
            <text:p>76,96<text:s/></text:p>
          </table:table-cell>
          <table:table-cell office:value-type="float" office:value="444.16" table:style-name="ce76">
            <text:p>444,16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<text:s text:c="3"/>COMISION WESTERN UNION</text:p>
          </table:table-cell>
          <table:table-cell office:value-type="string" table:style-name="ce73">
            <text:p>DF-3</text:p>
          </table:table-cell>
          <table:table-cell office:value-type="date" office:date-value="2021-08-01T00:00:00" table:style-name="ce75">
            <text:p>01-ago-21</text:p>
          </table:table-cell>
          <table:table-cell office:value-type="string" table:style-name="ce74">
            <text:p>Fact # 2599 TRA009-TRANSFERUNION S.A. COMSION SERV. RED ACTIVA RECAUD LINKOTEL JUL-21</text:p>
          </table:table-cell>
          <table:table-cell table:style-name="ce74"/>
          <table:table-cell office:value-type="float" office:value="84.48" table:style-name="ce76">
            <text:p>84,48<text:s/></text:p>
          </table:table-cell>
          <table:table-cell office:value-type="float" office:value="528.64" table:style-name="ce76">
            <text:p>528,64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<text:s text:c="3"/>1.5 O/OO POR MIL CAPITAL EN GIRO</text:p>
          </table:table-cell>
          <table:table-cell table:style-name="ce1"/>
          <table:table-cell office:value-type="date" office:date-value="2021-01-01T00:00:00" table:style-name="ce75">
            <text:p>01-ene-21</text:p>
          </table:table-cell>
          <table:table-cell office:value-type="string" table:style-name="ce74">
            <text:p>Saldo Inicial</text:p>
          </table:table-cell>
          <table:table-cell table:style-name="ce74"/>
          <table:table-cell office:value-type="float" office:value="0" table:style-name="ce76">
            <text:p>0,00<text:s/></text:p>
          </table:table-cell>
          <table:table-cell office:value-type="float" office:value="0" table:style-name="ce76">
            <text:p>0,0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<text:s text:c="3"/>1.5 O/OO POR MIL CAPITAL EN GIRO</text:p>
          </table:table-cell>
          <table:table-cell office:value-type="string" table:style-name="ce73">
            <text:p>NDL-19</text:p>
          </table:table-cell>
          <table:table-cell office:value-type="date" office:date-value="2021-08-04T00:00:00" table:style-name="ce75">
            <text:p>04-ago-21</text:p>
          </table:table-cell>
          <table:table-cell office:value-type="string" table:style-name="ce74">
            <text:p>N/D PICHINCHA TRANSF. CANCELACIÓN DE 1.5 POR MIL AÑO 2019</text:p>
          </table:table-cell>
          <table:table-cell table:style-name="ce74"/>
          <table:table-cell office:value-type="float" office:value="1635.72" table:style-name="ce76">
            <text:p>1.635,72<text:s/></text:p>
          </table:table-cell>
          <table:table-cell office:value-type="float" office:value="1635.72" table:style-name="ce76">
            <text:p>1.635,72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<text:s text:c="3"/>1.5 O/OO POR MIL CAPITAL EN GIRO</text:p>
          </table:table-cell>
          <table:table-cell office:value-type="string" table:style-name="ce73">
            <text:p>NDL-20</text:p>
          </table:table-cell>
          <table:table-cell office:value-type="date" office:date-value="2021-08-13T00:00:00" table:style-name="ce75">
            <text:p>13-ago-21</text:p>
          </table:table-cell>
          <table:table-cell office:value-type="string" table:style-name="ce74">
            <text:p>N/D PICHINCHA TRANSF. CANCELACIÓN DE 1.5 POR MIL AÑO 2020</text:p>
          </table:table-cell>
          <table:table-cell table:style-name="ce74"/>
          <table:table-cell office:value-type="float" office:value="1799.87" table:style-name="ce76">
            <text:p>1.799,87<text:s/></text:p>
          </table:table-cell>
          <table:table-cell office:value-type="float" office:value="3435.59" table:style-name="ce76">
            <text:p>3.435,59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<text:s text:c="3"/>SENATEL 1% FODETEL</text:p>
          </table:table-cell>
          <table:table-cell table:style-name="ce1"/>
          <table:table-cell office:value-type="date" office:date-value="2021-01-01T00:00:00" table:style-name="ce75">
            <text:p>01-ene-21</text:p>
          </table:table-cell>
          <table:table-cell office:value-type="string" table:style-name="ce74">
            <text:p>Saldo Inicial</text:p>
          </table:table-cell>
          <table:table-cell table:style-name="ce74"/>
          <table:table-cell office:value-type="float" office:value="0" table:style-name="ce76">
            <text:p>0,00<text:s/></text:p>
          </table:table-cell>
          <table:table-cell office:value-type="float" office:value="0" table:style-name="ce76">
            <text:p>0,0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<text:s text:c="3"/>SENATEL 1% FODETEL</text:p>
          </table:table-cell>
          <table:table-cell office:value-type="string" table:style-name="ce73">
            <text:p>DF-58</text:p>
          </table:table-cell>
          <table:table-cell office:value-type="date" office:date-value="2021-01-29T00:00:00" table:style-name="ce75">
            <text:p>29-ene-21</text:p>
          </table:table-cell>
          <table:table-cell office:value-type="string" table:style-name="ce74">
            <text:p>Fact # 220019 AGE002-AGENCIA DE REGULACION Y CONTROL DE LAS TELECOMUNICACIONES ARCOTEL 0.5% SERVICIOS TELECOMUNICACIONES A TRAVÉS DE TERMINALES DE USO PÚBLICO PERIODO OCT A DIC 2020</text:p>
          </table:table-cell>
          <table:table-cell table:style-name="ce74"/>
          <table:table-cell office:value-type="float" office:value="0.36" table:style-name="ce76">
            <text:p>0,36<text:s/></text:p>
          </table:table-cell>
          <table:table-cell office:value-type="float" office:value="0.36" table:style-name="ce76">
            <text:p>0,36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<text:s text:c="3"/>SENATEL 1% FODETEL</text:p>
          </table:table-cell>
          <table:table-cell office:value-type="string" table:style-name="ce73">
            <text:p>DF-59</text:p>
          </table:table-cell>
          <table:table-cell office:value-type="date" office:date-value="2021-01-29T00:00:00" table:style-name="ce75">
            <text:p>29-ene-21</text:p>
          </table:table-cell>
          <table:table-cell office:value-type="string" table:style-name="ce74">
            <text:p>Fact # 220020 AGE002-AGENCIA DE REGULACION Y CONTROL DE LAS TELECOMUNICACIONES ARCOTEL 0.5% FACTURACIÓN BRUTA (CONC. TELEFONÍA FIJA Y LOCAL) PERIODO OCT A DIC 2020</text:p>
          </table:table-cell>
          <table:table-cell table:style-name="ce74"/>
          <table:table-cell office:value-type="float" office:value="616.83000000000004" table:style-name="ce76">
            <text:p>616,83<text:s/></text:p>
          </table:table-cell>
          <table:table-cell office:value-type="float" office:value="617.19000000000005" table:style-name="ce76">
            <text:p>617,19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<text:s text:c="3"/>SENATEL 1% FODETEL</text:p>
          </table:table-cell>
          <table:table-cell office:value-type="string" table:style-name="ce73">
            <text:p>DF-60</text:p>
          </table:table-cell>
          <table:table-cell office:value-type="date" office:date-value="2021-01-29T00:00:00" table:style-name="ce75">
            <text:p>29-ene-21</text:p>
          </table:table-cell>
          <table:table-cell office:value-type="string" table:style-name="ce74">
            <text:p>Fact # 220022 AGE002-AGENCIA DE REGULACION Y CONTROL DE LAS TELECOMUNICACIONES ARCOTEL 0.5% FACTURACIÓN BRUTA (CONC.LARGA DISTANCIA INTERNACIONAL) PERIODO OCT A DIC 2020</text:p>
          </table:table-cell>
          <table:table-cell table:style-name="ce74"/>
          <table:table-cell office:value-type="float" office:value="1.76" table:style-name="ce76">
            <text:p>1,76<text:s/></text:p>
          </table:table-cell>
          <table:table-cell office:value-type="float" office:value="618.95000000000005" table:style-name="ce76">
            <text:p>618,95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<text:s text:c="3"/>SENATEL 1% FODETEL</text:p>
          </table:table-cell>
          <table:table-cell office:value-type="string" table:style-name="ce73">
            <text:p>NDL-25</text:p>
          </table:table-cell>
          <table:table-cell office:value-type="date" office:date-value="2021-01-29T00:00:00" table:style-name="ce75">
            <text:p>29-ene-21</text:p>
          </table:table-cell>
          <table:table-cell office:value-type="string" table:style-name="ce74">
            <text:p>N/D PACIFICO TRANSF. CANCELACIÓN FODETEL 1% 4TO TRIMESTRES OCT A DIC 2020 TELEFONIA FIJA LOCAL</text:p>
          </table:table-cell>
          <table:table-cell table:style-name="ce74"/>
          <table:table-cell office:value-type="float" office:value="1242.3800000000001" table:style-name="ce76">
            <text:p>1.242,38<text:s/></text:p>
          </table:table-cell>
          <table:table-cell office:value-type="float" office:value="1861.33" table:style-name="ce76">
            <text:p>1.861,33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<text:s text:c="3"/>SENATEL 1% FODETEL</text:p>
          </table:table-cell>
          <table:table-cell office:value-type="string" table:style-name="ce73">
            <text:p>NDL-26</text:p>
          </table:table-cell>
          <table:table-cell office:value-type="date" office:date-value="2021-01-29T00:00:00" table:style-name="ce75">
            <text:p>29-ene-21</text:p>
          </table:table-cell>
          <table:table-cell office:value-type="string" table:style-name="ce74">
            <text:p>N/D PACIFICO TRANSF. CANCELACIÓN FODETEL 1% 4TO TRIMESTRE OCT A DIC 2020 POR TELEFONIA LARGA DISTANCIA INTERNACIONAL</text:p>
          </table:table-cell>
          <table:table-cell table:style-name="ce74"/>
          <table:table-cell office:value-type="float" office:value="3.55" table:style-name="ce76">
            <text:p>3,55<text:s/></text:p>
          </table:table-cell>
          <table:table-cell office:value-type="float" office:value="1864.88" table:style-name="ce76">
            <text:p>1.864,88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<text:s text:c="3"/>SENATEL 1% FODETEL</text:p>
          </table:table-cell>
          <table:table-cell office:value-type="string" table:style-name="ce73">
            <text:p>NDL-27</text:p>
          </table:table-cell>
          <table:table-cell office:value-type="date" office:date-value="2021-01-29T00:00:00" table:style-name="ce75">
            <text:p>29-ene-21</text:p>
          </table:table-cell>
          <table:table-cell office:value-type="string" table:style-name="ce74">
            <text:p>N/D PACIFICO TRANSF. CANCELACIÓN FODETEL 1% 4TO TRIMESTRE OCT A DIC 2020 POR SERVICIO DE TELECOMUNICACIONES A TRAVÉS <text:s/>DE TERMINALES DE USO PÚBLICO</text:p>
          </table:table-cell>
          <table:table-cell table:style-name="ce74"/>
          <table:table-cell office:value-type="float" office:value="0.72" table:style-name="ce76">
            <text:p>0,72<text:s/></text:p>
          </table:table-cell>
          <table:table-cell office:value-type="float" office:value="1865.6" table:style-name="ce76">
            <text:p>1.865,6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<text:s text:c="3"/>SENATEL 1% FODETEL</text:p>
          </table:table-cell>
          <table:table-cell office:value-type="string" table:style-name="ce73">
            <text:p>NDL-57</text:p>
          </table:table-cell>
          <table:table-cell office:value-type="date" office:date-value="2021-05-16T00:00:00" table:style-name="ce75">
            <text:p>16-may-21</text:p>
          </table:table-cell>
          <table:table-cell office:value-type="string" table:style-name="ce74">
            <text:p>N/D PACIFICO TRANSF. CANCELACIÓN FODETEL 1% 4TO TRIMESTRES ENE A MAR 2021 TELEFONIA FIJA LOCAL</text:p>
          </table:table-cell>
          <table:table-cell table:style-name="ce74"/>
          <table:table-cell office:value-type="float" office:value="1525.84" table:style-name="ce76">
            <text:p>1.525,84<text:s/></text:p>
          </table:table-cell>
          <table:table-cell office:value-type="float" office:value="3391.44" table:style-name="ce76">
            <text:p>3.391,44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<text:s text:c="3"/>SENATEL 1% FODETEL</text:p>
          </table:table-cell>
          <table:table-cell office:value-type="string" table:style-name="ce73">
            <text:p>NDL-58</text:p>
          </table:table-cell>
          <table:table-cell office:value-type="date" office:date-value="2021-05-16T00:00:00" table:style-name="ce75">
            <text:p>16-may-21</text:p>
          </table:table-cell>
          <table:table-cell office:value-type="string" table:style-name="ce74">
            <text:p>N/D PACIFICO TRANSF. CANCELACIÓN FODETEL 1% 1ER TRIMESTRE ENE A MAR 2021 POR TELEFONIA LARGA DISTANCIA INTERNACIONAL</text:p>
          </table:table-cell>
          <table:table-cell table:style-name="ce74"/>
          <table:table-cell office:value-type="float" office:value="2.95" table:style-name="ce76">
            <text:p>2,95<text:s/></text:p>
          </table:table-cell>
          <table:table-cell office:value-type="float" office:value="3394.39" table:style-name="ce76">
            <text:p>3.394,39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<text:s text:c="3"/>SENATEL 1% FODETEL</text:p>
          </table:table-cell>
          <table:table-cell office:value-type="string" table:style-name="ce73">
            <text:p>DF-59</text:p>
          </table:table-cell>
          <table:table-cell office:value-type="date" office:date-value="2021-05-17T00:00:00" table:style-name="ce75">
            <text:p>17-may-21</text:p>
          </table:table-cell>
          <table:table-cell office:value-type="string" table:style-name="ce74">
            <text:p>Fact # 233200 AGE002-AGENCIA DE REGULACION Y CONTROL DE LAS TELECOMUNICACIONES ARCOTEL ARCOTEL 0.5% FACTURACIÓN BRUTA (CONC. TELEFONÍA FIJA Y LOCAL) PERIODO ENE A MAR 2021</text:p>
          </table:table-cell>
          <table:table-cell table:style-name="ce74"/>
          <table:table-cell office:value-type="float" office:value="752.73" table:style-name="ce76">
            <text:p>752,73<text:s/></text:p>
          </table:table-cell>
          <table:table-cell office:value-type="float" office:value="4147.12" table:style-name="ce76">
            <text:p>4.147,12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<text:s text:c="3"/>SENATEL 1% FODETEL</text:p>
          </table:table-cell>
          <table:table-cell office:value-type="string" table:style-name="ce73">
            <text:p>DF-60</text:p>
          </table:table-cell>
          <table:table-cell office:value-type="date" office:date-value="2021-05-17T00:00:00" table:style-name="ce75">
            <text:p>17-may-21</text:p>
          </table:table-cell>
          <table:table-cell office:value-type="string" table:style-name="ce74">
            <text:p>Fact # 233201 AGE002-AGENCIA DE REGULACION Y CONTROL DE LAS TELECOMUNICACIONES ARCOTEL ARCOTEL 0.5% FACTURACIÓN BRUTA ( CONC.LARGA DISTANCIA INTERNACIONAL) PERIODO ENE A MAR-2021</text:p>
          </table:table-cell>
          <table:table-cell table:style-name="ce74"/>
          <table:table-cell office:value-type="float" office:value="1.45" table:style-name="ce76">
            <text:p>1,45<text:s/></text:p>
          </table:table-cell>
          <table:table-cell office:value-type="float" office:value="4148.57" table:style-name="ce76">
            <text:p>4.148,57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<text:s text:c="3"/>SENATEL 1% FODETEL</text:p>
          </table:table-cell>
          <table:table-cell office:value-type="string" table:style-name="ce73">
            <text:p>NDL-60</text:p>
          </table:table-cell>
          <table:table-cell office:value-type="date" office:date-value="2021-05-18T00:00:00" table:style-name="ce75">
            <text:p>18-may-21</text:p>
          </table:table-cell>
          <table:table-cell office:value-type="string" table:style-name="ce74">
            <text:p>N/D PACIFICO TRANSF. ARCOTEL DIFERENCIA DERECHO CONCESION 1ER TRIMESTRE</text:p>
          </table:table-cell>
          <table:table-cell table:style-name="ce74"/>
          <table:table-cell office:value-type="float" office:value="10.19" table:style-name="ce76">
            <text:p>10,19<text:s/></text:p>
          </table:table-cell>
          <table:table-cell office:value-type="float" office:value="4158.76" table:style-name="ce76">
            <text:p>4.158,76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<text:s text:c="3"/>SENATEL 1% FODETEL</text:p>
          </table:table-cell>
          <table:table-cell office:value-type="string" table:style-name="ce73">
            <text:p>DF-51</text:p>
          </table:table-cell>
          <table:table-cell office:value-type="date" office:date-value="2021-07-29T00:00:00" table:style-name="ce75">
            <text:p>29-jul-21</text:p>
          </table:table-cell>
          <table:table-cell office:value-type="string" table:style-name="ce74">
            <text:p>Fact # 239738 AGE002-AGENCIA DE REGULACION Y CONTROL DE LAS TELECOMUNICACIONES ARCOTEL ARCOTEL 0.5% FACTURACIÓN BRUTA (CONC. TELEFONÍA FIJA Y LOCAL) 2DO TRIMESTRE 2021</text:p>
          </table:table-cell>
          <table:table-cell table:style-name="ce74"/>
          <table:table-cell office:value-type="float" office:value="847.68" table:style-name="ce76">
            <text:p>847,68<text:s/></text:p>
          </table:table-cell>
          <table:table-cell office:value-type="float" office:value="5006.4399999999996" table:style-name="ce76">
            <text:p>5.006,44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<text:s text:c="3"/>SENATEL 1% FODETEL</text:p>
          </table:table-cell>
          <table:table-cell office:value-type="string" table:style-name="ce73">
            <text:p>DF-52</text:p>
          </table:table-cell>
          <table:table-cell office:value-type="date" office:date-value="2021-07-29T00:00:00" table:style-name="ce75">
            <text:p>29-jul-21</text:p>
          </table:table-cell>
          <table:table-cell office:value-type="string" table:style-name="ce74">
            <text:p>Fact # 239741 AGE002-AGENCIA DE REGULACION Y CONTROL DE LAS TELECOMUNICACIONES ARCOTEL ARCOTEL CONCESIONES 0.5% SERVICIOS TELECOMUNICACIONES A TRAVÉS DE TERMINALES DE USO PÚBLICO 2DO TRIMESTRE 2021</text:p>
          </table:table-cell>
          <table:table-cell table:style-name="ce74"/>
          <table:table-cell office:value-type="float" office:value="0.18" table:style-name="ce76">
            <text:p>0,18<text:s/></text:p>
          </table:table-cell>
          <table:table-cell office:value-type="float" office:value="5006.62" table:style-name="ce76">
            <text:p>5.006,62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<text:s text:c="3"/>SENATEL 1% FODETEL</text:p>
          </table:table-cell>
          <table:table-cell office:value-type="string" table:style-name="ce73">
            <text:p>DF-53</text:p>
          </table:table-cell>
          <table:table-cell office:value-type="date" office:date-value="2021-07-29T00:00:00" table:style-name="ce75">
            <text:p>29-jul-21</text:p>
          </table:table-cell>
          <table:table-cell office:value-type="string" table:style-name="ce74">
            <text:p>Fact # 239743 AGE002-AGENCIA DE REGULACION Y CONTROL DE LAS TELECOMUNICACIONES ARCOTEL ARCOTEL 0.5% FACTURACIÓN BRUTA (CONC.LARGA DISTANCIA INTERNACIONAL) 2DO TRIMESTRE 2021</text:p>
          </table:table-cell>
          <table:table-cell table:style-name="ce74"/>
          <table:table-cell office:value-type="float" office:value="2.69" table:style-name="ce76">
            <text:p>2,69<text:s/></text:p>
          </table:table-cell>
          <table:table-cell office:value-type="float" office:value="5009.3100000000004" table:style-name="ce76">
            <text:p>5.009,31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<text:s text:c="3"/>SENATEL 1% FODETEL</text:p>
          </table:table-cell>
          <table:table-cell office:value-type="string" table:style-name="ce73">
            <text:p>NDL-61</text:p>
          </table:table-cell>
          <table:table-cell office:value-type="date" office:date-value="2021-07-29T00:00:00" table:style-name="ce75">
            <text:p>29-jul-21</text:p>
          </table:table-cell>
          <table:table-cell office:value-type="string" table:style-name="ce74">
            <text:p>N/D PACIFICO TRANSF. CANCELACIÓN FODETEL 1% 2DO TRIMESTRE ABR A JUN 2021 POR TELEFONIA FIJA LOCAL</text:p>
          </table:table-cell>
          <table:table-cell table:style-name="ce74"/>
          <table:table-cell office:value-type="float" office:value="1706.74" table:style-name="ce76">
            <text:p>1.706,74<text:s/></text:p>
          </table:table-cell>
          <table:table-cell office:value-type="float" office:value="6716.05" table:style-name="ce76">
            <text:p>6.716,05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<text:s text:c="3"/>SENATEL 1% FODETEL</text:p>
          </table:table-cell>
          <table:table-cell office:value-type="string" table:style-name="ce73">
            <text:p>NDL-62</text:p>
          </table:table-cell>
          <table:table-cell office:value-type="date" office:date-value="2021-07-29T00:00:00" table:style-name="ce75">
            <text:p>29-jul-21</text:p>
          </table:table-cell>
          <table:table-cell office:value-type="string" table:style-name="ce74">
            <text:p>N/D PACIFICO TRANSF. CANCELACIÓN FODETEL 1% 2DO TRIMESTRE ABR A JUN 2021 POR TELEFONIA LARGA DISTANCIA INTERNACIONAL</text:p>
          </table:table-cell>
          <table:table-cell table:style-name="ce74"/>
          <table:table-cell office:value-type="float" office:value="5.39" table:style-name="ce76">
            <text:p>5,39<text:s/></text:p>
          </table:table-cell>
          <table:table-cell office:value-type="float" office:value="6721.44" table:style-name="ce76">
            <text:p>6.721,44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<text:s text:c="3"/>SENATEL 1% FODETEL</text:p>
          </table:table-cell>
          <table:table-cell office:value-type="string" table:style-name="ce73">
            <text:p>NDL-63</text:p>
          </table:table-cell>
          <table:table-cell office:value-type="date" office:date-value="2021-07-29T00:00:00" table:style-name="ce75">
            <text:p>29-jul-21</text:p>
          </table:table-cell>
          <table:table-cell office:value-type="string" table:style-name="ce74">
            <text:p>N/D PACIFICO TRANSF. CANCELACIÓN FODETEL 1% 2DO TRIMESTRE ABR A JUN 2021 POR SERV. TELECOMUNICACIONES A TRAVÉS DE TERMINALES DE USO PÚBLICO</text:p>
          </table:table-cell>
          <table:table-cell table:style-name="ce74"/>
          <table:table-cell office:value-type="float" office:value="0.36" table:style-name="ce76">
            <text:p>0,36<text:s/></text:p>
          </table:table-cell>
          <table:table-cell office:value-type="float" office:value="6721.8" table:style-name="ce76">
            <text:p>6.721,8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<text:s text:c="3"/>BENEMERITO CUERPO DE BOMBEROS DE GQUIL</text:p>
          </table:table-cell>
          <table:table-cell table:style-name="ce1"/>
          <table:table-cell office:value-type="date" office:date-value="2021-01-01T00:00:00" table:style-name="ce75">
            <text:p>01-ene-21</text:p>
          </table:table-cell>
          <table:table-cell office:value-type="string" table:style-name="ce74">
            <text:p>Saldo Inicial</text:p>
          </table:table-cell>
          <table:table-cell table:style-name="ce74"/>
          <table:table-cell office:value-type="float" office:value="0" table:style-name="ce76">
            <text:p>0,00<text:s/></text:p>
          </table:table-cell>
          <table:table-cell office:value-type="float" office:value="0" table:style-name="ce76">
            <text:p>0,0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<text:s text:c="3"/>BENEMERITO CUERPO DE BOMBEROS DE GQUIL</text:p>
          </table:table-cell>
          <table:table-cell office:value-type="string" table:style-name="ce73">
            <text:p>NDL-21</text:p>
          </table:table-cell>
          <table:table-cell office:value-type="date" office:date-value="2021-04-15T00:00:00" table:style-name="ce75">
            <text:p>15-abr-21</text:p>
          </table:table-cell>
          <table:table-cell office:value-type="string" table:style-name="ce74">
            <text:p>N/D PRODUBANCO TRANSFERENCIA REEMBOLSO A MANUEL MERELO POR MOVILIZACIÓN Y PAGO DE BOMBEROS AÑOS 2020 Y 2021</text:p>
          </table:table-cell>
          <table:table-cell table:style-name="ce74"/>
          <table:table-cell office:value-type="float" office:value="106" table:style-name="ce76">
            <text:p>106,00<text:s/></text:p>
          </table:table-cell>
          <table:table-cell office:value-type="float" office:value="106" table:style-name="ce76">
            <text:p>106,0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<text:s text:c="3"/>VARIOS</text:p>
          </table:table-cell>
          <table:table-cell table:style-name="ce1"/>
          <table:table-cell office:value-type="date" office:date-value="2021-01-01T00:00:00" table:style-name="ce75">
            <text:p>01-ene-21</text:p>
          </table:table-cell>
          <table:table-cell office:value-type="string" table:style-name="ce74">
            <text:p>Saldo Inicial</text:p>
          </table:table-cell>
          <table:table-cell table:style-name="ce74"/>
          <table:table-cell office:value-type="float" office:value="0" table:style-name="ce76">
            <text:p>0,00<text:s/></text:p>
          </table:table-cell>
          <table:table-cell office:value-type="float" office:value="0" table:style-name="ce76">
            <text:p>0,0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<text:s text:c="3"/>VARIOS</text:p>
          </table:table-cell>
          <table:table-cell office:value-type="string" table:style-name="ce73">
            <text:p>NDL-6</text:p>
          </table:table-cell>
          <table:table-cell office:value-type="date" office:date-value="2021-01-29T00:00:00" table:style-name="ce75">
            <text:p>29-ene-21</text:p>
          </table:table-cell>
          <table:table-cell office:value-type="string" table:style-name="ce74">
            <text:p>N/D PICHINCHA CANCELACIÓN DE RETENCIONES CONDONACIÓN PERIODO 01/ENE/2012 AL SRI</text:p>
          </table:table-cell>
          <table:table-cell table:style-name="ce74"/>
          <table:table-cell office:value-type="float" office:value="76.45" table:style-name="ce76">
            <text:p>76,45<text:s/></text:p>
          </table:table-cell>
          <table:table-cell office:value-type="float" office:value="76.45" table:style-name="ce76">
            <text:p>76,45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MOVILIZACIONES</text:p>
          </table:table-cell>
          <table:table-cell table:style-name="ce1"/>
          <table:table-cell office:value-type="date" office:date-value="2021-01-01T00:00:00" table:style-name="ce75">
            <text:p>01-ene-21</text:p>
          </table:table-cell>
          <table:table-cell office:value-type="string" table:style-name="ce74">
            <text:p>Saldo Inicial</text:p>
          </table:table-cell>
          <table:table-cell table:style-name="ce74"/>
          <table:table-cell office:value-type="float" office:value="0" table:style-name="ce76">
            <text:p>0,00<text:s/></text:p>
          </table:table-cell>
          <table:table-cell office:value-type="float" office:value="0" table:style-name="ce76">
            <text:p>0,0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MOVILIZACIONES</text:p>
          </table:table-cell>
          <table:table-cell office:value-type="string" table:style-name="ce73">
            <text:p>DR-890</text:p>
          </table:table-cell>
          <table:table-cell office:value-type="date" office:date-value="2021-02-26T00:00:00" table:style-name="ce75">
            <text:p>26-feb-21</text:p>
          </table:table-cell>
          <table:table-cell office:value-type="string" table:style-name="ce74">
            <text:p>Liqu # 2702 MER005-MERELO ANGULO ROBERTO MANUEL REEMBOLSO POR MOVILIZACIÓN</text:p>
          </table:table-cell>
          <table:table-cell table:style-name="ce74"/>
          <table:table-cell office:value-type="float" office:value="125" table:style-name="ce76">
            <text:p>125,00<text:s/></text:p>
          </table:table-cell>
          <table:table-cell office:value-type="float" office:value="125" table:style-name="ce76">
            <text:p>125,0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MOVILIZACIONES</text:p>
          </table:table-cell>
          <table:table-cell office:value-type="string" table:style-name="ce73">
            <text:p>DF-56</text:p>
          </table:table-cell>
          <table:table-cell office:value-type="date" office:date-value="2021-03-26T00:00:00" table:style-name="ce75">
            <text:p>26-mar-21</text:p>
          </table:table-cell>
          <table:table-cell office:value-type="string" table:style-name="ce74">
            <text:p>Liqu # 2703 MER005-MERELO ANGULO ROBERTO MANUEL REEMBOLSO DEL 01 AL 26 MARZO DEL 2021, PAPELERÍA, MOVILIZACIÓN, SELLO Y CUMPLEAÑOS MAR 2021</text:p>
          </table:table-cell>
          <table:table-cell table:style-name="ce74"/>
          <table:table-cell office:value-type="float" office:value="108" table:style-name="ce76">
            <text:p>108,00<text:s/></text:p>
          </table:table-cell>
          <table:table-cell office:value-type="float" office:value="233" table:style-name="ce76">
            <text:p>233,0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MOVILIZACIONES</text:p>
          </table:table-cell>
          <table:table-cell office:value-type="string" table:style-name="ce73">
            <text:p>DR-1621</text:p>
          </table:table-cell>
          <table:table-cell office:value-type="date" office:date-value="2021-04-30T00:00:00" table:style-name="ce75">
            <text:p>30-abr-21</text:p>
          </table:table-cell>
          <table:table-cell office:value-type="string" table:style-name="ce74">
            <text:p>Liqu # 2704 MER005-MERELO ANGULO ROBERTO MANUEL REEMBOLSO POR MOVILIZACIÓN ABRIL 2021 Y VARIOS (PILAS)</text:p>
          </table:table-cell>
          <table:table-cell table:style-name="ce74"/>
          <table:table-cell office:value-type="float" office:value="125" table:style-name="ce76">
            <text:p>125,00<text:s/></text:p>
          </table:table-cell>
          <table:table-cell office:value-type="float" office:value="358" table:style-name="ce76">
            <text:p>358,0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MOVILIZACIONES</text:p>
          </table:table-cell>
          <table:table-cell office:value-type="string" table:style-name="ce73">
            <text:p>DF-74</text:p>
          </table:table-cell>
          <table:table-cell office:value-type="date" office:date-value="2021-05-31T00:00:00" table:style-name="ce75">
            <text:p>31-may-21</text:p>
          </table:table-cell>
          <table:table-cell office:value-type="string" table:style-name="ce74">
            <text:p>Liqu # 2706 MER005-MERELO ANGULO ROBERTO MANUEL REEMBOLSO POR MOVILIZACIÓN-VARIOS DÍAS DEL 01 AL 31 DE MAYO 2021</text:p>
          </table:table-cell>
          <table:table-cell table:style-name="ce74"/>
          <table:table-cell office:value-type="float" office:value="135" table:style-name="ce76">
            <text:p>135,00<text:s/></text:p>
          </table:table-cell>
          <table:table-cell office:value-type="float" office:value="493" table:style-name="ce76">
            <text:p>493,0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MOVILIZACIONES</text:p>
          </table:table-cell>
          <table:table-cell office:value-type="string" table:style-name="ce73">
            <text:p>DR-2344</text:p>
          </table:table-cell>
          <table:table-cell office:value-type="date" office:date-value="2021-06-30T00:00:00" table:style-name="ce75">
            <text:p>30-jun-21</text:p>
          </table:table-cell>
          <table:table-cell office:value-type="string" table:style-name="ce74">
            <text:p>Liqu # 2708 MER005-MERELO ANGULO ROBERTO MANUEL REEMBOLSO DEL 01 AL 30 DE JUNIO 2021</text:p>
          </table:table-cell>
          <table:table-cell table:style-name="ce74"/>
          <table:table-cell office:value-type="float" office:value="135" table:style-name="ce76">
            <text:p>135,00<text:s/></text:p>
          </table:table-cell>
          <table:table-cell office:value-type="float" office:value="628" table:style-name="ce76">
            <text:p>628,0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MOVILIZACIONES</text:p>
          </table:table-cell>
          <table:table-cell office:value-type="string" table:style-name="ce73">
            <text:p>DF-3</text:p>
          </table:table-cell>
          <table:table-cell office:value-type="date" office:date-value="2021-07-05T00:00:00" table:style-name="ce75">
            <text:p>05-jul-21</text:p>
          </table:table-cell>
          <table:table-cell office:value-type="string" table:style-name="ce74">
            <text:p>Fact # 1 MOR034-MOREIRA GOMEZ JORDY DAVID SERVICIO DE TRANSPORTE A TÉCNICO POR <text:s/>5 DÍAS 1/2</text:p>
          </table:table-cell>
          <table:table-cell table:style-name="ce74"/>
          <table:table-cell office:value-type="float" office:value="220" table:style-name="ce76">
            <text:p>220,00<text:s/></text:p>
          </table:table-cell>
          <table:table-cell office:value-type="float" office:value="848" table:style-name="ce76">
            <text:p>848,0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MOVILIZACIONES</text:p>
          </table:table-cell>
          <table:table-cell office:value-type="string" table:style-name="ce73">
            <text:p>DF-13</text:p>
          </table:table-cell>
          <table:table-cell office:value-type="date" office:date-value="2021-07-21T00:00:00" table:style-name="ce75">
            <text:p>21-jul-21</text:p>
          </table:table-cell>
          <table:table-cell office:value-type="string" table:style-name="ce74">
            <text:p>Fact # 3 MOR034-MOREIRA GOMEZ JORDY DAVID SERVICIO DE TRANSPORTE TÉCNICO DÍAS 01, 06, 08 Y 13 MES DE JULIO 2021</text:p>
          </table:table-cell>
          <table:table-cell table:style-name="ce74"/>
          <table:table-cell office:value-type="float" office:value="160" table:style-name="ce76">
            <text:p>160,00<text:s/></text:p>
          </table:table-cell>
          <table:table-cell office:value-type="float" office:value="1008" table:style-name="ce76">
            <text:p>1.008,0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MOVILIZACIONES</text:p>
          </table:table-cell>
          <table:table-cell office:value-type="string" table:style-name="ce73">
            <text:p>DF-30</text:p>
          </table:table-cell>
          <table:table-cell office:value-type="date" office:date-value="2021-07-30T00:00:00" table:style-name="ce75">
            <text:p>30-jul-21</text:p>
          </table:table-cell>
          <table:table-cell office:value-type="string" table:style-name="ce74">
            <text:p>Fact # 5 MOR034-MOREIRA GOMEZ JORDY DAVID SERVICIOS DE TRANSPORTE TÉCNICOS DIAS 22 Y 29 - 20 Y 27 (1/2 DÍA) <text:s/>JULIO 2021</text:p>
          </table:table-cell>
          <table:table-cell table:style-name="ce74"/>
          <table:table-cell office:value-type="float" office:value="120" table:style-name="ce76">
            <text:p>120,00<text:s/></text:p>
          </table:table-cell>
          <table:table-cell office:value-type="float" office:value="1128" table:style-name="ce76">
            <text:p>1.128,0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MOVILIZACIONES</text:p>
          </table:table-cell>
          <table:table-cell office:value-type="string" table:style-name="ce73">
            <text:p>DR-2721</text:p>
          </table:table-cell>
          <table:table-cell office:value-type="date" office:date-value="2021-07-30T00:00:00" table:style-name="ce75">
            <text:p>30-jul-21</text:p>
          </table:table-cell>
          <table:table-cell office:value-type="string" table:style-name="ce74">
            <text:p>Liqu # 2710 MER005-MERELO ANGULO ROBERTO MANUEL REEMBOLSO DEL 01 AL 31 JULIO 2021, MOVILIZCAIÓN Y GASTOS POR CUMPLEAÑOS (3) JULIO Y (2) AGOSTO</text:p>
          </table:table-cell>
          <table:table-cell table:style-name="ce74"/>
          <table:table-cell office:value-type="float" office:value="125" table:style-name="ce76">
            <text:p>125,00<text:s/></text:p>
          </table:table-cell>
          <table:table-cell office:value-type="float" office:value="1253" table:style-name="ce76">
            <text:p>1.253,0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MOVILIZACIONES</text:p>
          </table:table-cell>
          <table:table-cell office:value-type="string" table:style-name="ce73">
            <text:p>DR-2722</text:p>
          </table:table-cell>
          <table:table-cell office:value-type="date" office:date-value="2021-07-30T00:00:00" table:style-name="ce75">
            <text:p>30-jul-21</text:p>
          </table:table-cell>
          <table:table-cell office:value-type="string" table:style-name="ce74">
            <text:p>Liqu # 2711 ROD023-RODRIGUEZ GOMEZ FERNANDO ALBERTO REEMBOLSO POR MOVILIZACIÓN Y COMPRA DE 2 PACTCH CORDS</text:p>
          </table:table-cell>
          <table:table-cell table:style-name="ce74"/>
          <table:table-cell office:value-type="float" office:value="26" table:style-name="ce76">
            <text:p>26,00<text:s/></text:p>
          </table:table-cell>
          <table:table-cell office:value-type="float" office:value="1279" table:style-name="ce76">
            <text:p>1.279,0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MOVILIZACIONES</text:p>
          </table:table-cell>
          <table:table-cell office:value-type="string" table:style-name="ce73">
            <text:p>DF-8</text:p>
          </table:table-cell>
          <table:table-cell office:value-type="date" office:date-value="2021-08-19T00:00:00" table:style-name="ce75">
            <text:p>19-ago-21</text:p>
          </table:table-cell>
          <table:table-cell office:value-type="string" table:style-name="ce74">
            <text:p>Fact # 9 MOR034-MOREIRA GOMEZ JORDY DAVID SERVICIOS DE TRANSPORTE TÉCNICOS DIAS 03, 05, 06 Y 12 - 10 Y 13 (1/2 DÍA) <text:s/>AGOSTO 2021</text:p>
          </table:table-cell>
          <table:table-cell table:style-name="ce74"/>
          <table:table-cell office:value-type="float" office:value="200" table:style-name="ce76">
            <text:p>200,00<text:s/></text:p>
          </table:table-cell>
          <table:table-cell office:value-type="float" office:value="1479" table:style-name="ce76">
            <text:p>1.479,0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MOVILIZACIONES</text:p>
          </table:table-cell>
          <table:table-cell office:value-type="string" table:style-name="ce73">
            <text:p>DR-3142</text:p>
          </table:table-cell>
          <table:table-cell office:value-type="date" office:date-value="2021-08-31T00:00:00" table:style-name="ce75">
            <text:p>31-ago-21</text:p>
          </table:table-cell>
          <table:table-cell office:value-type="string" table:style-name="ce74">
            <text:p>Liqu # 2712 ROD023-RODRIGUEZ GOMEZ FERNANDO ALBERTO REEMBOLSO DE GASTOS DE MOVILIZACION DEL 01 AL 31 AGO/2021</text:p>
          </table:table-cell>
          <table:table-cell table:style-name="ce74"/>
          <table:table-cell office:value-type="float" office:value="78" table:style-name="ce76">
            <text:p>78,00<text:s/></text:p>
          </table:table-cell>
          <table:table-cell office:value-type="float" office:value="1557" table:style-name="ce76">
            <text:p>1.557,0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MOVILIZACIONES</text:p>
          </table:table-cell>
          <table:table-cell office:value-type="string" table:style-name="ce73">
            <text:p>DR-3143</text:p>
          </table:table-cell>
          <table:table-cell office:value-type="date" office:date-value="2021-08-31T00:00:00" table:style-name="ce75">
            <text:p>31-ago-21</text:p>
          </table:table-cell>
          <table:table-cell office:value-type="string" table:style-name="ce74">
            <text:p>Liqu # 2713 MER005-MERELO ANGULO ROBERTO MANUEL REEMBOLSO DE GASTOS POR MOVILIZACIÓN, CUMPLEAÑOS DE AGOSTO Y ENVIÓ DE DTOS A SERVIENTREGA 2021</text:p>
          </table:table-cell>
          <table:table-cell table:style-name="ce74"/>
          <table:table-cell office:value-type="float" office:value="160" table:style-name="ce76">
            <text:p>160,00<text:s/></text:p>
          </table:table-cell>
          <table:table-cell office:value-type="float" office:value="1717" table:style-name="ce76">
            <text:p>1.717,0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LUZ</text:p>
          </table:table-cell>
          <table:table-cell table:style-name="ce1"/>
          <table:table-cell office:value-type="date" office:date-value="2021-01-01T00:00:00" table:style-name="ce75">
            <text:p>01-ene-21</text:p>
          </table:table-cell>
          <table:table-cell office:value-type="string" table:style-name="ce74">
            <text:p>Saldo Inicial</text:p>
          </table:table-cell>
          <table:table-cell table:style-name="ce74"/>
          <table:table-cell office:value-type="float" office:value="0" table:style-name="ce76">
            <text:p>0,00<text:s/></text:p>
          </table:table-cell>
          <table:table-cell office:value-type="float" office:value="0" table:style-name="ce76">
            <text:p>0,0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LUZ</text:p>
          </table:table-cell>
          <table:table-cell office:value-type="string" table:style-name="ce73">
            <text:p>DF-38</text:p>
          </table:table-cell>
          <table:table-cell office:value-type="date" office:date-value="2021-01-05T00:00:00" table:style-name="ce75">
            <text:p>05-ene-21</text:p>
          </table:table-cell>
          <table:table-cell office:value-type="string" table:style-name="ce74">
            <text:p>Fact # 13796 UMS437-ASOC. DE MORADORES DE LA URB. MATICES DE SAMBORONDON CONSUMO DE ENERGÍA ELÉCTRICA DE LA ANTENA DE MATICES MES DE ENERO 2021</text:p>
          </table:table-cell>
          <table:table-cell table:style-name="ce74"/>
          <table:table-cell office:value-type="float" office:value="85" table:style-name="ce76">
            <text:p>85,00<text:s/></text:p>
          </table:table-cell>
          <table:table-cell office:value-type="float" office:value="85" table:style-name="ce76">
            <text:p>85,0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LUZ</text:p>
          </table:table-cell>
          <table:table-cell office:value-type="string" table:style-name="ce73">
            <text:p>DF-6</text:p>
          </table:table-cell>
          <table:table-cell office:value-type="date" office:date-value="2021-01-06T00:00:00" table:style-name="ce75">
            <text:p>06-ene-21</text:p>
          </table:table-cell>
          <table:table-cell office:value-type="string" table:style-name="ce74">
            <text:p>Fact # 3675548 COR018-CNEL EP CONSUMO DE ENERGÍA ELECTRICA PERIODO 27 NOV AL 29 DIC 2020, COD:0900421382, URB. TERRASOL</text:p>
          </table:table-cell>
          <table:table-cell table:style-name="ce74"/>
          <table:table-cell office:value-type="float" office:value="12.37" table:style-name="ce76">
            <text:p>12,37<text:s/></text:p>
          </table:table-cell>
          <table:table-cell office:value-type="float" office:value="97.37" table:style-name="ce76">
            <text:p>97,37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LUZ</text:p>
          </table:table-cell>
          <table:table-cell office:value-type="string" table:style-name="ce73">
            <text:p>DF-7</text:p>
          </table:table-cell>
          <table:table-cell office:value-type="date" office:date-value="2021-01-08T00:00:00" table:style-name="ce75">
            <text:p>08-ene-21</text:p>
          </table:table-cell>
          <table:table-cell office:value-type="string" table:style-name="ce74">
            <text:p>Fact # 3801060 COR018-CNEL EP CONSUMO DE ENERGÍA ELECTRICA DIC 2020, COD:0900420945, URB. CAPRI</text:p>
          </table:table-cell>
          <table:table-cell table:style-name="ce74"/>
          <table:table-cell office:value-type="float" office:value="9.8699999999999992" table:style-name="ce76">
            <text:p>9,87<text:s/></text:p>
          </table:table-cell>
          <table:table-cell office:value-type="float" office:value="107.24" table:style-name="ce76">
            <text:p>107,24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LUZ</text:p>
          </table:table-cell>
          <table:table-cell office:value-type="string" table:style-name="ce73">
            <text:p>DF-8</text:p>
          </table:table-cell>
          <table:table-cell office:value-type="date" office:date-value="2021-01-09T00:00:00" table:style-name="ce75">
            <text:p>09-ene-21</text:p>
          </table:table-cell>
          <table:table-cell office:value-type="string" table:style-name="ce74">
            <text:p>Fact # 3969215 COR018-CNEL EP CONSUMO DE ENERGÍA ELECTRICA PERIODO 30 NOV A 30 DIC 2020, COD:1105385091, MANABI-MANTA</text:p>
          </table:table-cell>
          <table:table-cell table:style-name="ce74"/>
          <table:table-cell office:value-type="float" office:value="13.52" table:style-name="ce76">
            <text:p>13,52<text:s/></text:p>
          </table:table-cell>
          <table:table-cell office:value-type="float" office:value="120.76" table:style-name="ce76">
            <text:p>120,76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LUZ</text:p>
          </table:table-cell>
          <table:table-cell office:value-type="string" table:style-name="ce73">
            <text:p>DF-9</text:p>
          </table:table-cell>
          <table:table-cell office:value-type="date" office:date-value="2021-01-11T00:00:00" table:style-name="ce75">
            <text:p>11-ene-21</text:p>
          </table:table-cell>
          <table:table-cell office:value-type="string" table:style-name="ce74">
            <text:p>Fact # 26730572 COR018-CNEL EP CONSUMO DE ENERGÍA ELECTRICA PERIODO 11/DIC/2020 AL 11/01/2021, COD:200024271278, URB. SAN FELIPE</text:p>
          </table:table-cell>
          <table:table-cell table:style-name="ce74"/>
          <table:table-cell office:value-type="float" office:value="7.49" table:style-name="ce76">
            <text:p>7,49<text:s/></text:p>
          </table:table-cell>
          <table:table-cell office:value-type="float" office:value="128.25" table:style-name="ce76">
            <text:p>128,25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LUZ</text:p>
          </table:table-cell>
          <table:table-cell office:value-type="string" table:style-name="ce73">
            <text:p>DF-10</text:p>
          </table:table-cell>
          <table:table-cell office:value-type="date" office:date-value="2021-01-12T00:00:00" table:style-name="ce75">
            <text:p>12-ene-21</text:p>
          </table:table-cell>
          <table:table-cell office:value-type="string" table:style-name="ce74">
            <text:p>Fact # 26737862 COR018-CNEL EP CONSUMO DE ENERGÍA ELECTRICA PERIODO 11/DIC/2020 AL 11/ENE/2021, COD:200017417466, VALLE ALTO</text:p>
          </table:table-cell>
          <table:table-cell table:style-name="ce74"/>
          <table:table-cell office:value-type="float" office:value="12.13" table:style-name="ce76">
            <text:p>12,13<text:s/></text:p>
          </table:table-cell>
          <table:table-cell office:value-type="float" office:value="140.38" table:style-name="ce76">
            <text:p>140,38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LUZ</text:p>
          </table:table-cell>
          <table:table-cell office:value-type="string" table:style-name="ce73">
            <text:p>DF-11</text:p>
          </table:table-cell>
          <table:table-cell office:value-type="date" office:date-value="2021-01-12T00:00:00" table:style-name="ce75">
            <text:p>12-ene-21</text:p>
          </table:table-cell>
          <table:table-cell office:value-type="string" table:style-name="ce74">
            <text:p>Fact # 26750381 COR018-CNEL EP CONSUMO DE ENERGÍA ELECTRICA PERIODO 11/DIC/2020 AL 11/ENE/2021, COD:200016916559, URB. VIA AL SOL</text:p>
          </table:table-cell>
          <table:table-cell table:style-name="ce74"/>
          <table:table-cell office:value-type="float" office:value="15.9" table:style-name="ce76">
            <text:p>15,90<text:s/></text:p>
          </table:table-cell>
          <table:table-cell office:value-type="float" office:value="156.28" table:style-name="ce76">
            <text:p>156,28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LUZ</text:p>
          </table:table-cell>
          <table:table-cell office:value-type="string" table:style-name="ce73">
            <text:p>DF-12</text:p>
          </table:table-cell>
          <table:table-cell office:value-type="date" office:date-value="2021-01-13T00:00:00" table:style-name="ce75">
            <text:p>13-ene-21</text:p>
          </table:table-cell>
          <table:table-cell office:value-type="string" table:style-name="ce74">
            <text:p>Fact # 26815569 COR018-CNEL EP CONSUMO DE ENERGÍA ELECTRICA <text:s/>PERIODO 12/DIC/2020 AL 13/ENE/2021, COD:200022378406, BTA. MERCEDES MOLINA</text:p>
          </table:table-cell>
          <table:table-cell table:style-name="ce74"/>
          <table:table-cell office:value-type="float" office:value="20.09" table:style-name="ce76">
            <text:p>20,09<text:s/></text:p>
          </table:table-cell>
          <table:table-cell office:value-type="float" office:value="176.37" table:style-name="ce76">
            <text:p>176,37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LUZ</text:p>
          </table:table-cell>
          <table:table-cell office:value-type="string" table:style-name="ce73">
            <text:p>NDL-37</text:p>
          </table:table-cell>
          <table:table-cell office:value-type="date" office:date-value="2021-01-14T00:00:00" table:style-name="ce75">
            <text:p>14-ene-21</text:p>
          </table:table-cell>
          <table:table-cell office:value-type="string" table:style-name="ce74">
            <text:p>N/D PACIFICO TRANSF. CANCELACIÓN DE FACTURA#26740478 CNEL EP, CTV, PERIODO 11/DIC/2020 AL 11/ENE/2021<text:s text:c="2"/></text:p>
          </table:table-cell>
          <table:table-cell table:style-name="ce74"/>
          <table:table-cell office:value-type="float" office:value="11.01" table:style-name="ce76">
            <text:p>11,01<text:s/></text:p>
          </table:table-cell>
          <table:table-cell office:value-type="float" office:value="187.38" table:style-name="ce76">
            <text:p>187,38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LUZ</text:p>
          </table:table-cell>
          <table:table-cell office:value-type="string" table:style-name="ce73">
            <text:p>DF-66</text:p>
          </table:table-cell>
          <table:table-cell office:value-type="date" office:date-value="2021-01-15T00:00:00" table:style-name="ce75">
            <text:p>15-ene-21</text:p>
          </table:table-cell>
          <table:table-cell office:value-type="string" table:style-name="ce74">
            <text:p>Fact # 26871633 COR018-CNEL EP CONSUMO DE ENERGÍA ELECTRICA URB.EL CARACOL COD:200019723945</text:p>
          </table:table-cell>
          <table:table-cell table:style-name="ce74"/>
          <table:table-cell office:value-type="float" office:value="7.49" table:style-name="ce76">
            <text:p>7,49<text:s/></text:p>
          </table:table-cell>
          <table:table-cell office:value-type="float" office:value="194.87" table:style-name="ce76">
            <text:p>194,87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LUZ</text:p>
          </table:table-cell>
          <table:table-cell office:value-type="string" table:style-name="ce73">
            <text:p>DF-17</text:p>
          </table:table-cell>
          <table:table-cell office:value-type="date" office:date-value="2021-02-01T00:00:00" table:style-name="ce75">
            <text:p>01-feb-21</text:p>
          </table:table-cell>
          <table:table-cell office:value-type="string" table:style-name="ce74">
            <text:p>Fact # 13897 UMS437-ASOC. DE MORADORES DE LA URB. MATICES DE SAMBORONDON CONSUMO DE ENERGÍA ELÉCTRICA DE LA ANTENA DE MATICES MES DE FEBRERO 2021</text:p>
          </table:table-cell>
          <table:table-cell table:style-name="ce74"/>
          <table:table-cell office:value-type="float" office:value="85" table:style-name="ce76">
            <text:p>85,00<text:s/></text:p>
          </table:table-cell>
          <table:table-cell office:value-type="float" office:value="279.87" table:style-name="ce76">
            <text:p>279,87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LUZ</text:p>
          </table:table-cell>
          <table:table-cell office:value-type="string" table:style-name="ce73">
            <text:p>DF-40</text:p>
          </table:table-cell>
          <table:table-cell office:value-type="date" office:date-value="2021-02-05T00:00:00" table:style-name="ce75">
            <text:p>05-feb-21</text:p>
          </table:table-cell>
          <table:table-cell office:value-type="string" table:style-name="ce74">
            <text:p>Fact # 4307345 COR018-CNEL EP CONSUMO DE ENERGÍA ELECTRICA COD:5385091, MANABI-MANTA, MES DE ENERO 2021</text:p>
          </table:table-cell>
          <table:table-cell table:style-name="ce74"/>
          <table:table-cell office:value-type="float" office:value="13.52" table:style-name="ce76">
            <text:p>13,52<text:s/></text:p>
          </table:table-cell>
          <table:table-cell office:value-type="float" office:value="293.39" table:style-name="ce76">
            <text:p>293,39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LUZ</text:p>
          </table:table-cell>
          <table:table-cell office:value-type="string" table:style-name="ce73">
            <text:p>DF-38</text:p>
          </table:table-cell>
          <table:table-cell office:value-type="date" office:date-value="2021-02-11T00:00:00" table:style-name="ce75">
            <text:p>11-feb-21</text:p>
          </table:table-cell>
          <table:table-cell office:value-type="string" table:style-name="ce74">
            <text:p>Fact # 27506736 COR018-CNEL EP CONSUMO DE ENERGÍA ELECTRICA COD:0400885886 BTA. MERCEDES MOLINA</text:p>
          </table:table-cell>
          <table:table-cell table:style-name="ce74"/>
          <table:table-cell office:value-type="float" office:value="19.84" table:style-name="ce76">
            <text:p>19,84<text:s/></text:p>
          </table:table-cell>
          <table:table-cell office:value-type="float" office:value="313.23" table:style-name="ce76">
            <text:p>313,23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LUZ</text:p>
          </table:table-cell>
          <table:table-cell office:value-type="string" table:style-name="ce73">
            <text:p>DF-39</text:p>
          </table:table-cell>
          <table:table-cell office:value-type="date" office:date-value="2021-02-11T00:00:00" table:style-name="ce75">
            <text:p>11-feb-21</text:p>
          </table:table-cell>
          <table:table-cell office:value-type="string" table:style-name="ce74">
            <text:p>Fact # 27494196 COR018-CNEL EP CONSUMO DE ENERGÍA ELECTRICA COD:0400991060, SAN FELIPE</text:p>
          </table:table-cell>
          <table:table-cell table:style-name="ce74"/>
          <table:table-cell office:value-type="float" office:value="14.27" table:style-name="ce76">
            <text:p>14,27<text:s/></text:p>
          </table:table-cell>
          <table:table-cell office:value-type="float" office:value="327.5" table:style-name="ce76">
            <text:p>327,5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LUZ</text:p>
          </table:table-cell>
          <table:table-cell office:value-type="string" table:style-name="ce73">
            <text:p>DF-42</text:p>
          </table:table-cell>
          <table:table-cell office:value-type="date" office:date-value="2021-02-12T00:00:00" table:style-name="ce75">
            <text:p>12-feb-21</text:p>
          </table:table-cell>
          <table:table-cell office:value-type="string" table:style-name="ce74">
            <text:p>Fact # 4097482 COR018-CNEL EP CONSUMO DE ENERGÍA ELECTRICA COD:0900421382 URB. TERRASOL</text:p>
          </table:table-cell>
          <table:table-cell table:style-name="ce74"/>
          <table:table-cell office:value-type="float" office:value="12.16" table:style-name="ce76">
            <text:p>12,16<text:s/></text:p>
          </table:table-cell>
          <table:table-cell office:value-type="float" office:value="339.66" table:style-name="ce76">
            <text:p>339,66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LUZ</text:p>
          </table:table-cell>
          <table:table-cell office:value-type="string" table:style-name="ce73">
            <text:p>DR-904</text:p>
          </table:table-cell>
          <table:table-cell office:value-type="date" office:date-value="2021-02-12T00:00:00" table:style-name="ce75">
            <text:p>12-feb-21</text:p>
          </table:table-cell>
          <table:table-cell office:value-type="string" table:style-name="ce74">
            <text:p>NC # 1142220 COR018-CNEL EP ANULACION INT.MORA COD:0900421382</text:p>
          </table:table-cell>
          <table:table-cell table:style-name="ce74"/>
          <table:table-cell office:value-type="float" office:value="-0.4" table:style-name="ce76">
            <text:p>-0,40</text:p>
          </table:table-cell>
          <table:table-cell office:value-type="float" office:value="339.26" table:style-name="ce76">
            <text:p>339,26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LUZ</text:p>
          </table:table-cell>
          <table:table-cell office:value-type="string" table:style-name="ce73">
            <text:p>DR-906</text:p>
          </table:table-cell>
          <table:table-cell office:value-type="date" office:date-value="2021-02-12T00:00:00" table:style-name="ce75">
            <text:p>12-feb-21</text:p>
          </table:table-cell>
          <table:table-cell office:value-type="string" table:style-name="ce74">
            <text:p>NC # 1395452 COR018-CNEL EP N/C APLICA A FACTURA# 002-999-000681169 POR RES. 027-20 SPEE 01/04/2020 COD:0900421382</text:p>
          </table:table-cell>
          <table:table-cell table:style-name="ce74"/>
          <table:table-cell office:value-type="float" office:value="-7.22" table:style-name="ce76">
            <text:p>-7,22</text:p>
          </table:table-cell>
          <table:table-cell office:value-type="float" office:value="332.04" table:style-name="ce76">
            <text:p>332,04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LUZ</text:p>
          </table:table-cell>
          <table:table-cell office:value-type="string" table:style-name="ce73">
            <text:p>DR-907</text:p>
          </table:table-cell>
          <table:table-cell office:value-type="date" office:date-value="2021-02-12T00:00:00" table:style-name="ce75">
            <text:p>12-feb-21</text:p>
          </table:table-cell>
          <table:table-cell office:value-type="string" table:style-name="ce74">
            <text:p>NC # 1395453 COR018-CNEL EP N/C APLICA A FACTURA#002-999-000833183 POR DEVOLUCIÓN 07/05/2020 COD:0900421382</text:p>
          </table:table-cell>
          <table:table-cell table:style-name="ce74"/>
          <table:table-cell office:value-type="float" office:value="-7.22" table:style-name="ce76">
            <text:p>-7,22</text:p>
          </table:table-cell>
          <table:table-cell office:value-type="float" office:value="324.82" table:style-name="ce76">
            <text:p>324,82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LUZ</text:p>
          </table:table-cell>
          <table:table-cell office:value-type="string" table:style-name="ce73">
            <text:p>DR-908</text:p>
          </table:table-cell>
          <table:table-cell office:value-type="date" office:date-value="2021-02-12T00:00:00" table:style-name="ce75">
            <text:p>12-feb-21</text:p>
          </table:table-cell>
          <table:table-cell office:value-type="string" table:style-name="ce74">
            <text:p>NC # 1395454 COR018-CNEL EP N/C APLICA A FACTURA# 002-999-001162938 POR DEVOLUCIÓN <text:s/>RES. 027-20 SPEE 06/06/2020 COD:0900421382</text:p>
          </table:table-cell>
          <table:table-cell table:style-name="ce74"/>
          <table:table-cell office:value-type="float" office:value="-1.94" table:style-name="ce76">
            <text:p>-1,94</text:p>
          </table:table-cell>
          <table:table-cell office:value-type="float" office:value="322.88" table:style-name="ce76">
            <text:p>322,88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LUZ</text:p>
          </table:table-cell>
          <table:table-cell office:value-type="string" table:style-name="ce73">
            <text:p>DR-909</text:p>
          </table:table-cell>
          <table:table-cell office:value-type="date" office:date-value="2021-02-12T00:00:00" table:style-name="ce75">
            <text:p>12-feb-21</text:p>
          </table:table-cell>
          <table:table-cell office:value-type="string" table:style-name="ce74">
            <text:p>NC # 1395455 COR018-CNEL EP N/C APLICA A FACTURA#002-999-001395455 POR DEVOLUCIÓN RES. 027-20 SPEE 09/07/2020 COD:0900421382</text:p>
          </table:table-cell>
          <table:table-cell table:style-name="ce74"/>
          <table:table-cell office:value-type="float" office:value="-3.8" table:style-name="ce76">
            <text:p>-3,80</text:p>
          </table:table-cell>
          <table:table-cell office:value-type="float" office:value="319.08" table:style-name="ce76">
            <text:p>319,08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LUZ</text:p>
          </table:table-cell>
          <table:table-cell office:value-type="string" table:style-name="ce73">
            <text:p>DR-910</text:p>
          </table:table-cell>
          <table:table-cell office:value-type="date" office:date-value="2021-02-12T00:00:00" table:style-name="ce75">
            <text:p>12-feb-21</text:p>
          </table:table-cell>
          <table:table-cell office:value-type="string" table:style-name="ce74">
            <text:p>NC # 1395456 COR018-CNEL EP N/C APLICA A FACTURA#002-999-001900324 POR DEVOLUCIÓN <text:s/>RES. 027-20 SPEE COD: 0900421382</text:p>
          </table:table-cell>
          <table:table-cell table:style-name="ce74"/>
          <table:table-cell office:value-type="float" office:value="-1.61" table:style-name="ce76">
            <text:p>-1,61</text:p>
          </table:table-cell>
          <table:table-cell office:value-type="float" office:value="317.47000000000003" table:style-name="ce76">
            <text:p>317,47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LUZ</text:p>
          </table:table-cell>
          <table:table-cell office:value-type="string" table:style-name="ce73">
            <text:p>DR-911</text:p>
          </table:table-cell>
          <table:table-cell office:value-type="date" office:date-value="2021-02-12T00:00:00" table:style-name="ce75">
            <text:p>12-feb-21</text:p>
          </table:table-cell>
          <table:table-cell office:value-type="string" table:style-name="ce74">
            <text:p>NC # 1395457 COR018-CNEL EP N/C APLICA A FACTURA#002-999-002286125 POR DEVOLUCIÓN RES. 027-20 SPEE COD:0900421382</text:p>
          </table:table-cell>
          <table:table-cell table:style-name="ce74"/>
          <table:table-cell office:value-type="float" office:value="-1.25" table:style-name="ce76">
            <text:p>-1,25</text:p>
          </table:table-cell>
          <table:table-cell office:value-type="float" office:value="316.22000000000003" table:style-name="ce76">
            <text:p>316,22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LUZ</text:p>
          </table:table-cell>
          <table:table-cell office:value-type="string" table:style-name="ce73">
            <text:p>DR-912</text:p>
          </table:table-cell>
          <table:table-cell office:value-type="date" office:date-value="2021-02-12T00:00:00" table:style-name="ce75">
            <text:p>12-feb-21</text:p>
          </table:table-cell>
          <table:table-cell office:value-type="string" table:style-name="ce74">
            <text:p>NC # 1395458 COR018-CNEL EP N/C APLICA A FACTURA#002-999-002632036 POR DEVOLUCIÓN <text:s/>RES. 027-20 SPEE 15/10/2020 <text:s/>COD:0900421382</text:p>
          </table:table-cell>
          <table:table-cell table:style-name="ce74"/>
          <table:table-cell office:value-type="float" office:value="-1.1399999999999999" table:style-name="ce76">
            <text:p>-1,14</text:p>
          </table:table-cell>
          <table:table-cell office:value-type="float" office:value="315.08" table:style-name="ce76">
            <text:p>315,08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LUZ</text:p>
          </table:table-cell>
          <table:table-cell office:value-type="string" table:style-name="ce73">
            <text:p>DF-37</text:p>
          </table:table-cell>
          <table:table-cell office:value-type="date" office:date-value="2021-02-13T00:00:00" table:style-name="ce75">
            <text:p>13-feb-21</text:p>
          </table:table-cell>
          <table:table-cell office:value-type="string" table:style-name="ce74">
            <text:p>Fact # 27575162 COR018-CNEL EP CONSUMO DE ENERGÍA ELECTRICA COD:0400902939 EL CARACOL</text:p>
          </table:table-cell>
          <table:table-cell table:style-name="ce74"/>
          <table:table-cell office:value-type="float" office:value="7.58" table:style-name="ce76">
            <text:p>7,58<text:s/></text:p>
          </table:table-cell>
          <table:table-cell office:value-type="float" office:value="322.66000000000003" table:style-name="ce76">
            <text:p>322,66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LUZ</text:p>
          </table:table-cell>
          <table:table-cell office:value-type="string" table:style-name="ce73">
            <text:p>DF-41</text:p>
          </table:table-cell>
          <table:table-cell office:value-type="date" office:date-value="2021-02-13T00:00:00" table:style-name="ce75">
            <text:p>13-feb-21</text:p>
          </table:table-cell>
          <table:table-cell office:value-type="string" table:style-name="ce74">
            <text:p>Fact # 4143007 COR018-CNEL EP CONSUMO DE ENERGÍA ELECTRICA COD:0900420945 URB. CAPRI</text:p>
          </table:table-cell>
          <table:table-cell table:style-name="ce74"/>
          <table:table-cell office:value-type="float" office:value="9.6199999999999992" table:style-name="ce76">
            <text:p>9,62<text:s/></text:p>
          </table:table-cell>
          <table:table-cell office:value-type="float" office:value="332.28" table:style-name="ce76">
            <text:p>332,28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LUZ</text:p>
          </table:table-cell>
          <table:table-cell office:value-type="string" table:style-name="ce73">
            <text:p>DR-905</text:p>
          </table:table-cell>
          <table:table-cell office:value-type="date" office:date-value="2021-02-13T00:00:00" table:style-name="ce75">
            <text:p>13-feb-21</text:p>
          </table:table-cell>
          <table:table-cell office:value-type="string" table:style-name="ce74">
            <text:p>NC # 1173736 COR018-CNEL EP N/C APLICA A FACTURA#: 002-999-000687562 POR ANULACION INT.MORA 13/04/2020 COD:0900420945</text:p>
          </table:table-cell>
          <table:table-cell table:style-name="ce74"/>
          <table:table-cell office:value-type="float" office:value="-0.02" table:style-name="ce76">
            <text:p>-0,02</text:p>
          </table:table-cell>
          <table:table-cell office:value-type="float" office:value="332.26" table:style-name="ce76">
            <text:p>332,26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LUZ</text:p>
          </table:table-cell>
          <table:table-cell office:value-type="string" table:style-name="ce73">
            <text:p>DR-913</text:p>
          </table:table-cell>
          <table:table-cell office:value-type="date" office:date-value="2021-02-13T00:00:00" table:style-name="ce75">
            <text:p>13-feb-21</text:p>
          </table:table-cell>
          <table:table-cell office:value-type="string" table:style-name="ce74">
            <text:p>NC # 1588870 COR018-CNEL EP N/C APLICA A FACTURA#002-999-000687562 POR DEVOLUCIÓN RES. 027-20 SPEE 13/04/2020 <text:s text:c="2"/>COD:0900420945</text:p>
          </table:table-cell>
          <table:table-cell table:style-name="ce74"/>
          <table:table-cell office:value-type="float" office:value="-0.18" table:style-name="ce76">
            <text:p>-0,18</text:p>
          </table:table-cell>
          <table:table-cell office:value-type="float" office:value="332.08" table:style-name="ce76">
            <text:p>332,08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LUZ</text:p>
          </table:table-cell>
          <table:table-cell office:value-type="string" table:style-name="ce73">
            <text:p>DR-914</text:p>
          </table:table-cell>
          <table:table-cell office:value-type="date" office:date-value="2021-02-13T00:00:00" table:style-name="ce75">
            <text:p>13-feb-21</text:p>
          </table:table-cell>
          <table:table-cell office:value-type="string" table:style-name="ce74">
            <text:p>NC # 1588871 COR018-CNEL EP N/C APLICA A FACTURA#002-999-000914542 POR DEVOLUCIÓN 08/05/2020 <text:s/>COD:0900420945</text:p>
          </table:table-cell>
          <table:table-cell table:style-name="ce74"/>
          <table:table-cell office:value-type="float" office:value="-0.19" table:style-name="ce76">
            <text:p>-0,19</text:p>
          </table:table-cell>
          <table:table-cell office:value-type="float" office:value="331.89" table:style-name="ce76">
            <text:p>331,89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LUZ</text:p>
          </table:table-cell>
          <table:table-cell office:value-type="string" table:style-name="ce73">
            <text:p>DR-916</text:p>
          </table:table-cell>
          <table:table-cell office:value-type="date" office:date-value="2021-02-13T00:00:00" table:style-name="ce75">
            <text:p>13-feb-21</text:p>
          </table:table-cell>
          <table:table-cell office:value-type="string" table:style-name="ce74">
            <text:p>NC # 1588873 COR018-CNEL EP N/C APLICA A FACTURA#002-999-001678885 POR DEVOLUCIÓN <text:s/>13/07/2020 COD:0900420945</text:p>
          </table:table-cell>
          <table:table-cell table:style-name="ce74"/>
          <table:table-cell office:value-type="float" office:value="-0.19" table:style-name="ce76">
            <text:p>-0,19</text:p>
          </table:table-cell>
          <table:table-cell office:value-type="float" office:value="331.7" table:style-name="ce76">
            <text:p>331,7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LUZ</text:p>
          </table:table-cell>
          <table:table-cell office:value-type="string" table:style-name="ce73">
            <text:p>DR-917</text:p>
          </table:table-cell>
          <table:table-cell office:value-type="date" office:date-value="2021-02-13T00:00:00" table:style-name="ce75">
            <text:p>13-feb-21</text:p>
          </table:table-cell>
          <table:table-cell office:value-type="string" table:style-name="ce74">
            <text:p>NC # 1588874 COR018-CNEL EP N/C APLICA A FACTURA#002-999-001981044 POR DEVOLUCIÓN RES. 027-20 SPEE 14/08/2020 COD:0900420945</text:p>
          </table:table-cell>
          <table:table-cell table:style-name="ce74"/>
          <table:table-cell office:value-type="float" office:value="-0.17" table:style-name="ce76">
            <text:p>-0,17</text:p>
          </table:table-cell>
          <table:table-cell office:value-type="float" office:value="331.53" table:style-name="ce76">
            <text:p>331,53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LUZ</text:p>
          </table:table-cell>
          <table:table-cell office:value-type="string" table:style-name="ce73">
            <text:p>DR-918</text:p>
          </table:table-cell>
          <table:table-cell office:value-type="date" office:date-value="2021-02-13T00:00:00" table:style-name="ce75">
            <text:p>13-feb-21</text:p>
          </table:table-cell>
          <table:table-cell office:value-type="string" table:style-name="ce74">
            <text:p>NC # 1588875 COR018-CNEL EP N/C APLICA A FACTURA#002-999-002435191 POR DEVOLUCIÓN RES. 027-20 SPEE 17/09/2020 COD:0900420945</text:p>
          </table:table-cell>
          <table:table-cell table:style-name="ce74"/>
          <table:table-cell office:value-type="float" office:value="-0.17" table:style-name="ce76">
            <text:p>-0,17</text:p>
          </table:table-cell>
          <table:table-cell office:value-type="float" office:value="331.36" table:style-name="ce76">
            <text:p>331,36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LUZ</text:p>
          </table:table-cell>
          <table:table-cell office:value-type="string" table:style-name="ce73">
            <text:p>FE-9</text:p>
          </table:table-cell>
          <table:table-cell office:value-type="date" office:date-value="2021-02-13T00:00:00" table:style-name="ce75">
            <text:p>13-feb-21</text:p>
          </table:table-cell>
          <table:table-cell office:value-type="string" table:style-name="ce74">
            <text:p>Registro-Contabilización CNEL EP ajuste por NC#1173736</text:p>
          </table:table-cell>
          <table:table-cell table:style-name="ce74"/>
          <table:table-cell office:value-type="float" office:value="0.02" table:style-name="ce76">
            <text:p>0,02<text:s/></text:p>
          </table:table-cell>
          <table:table-cell office:value-type="float" office:value="331.38" table:style-name="ce76">
            <text:p>331,38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LUZ</text:p>
          </table:table-cell>
          <table:table-cell office:value-type="string" table:style-name="ce73">
            <text:p>DF-35</text:p>
          </table:table-cell>
          <table:table-cell office:value-type="date" office:date-value="2021-02-14T00:00:00" table:style-name="ce75">
            <text:p>14-feb-21</text:p>
          </table:table-cell>
          <table:table-cell office:value-type="string" table:style-name="ce74">
            <text:p>Fact # 27611005 COR018-CNEL EP CONSUMO DE ENERGÍA ELECTRICA COD:0400895534 VIA AL SOL</text:p>
          </table:table-cell>
          <table:table-cell table:style-name="ce74"/>
          <table:table-cell office:value-type="float" office:value="15.47" table:style-name="ce76">
            <text:p>15,47<text:s/></text:p>
          </table:table-cell>
          <table:table-cell office:value-type="float" office:value="346.85" table:style-name="ce76">
            <text:p>346,85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LUZ</text:p>
          </table:table-cell>
          <table:table-cell office:value-type="string" table:style-name="ce73">
            <text:p>DF-36</text:p>
          </table:table-cell>
          <table:table-cell office:value-type="date" office:date-value="2021-02-14T00:00:00" table:style-name="ce75">
            <text:p>14-feb-21</text:p>
          </table:table-cell>
          <table:table-cell office:value-type="string" table:style-name="ce74">
            <text:p>Fact # 27586381 COR018-CNEL EP CONSUMO DE ENERGÍA ELECTRICA COD:0400890778 VALLE ALTO</text:p>
          </table:table-cell>
          <table:table-cell table:style-name="ce74"/>
          <table:table-cell office:value-type="float" office:value="11.7" table:style-name="ce76">
            <text:p>11,70<text:s/></text:p>
          </table:table-cell>
          <table:table-cell office:value-type="float" office:value="358.55" table:style-name="ce76">
            <text:p>358,55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LUZ</text:p>
          </table:table-cell>
          <table:table-cell office:value-type="string" table:style-name="ce73">
            <text:p>NDL-21</text:p>
          </table:table-cell>
          <table:table-cell office:value-type="date" office:date-value="2021-02-17T00:00:00" table:style-name="ce75">
            <text:p>17-feb-21</text:p>
          </table:table-cell>
          <table:table-cell office:value-type="string" table:style-name="ce74">
            <text:p>N/D BCO. PACIFICO TRANSFERENCIA POR CONSUMO DE ENERGÍA ELECTRICA, CTV, PORTAL AL SOL. COD:200017298429</text:p>
          </table:table-cell>
          <table:table-cell table:style-name="ce74"/>
          <table:table-cell office:value-type="float" office:value="10.49" table:style-name="ce76">
            <text:p>10,49<text:s/></text:p>
          </table:table-cell>
          <table:table-cell office:value-type="float" office:value="369.04" table:style-name="ce76">
            <text:p>369,04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LUZ</text:p>
          </table:table-cell>
          <table:table-cell office:value-type="string" table:style-name="ce73">
            <text:p>DF-16</text:p>
          </table:table-cell>
          <table:table-cell office:value-type="date" office:date-value="2021-03-02T00:00:00" table:style-name="ce75">
            <text:p>02-mar-21</text:p>
          </table:table-cell>
          <table:table-cell office:value-type="string" table:style-name="ce74">
            <text:p>Fact # 14028 UMS437-ASOC. DE MORADORES DE LA URB. MATICES DE SAMBORONDON CONSUMO DE ENERGÍA ELÉCTRICA DE LA ANTENA DE MATICES MES DE MARZO 2021</text:p>
          </table:table-cell>
          <table:table-cell table:style-name="ce74"/>
          <table:table-cell office:value-type="float" office:value="85" table:style-name="ce76">
            <text:p>85,00<text:s/></text:p>
          </table:table-cell>
          <table:table-cell office:value-type="float" office:value="454.04" table:style-name="ce76">
            <text:p>454,04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LUZ</text:p>
          </table:table-cell>
          <table:table-cell office:value-type="string" table:style-name="ce73">
            <text:p>DF-48</text:p>
          </table:table-cell>
          <table:table-cell office:value-type="date" office:date-value="2021-03-04T00:00:00" table:style-name="ce75">
            <text:p>04-mar-21</text:p>
          </table:table-cell>
          <table:table-cell office:value-type="string" table:style-name="ce74">
            <text:p>Fact # 4423114 COR018-CNEL EP CONSUMO DE ENERGÍA ELECTRICA PERIODO 29/ENE A 01/MAR/2021 COD:0900421382 URB. TERRASOL</text:p>
          </table:table-cell>
          <table:table-cell table:style-name="ce74"/>
          <table:table-cell office:value-type="float" office:value="12.37" table:style-name="ce76">
            <text:p>12,37<text:s/></text:p>
          </table:table-cell>
          <table:table-cell office:value-type="float" office:value="466.41" table:style-name="ce76">
            <text:p>466,41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LUZ</text:p>
          </table:table-cell>
          <table:table-cell office:value-type="string" table:style-name="ce73">
            <text:p>DF-66</text:p>
          </table:table-cell>
          <table:table-cell office:value-type="date" office:date-value="2021-03-06T00:00:00" table:style-name="ce75">
            <text:p>06-mar-21</text:p>
          </table:table-cell>
          <table:table-cell office:value-type="string" table:style-name="ce74">
            <text:p>Fact # 4630436 COR018-CNEL EP CONSUMO DE ENERGÍA ELECTRICA PERIODO FEB-2021, COD:5385091, MANABI-MANTA</text:p>
          </table:table-cell>
          <table:table-cell table:style-name="ce74"/>
          <table:table-cell office:value-type="float" office:value="13.52" table:style-name="ce76">
            <text:p>13,52<text:s/></text:p>
          </table:table-cell>
          <table:table-cell office:value-type="float" office:value="479.93" table:style-name="ce76">
            <text:p>479,93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LUZ</text:p>
          </table:table-cell>
          <table:table-cell office:value-type="string" table:style-name="ce73">
            <text:p>DF-49</text:p>
          </table:table-cell>
          <table:table-cell office:value-type="date" office:date-value="2021-03-09T00:00:00" table:style-name="ce75">
            <text:p>09-mar-21</text:p>
          </table:table-cell>
          <table:table-cell office:value-type="string" table:style-name="ce74">
            <text:p>Fact # 4520397 COR018-CNEL EP CONSUMO DE ENERGÍA ELECTRICA COD:0900420945 URB. CAPRI</text:p>
          </table:table-cell>
          <table:table-cell table:style-name="ce74"/>
          <table:table-cell office:value-type="float" office:value="9.86" table:style-name="ce76">
            <text:p>9,86<text:s/></text:p>
          </table:table-cell>
          <table:table-cell office:value-type="float" office:value="489.79" table:style-name="ce76">
            <text:p>489,79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LUZ</text:p>
          </table:table-cell>
          <table:table-cell office:value-type="string" table:style-name="ce73">
            <text:p>DF-50</text:p>
          </table:table-cell>
          <table:table-cell office:value-type="date" office:date-value="2021-03-12T00:00:00" table:style-name="ce75">
            <text:p>12-mar-21</text:p>
          </table:table-cell>
          <table:table-cell office:value-type="string" table:style-name="ce74">
            <text:p>Fact # 28260862 COR018-CNEL EP CONSUMO DE ENERGÍA ELECTRICA COD:0400885886 BTA. MERCEDES MOLINA</text:p>
          </table:table-cell>
          <table:table-cell table:style-name="ce74"/>
          <table:table-cell office:value-type="float" office:value="19.07" table:style-name="ce76">
            <text:p>19,07<text:s/></text:p>
          </table:table-cell>
          <table:table-cell office:value-type="float" office:value="508.86" table:style-name="ce76">
            <text:p>508,86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LUZ</text:p>
          </table:table-cell>
          <table:table-cell office:value-type="string" table:style-name="ce73">
            <text:p>DR-920</text:p>
          </table:table-cell>
          <table:table-cell office:value-type="date" office:date-value="2021-03-12T00:00:00" table:style-name="ce75">
            <text:p>12-mar-21</text:p>
          </table:table-cell>
          <table:table-cell office:value-type="string" table:style-name="ce74">
            <text:p>NC # 2843715 COR018-CNEL EP N/C APLICA A FACTURA#148-999-027506736 POR <text:s/>Ajuste periodos estimados-Rebaja SPEE TG Res027 11/02/2021 COD:0400885886</text:p>
          </table:table-cell>
          <table:table-cell table:style-name="ce74"/>
          <table:table-cell office:value-type="float" office:value="-10.67" table:style-name="ce76">
            <text:p>-10,67</text:p>
          </table:table-cell>
          <table:table-cell office:value-type="float" office:value="498.19" table:style-name="ce76">
            <text:p>498,19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LUZ</text:p>
          </table:table-cell>
          <table:table-cell office:value-type="string" table:style-name="ce73">
            <text:p>DF-51</text:p>
          </table:table-cell>
          <table:table-cell office:value-type="date" office:date-value="2021-03-15T00:00:00" table:style-name="ce75">
            <text:p>15-mar-21</text:p>
          </table:table-cell>
          <table:table-cell office:value-type="string" table:style-name="ce74">
            <text:p>Fact # 28303968 COR018-CNEL EP CONSUMO DE ENERGÍA ELECTRICA COD:0400895534 VIA AL SOL</text:p>
          </table:table-cell>
          <table:table-cell table:style-name="ce74"/>
          <table:table-cell office:value-type="float" office:value="15.29" table:style-name="ce76">
            <text:p>15,29<text:s/></text:p>
          </table:table-cell>
          <table:table-cell office:value-type="float" office:value="513.48" table:style-name="ce76">
            <text:p>513,48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LUZ</text:p>
          </table:table-cell>
          <table:table-cell office:value-type="string" table:style-name="ce73">
            <text:p>DF-52</text:p>
          </table:table-cell>
          <table:table-cell office:value-type="date" office:date-value="2021-03-15T00:00:00" table:style-name="ce75">
            <text:p>15-mar-21</text:p>
          </table:table-cell>
          <table:table-cell office:value-type="string" table:style-name="ce74">
            <text:p>Fact # 28323455 COR018-CNEL EP CONSUMO DE ENERGÍA ELECTRICA COD:0400890778 VALLE ALTO</text:p>
          </table:table-cell>
          <table:table-cell table:style-name="ce74"/>
          <table:table-cell office:value-type="float" office:value="11.78" table:style-name="ce76">
            <text:p>11,78<text:s/></text:p>
          </table:table-cell>
          <table:table-cell office:value-type="float" office:value="525.26" table:style-name="ce76">
            <text:p>525,26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LUZ</text:p>
          </table:table-cell>
          <table:table-cell office:value-type="string" table:style-name="ce73">
            <text:p>DF-53</text:p>
          </table:table-cell>
          <table:table-cell office:value-type="date" office:date-value="2021-03-15T00:00:00" table:style-name="ce75">
            <text:p>15-mar-21</text:p>
          </table:table-cell>
          <table:table-cell office:value-type="string" table:style-name="ce74">
            <text:p>Fact # 28323862 COR018-CNEL EP CONSUMO DE ENERGÍA ELECTRICA COD:0400991060 SAN FELIPE</text:p>
          </table:table-cell>
          <table:table-cell table:style-name="ce74"/>
          <table:table-cell office:value-type="float" office:value="26.61" table:style-name="ce76">
            <text:p>26,61<text:s/></text:p>
          </table:table-cell>
          <table:table-cell office:value-type="float" office:value="551.87" table:style-name="ce76">
            <text:p>551,87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LUZ</text:p>
          </table:table-cell>
          <table:table-cell office:value-type="string" table:style-name="ce73">
            <text:p>DF-54</text:p>
          </table:table-cell>
          <table:table-cell office:value-type="date" office:date-value="2021-03-17T00:00:00" table:style-name="ce75">
            <text:p>17-mar-21</text:p>
          </table:table-cell>
          <table:table-cell office:value-type="string" table:style-name="ce74">
            <text:p>Fact # 28360199 COR018-CNEL EP CONSUMO DE ENERGÍA ELECTRICA COD:0400902939 EL CARACOL</text:p>
          </table:table-cell>
          <table:table-cell table:style-name="ce74"/>
          <table:table-cell office:value-type="float" office:value="7.49" table:style-name="ce76">
            <text:p>7,49<text:s/></text:p>
          </table:table-cell>
          <table:table-cell office:value-type="float" office:value="559.36" table:style-name="ce76">
            <text:p>559,36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LUZ</text:p>
          </table:table-cell>
          <table:table-cell office:value-type="string" table:style-name="ce73">
            <text:p>NDL-41</text:p>
          </table:table-cell>
          <table:table-cell office:value-type="date" office:date-value="2021-03-19T00:00:00" table:style-name="ce75">
            <text:p>19-mar-21</text:p>
          </table:table-cell>
          <table:table-cell office:value-type="string" table:style-name="ce74">
            <text:p>N/D PACIFICO TRANSFERENCIA CANCELACION DE FACTURA CNEL EP, PORTAL AL SO, CTV.</text:p>
          </table:table-cell>
          <table:table-cell table:style-name="ce74"/>
          <table:table-cell office:value-type="float" office:value="8.41" table:style-name="ce76">
            <text:p>8,41<text:s/></text:p>
          </table:table-cell>
          <table:table-cell office:value-type="float" office:value="567.77" table:style-name="ce76">
            <text:p>567,77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LUZ</text:p>
          </table:table-cell>
          <table:table-cell office:value-type="string" table:style-name="ce73">
            <text:p>DR-1081</text:p>
          </table:table-cell>
          <table:table-cell office:value-type="date" office:date-value="2021-03-31T00:00:00" table:style-name="ce75">
            <text:p>31-mar-21</text:p>
          </table:table-cell>
          <table:table-cell office:value-type="string" table:style-name="ce74">
            <text:p>NC # 3041795 COR018-CNEL EP N/C APLICA A FACTURA#148-999-028323455 15/03/2021 <text:s/>POR Rebaja SPEE TG Res027 COD:0400890778</text:p>
          </table:table-cell>
          <table:table-cell table:style-name="ce74"/>
          <table:table-cell office:value-type="float" office:value="-3.62" table:style-name="ce76">
            <text:p>-3,62</text:p>
          </table:table-cell>
          <table:table-cell office:value-type="float" office:value="564.15" table:style-name="ce76">
            <text:p>564,15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LUZ</text:p>
          </table:table-cell>
          <table:table-cell office:value-type="string" table:style-name="ce73">
            <text:p>DF-29</text:p>
          </table:table-cell>
          <table:table-cell office:value-type="date" office:date-value="2021-04-03T00:00:00" table:style-name="ce75">
            <text:p>03-abr-21</text:p>
          </table:table-cell>
          <table:table-cell office:value-type="string" table:style-name="ce74">
            <text:p>Fact # 4753643 COR018-CNEL EP CONSUMO DE ENERGÍA ELECTRICA COD:0900421382, URB. TERRASOL</text:p>
          </table:table-cell>
          <table:table-cell table:style-name="ce74"/>
          <table:table-cell office:value-type="float" office:value="12.05" table:style-name="ce76">
            <text:p>12,05<text:s/></text:p>
          </table:table-cell>
          <table:table-cell office:value-type="float" office:value="576.20000000000005" table:style-name="ce76">
            <text:p>576,2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LUZ</text:p>
          </table:table-cell>
          <table:table-cell office:value-type="string" table:style-name="ce73">
            <text:p>DF-11</text:p>
          </table:table-cell>
          <table:table-cell office:value-type="date" office:date-value="2021-04-06T00:00:00" table:style-name="ce75">
            <text:p>06-abr-21</text:p>
          </table:table-cell>
          <table:table-cell office:value-type="string" table:style-name="ce74">
            <text:p>Fact # 14110 UMS437-ASOC. DE MORADORES DE LA URB. MATICES DE SAMBORONDON CONSUMO DE ENERGÍA ELÉCTRICA DE LA ANTENA DE MATICES MES DE ABRIL 2021</text:p>
          </table:table-cell>
          <table:table-cell table:style-name="ce74"/>
          <table:table-cell office:value-type="float" office:value="85" table:style-name="ce76">
            <text:p>85,00<text:s/></text:p>
          </table:table-cell>
          <table:table-cell office:value-type="float" office:value="661.2" table:style-name="ce76">
            <text:p>661,2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LUZ</text:p>
          </table:table-cell>
          <table:table-cell office:value-type="string" table:style-name="ce73">
            <text:p>DF-30</text:p>
          </table:table-cell>
          <table:table-cell office:value-type="date" office:date-value="2021-04-08T00:00:00" table:style-name="ce75">
            <text:p>08-abr-21</text:p>
          </table:table-cell>
          <table:table-cell office:value-type="string" table:style-name="ce74">
            <text:p>Fact # 4883605 COR018-CNEL EP CONSUMO DE ENERGÍA ELECTRICA COD:42094521, URB. CAPRI</text:p>
          </table:table-cell>
          <table:table-cell table:style-name="ce74"/>
          <table:table-cell office:value-type="float" office:value="9.86" table:style-name="ce76">
            <text:p>9,86<text:s/></text:p>
          </table:table-cell>
          <table:table-cell office:value-type="float" office:value="671.06" table:style-name="ce76">
            <text:p>671,06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LUZ</text:p>
          </table:table-cell>
          <table:table-cell office:value-type="string" table:style-name="ce73">
            <text:p>DF-63</text:p>
          </table:table-cell>
          <table:table-cell office:value-type="date" office:date-value="2021-04-10T00:00:00" table:style-name="ce75">
            <text:p>10-abr-21</text:p>
          </table:table-cell>
          <table:table-cell office:value-type="string" table:style-name="ce74">
            <text:p>Fact # 4923400 COR018-CNEL EP CONSUMO DE ENERGÍA ELECTRICA, COD:5385091, MARZO-2021, MANABI-MANTA</text:p>
          </table:table-cell>
          <table:table-cell table:style-name="ce74"/>
          <table:table-cell office:value-type="float" office:value="13.52" table:style-name="ce76">
            <text:p>13,52<text:s/></text:p>
          </table:table-cell>
          <table:table-cell office:value-type="float" office:value="684.58" table:style-name="ce76">
            <text:p>684,58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LUZ</text:p>
          </table:table-cell>
          <table:table-cell office:value-type="string" table:style-name="ce73">
            <text:p>DF-31</text:p>
          </table:table-cell>
          <table:table-cell office:value-type="date" office:date-value="2021-04-12T00:00:00" table:style-name="ce75">
            <text:p>12-abr-21</text:p>
          </table:table-cell>
          <table:table-cell office:value-type="string" table:style-name="ce74">
            <text:p>Fact # 28953534 COR018-CNEL EP CONSUMO DE ENERGÍA ELECTRICA COD:0400991060, SAN FELIPE</text:p>
          </table:table-cell>
          <table:table-cell table:style-name="ce74"/>
          <table:table-cell office:value-type="float" office:value="28.5" table:style-name="ce76">
            <text:p>28,50<text:s/></text:p>
          </table:table-cell>
          <table:table-cell office:value-type="float" office:value="713.08" table:style-name="ce76">
            <text:p>713,08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LUZ</text:p>
          </table:table-cell>
          <table:table-cell office:value-type="string" table:style-name="ce73">
            <text:p>DF-32</text:p>
          </table:table-cell>
          <table:table-cell office:value-type="date" office:date-value="2021-04-13T00:00:00" table:style-name="ce75">
            <text:p>13-abr-21</text:p>
          </table:table-cell>
          <table:table-cell office:value-type="string" table:style-name="ce74">
            <text:p>Fact # 28969363 COR018-CNEL EP CONSUMO DE ENERGÍA ELECTRICA COD:0400885886, BTA. MERCEDES MOLINA</text:p>
          </table:table-cell>
          <table:table-cell table:style-name="ce74"/>
          <table:table-cell office:value-type="float" office:value="26.27" table:style-name="ce76">
            <text:p>26,27<text:s/></text:p>
          </table:table-cell>
          <table:table-cell office:value-type="float" office:value="739.35" table:style-name="ce76">
            <text:p>739,35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LUZ</text:p>
          </table:table-cell>
          <table:table-cell office:value-type="string" table:style-name="ce73">
            <text:p>DF-33</text:p>
          </table:table-cell>
          <table:table-cell office:value-type="date" office:date-value="2021-04-13T00:00:00" table:style-name="ce75">
            <text:p>13-abr-21</text:p>
          </table:table-cell>
          <table:table-cell office:value-type="string" table:style-name="ce74">
            <text:p>Fact # 28991886 COR018-CNEL EP CONSUMO DE ENERGÍA ELECTRICA COD:0400895534, VIA AL SOL</text:p>
          </table:table-cell>
          <table:table-cell table:style-name="ce74"/>
          <table:table-cell office:value-type="float" office:value="16.329999999999998" table:style-name="ce76">
            <text:p>16,33<text:s/></text:p>
          </table:table-cell>
          <table:table-cell office:value-type="float" office:value="755.68" table:style-name="ce76">
            <text:p>755,68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LUZ</text:p>
          </table:table-cell>
          <table:table-cell office:value-type="string" table:style-name="ce73">
            <text:p>DF-34</text:p>
          </table:table-cell>
          <table:table-cell office:value-type="date" office:date-value="2021-04-13T00:00:00" table:style-name="ce75">
            <text:p>13-abr-21</text:p>
          </table:table-cell>
          <table:table-cell office:value-type="string" table:style-name="ce74">
            <text:p>Fact # 29011488 COR018-CNEL EP CONSUMO DE ENERGÍA ELECTRICA COD:0400890778, VALLE ALTO</text:p>
          </table:table-cell>
          <table:table-cell table:style-name="ce74"/>
          <table:table-cell office:value-type="float" office:value="12.13" table:style-name="ce76">
            <text:p>12,13<text:s/></text:p>
          </table:table-cell>
          <table:table-cell office:value-type="float" office:value="767.81" table:style-name="ce76">
            <text:p>767,81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LUZ</text:p>
          </table:table-cell>
          <table:table-cell office:value-type="string" table:style-name="ce73">
            <text:p>DF-35</text:p>
          </table:table-cell>
          <table:table-cell office:value-type="date" office:date-value="2021-04-15T00:00:00" table:style-name="ce75">
            <text:p>15-abr-21</text:p>
          </table:table-cell>
          <table:table-cell office:value-type="string" table:style-name="ce74">
            <text:p>Fact # 29104282 COR018-CNEL EP CONSUMO DE ENERGÍA ELECTRICA COD:0400902939 EL CARACOL</text:p>
          </table:table-cell>
          <table:table-cell table:style-name="ce74"/>
          <table:table-cell office:value-type="float" office:value="7.49" table:style-name="ce76">
            <text:p>7,49<text:s/></text:p>
          </table:table-cell>
          <table:table-cell office:value-type="float" office:value="775.3" table:style-name="ce76">
            <text:p>775,3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LUZ</text:p>
          </table:table-cell>
          <table:table-cell office:value-type="string" table:style-name="ce73">
            <text:p>NDL-9</text:p>
          </table:table-cell>
          <table:table-cell office:value-type="date" office:date-value="2021-04-15T00:00:00" table:style-name="ce75">
            <text:p>15-abr-21</text:p>
          </table:table-cell>
          <table:table-cell office:value-type="string" table:style-name="ce74">
            <text:p>N/D PACIFICO CANCELACION POR CONSUMO DE ENERGÍA ELECTRICA COD:200017298429 PORTAL AL SOL, CTV.</text:p>
          </table:table-cell>
          <table:table-cell table:style-name="ce74"/>
          <table:table-cell office:value-type="float" office:value="11.09" table:style-name="ce76">
            <text:p>11,09<text:s/></text:p>
          </table:table-cell>
          <table:table-cell office:value-type="float" office:value="786.39" table:style-name="ce76">
            <text:p>786,39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LUZ</text:p>
          </table:table-cell>
          <table:table-cell office:value-type="string" table:style-name="ce73">
            <text:p>DF-62</text:p>
          </table:table-cell>
          <table:table-cell office:value-type="date" office:date-value="2021-04-23T00:00:00" table:style-name="ce75">
            <text:p>23-abr-21</text:p>
          </table:table-cell>
          <table:table-cell office:value-type="string" table:style-name="ce74">
            <text:p>Fact # 29357872 COR018-CNEL EP CONSUMO DE ENERGÍA DE ELECTRICA, COD:0400991060, SAN FELIPE</text:p>
          </table:table-cell>
          <table:table-cell table:style-name="ce74"/>
          <table:table-cell office:value-type="float" office:value="13.5" table:style-name="ce76">
            <text:p>13,50<text:s/></text:p>
          </table:table-cell>
          <table:table-cell office:value-type="float" office:value="799.89" table:style-name="ce76">
            <text:p>799,89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LUZ</text:p>
          </table:table-cell>
          <table:table-cell office:value-type="string" table:style-name="ce73">
            <text:p>DF-26</text:p>
          </table:table-cell>
          <table:table-cell office:value-type="date" office:date-value="2021-05-03T00:00:00" table:style-name="ce75">
            <text:p>03-may-21</text:p>
          </table:table-cell>
          <table:table-cell office:value-type="string" table:style-name="ce74">
            <text:p>Fact # 5115490 COR018-CNEL EP CONSUMO DE ENERGÍA ELÉCTRICA COD:0900421382 URB. TERRASOL</text:p>
          </table:table-cell>
          <table:table-cell table:style-name="ce74"/>
          <table:table-cell office:value-type="float" office:value="12.27" table:style-name="ce76">
            <text:p>12,27<text:s/></text:p>
          </table:table-cell>
          <table:table-cell office:value-type="float" office:value="812.16" table:style-name="ce76">
            <text:p>812,16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LUZ</text:p>
          </table:table-cell>
          <table:table-cell office:value-type="string" table:style-name="ce73">
            <text:p>DF-11</text:p>
          </table:table-cell>
          <table:table-cell office:value-type="date" office:date-value="2021-05-04T00:00:00" table:style-name="ce75">
            <text:p>04-may-21</text:p>
          </table:table-cell>
          <table:table-cell office:value-type="string" table:style-name="ce74">
            <text:p>Fact # 14243 UMS437-ASOC. DE MORADORES DE LA URB. MATICES DE SAMBORONDON CONSUMO DE ENERGÍA ELÉCTRICA DE LA ANTENA DE MATICES MES DE MAYO <text:s/>2021</text:p>
          </table:table-cell>
          <table:table-cell table:style-name="ce74"/>
          <table:table-cell office:value-type="float" office:value="85" table:style-name="ce76">
            <text:p>85,00<text:s/></text:p>
          </table:table-cell>
          <table:table-cell office:value-type="float" office:value="897.16" table:style-name="ce76">
            <text:p>897,16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LUZ</text:p>
          </table:table-cell>
          <table:table-cell office:value-type="string" table:style-name="ce73">
            <text:p>DF-41</text:p>
          </table:table-cell>
          <table:table-cell office:value-type="date" office:date-value="2021-05-07T00:00:00" table:style-name="ce75">
            <text:p>07-may-21</text:p>
          </table:table-cell>
          <table:table-cell office:value-type="string" table:style-name="ce74">
            <text:p>Fact # 5301942 COR018-CNEL EP SERVICIO DE ENERGÍA ELÉCTRICA COD:5385091, MES <text:s/>DE ABRIL 2021, MANABI-MANTA</text:p>
          </table:table-cell>
          <table:table-cell table:style-name="ce74"/>
          <table:table-cell office:value-type="float" office:value="13.52" table:style-name="ce76">
            <text:p>13,52<text:s/></text:p>
          </table:table-cell>
          <table:table-cell office:value-type="float" office:value="910.68" table:style-name="ce76">
            <text:p>910,68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LUZ</text:p>
          </table:table-cell>
          <table:table-cell office:value-type="string" table:style-name="ce73">
            <text:p>DF-27</text:p>
          </table:table-cell>
          <table:table-cell office:value-type="date" office:date-value="2021-05-08T00:00:00" table:style-name="ce75">
            <text:p>08-may-21</text:p>
          </table:table-cell>
          <table:table-cell office:value-type="string" table:style-name="ce74">
            <text:p>Fact # 5249737 COR018-CNEL EP CONSUMO DE ENERGÍA ELÉTRICA COD:0900420945, URB. CAPRI</text:p>
          </table:table-cell>
          <table:table-cell table:style-name="ce74"/>
          <table:table-cell office:value-type="float" office:value="9.6199999999999992" table:style-name="ce76">
            <text:p>9,62<text:s/></text:p>
          </table:table-cell>
          <table:table-cell office:value-type="float" office:value="920.3" table:style-name="ce76">
            <text:p>920,3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LUZ</text:p>
          </table:table-cell>
          <table:table-cell office:value-type="string" table:style-name="ce73">
            <text:p>DF-28</text:p>
          </table:table-cell>
          <table:table-cell office:value-type="date" office:date-value="2021-05-13T00:00:00" table:style-name="ce75">
            <text:p>13-may-21</text:p>
          </table:table-cell>
          <table:table-cell office:value-type="string" table:style-name="ce74">
            <text:p>Fact # 29704036 COR018-CNEL EP CONSUMO DE ENERGÍA ELÉCTRICA COD:0400885886, BTA. MERCEDES MOLINA</text:p>
          </table:table-cell>
          <table:table-cell table:style-name="ce74"/>
          <table:table-cell office:value-type="float" office:value="16.07" table:style-name="ce76">
            <text:p>16,07<text:s/></text:p>
          </table:table-cell>
          <table:table-cell office:value-type="float" office:value="936.37" table:style-name="ce76">
            <text:p>936,37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LUZ</text:p>
          </table:table-cell>
          <table:table-cell office:value-type="string" table:style-name="ce73">
            <text:p>DF-29</text:p>
          </table:table-cell>
          <table:table-cell office:value-type="date" office:date-value="2021-05-13T00:00:00" table:style-name="ce75">
            <text:p>13-may-21</text:p>
          </table:table-cell>
          <table:table-cell office:value-type="string" table:style-name="ce74">
            <text:p>Fact # 29749038 COR018-CNEL EP CONSUMO DE ENERGÍA ELÉCTRICA COD:0400890778, VALLE ALTO</text:p>
          </table:table-cell>
          <table:table-cell table:style-name="ce74"/>
          <table:table-cell office:value-type="float" office:value="11.7" table:style-name="ce76">
            <text:p>11,70<text:s/></text:p>
          </table:table-cell>
          <table:table-cell office:value-type="float" office:value="948.07" table:style-name="ce76">
            <text:p>948,07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LUZ</text:p>
          </table:table-cell>
          <table:table-cell office:value-type="string" table:style-name="ce73">
            <text:p>DF-30</text:p>
          </table:table-cell>
          <table:table-cell office:value-type="date" office:date-value="2021-05-13T00:00:00" table:style-name="ce75">
            <text:p>13-may-21</text:p>
          </table:table-cell>
          <table:table-cell office:value-type="string" table:style-name="ce74">
            <text:p>Fact # 29750806 COR018-CNEL EP CONSUMO DE ENERGÍA ELÉCTRICA COD:0400895534, VIA AL SOL</text:p>
          </table:table-cell>
          <table:table-cell table:style-name="ce74"/>
          <table:table-cell office:value-type="float" office:value="16.23" table:style-name="ce76">
            <text:p>16,23<text:s/></text:p>
          </table:table-cell>
          <table:table-cell office:value-type="float" office:value="964.3" table:style-name="ce76">
            <text:p>964,3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LUZ</text:p>
          </table:table-cell>
          <table:table-cell office:value-type="string" table:style-name="ce73">
            <text:p>NDL-15</text:p>
          </table:table-cell>
          <table:table-cell office:value-type="date" office:date-value="2021-05-14T00:00:00" table:style-name="ce75">
            <text:p>14-may-21</text:p>
          </table:table-cell>
          <table:table-cell office:value-type="string" table:style-name="ce74">
            <text:p>N/D PACIFICO TRANSF. CANCELACIÓN DE FACTURA CNEL EP COD:200017298429, PORTAL AL SOL, C.T.V.</text:p>
          </table:table-cell>
          <table:table-cell table:style-name="ce74"/>
          <table:table-cell office:value-type="float" office:value="10.76" table:style-name="ce76">
            <text:p>10,76<text:s/></text:p>
          </table:table-cell>
          <table:table-cell office:value-type="float" office:value="975.06" table:style-name="ce76">
            <text:p>975,06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LUZ</text:p>
          </table:table-cell>
          <table:table-cell office:value-type="string" table:style-name="ce73">
            <text:p>DF-42</text:p>
          </table:table-cell>
          <table:table-cell office:value-type="date" office:date-value="2021-05-17T00:00:00" table:style-name="ce75">
            <text:p>17-may-21</text:p>
          </table:table-cell>
          <table:table-cell office:value-type="string" table:style-name="ce74">
            <text:p>Fact # 29826193 COR018-CNEL EP CONSUMO DE ENERGÍA ELÉCTRICA COD:0400902939, EL CARACOL</text:p>
          </table:table-cell>
          <table:table-cell table:style-name="ce74"/>
          <table:table-cell office:value-type="float" office:value="7.49" table:style-name="ce76">
            <text:p>7,49<text:s/></text:p>
          </table:table-cell>
          <table:table-cell office:value-type="float" office:value="982.55" table:style-name="ce76">
            <text:p>982,55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LUZ</text:p>
          </table:table-cell>
          <table:table-cell office:value-type="string" table:style-name="ce73">
            <text:p>DF-16</text:p>
          </table:table-cell>
          <table:table-cell office:value-type="date" office:date-value="2021-06-02T00:00:00" table:style-name="ce75">
            <text:p>02-jun-21</text:p>
          </table:table-cell>
          <table:table-cell office:value-type="string" table:style-name="ce74">
            <text:p>Fact # 5478469 COR018-CNEL EP CONSUMO DE ENERGÍA ELECTRICA, COD:0900421382, URB. TERRASOL</text:p>
          </table:table-cell>
          <table:table-cell table:style-name="ce74"/>
          <table:table-cell office:value-type="float" office:value="12.16" table:style-name="ce76">
            <text:p>12,16<text:s/></text:p>
          </table:table-cell>
          <table:table-cell office:value-type="float" office:value="994.71" table:style-name="ce76">
            <text:p>994,71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LUZ</text:p>
          </table:table-cell>
          <table:table-cell office:value-type="string" table:style-name="ce73">
            <text:p>DF-34</text:p>
          </table:table-cell>
          <table:table-cell office:value-type="date" office:date-value="2021-06-02T00:00:00" table:style-name="ce75">
            <text:p>02-jun-21</text:p>
          </table:table-cell>
          <table:table-cell office:value-type="string" table:style-name="ce74">
            <text:p>Fact # 14449 UMS437-ASOC. DE MORADORES DE LA URB. MATICES DE SAMBORONDON CONSUMO DE ENERGÍA ELÉCTRICA DE LA ANTENA DE MATICES MES DE JUNIO <text:s/>2021</text:p>
          </table:table-cell>
          <table:table-cell table:style-name="ce74"/>
          <table:table-cell office:value-type="float" office:value="85" table:style-name="ce76">
            <text:p>85,00<text:s/></text:p>
          </table:table-cell>
          <table:table-cell office:value-type="float" office:value="1079.71" table:style-name="ce76">
            <text:p>1.079,71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LUZ</text:p>
          </table:table-cell>
          <table:table-cell office:value-type="string" table:style-name="ce73">
            <text:p>DF-17</text:p>
          </table:table-cell>
          <table:table-cell office:value-type="date" office:date-value="2021-06-07T00:00:00" table:style-name="ce75">
            <text:p>07-jun-21</text:p>
          </table:table-cell>
          <table:table-cell office:value-type="string" table:style-name="ce74">
            <text:p>Fact # 5617762 COR018-CNEL EP CONSUMO DE ENERGÍA ELECTRICA, COD:0900420945, URB. CAPRI</text:p>
          </table:table-cell>
          <table:table-cell table:style-name="ce74"/>
          <table:table-cell office:value-type="float" office:value="9.75" table:style-name="ce76">
            <text:p>9,75<text:s/></text:p>
          </table:table-cell>
          <table:table-cell office:value-type="float" office:value="1089.46" table:style-name="ce76">
            <text:p>1.089,46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LUZ</text:p>
          </table:table-cell>
          <table:table-cell office:value-type="string" table:style-name="ce73">
            <text:p>DF-18</text:p>
          </table:table-cell>
          <table:table-cell office:value-type="date" office:date-value="2021-06-08T00:00:00" table:style-name="ce75">
            <text:p>08-jun-21</text:p>
          </table:table-cell>
          <table:table-cell office:value-type="string" table:style-name="ce74">
            <text:p>Fact # 5629745 COR018-CNEL EP CONSUMO DE ENERGÍA ELECTRICA COD:5385091, MANABÍ-MANTA</text:p>
          </table:table-cell>
          <table:table-cell table:style-name="ce74"/>
          <table:table-cell office:value-type="float" office:value="13.52" table:style-name="ce76">
            <text:p>13,52<text:s/></text:p>
          </table:table-cell>
          <table:table-cell office:value-type="float" office:value="1102.98" table:style-name="ce76">
            <text:p>1.102,98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LUZ</text:p>
          </table:table-cell>
          <table:table-cell office:value-type="string" table:style-name="ce73">
            <text:p>DF-19</text:p>
          </table:table-cell>
          <table:table-cell office:value-type="date" office:date-value="2021-06-14T00:00:00" table:style-name="ce75">
            <text:p>14-jun-21</text:p>
          </table:table-cell>
          <table:table-cell office:value-type="string" table:style-name="ce74">
            <text:p>Fact # 30447267 COR018-CNEL EP CONSUMO DE ENERGÍA ELECTRICA, COD:0400885886, BTA. MERCEDES MOLINA</text:p>
          </table:table-cell>
          <table:table-cell table:style-name="ce74"/>
          <table:table-cell office:value-type="float" office:value="21.29" table:style-name="ce76">
            <text:p>21,29<text:s/></text:p>
          </table:table-cell>
          <table:table-cell office:value-type="float" office:value="1124.27" table:style-name="ce76">
            <text:p>1.124,27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LUZ</text:p>
          </table:table-cell>
          <table:table-cell office:value-type="string" table:style-name="ce73">
            <text:p>DF-20</text:p>
          </table:table-cell>
          <table:table-cell office:value-type="date" office:date-value="2021-06-14T00:00:00" table:style-name="ce75">
            <text:p>14-jun-21</text:p>
          </table:table-cell>
          <table:table-cell office:value-type="string" table:style-name="ce74">
            <text:p>Fact # 30455203 COR018-CNEL EP CONSUMO DE ENERGÍA ELECTRICA COD:0400890778, VALLE ALTO</text:p>
          </table:table-cell>
          <table:table-cell table:style-name="ce74"/>
          <table:table-cell office:value-type="float" office:value="12.04" table:style-name="ce76">
            <text:p>12,04<text:s/></text:p>
          </table:table-cell>
          <table:table-cell office:value-type="float" office:value="1136.31" table:style-name="ce76">
            <text:p>1.136,31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LUZ</text:p>
          </table:table-cell>
          <table:table-cell office:value-type="string" table:style-name="ce73">
            <text:p>DF-21</text:p>
          </table:table-cell>
          <table:table-cell office:value-type="date" office:date-value="2021-06-14T00:00:00" table:style-name="ce75">
            <text:p>14-jun-21</text:p>
          </table:table-cell>
          <table:table-cell office:value-type="string" table:style-name="ce74">
            <text:p>Fact # 30459321 COR018-CNEL EP CONSUMO DE ENERGÍA ELECTRICA COD:0400895534, VIA AL SOL</text:p>
          </table:table-cell>
          <table:table-cell table:style-name="ce74"/>
          <table:table-cell office:value-type="float" office:value="16.579999999999998" table:style-name="ce76">
            <text:p>16,58<text:s/></text:p>
          </table:table-cell>
          <table:table-cell office:value-type="float" office:value="1152.8900000000001" table:style-name="ce76">
            <text:p>1.152,89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LUZ</text:p>
          </table:table-cell>
          <table:table-cell office:value-type="string" table:style-name="ce73">
            <text:p>DF-22</text:p>
          </table:table-cell>
          <table:table-cell office:value-type="date" office:date-value="2021-06-16T00:00:00" table:style-name="ce75">
            <text:p>16-jun-21</text:p>
          </table:table-cell>
          <table:table-cell office:value-type="string" table:style-name="ce74">
            <text:p>Fact # 30553330 COR018-CNEL EP CONSUMO DE ENERGÍA ELECTRICA COD:0400902939, EL CARACOL</text:p>
          </table:table-cell>
          <table:table-cell table:style-name="ce74"/>
          <table:table-cell office:value-type="float" office:value="7.49" table:style-name="ce76">
            <text:p>7,49<text:s/></text:p>
          </table:table-cell>
          <table:table-cell office:value-type="float" office:value="1160.3800000000001" table:style-name="ce76">
            <text:p>1.160,38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LUZ</text:p>
          </table:table-cell>
          <table:table-cell office:value-type="string" table:style-name="ce73">
            <text:p>NDL-30</text:p>
          </table:table-cell>
          <table:table-cell office:value-type="date" office:date-value="2021-06-30T00:00:00" table:style-name="ce75">
            <text:p>30-jun-21</text:p>
          </table:table-cell>
          <table:table-cell office:value-type="string" table:style-name="ce74">
            <text:p>N/D PACIFICO TRANSF. CANCELACIÓN DE FACTURA CNEL EP, CTV, PORTAL AL SOL</text:p>
          </table:table-cell>
          <table:table-cell table:style-name="ce74"/>
          <table:table-cell office:value-type="float" office:value="10.66" table:style-name="ce76">
            <text:p>10,66<text:s/></text:p>
          </table:table-cell>
          <table:table-cell office:value-type="float" office:value="1171.04" table:style-name="ce76">
            <text:p>1.171,04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LUZ</text:p>
          </table:table-cell>
          <table:table-cell office:value-type="string" table:style-name="ce73">
            <text:p>DF-9</text:p>
          </table:table-cell>
          <table:table-cell office:value-type="date" office:date-value="2021-07-02T00:00:00" table:style-name="ce75">
            <text:p>02-jul-21</text:p>
          </table:table-cell>
          <table:table-cell office:value-type="string" table:style-name="ce74">
            <text:p>Fact # 14479 UMS437-ASOC. DE MORADORES DE LA URB. MATICES DE SAMBORONDON CONSUMO DE ENERGÍA ELÉCTRICA DE LA ANTENA DE MATICES MES DE JULIO <text:s/>2021</text:p>
          </table:table-cell>
          <table:table-cell table:style-name="ce74"/>
          <table:table-cell office:value-type="float" office:value="85" table:style-name="ce76">
            <text:p>85,00<text:s/></text:p>
          </table:table-cell>
          <table:table-cell office:value-type="float" office:value="1256.04" table:style-name="ce76">
            <text:p>1.256,04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LUZ</text:p>
          </table:table-cell>
          <table:table-cell office:value-type="string" table:style-name="ce73">
            <text:p>DF-44</text:p>
          </table:table-cell>
          <table:table-cell office:value-type="date" office:date-value="2021-07-08T00:00:00" table:style-name="ce75">
            <text:p>08-jul-21</text:p>
          </table:table-cell>
          <table:table-cell office:value-type="string" table:style-name="ce74">
            <text:p>Fact # 5873558 COR018-CNEL EP CONSUMO DE ENERGÍA ELECTRICA, COD:0900421382, URB. TERRASOL</text:p>
          </table:table-cell>
          <table:table-cell table:style-name="ce74"/>
          <table:table-cell office:value-type="float" office:value="14.03" table:style-name="ce76">
            <text:p>14,03<text:s/></text:p>
          </table:table-cell>
          <table:table-cell office:value-type="float" office:value="1270.07" table:style-name="ce76">
            <text:p>1.270,07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LUZ</text:p>
          </table:table-cell>
          <table:table-cell office:value-type="string" table:style-name="ce73">
            <text:p>DF-45</text:p>
          </table:table-cell>
          <table:table-cell office:value-type="date" office:date-value="2021-07-10T00:00:00" table:style-name="ce75">
            <text:p>10-jul-21</text:p>
          </table:table-cell>
          <table:table-cell office:value-type="string" table:style-name="ce74">
            <text:p>Fact # 5969841 COR018-CNEL EP CONSUMO DE ENERGÍA ELECTRICA COD:0900420945, URB. CAPRI</text:p>
          </table:table-cell>
          <table:table-cell table:style-name="ce74"/>
          <table:table-cell office:value-type="float" office:value="9.6199999999999992" table:style-name="ce76">
            <text:p>9,62<text:s/></text:p>
          </table:table-cell>
          <table:table-cell office:value-type="float" office:value="1279.69" table:style-name="ce76">
            <text:p>1.279,69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LUZ</text:p>
          </table:table-cell>
          <table:table-cell office:value-type="string" table:style-name="ce73">
            <text:p>DF-46</text:p>
          </table:table-cell>
          <table:table-cell office:value-type="date" office:date-value="2021-07-10T00:00:00" table:style-name="ce75">
            <text:p>10-jul-21</text:p>
          </table:table-cell>
          <table:table-cell office:value-type="string" table:style-name="ce74">
            <text:p>Fact # 5996476 COR018-CNEL EP CONSUMO DE ENERGÍA ELECTRICA COD:5385091, MANABÍ-MANTA, JUNIO 2021</text:p>
          </table:table-cell>
          <table:table-cell table:style-name="ce74"/>
          <table:table-cell office:value-type="float" office:value="13.52" table:style-name="ce76">
            <text:p>13,52<text:s/></text:p>
          </table:table-cell>
          <table:table-cell office:value-type="float" office:value="1293.21" table:style-name="ce76">
            <text:p>1.293,21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LUZ</text:p>
          </table:table-cell>
          <table:table-cell office:value-type="string" table:style-name="ce73">
            <text:p>DF-47</text:p>
          </table:table-cell>
          <table:table-cell office:value-type="date" office:date-value="2021-07-13T00:00:00" table:style-name="ce75">
            <text:p>13-jul-21</text:p>
          </table:table-cell>
          <table:table-cell office:value-type="string" table:style-name="ce74">
            <text:p>Fact # 31154117 COR018-CNEL EP CONSUMO DE ENERGÍA ELECTRICA, COD:0400895534, VIA AL SOL</text:p>
          </table:table-cell>
          <table:table-cell table:style-name="ce74"/>
          <table:table-cell office:value-type="float" office:value="16.84" table:style-name="ce76">
            <text:p>16,84<text:s/></text:p>
          </table:table-cell>
          <table:table-cell office:value-type="float" office:value="1310.05" table:style-name="ce76">
            <text:p>1.310,05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LUZ</text:p>
          </table:table-cell>
          <table:table-cell office:value-type="string" table:style-name="ce73">
            <text:p>DF-48</text:p>
          </table:table-cell>
          <table:table-cell office:value-type="date" office:date-value="2021-07-13T00:00:00" table:style-name="ce75">
            <text:p>13-jul-21</text:p>
          </table:table-cell>
          <table:table-cell office:value-type="string" table:style-name="ce74">
            <text:p>Fact # 31168547 COR018-CNEL EP CONSUMO DE ENERGÍA ELECTRICA, COD:0400890778,</text:p>
          </table:table-cell>
          <table:table-cell table:style-name="ce74"/>
          <table:table-cell office:value-type="float" office:value="11.86" table:style-name="ce76">
            <text:p>11,86<text:s/></text:p>
          </table:table-cell>
          <table:table-cell office:value-type="float" office:value="1321.91" table:style-name="ce76">
            <text:p>1.321,91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LUZ</text:p>
          </table:table-cell>
          <table:table-cell office:value-type="string" table:style-name="ce73">
            <text:p>DF-49</text:p>
          </table:table-cell>
          <table:table-cell office:value-type="date" office:date-value="2021-07-14T00:00:00" table:style-name="ce75">
            <text:p>14-jul-21</text:p>
          </table:table-cell>
          <table:table-cell office:value-type="string" table:style-name="ce74">
            <text:p>Fact # 31180925 COR018-CNEL EP CONSUMO DE ENERGÍA ELECTRICA, COD:0400885886, BTA. MERCEDES MOLINA</text:p>
          </table:table-cell>
          <table:table-cell table:style-name="ce74"/>
          <table:table-cell office:value-type="float" office:value="20.27" table:style-name="ce76">
            <text:p>20,27<text:s/></text:p>
          </table:table-cell>
          <table:table-cell office:value-type="float" office:value="1342.18" table:style-name="ce76">
            <text:p>1.342,18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LUZ</text:p>
          </table:table-cell>
          <table:table-cell office:value-type="string" table:style-name="ce73">
            <text:p>DF-50</text:p>
          </table:table-cell>
          <table:table-cell office:value-type="date" office:date-value="2021-07-20T00:00:00" table:style-name="ce75">
            <text:p>20-jul-21</text:p>
          </table:table-cell>
          <table:table-cell office:value-type="string" table:style-name="ce74">
            <text:p>Fact # 31309370 COR018-CNEL EP CONSUMO DE ENERGÍA ELECTRICA, COD:0400902939, EL CARACOL</text:p>
          </table:table-cell>
          <table:table-cell table:style-name="ce74"/>
          <table:table-cell office:value-type="float" office:value="7.49" table:style-name="ce76">
            <text:p>7,49<text:s/></text:p>
          </table:table-cell>
          <table:table-cell office:value-type="float" office:value="1349.67" table:style-name="ce76">
            <text:p>1.349,67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LUZ</text:p>
          </table:table-cell>
          <table:table-cell office:value-type="string" table:style-name="ce73">
            <text:p>NDL-38</text:p>
          </table:table-cell>
          <table:table-cell office:value-type="date" office:date-value="2021-07-29T00:00:00" table:style-name="ce75">
            <text:p>29-jul-21</text:p>
          </table:table-cell>
          <table:table-cell office:value-type="string" table:style-name="ce74">
            <text:p>N/D PACIFICO TRANSF. CONSUMO DE ENERGÍA ELECTRICA PORTAL AL SOL, COD:200017298429, CTV</text:p>
          </table:table-cell>
          <table:table-cell table:style-name="ce74"/>
          <table:table-cell office:value-type="float" office:value="10.84" table:style-name="ce76">
            <text:p>10,84<text:s/></text:p>
          </table:table-cell>
          <table:table-cell office:value-type="float" office:value="1360.51" table:style-name="ce76">
            <text:p>1.360,51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LUZ</text:p>
          </table:table-cell>
          <table:table-cell office:value-type="string" table:style-name="ce73">
            <text:p>DF-20</text:p>
          </table:table-cell>
          <table:table-cell office:value-type="date" office:date-value="2021-08-03T00:00:00" table:style-name="ce75">
            <text:p>03-ago-21</text:p>
          </table:table-cell>
          <table:table-cell office:value-type="string" table:style-name="ce74">
            <text:p>Fact # 6241168 COR018-CNEL EP CONSUMO DE ENERGÍA ELECTRICA, COD:42138201, URB. TERRASOL</text:p>
          </table:table-cell>
          <table:table-cell table:style-name="ce74"/>
          <table:table-cell office:value-type="float" office:value="14.97" table:style-name="ce76">
            <text:p>14,97<text:s/></text:p>
          </table:table-cell>
          <table:table-cell office:value-type="float" office:value="1375.48" table:style-name="ce76">
            <text:p>1.375,48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LUZ</text:p>
          </table:table-cell>
          <table:table-cell office:value-type="string" table:style-name="ce73">
            <text:p>DF-9</text:p>
          </table:table-cell>
          <table:table-cell office:value-type="date" office:date-value="2021-08-05T00:00:00" table:style-name="ce75">
            <text:p>05-ago-21</text:p>
          </table:table-cell>
          <table:table-cell office:value-type="string" table:style-name="ce74">
            <text:p>Fact # 14622 UMS437-ASOC. DE MORADORES DE LA URB. MATICES DE SAMBORONDON CONSUMO DE ENERGÍA ELÉCTRICA DE LA ANTENA DE MATICES MES DE AGOSTO <text:s/>2021</text:p>
          </table:table-cell>
          <table:table-cell table:style-name="ce74"/>
          <table:table-cell office:value-type="float" office:value="85" table:style-name="ce76">
            <text:p>85,00<text:s/></text:p>
          </table:table-cell>
          <table:table-cell office:value-type="float" office:value="1460.48" table:style-name="ce76">
            <text:p>1.460,48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LUZ</text:p>
          </table:table-cell>
          <table:table-cell office:value-type="string" table:style-name="ce73">
            <text:p>DF-21</text:p>
          </table:table-cell>
          <table:table-cell office:value-type="date" office:date-value="2021-08-06T00:00:00" table:style-name="ce75">
            <text:p>06-ago-21</text:p>
          </table:table-cell>
          <table:table-cell office:value-type="string" table:style-name="ce74">
            <text:p>Fact # 6322481 COR018-CNEL EP CONSUMO DE ENERGÍA ELECTRICA, COD:0900420945, URB. CAPRI</text:p>
          </table:table-cell>
          <table:table-cell table:style-name="ce74"/>
          <table:table-cell office:value-type="float" office:value="9.89" table:style-name="ce76">
            <text:p>9,89<text:s/></text:p>
          </table:table-cell>
          <table:table-cell office:value-type="float" office:value="1470.37" table:style-name="ce76">
            <text:p>1.470,37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LUZ</text:p>
          </table:table-cell>
          <table:table-cell office:value-type="string" table:style-name="ce73">
            <text:p>DF-22</text:p>
          </table:table-cell>
          <table:table-cell office:value-type="date" office:date-value="2021-08-07T00:00:00" table:style-name="ce75">
            <text:p>07-ago-21</text:p>
          </table:table-cell>
          <table:table-cell office:value-type="string" table:style-name="ce74">
            <text:p>Fact # 6319516 COR018-CNEL EP CONSUMO DE ENERGÍA ELECTRICA, COD:5385091, MANABI.MANTA, MES JULIO/2021</text:p>
          </table:table-cell>
          <table:table-cell table:style-name="ce74"/>
          <table:table-cell office:value-type="float" office:value="13.52" table:style-name="ce76">
            <text:p>13,52<text:s/></text:p>
          </table:table-cell>
          <table:table-cell office:value-type="float" office:value="1483.89" table:style-name="ce76">
            <text:p>1.483,89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LUZ</text:p>
          </table:table-cell>
          <table:table-cell office:value-type="string" table:style-name="ce73">
            <text:p>DF-53</text:p>
          </table:table-cell>
          <table:table-cell office:value-type="date" office:date-value="2021-08-12T00:00:00" table:style-name="ce75">
            <text:p>12-ago-21</text:p>
          </table:table-cell>
          <table:table-cell office:value-type="string" table:style-name="ce74">
            <text:p>Fact # 31954339 COR018-CNEL EP CONSUMO DE ENERGÍA ELÉCTRICA, COD:0400895534, VIA AL SOL</text:p>
          </table:table-cell>
          <table:table-cell table:style-name="ce74"/>
          <table:table-cell office:value-type="float" office:value="17.190000000000001" table:style-name="ce76">
            <text:p>17,19<text:s/></text:p>
          </table:table-cell>
          <table:table-cell office:value-type="float" office:value="1501.08" table:style-name="ce76">
            <text:p>1.501,08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LUZ</text:p>
          </table:table-cell>
          <table:table-cell office:value-type="string" table:style-name="ce73">
            <text:p>DF-54</text:p>
          </table:table-cell>
          <table:table-cell office:value-type="date" office:date-value="2021-08-12T00:00:00" table:style-name="ce75">
            <text:p>12-ago-21</text:p>
          </table:table-cell>
          <table:table-cell office:value-type="string" table:style-name="ce74">
            <text:p>Fact # 31942865 COR018-CNEL EP CONSUMO DE ENERGÍA ELÉCTRICA, COD:0400885886, BTA. MERCEDES MOLINA</text:p>
          </table:table-cell>
          <table:table-cell table:style-name="ce74"/>
          <table:table-cell office:value-type="float" office:value="19.920000000000002" table:style-name="ce76">
            <text:p>19,92<text:s/></text:p>
          </table:table-cell>
          <table:table-cell office:value-type="float" office:value="1521" table:style-name="ce76">
            <text:p>1.521,0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LUZ</text:p>
          </table:table-cell>
          <table:table-cell office:value-type="string" table:style-name="ce73">
            <text:p>DF-56</text:p>
          </table:table-cell>
          <table:table-cell office:value-type="date" office:date-value="2021-08-12T00:00:00" table:style-name="ce75">
            <text:p>12-ago-21</text:p>
          </table:table-cell>
          <table:table-cell office:value-type="string" table:style-name="ce74">
            <text:p>Fact # 31952702 COR018-CNEL EP CONSUMO DE ENERGÍA ELÉCTRICA, COD:0400890778, VLLE ALTO</text:p>
          </table:table-cell>
          <table:table-cell table:style-name="ce74"/>
          <table:table-cell office:value-type="float" office:value="11.44" table:style-name="ce76">
            <text:p>11,44<text:s/></text:p>
          </table:table-cell>
          <table:table-cell office:value-type="float" office:value="1532.44" table:style-name="ce76">
            <text:p>1.532,44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LUZ</text:p>
          </table:table-cell>
          <table:table-cell office:value-type="string" table:style-name="ce73">
            <text:p>DF-55</text:p>
          </table:table-cell>
          <table:table-cell office:value-type="date" office:date-value="2021-08-17T00:00:00" table:style-name="ce75">
            <text:p>17-ago-21</text:p>
          </table:table-cell>
          <table:table-cell office:value-type="string" table:style-name="ce74">
            <text:p>Fact # 32081596 COR018-CNEL EP CONSUMO DE ENERGÍA ELÉCTRICA, COD:0400902939, EL CARACOL</text:p>
          </table:table-cell>
          <table:table-cell table:style-name="ce74"/>
          <table:table-cell office:value-type="float" office:value="7.49" table:style-name="ce76">
            <text:p>7,49<text:s/></text:p>
          </table:table-cell>
          <table:table-cell office:value-type="float" office:value="1539.93" table:style-name="ce76">
            <text:p>1.539,93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LUZ</text:p>
          </table:table-cell>
          <table:table-cell office:value-type="string" table:style-name="ce73">
            <text:p>NDL-42</text:p>
          </table:table-cell>
          <table:table-cell office:value-type="date" office:date-value="2021-08-25T00:00:00" table:style-name="ce75">
            <text:p>25-ago-21</text:p>
          </table:table-cell>
          <table:table-cell office:value-type="string" table:style-name="ce74">
            <text:p>N/D PACIFICO TRANSF. CANCELACIÓN DE ENERGIA ELECTRICA, PORTAL AL SOL, CTV, COD:200017298429</text:p>
          </table:table-cell>
          <table:table-cell table:style-name="ce74"/>
          <table:table-cell office:value-type="float" office:value="10.76" table:style-name="ce76">
            <text:p>10,76<text:s/></text:p>
          </table:table-cell>
          <table:table-cell office:value-type="float" office:value="1550.69" table:style-name="ce76">
            <text:p>1.550,69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TELEFONO</text:p>
          </table:table-cell>
          <table:table-cell table:style-name="ce1"/>
          <table:table-cell office:value-type="date" office:date-value="2021-01-01T00:00:00" table:style-name="ce75">
            <text:p>01-ene-21</text:p>
          </table:table-cell>
          <table:table-cell office:value-type="string" table:style-name="ce74">
            <text:p>Saldo Inicial</text:p>
          </table:table-cell>
          <table:table-cell table:style-name="ce74"/>
          <table:table-cell office:value-type="float" office:value="0" table:style-name="ce76">
            <text:p>0,00<text:s/></text:p>
          </table:table-cell>
          <table:table-cell office:value-type="float" office:value="0" table:style-name="ce76">
            <text:p>0,0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TELEFONO</text:p>
          </table:table-cell>
          <table:table-cell office:value-type="string" table:style-name="ce73">
            <text:p>DF-17</text:p>
          </table:table-cell>
          <table:table-cell office:value-type="date" office:date-value="2021-01-03T00:00:00" table:style-name="ce75">
            <text:p>03-ene-21</text:p>
          </table:table-cell>
          <table:table-cell office:value-type="string" table:style-name="ce74">
            <text:p>Fact # 164445334 PAC005-CORPORACION NACIONAL DE TELECOMUNICACIONES CNT EP CONSUMO TELEFÓNICO MES DE DIC 2020, TEF:42682706</text:p>
          </table:table-cell>
          <table:table-cell table:style-name="ce74"/>
          <table:table-cell office:value-type="float" office:value="12" table:style-name="ce76">
            <text:p>12,00<text:s/></text:p>
          </table:table-cell>
          <table:table-cell office:value-type="float" office:value="12" table:style-name="ce76">
            <text:p>12,0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TELEFONO</text:p>
          </table:table-cell>
          <table:table-cell office:value-type="string" table:style-name="ce73">
            <text:p>DF-30</text:p>
          </table:table-cell>
          <table:table-cell office:value-type="date" office:date-value="2021-02-03T00:00:00" table:style-name="ce75">
            <text:p>03-feb-21</text:p>
          </table:table-cell>
          <table:table-cell office:value-type="string" table:style-name="ce74">
            <text:p>Fact # 166274563 PAC005-CORPORACION NACIONAL DE TELECOMUNICACIONES CNT EP CONSUMO TELEFÓNICO MES DE ENERO-2021, TEF:42682706</text:p>
          </table:table-cell>
          <table:table-cell table:style-name="ce74"/>
          <table:table-cell office:value-type="float" office:value="12" table:style-name="ce76">
            <text:p>12,00<text:s/></text:p>
          </table:table-cell>
          <table:table-cell office:value-type="float" office:value="24" table:style-name="ce76">
            <text:p>24,0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TELEFONO</text:p>
          </table:table-cell>
          <table:table-cell office:value-type="string" table:style-name="ce73">
            <text:p>DF-36</text:p>
          </table:table-cell>
          <table:table-cell office:value-type="date" office:date-value="2021-03-03T00:00:00" table:style-name="ce75">
            <text:p>03-mar-21</text:p>
          </table:table-cell>
          <table:table-cell office:value-type="string" table:style-name="ce74">
            <text:p>Fact # 1682507 PAC005-CORPORACION NACIONAL DE TELECOMUNICACIONES CNT EP CONSUMO TELEFÓNICO MES DE FEBRERO-2021, TEF:42682706</text:p>
          </table:table-cell>
          <table:table-cell table:style-name="ce74"/>
          <table:table-cell office:value-type="float" office:value="12" table:style-name="ce76">
            <text:p>12,00<text:s/></text:p>
          </table:table-cell>
          <table:table-cell office:value-type="float" office:value="36" table:style-name="ce76">
            <text:p>36,0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TELEFONO</text:p>
          </table:table-cell>
          <table:table-cell office:value-type="string" table:style-name="ce73">
            <text:p>DF-28</text:p>
          </table:table-cell>
          <table:table-cell office:value-type="date" office:date-value="2021-04-03T00:00:00" table:style-name="ce75">
            <text:p>03-abr-21</text:p>
          </table:table-cell>
          <table:table-cell office:value-type="string" table:style-name="ce74">
            <text:p>Fact # 170584599 PAC005-CORPORACION NACIONAL DE TELECOMUNICACIONES CNT EP CONSUMO TELEFÓNICO MES DE MARZO-2021, TEF:42682706</text:p>
          </table:table-cell>
          <table:table-cell table:style-name="ce74"/>
          <table:table-cell office:value-type="float" office:value="12" table:style-name="ce76">
            <text:p>12,00<text:s/></text:p>
          </table:table-cell>
          <table:table-cell office:value-type="float" office:value="48" table:style-name="ce76">
            <text:p>48,0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TELEFONO</text:p>
          </table:table-cell>
          <table:table-cell office:value-type="string" table:style-name="ce73">
            <text:p>DF-16</text:p>
          </table:table-cell>
          <table:table-cell office:value-type="date" office:date-value="2021-05-03T00:00:00" table:style-name="ce75">
            <text:p>03-may-21</text:p>
          </table:table-cell>
          <table:table-cell office:value-type="string" table:style-name="ce74">
            <text:p>Fact # 172386609 PAC005-CORPORACION NACIONAL DE TELECOMUNICACIONES CNT EP CONSUMO TELEFÓNICO MES DE ABRIL-2021, TEF:42682706</text:p>
          </table:table-cell>
          <table:table-cell table:style-name="ce74"/>
          <table:table-cell office:value-type="float" office:value="12" table:style-name="ce76">
            <text:p>12,00<text:s/></text:p>
          </table:table-cell>
          <table:table-cell office:value-type="float" office:value="60" table:style-name="ce76">
            <text:p>60,0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TELEFONO</text:p>
          </table:table-cell>
          <table:table-cell office:value-type="string" table:style-name="ce73">
            <text:p>DF-27</text:p>
          </table:table-cell>
          <table:table-cell office:value-type="date" office:date-value="2021-06-03T00:00:00" table:style-name="ce75">
            <text:p>03-jun-21</text:p>
          </table:table-cell>
          <table:table-cell office:value-type="string" table:style-name="ce74">
            <text:p>Fact # 174252376 PAC005-CORPORACION NACIONAL DE TELECOMUNICACIONES CNT EP CONSUMO TELEFÓNICO MES DE MAYO-2021, TEF:42682706</text:p>
          </table:table-cell>
          <table:table-cell table:style-name="ce74"/>
          <table:table-cell office:value-type="float" office:value="13.89" table:style-name="ce76">
            <text:p>13,89<text:s/></text:p>
          </table:table-cell>
          <table:table-cell office:value-type="float" office:value="73.89" table:style-name="ce76">
            <text:p>73,89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TELEFONO</text:p>
          </table:table-cell>
          <table:table-cell office:value-type="string" table:style-name="ce73">
            <text:p>DF-43</text:p>
          </table:table-cell>
          <table:table-cell office:value-type="date" office:date-value="2021-07-03T00:00:00" table:style-name="ce75">
            <text:p>03-jul-21</text:p>
          </table:table-cell>
          <table:table-cell office:value-type="string" table:style-name="ce74">
            <text:p>Fact # 176106930 PAC005-CORPORACION NACIONAL DE TELECOMUNICACIONES CNT EP CONSUMO TELEFÓNICO MES DE JUNIO-2021, TEF:42682706</text:p>
          </table:table-cell>
          <table:table-cell table:style-name="ce74"/>
          <table:table-cell office:value-type="float" office:value="13.8" table:style-name="ce76">
            <text:p>13,80<text:s/></text:p>
          </table:table-cell>
          <table:table-cell office:value-type="float" office:value="87.69" table:style-name="ce76">
            <text:p>87,69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TELEFONO</text:p>
          </table:table-cell>
          <table:table-cell office:value-type="string" table:style-name="ce73">
            <text:p>DF-19</text:p>
          </table:table-cell>
          <table:table-cell office:value-type="date" office:date-value="2021-08-03T00:00:00" table:style-name="ce75">
            <text:p>03-ago-21</text:p>
          </table:table-cell>
          <table:table-cell office:value-type="string" table:style-name="ce74">
            <text:p>Fact # 1779307 PAC005-CORPORACION NACIONAL DE TELECOMUNICACIONES CNT EP CONSUMO TELEFÓNICO MES DE JULIO-2021, TEF:42682706</text:p>
          </table:table-cell>
          <table:table-cell table:style-name="ce74"/>
          <table:table-cell office:value-type="float" office:value="12.03" table:style-name="ce76">
            <text:p>12,03<text:s/></text:p>
          </table:table-cell>
          <table:table-cell office:value-type="float" office:value="99.72" table:style-name="ce76">
            <text:p>99,72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PAGINA WEB</text:p>
          </table:table-cell>
          <table:table-cell table:style-name="ce1"/>
          <table:table-cell office:value-type="date" office:date-value="2021-01-01T00:00:00" table:style-name="ce75">
            <text:p>01-ene-21</text:p>
          </table:table-cell>
          <table:table-cell office:value-type="string" table:style-name="ce74">
            <text:p>Saldo Inicial</text:p>
          </table:table-cell>
          <table:table-cell table:style-name="ce74"/>
          <table:table-cell office:value-type="float" office:value="0" table:style-name="ce76">
            <text:p>0,00<text:s/></text:p>
          </table:table-cell>
          <table:table-cell office:value-type="float" office:value="0" table:style-name="ce76">
            <text:p>0,0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PAGINA WEB</text:p>
          </table:table-cell>
          <table:table-cell office:value-type="string" table:style-name="ce73">
            <text:p>DF-28</text:p>
          </table:table-cell>
          <table:table-cell office:value-type="date" office:date-value="2021-01-15T00:00:00" table:style-name="ce75">
            <text:p>15-ene-21</text:p>
          </table:table-cell>
          <table:table-cell office:value-type="string" table:style-name="ce74">
            <text:p>Fact # 406 IST001-ISTARTDIGITAL S.A. MANEJO DE REDES SOCIALES MES DE ENERO 2021</text:p>
          </table:table-cell>
          <table:table-cell table:style-name="ce74"/>
          <table:table-cell office:value-type="float" office:value="500" table:style-name="ce76">
            <text:p>500,00<text:s/></text:p>
          </table:table-cell>
          <table:table-cell office:value-type="float" office:value="500" table:style-name="ce76">
            <text:p>500,0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PAGINA WEB</text:p>
          </table:table-cell>
          <table:table-cell office:value-type="string" table:style-name="ce73">
            <text:p>DF-32</text:p>
          </table:table-cell>
          <table:table-cell office:value-type="date" office:date-value="2021-01-20T00:00:00" table:style-name="ce75">
            <text:p>20-ene-21</text:p>
          </table:table-cell>
          <table:table-cell office:value-type="string" table:style-name="ce74">
            <text:p>Fact # 522 SOL017-SOLUCIONES INFORMATICAS PARA FIRMA ELECTRONICA GEEKTECH S.A. CONTRATOS ELECTRONICOS PERIODO 15 AL 31 DICIEMBRE 2020.</text:p>
          </table:table-cell>
          <table:table-cell table:style-name="ce74"/>
          <table:table-cell office:value-type="float" office:value="21" table:style-name="ce76">
            <text:p>21,00<text:s/></text:p>
          </table:table-cell>
          <table:table-cell office:value-type="float" office:value="521" table:style-name="ce76">
            <text:p>521,0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PAGINA WEB</text:p>
          </table:table-cell>
          <table:table-cell office:value-type="string" table:style-name="ce73">
            <text:p>DF-21</text:p>
          </table:table-cell>
          <table:table-cell office:value-type="date" office:date-value="2021-02-17T00:00:00" table:style-name="ce75">
            <text:p>17-feb-21</text:p>
          </table:table-cell>
          <table:table-cell office:value-type="string" table:style-name="ce74">
            <text:p>Fact # 544 SOL017-SOLUCIONES INFORMATICAS PARA FIRMA ELECTRONICA GEEKTECH S.A. CONTRATOS ELECTRONICOS PERIODO <text:s/>01 AL 31 ENERO 2021</text:p>
          </table:table-cell>
          <table:table-cell table:style-name="ce74"/>
          <table:table-cell office:value-type="float" office:value="32" table:style-name="ce76">
            <text:p>32,00<text:s/></text:p>
          </table:table-cell>
          <table:table-cell office:value-type="float" office:value="553" table:style-name="ce76">
            <text:p>553,0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PAGINA WEB</text:p>
          </table:table-cell>
          <table:table-cell office:value-type="string" table:style-name="ce73">
            <text:p>DF-4</text:p>
          </table:table-cell>
          <table:table-cell office:value-type="date" office:date-value="2021-03-02T00:00:00" table:style-name="ce75">
            <text:p>02-mar-21</text:p>
          </table:table-cell>
          <table:table-cell office:value-type="string" table:style-name="ce74">
            <text:p>Fact # 411 IST001-ISTARTDIGITAL S.A. MANEJO DE REDES SOCIALES MES DE FEBRERO Y MARZO 2021</text:p>
          </table:table-cell>
          <table:table-cell table:style-name="ce74"/>
          <table:table-cell office:value-type="float" office:value="1000" table:style-name="ce76">
            <text:p>1.000,00<text:s/></text:p>
          </table:table-cell>
          <table:table-cell office:value-type="float" office:value="1553" table:style-name="ce76">
            <text:p>1.553,0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PAGINA WEB</text:p>
          </table:table-cell>
          <table:table-cell office:value-type="string" table:style-name="ce73">
            <text:p>DF-13</text:p>
          </table:table-cell>
          <table:table-cell office:value-type="date" office:date-value="2021-04-05T00:00:00" table:style-name="ce75">
            <text:p>05-abr-21</text:p>
          </table:table-cell>
          <table:table-cell office:value-type="string" table:style-name="ce74">
            <text:p>Fact # 415 IST001-ISTARTDIGITAL S.A. MANEJO DE REDES SOCIALES</text:p>
          </table:table-cell>
          <table:table-cell table:style-name="ce74"/>
          <table:table-cell office:value-type="float" office:value="500" table:style-name="ce76">
            <text:p>500,00<text:s/></text:p>
          </table:table-cell>
          <table:table-cell office:value-type="float" office:value="2053" table:style-name="ce76">
            <text:p>2.053,0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PAGINA WEB</text:p>
          </table:table-cell>
          <table:table-cell office:value-type="string" table:style-name="ce73">
            <text:p>DF-3</text:p>
          </table:table-cell>
          <table:table-cell office:value-type="date" office:date-value="2021-05-05T00:00:00" table:style-name="ce75">
            <text:p>05-may-21</text:p>
          </table:table-cell>
          <table:table-cell office:value-type="string" table:style-name="ce74">
            <text:p>Fact # 417 IST001-ISTARTDIGITAL S.A. MANEJO DE REDES SOCIALES MES DE MAYO 2021</text:p>
          </table:table-cell>
          <table:table-cell table:style-name="ce74"/>
          <table:table-cell office:value-type="float" office:value="500" table:style-name="ce76">
            <text:p>500,00<text:s/></text:p>
          </table:table-cell>
          <table:table-cell office:value-type="float" office:value="2553" table:style-name="ce76">
            <text:p>2.553,0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PAGINA WEB</text:p>
          </table:table-cell>
          <table:table-cell office:value-type="string" table:style-name="ce73">
            <text:p>DF-9</text:p>
          </table:table-cell>
          <table:table-cell office:value-type="date" office:date-value="2021-05-10T00:00:00" table:style-name="ce75">
            <text:p>10-may-21</text:p>
          </table:table-cell>
          <table:table-cell office:value-type="string" table:style-name="ce74">
            <text:p>Fact # 596 SOL017-SOLUCIONES INFORMATICAS PARA FIRMA ELECTRONICA GEEKTECH S.A. CONTRATOS ELECTRONICOS <text:s/>PERIODO 1 AL 30 DE ABRIL 2021</text:p>
          </table:table-cell>
          <table:table-cell table:style-name="ce74"/>
          <table:table-cell office:value-type="float" office:value="74" table:style-name="ce76">
            <text:p>74,00<text:s/></text:p>
          </table:table-cell>
          <table:table-cell office:value-type="float" office:value="2627" table:style-name="ce76">
            <text:p>2.627,0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PAGINA WEB</text:p>
          </table:table-cell>
          <table:table-cell office:value-type="string" table:style-name="ce73">
            <text:p>DF-4</text:p>
          </table:table-cell>
          <table:table-cell office:value-type="date" office:date-value="2021-06-10T00:00:00" table:style-name="ce75">
            <text:p>10-jun-21</text:p>
          </table:table-cell>
          <table:table-cell office:value-type="string" table:style-name="ce74">
            <text:p>Fact # 625 SOL017-SOLUCIONES INFORMATICAS PARA FIRMA ELECTRONICA GEEKTECH S.A. CONTRATOS ELECTRONICOS PERÍODO <text:s/>1 AL 31 DE MAYO 2021</text:p>
          </table:table-cell>
          <table:table-cell table:style-name="ce74"/>
          <table:table-cell office:value-type="float" office:value="86" table:style-name="ce76">
            <text:p>86,00<text:s/></text:p>
          </table:table-cell>
          <table:table-cell office:value-type="float" office:value="2713" table:style-name="ce76">
            <text:p>2.713,0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PAGINA WEB</text:p>
          </table:table-cell>
          <table:table-cell office:value-type="string" table:style-name="ce73">
            <text:p>DF-3</text:p>
          </table:table-cell>
          <table:table-cell office:value-type="date" office:date-value="2021-06-11T00:00:00" table:style-name="ce75">
            <text:p>11-jun-21</text:p>
          </table:table-cell>
          <table:table-cell office:value-type="string" table:style-name="ce74">
            <text:p>Fact # 420 IST001-ISTARTDIGITAL S.A. MANEJO DE REDES SOCIALES MES DE JUNIO 2021</text:p>
          </table:table-cell>
          <table:table-cell table:style-name="ce74"/>
          <table:table-cell office:value-type="float" office:value="500" table:style-name="ce76">
            <text:p>500,00<text:s/></text:p>
          </table:table-cell>
          <table:table-cell office:value-type="float" office:value="3213" table:style-name="ce76">
            <text:p>3.213,0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PAGINA WEB</text:p>
          </table:table-cell>
          <table:table-cell office:value-type="string" table:style-name="ce73">
            <text:p>DF-44</text:p>
          </table:table-cell>
          <table:table-cell office:value-type="date" office:date-value="2021-06-28T00:00:00" table:style-name="ce75">
            <text:p>28-jun-21</text:p>
          </table:table-cell>
          <table:table-cell office:value-type="string" table:style-name="ce74">
            <text:p>Fact # 129128 SEC002-SECURITY DATA SEGURIDAD EN DATOS Y FIRMA DIGITAL S.A. SERVICIO POR FIRMA ELEC. BAJO VOL.2 AÑOS</text:p>
          </table:table-cell>
          <table:table-cell table:style-name="ce74"/>
          <table:table-cell office:value-type="float" office:value="32" table:style-name="ce76">
            <text:p>32,00<text:s/></text:p>
          </table:table-cell>
          <table:table-cell office:value-type="float" office:value="3245" table:style-name="ce76">
            <text:p>3.245,0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PAGINA WEB</text:p>
          </table:table-cell>
          <table:table-cell office:value-type="string" table:style-name="ce73">
            <text:p>DF-4</text:p>
          </table:table-cell>
          <table:table-cell office:value-type="date" office:date-value="2021-07-06T00:00:00" table:style-name="ce75">
            <text:p>06-jul-21</text:p>
          </table:table-cell>
          <table:table-cell office:value-type="string" table:style-name="ce74">
            <text:p>Fact # 421 IST001-ISTARTDIGITAL S.A. MANEJO DE REDES SOCIALES MES DE JULIO 2021</text:p>
          </table:table-cell>
          <table:table-cell table:style-name="ce74"/>
          <table:table-cell office:value-type="float" office:value="500" table:style-name="ce76">
            <text:p>500,00<text:s/></text:p>
          </table:table-cell>
          <table:table-cell office:value-type="float" office:value="3745" table:style-name="ce76">
            <text:p>3.745,0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PAGINA WEB</text:p>
          </table:table-cell>
          <table:table-cell office:value-type="string" table:style-name="ce73">
            <text:p>DF-7</text:p>
          </table:table-cell>
          <table:table-cell office:value-type="date" office:date-value="2021-07-12T00:00:00" table:style-name="ce75">
            <text:p>12-jul-21</text:p>
          </table:table-cell>
          <table:table-cell office:value-type="string" table:style-name="ce74">
            <text:p>Fact # 647 SOL017-SOLUCIONES INFORMATICAS PARA FIRMA ELECTRONICA GEEKTECH S.A. CONTRATOS ELECTRONICOS <text:s/>PERIODO 1 AL 30 DE JUNIO 2021</text:p>
          </table:table-cell>
          <table:table-cell table:style-name="ce74"/>
          <table:table-cell office:value-type="float" office:value="84" table:style-name="ce76">
            <text:p>84,00<text:s/></text:p>
          </table:table-cell>
          <table:table-cell office:value-type="float" office:value="3829" table:style-name="ce76">
            <text:p>3.829,0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PAGINA WEB</text:p>
          </table:table-cell>
          <table:table-cell office:value-type="string" table:style-name="ce73">
            <text:p>DF-2</text:p>
          </table:table-cell>
          <table:table-cell office:value-type="date" office:date-value="2021-08-02T00:00:00" table:style-name="ce75">
            <text:p>02-ago-21</text:p>
          </table:table-cell>
          <table:table-cell office:value-type="string" table:style-name="ce74">
            <text:p>Fact # 425 IST001-ISTARTDIGITAL S.A. MANEJO DE REDES SOCIALES</text:p>
          </table:table-cell>
          <table:table-cell table:style-name="ce74"/>
          <table:table-cell office:value-type="float" office:value="500" table:style-name="ce76">
            <text:p>500,00<text:s/></text:p>
          </table:table-cell>
          <table:table-cell office:value-type="float" office:value="4329" table:style-name="ce76">
            <text:p>4.329,0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PAGINA WEB</text:p>
          </table:table-cell>
          <table:table-cell office:value-type="string" table:style-name="ce73">
            <text:p>DF-62</text:p>
          </table:table-cell>
          <table:table-cell office:value-type="date" office:date-value="2021-08-23T00:00:00" table:style-name="ce75">
            <text:p>23-ago-21</text:p>
          </table:table-cell>
          <table:table-cell office:value-type="string" table:style-name="ce74">
            <text:p>Fact # 701 SOL017-SOLUCIONES INFORMATICAS PARA FIRMA ELECTRONICA GEEKTECH S.A. CONTRATOS ELECTRONICOS PERIODO 01 AL 31 JULIO 2021</text:p>
          </table:table-cell>
          <table:table-cell table:style-name="ce74"/>
          <table:table-cell office:value-type="float" office:value="64" table:style-name="ce76">
            <text:p>64,00<text:s/></text:p>
          </table:table-cell>
          <table:table-cell office:value-type="float" office:value="4393" table:style-name="ce76">
            <text:p>4.393,0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VARIOS</text:p>
          </table:table-cell>
          <table:table-cell table:style-name="ce1"/>
          <table:table-cell office:value-type="date" office:date-value="2021-01-01T00:00:00" table:style-name="ce75">
            <text:p>01-ene-21</text:p>
          </table:table-cell>
          <table:table-cell office:value-type="string" table:style-name="ce74">
            <text:p>Saldo Inicial</text:p>
          </table:table-cell>
          <table:table-cell table:style-name="ce74"/>
          <table:table-cell office:value-type="float" office:value="0" table:style-name="ce76">
            <text:p>0,00<text:s/></text:p>
          </table:table-cell>
          <table:table-cell office:value-type="float" office:value="0" table:style-name="ce76">
            <text:p>0,0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VARIOS</text:p>
          </table:table-cell>
          <table:table-cell office:value-type="string" table:style-name="ce73">
            <text:p>EN-11</text:p>
          </table:table-cell>
          <table:table-cell office:value-type="date" office:date-value="2021-01-05T00:00:00" table:style-name="ce75">
            <text:p>05-ene-21</text:p>
          </table:table-cell>
          <table:table-cell office:value-type="string" table:style-name="ce74">
            <text:p>Registro-Contabilización Tarj. Corp. Gastos varios periodo 06 al 21 dic/2020 y 04 al 05 ene/2021, contribución Solca, Amazon, Buggatti, Servicio digital</text:p>
          </table:table-cell>
          <table:table-cell table:style-name="ce74"/>
          <table:table-cell office:value-type="float" office:value="775.67" table:style-name="ce76">
            <text:p>775,67<text:s/></text:p>
          </table:table-cell>
          <table:table-cell office:value-type="float" office:value="775.67" table:style-name="ce76">
            <text:p>775,67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VARIOS</text:p>
          </table:table-cell>
          <table:table-cell office:value-type="string" table:style-name="ce73">
            <text:p>DF-26</text:p>
          </table:table-cell>
          <table:table-cell office:value-type="date" office:date-value="2021-01-08T00:00:00" table:style-name="ce75">
            <text:p>08-ene-21</text:p>
          </table:table-cell>
          <table:table-cell office:value-type="string" table:style-name="ce74">
            <text:p>Fact # 72125760 OTE001-OTECEL S.A PLAN CORP. PERIODO 08-DIC-2020 AL 07-ENE-2021</text:p>
          </table:table-cell>
          <table:table-cell table:style-name="ce74"/>
          <table:table-cell office:value-type="float" office:value="313.26" table:style-name="ce76">
            <text:p>313,26<text:s/></text:p>
          </table:table-cell>
          <table:table-cell office:value-type="float" office:value="1088.93" table:style-name="ce76">
            <text:p>1.088,93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VARIOS</text:p>
          </table:table-cell>
          <table:table-cell office:value-type="string" table:style-name="ce73">
            <text:p>DF-29</text:p>
          </table:table-cell>
          <table:table-cell office:value-type="date" office:date-value="2021-01-12T00:00:00" table:style-name="ce75">
            <text:p>12-ene-21</text:p>
          </table:table-cell>
          <table:table-cell office:value-type="string" table:style-name="ce74">
            <text:p>Fact # 120 COM029-COMSADIMTELCO S.A. ENVIO MERCADERIA CLIENTE (ÁREA INTERCONEXIÓN-ANDREA)</text:p>
          </table:table-cell>
          <table:table-cell table:style-name="ce74"/>
          <table:table-cell office:value-type="float" office:value="3.09" table:style-name="ce76">
            <text:p>3,09<text:s/></text:p>
          </table:table-cell>
          <table:table-cell office:value-type="float" office:value="1092.02" table:style-name="ce76">
            <text:p>1.092,02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VARIOS</text:p>
          </table:table-cell>
          <table:table-cell office:value-type="string" table:style-name="ce73">
            <text:p>FE-8</text:p>
          </table:table-cell>
          <table:table-cell office:value-type="date" office:date-value="2021-02-03T00:00:00" table:style-name="ce75">
            <text:p>03-feb-21</text:p>
          </table:table-cell>
          <table:table-cell office:value-type="string" table:style-name="ce74">
            <text:p>Registro-Contabilización Tarj. Corp. gastos varios periodo del 11 al 31/ene y 01 al 02/feb/2021, Servicio Digital y publicidad</text:p>
          </table:table-cell>
          <table:table-cell table:style-name="ce74"/>
          <table:table-cell office:value-type="float" office:value="193.58" table:style-name="ce76">
            <text:p>193,58<text:s/></text:p>
          </table:table-cell>
          <table:table-cell office:value-type="float" office:value="1285.5999999999999" table:style-name="ce76">
            <text:p>1.285,6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VARIOS</text:p>
          </table:table-cell>
          <table:table-cell office:value-type="string" table:style-name="ce73">
            <text:p>DF-18</text:p>
          </table:table-cell>
          <table:table-cell office:value-type="date" office:date-value="2021-02-08T00:00:00" table:style-name="ce75">
            <text:p>08-feb-21</text:p>
          </table:table-cell>
          <table:table-cell office:value-type="string" table:style-name="ce74">
            <text:p>Fact # 72863268 OTE001-OTECEL S.A PLAN CORP. PERIODO 08-ENE-2021 AL 07-FEB-2021</text:p>
          </table:table-cell>
          <table:table-cell table:style-name="ce74"/>
          <table:table-cell office:value-type="float" office:value="313.26" table:style-name="ce76">
            <text:p>313,26<text:s/></text:p>
          </table:table-cell>
          <table:table-cell office:value-type="float" office:value="1598.86" table:style-name="ce76">
            <text:p>1.598,86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VARIOS</text:p>
          </table:table-cell>
          <table:table-cell office:value-type="string" table:style-name="ce73">
            <text:p>NDL-17</text:p>
          </table:table-cell>
          <table:table-cell office:value-type="date" office:date-value="2021-02-22T00:00:00" table:style-name="ce75">
            <text:p>22-feb-21</text:p>
          </table:table-cell>
          <table:table-cell office:value-type="string" table:style-name="ce74">
            <text:p>N/D PRODUBANCO TRANSFERENCIA DE REEMBOLSO A C.BUSTOS POR MANTENIMIENTO DE FURGONETA, ALIMENTACIÓN 17 AL 19, 22 AL 26 FEB 2021 Y PARCHES PARA LLANTAS DELANTERA Y DE ATRÁS</text:p>
          </table:table-cell>
          <table:table-cell table:style-name="ce74"/>
          <table:table-cell office:value-type="float" office:value="40" table:style-name="ce76">
            <text:p>40,00<text:s/></text:p>
          </table:table-cell>
          <table:table-cell office:value-type="float" office:value="1638.86" table:style-name="ce76">
            <text:p>1.638,86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VARIOS</text:p>
          </table:table-cell>
          <table:table-cell office:value-type="string" table:style-name="ce73">
            <text:p>FE-11</text:p>
          </table:table-cell>
          <table:table-cell office:value-type="date" office:date-value="2021-02-28T00:00:00" table:style-name="ce75">
            <text:p>28-feb-21</text:p>
          </table:table-cell>
          <table:table-cell office:value-type="string" table:style-name="ce74">
            <text:p>Registro-Contabilización Tarj. Corp. gastos varios periodo del 03 al 27/feb y 02/mar/2021 Publicidad, Servicio Digital y salida/capital</text:p>
          </table:table-cell>
          <table:table-cell table:style-name="ce74"/>
          <table:table-cell office:value-type="float" office:value="258.64" table:style-name="ce76">
            <text:p>258,64<text:s/></text:p>
          </table:table-cell>
          <table:table-cell office:value-type="float" office:value="1897.5" table:style-name="ce76">
            <text:p>1.897,5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VARIOS</text:p>
          </table:table-cell>
          <table:table-cell office:value-type="string" table:style-name="ce73">
            <text:p>DF-5</text:p>
          </table:table-cell>
          <table:table-cell office:value-type="date" office:date-value="2021-03-08T00:00:00" table:style-name="ce75">
            <text:p>08-mar-21</text:p>
          </table:table-cell>
          <table:table-cell office:value-type="string" table:style-name="ce74">
            <text:p>Fact # 52 MOR033-MORENO CONCHA DAMIAN ENRIQUE COMPRA DE 5 ARREGLOS FLORARES POR EL DÍA DE LA MUJER (AFLOREMIO)</text:p>
          </table:table-cell>
          <table:table-cell table:style-name="ce74"/>
          <table:table-cell office:value-type="float" office:value="107.14" table:style-name="ce76">
            <text:p>107,14<text:s/></text:p>
          </table:table-cell>
          <table:table-cell office:value-type="float" office:value="2004.64" table:style-name="ce76">
            <text:p>2.004,64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VARIOS</text:p>
          </table:table-cell>
          <table:table-cell office:value-type="string" table:style-name="ce73">
            <text:p>DF-37</text:p>
          </table:table-cell>
          <table:table-cell office:value-type="date" office:date-value="2021-03-08T00:00:00" table:style-name="ce75">
            <text:p>08-mar-21</text:p>
          </table:table-cell>
          <table:table-cell office:value-type="string" table:style-name="ce74">
            <text:p>Fact # 73614607 OTE001-OTECEL S.A PLAN CORP. PERIODO 08-FEB-2021 AL 07-MAR-2021</text:p>
          </table:table-cell>
          <table:table-cell table:style-name="ce74"/>
          <table:table-cell office:value-type="float" office:value="313.26" table:style-name="ce76">
            <text:p>313,26<text:s/></text:p>
          </table:table-cell>
          <table:table-cell office:value-type="float" office:value="2317.9" table:style-name="ce76">
            <text:p>2.317,9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VARIOS</text:p>
          </table:table-cell>
          <table:table-cell office:value-type="string" table:style-name="ce73">
            <text:p>NDL-15</text:p>
          </table:table-cell>
          <table:table-cell office:value-type="date" office:date-value="2021-03-19T00:00:00" table:style-name="ce75">
            <text:p>19-mar-21</text:p>
          </table:table-cell>
          <table:table-cell office:value-type="string" table:style-name="ce74">
            <text:p>N/D PRODUBANCO TRANSFERENCIA REEMBOLSO A F.RODRIGUEZ MOTIVO: ALIMENTACION POR SOPORTES REALIZADOS EN SITIO A LA EMPRESA CODEMET Y OTECEL DÍAS 12, 17 Y 18 MARZO 2021</text:p>
          </table:table-cell>
          <table:table-cell table:style-name="ce74"/>
          <table:table-cell office:value-type="float" office:value="10" table:style-name="ce76">
            <text:p>10,00<text:s/></text:p>
          </table:table-cell>
          <table:table-cell office:value-type="float" office:value="2327.9" table:style-name="ce76">
            <text:p>2.327,9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VARIOS</text:p>
          </table:table-cell>
          <table:table-cell office:value-type="string" table:style-name="ce73">
            <text:p>NDL-62</text:p>
          </table:table-cell>
          <table:table-cell office:value-type="date" office:date-value="2021-03-19T00:00:00" table:style-name="ce75">
            <text:p>19-mar-21</text:p>
          </table:table-cell>
          <table:table-cell office:value-type="string" table:style-name="ce74">
            <text:p>N/D PRODUBANCO REEMBOLSO A CARLOS BUSTOS PARA FURGONETA PLACA GQB110 MANO DE OBRA Y ALIMENTACIÓN DÍAS 01 AL 05, 08 AL 12, 15 AL 19 MARZO 2021</text:p>
          </table:table-cell>
          <table:table-cell table:style-name="ce74"/>
          <table:table-cell office:value-type="float" office:value="142" table:style-name="ce76">
            <text:p>142,00<text:s/></text:p>
          </table:table-cell>
          <table:table-cell office:value-type="float" office:value="2469.9" table:style-name="ce76">
            <text:p>2.469,9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VARIOS</text:p>
          </table:table-cell>
          <table:table-cell office:value-type="string" table:style-name="ce73">
            <text:p>DF-56</text:p>
          </table:table-cell>
          <table:table-cell office:value-type="date" office:date-value="2021-03-26T00:00:00" table:style-name="ce75">
            <text:p>26-mar-21</text:p>
          </table:table-cell>
          <table:table-cell office:value-type="string" table:style-name="ce74">
            <text:p>Liqu # 2703 MER005-MERELO ANGULO ROBERTO MANUEL REEMBOLSO DEL 01 AL 26 MARZO DEL 2021, PAPELERÍA, MOVILIZACIÓN, SELLO Y CUMPLEAÑOS MAR 2021</text:p>
          </table:table-cell>
          <table:table-cell table:style-name="ce74"/>
          <table:table-cell office:value-type="float" office:value="32.01" table:style-name="ce76">
            <text:p>32,01<text:s/></text:p>
          </table:table-cell>
          <table:table-cell office:value-type="float" office:value="2501.91" table:style-name="ce76">
            <text:p>2.501,91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VARIOS</text:p>
          </table:table-cell>
          <table:table-cell office:value-type="string" table:style-name="ce73">
            <text:p>MR-8</text:p>
          </table:table-cell>
          <table:table-cell office:value-type="date" office:date-value="2021-03-27T00:00:00" table:style-name="ce75">
            <text:p>27-mar-21</text:p>
          </table:table-cell>
          <table:table-cell office:value-type="string" table:style-name="ce74">
            <text:p>Registro-Contabilización Tarj. Corp. Gastos varios periodo 08 al 27 marzo y 02, 06 abril/2021, Contribución SOLCA, Publicidad, Servicio digital, imp. salida/capital</text:p>
          </table:table-cell>
          <table:table-cell table:style-name="ce74"/>
          <table:table-cell office:value-type="float" office:value="180.49" table:style-name="ce76">
            <text:p>180,49<text:s/></text:p>
          </table:table-cell>
          <table:table-cell office:value-type="float" office:value="2682.4" table:style-name="ce76">
            <text:p>2.682,4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VARIOS</text:p>
          </table:table-cell>
          <table:table-cell office:value-type="string" table:style-name="ce73">
            <text:p>NDL-55</text:p>
          </table:table-cell>
          <table:table-cell office:value-type="date" office:date-value="2021-03-31T00:00:00" table:style-name="ce75">
            <text:p>31-mar-21</text:p>
          </table:table-cell>
          <table:table-cell office:value-type="string" table:style-name="ce74">
            <text:p>N/D PRODUBANCO TRANSFERENCIA REEMBOLSO A FERNANDO RODRIGUEZ POR ELABORACIÓN DE NUEVAS ETIQUETAS-ASESORAMIENTO EMPRESA TOTALTEK Y ALIMENTO DÍAS 29 Y 30/MAR/2021</text:p>
          </table:table-cell>
          <table:table-cell table:style-name="ce74"/>
          <table:table-cell office:value-type="float" office:value="86" table:style-name="ce76">
            <text:p>86,00<text:s/></text:p>
          </table:table-cell>
          <table:table-cell office:value-type="float" office:value="2768.4" table:style-name="ce76">
            <text:p>2.768,4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VARIOS</text:p>
          </table:table-cell>
          <table:table-cell office:value-type="string" table:style-name="ce73">
            <text:p>DF-41</text:p>
          </table:table-cell>
          <table:table-cell office:value-type="date" office:date-value="2021-04-08T00:00:00" table:style-name="ce75">
            <text:p>08-abr-21</text:p>
          </table:table-cell>
          <table:table-cell office:value-type="string" table:style-name="ce74">
            <text:p>Fact # 74401881 OTE001-OTECEL S.A PLAN CORP. PERIODO 08-MAR-2021 AL 07-ABR-2021</text:p>
          </table:table-cell>
          <table:table-cell table:style-name="ce74"/>
          <table:table-cell office:value-type="float" office:value="338.09" table:style-name="ce76">
            <text:p>338,09<text:s/></text:p>
          </table:table-cell>
          <table:table-cell office:value-type="float" office:value="3106.49" table:style-name="ce76">
            <text:p>3.106,49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VARIOS</text:p>
          </table:table-cell>
          <table:table-cell office:value-type="string" table:style-name="ce73">
            <text:p>DF-22</text:p>
          </table:table-cell>
          <table:table-cell office:value-type="date" office:date-value="2021-04-12T00:00:00" table:style-name="ce75">
            <text:p>12-abr-21</text:p>
          </table:table-cell>
          <table:table-cell office:value-type="string" table:style-name="ce74">
            <text:p>Fact # 975178 TAR003-TARCOM S.A PARQUEO</text:p>
          </table:table-cell>
          <table:table-cell table:style-name="ce74"/>
          <table:table-cell office:value-type="float" office:value="1.25" table:style-name="ce76">
            <text:p>1,25<text:s/></text:p>
          </table:table-cell>
          <table:table-cell office:value-type="float" office:value="3107.74" table:style-name="ce76">
            <text:p>3.107,74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VARIOS</text:p>
          </table:table-cell>
          <table:table-cell office:value-type="string" table:style-name="ce73">
            <text:p>NDL-13</text:p>
          </table:table-cell>
          <table:table-cell office:value-type="date" office:date-value="2021-04-15T00:00:00" table:style-name="ce75">
            <text:p>15-abr-21</text:p>
          </table:table-cell>
          <table:table-cell office:value-type="string" table:style-name="ce74">
            <text:p>N/D PRODUBANCO TRANSFERENCIA REEMBOLSO A CARLOS BUSTOS POR ALIMENTACIÓN DÍAS 05 AL 09, 12 AL 16/ABRIL/2021 Y COMBUSTIBLE FACTURA#889613</text:p>
          </table:table-cell>
          <table:table-cell table:style-name="ce74"/>
          <table:table-cell office:value-type="float" office:value="28" table:style-name="ce76">
            <text:p>28,00<text:s/></text:p>
          </table:table-cell>
          <table:table-cell office:value-type="float" office:value="3135.74" table:style-name="ce76">
            <text:p>3.135,74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VARIOS</text:p>
          </table:table-cell>
          <table:table-cell office:value-type="string" table:style-name="ce73">
            <text:p>NDL-39</text:p>
          </table:table-cell>
          <table:table-cell office:value-type="date" office:date-value="2021-04-23T00:00:00" table:style-name="ce75">
            <text:p>23-abr-21</text:p>
          </table:table-cell>
          <table:table-cell office:value-type="string" table:style-name="ce74">
            <text:p>N/D PRODUBANCO TRANSF. REEMBOLSO A FERNANDO RODRIGUEZ POR MOVILIZACION AL REALIZAR TRABAJOS EN MOVISTAR (CERRO DEL CARMEN)</text:p>
          </table:table-cell>
          <table:table-cell table:style-name="ce74"/>
          <table:table-cell office:value-type="float" office:value="20" table:style-name="ce76">
            <text:p>20,00<text:s/></text:p>
          </table:table-cell>
          <table:table-cell office:value-type="float" office:value="3155.74" table:style-name="ce76">
            <text:p>3.155,74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VARIOS</text:p>
          </table:table-cell>
          <table:table-cell office:value-type="string" table:style-name="ce73">
            <text:p>AB-12</text:p>
          </table:table-cell>
          <table:table-cell office:value-type="date" office:date-value="2021-04-29T00:00:00" table:style-name="ce75">
            <text:p>29-abr-21</text:p>
          </table:table-cell>
          <table:table-cell office:value-type="string" table:style-name="ce74">
            <text:p>Registro-Contabilización Traj. Corp. gastos varios periodo del 08 al 29 abril/2021AYPAL MGFTECHNOLO</text:p>
          </table:table-cell>
          <table:table-cell table:style-name="ce74"/>
          <table:table-cell office:value-type="float" office:value="394" table:style-name="ce76">
            <text:p>394,00<text:s/></text:p>
          </table:table-cell>
          <table:table-cell office:value-type="float" office:value="3549.74" table:style-name="ce76">
            <text:p>3.549,74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VARIOS</text:p>
          </table:table-cell>
          <table:table-cell office:value-type="string" table:style-name="ce73">
            <text:p>NDL-58</text:p>
          </table:table-cell>
          <table:table-cell office:value-type="date" office:date-value="2021-04-29T00:00:00" table:style-name="ce75">
            <text:p>29-abr-21</text:p>
          </table:table-cell>
          <table:table-cell office:value-type="string" table:style-name="ce74">
            <text:p>N/D PRODUBANCO REEMBOLSO A CARLOS BUSTOS POR ALIMENTACION DÍAS 19 AL 23, 26 AL 30 ABRIL 2021 Y PARQUEO</text:p>
          </table:table-cell>
          <table:table-cell table:style-name="ce74"/>
          <table:table-cell office:value-type="float" office:value="38" table:style-name="ce76">
            <text:p>38,00<text:s/></text:p>
          </table:table-cell>
          <table:table-cell office:value-type="float" office:value="3587.74" table:style-name="ce76">
            <text:p>3.587,74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VARIOS</text:p>
          </table:table-cell>
          <table:table-cell office:value-type="string" table:style-name="ce73">
            <text:p>DF-10</text:p>
          </table:table-cell>
          <table:table-cell office:value-type="date" office:date-value="2021-05-08T00:00:00" table:style-name="ce75">
            <text:p>08-may-21</text:p>
          </table:table-cell>
          <table:table-cell office:value-type="string" table:style-name="ce74">
            <text:p>Fact # 75163979 OTE001-OTECEL S.A PLAN CORP. PERIODO 08-ABR-2021 AL 07-MAY-2021</text:p>
          </table:table-cell>
          <table:table-cell table:style-name="ce74"/>
          <table:table-cell office:value-type="float" office:value="313.26" table:style-name="ce76">
            <text:p>313,26<text:s/></text:p>
          </table:table-cell>
          <table:table-cell office:value-type="float" office:value="3901" table:style-name="ce76">
            <text:p>3.901,0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VARIOS</text:p>
          </table:table-cell>
          <table:table-cell office:value-type="string" table:style-name="ce73">
            <text:p>DF-36</text:p>
          </table:table-cell>
          <table:table-cell office:value-type="date" office:date-value="2021-05-09T00:00:00" table:style-name="ce75">
            <text:p>09-may-21</text:p>
          </table:table-cell>
          <table:table-cell office:value-type="string" table:style-name="ce74">
            <text:p>Fact # 11867 DAU045-MAGNOLIA FOOD MAGNOFOOD S A COMPRA DE CAKE POR DÍA DE LA MADRE MÁS ENVÍO</text:p>
          </table:table-cell>
          <table:table-cell table:style-name="ce74"/>
          <table:table-cell office:value-type="float" office:value="20.54" table:style-name="ce76">
            <text:p>20,54<text:s/></text:p>
          </table:table-cell>
          <table:table-cell office:value-type="float" office:value="3921.54" table:style-name="ce76">
            <text:p>3.921,54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VARIOS</text:p>
          </table:table-cell>
          <table:table-cell office:value-type="string" table:style-name="ce73">
            <text:p>DF-37</text:p>
          </table:table-cell>
          <table:table-cell office:value-type="date" office:date-value="2021-05-09T00:00:00" table:style-name="ce75">
            <text:p>09-may-21</text:p>
          </table:table-cell>
          <table:table-cell office:value-type="string" table:style-name="ce74">
            <text:p>Fact # 11344 DAU045-MAGNOLIA FOOD MAGNOFOOD S A COMPRA DE CAKE POR DÍA DE LA MADRE MÁS ENVÍO</text:p>
          </table:table-cell>
          <table:table-cell table:style-name="ce74"/>
          <table:table-cell office:value-type="float" office:value="18.75" table:style-name="ce76">
            <text:p>18,75<text:s/></text:p>
          </table:table-cell>
          <table:table-cell office:value-type="float" office:value="3940.29" table:style-name="ce76">
            <text:p>3.940,29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VARIOS</text:p>
          </table:table-cell>
          <table:table-cell office:value-type="string" table:style-name="ce73">
            <text:p>NDL-9</text:p>
          </table:table-cell>
          <table:table-cell office:value-type="date" office:date-value="2021-05-12T00:00:00" table:style-name="ce75">
            <text:p>12-may-21</text:p>
          </table:table-cell>
          <table:table-cell office:value-type="string" table:style-name="ce74">
            <text:p>N/D PRODUBANCO TRANSF. REEMBOLSO A CARLOS BUSTOS POR ALIMENTACIÓN DÍAS 03 AL 07, 10 AL 14 MAYO 2021</text:p>
          </table:table-cell>
          <table:table-cell table:style-name="ce74"/>
          <table:table-cell office:value-type="float" office:value="31.5" table:style-name="ce76">
            <text:p>31,50<text:s/></text:p>
          </table:table-cell>
          <table:table-cell office:value-type="float" office:value="3971.79" table:style-name="ce76">
            <text:p>3.971,79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VARIOS</text:p>
          </table:table-cell>
          <table:table-cell office:value-type="string" table:style-name="ce73">
            <text:p>DF-54</text:p>
          </table:table-cell>
          <table:table-cell office:value-type="date" office:date-value="2021-05-27T00:00:00" table:style-name="ce75">
            <text:p>27-may-21</text:p>
          </table:table-cell>
          <table:table-cell office:value-type="string" table:style-name="ce74">
            <text:p>Fact # 274574 COM015-COMERCIAL KYWI S.A COMPRA DE CERROJO ELECTRONICO Y CIERRA PUERTA (OFICINA LINKOTEL)</text:p>
          </table:table-cell>
          <table:table-cell table:style-name="ce74"/>
          <table:table-cell office:value-type="float" office:value="101.49" table:style-name="ce76">
            <text:p>101,49<text:s/></text:p>
          </table:table-cell>
          <table:table-cell office:value-type="float" office:value="4073.28" table:style-name="ce76">
            <text:p>4.073,28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VARIOS</text:p>
          </table:table-cell>
          <table:table-cell office:value-type="string" table:style-name="ce73">
            <text:p>DF-37</text:p>
          </table:table-cell>
          <table:table-cell office:value-type="date" office:date-value="2021-06-08T00:00:00" table:style-name="ce75">
            <text:p>08-jun-21</text:p>
          </table:table-cell>
          <table:table-cell office:value-type="string" table:style-name="ce74">
            <text:p>Fact # 75964805 OTE001-OTECEL S.A PLAN CORP. PERIODO 08-MAY-2021 AL 07-JUN-2021</text:p>
          </table:table-cell>
          <table:table-cell table:style-name="ce74"/>
          <table:table-cell office:value-type="float" office:value="313.26" table:style-name="ce76">
            <text:p>313,26<text:s/></text:p>
          </table:table-cell>
          <table:table-cell office:value-type="float" office:value="4386.54" table:style-name="ce76">
            <text:p>4.386,54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VARIOS</text:p>
          </table:table-cell>
          <table:table-cell office:value-type="string" table:style-name="ce73">
            <text:p>DF-13</text:p>
          </table:table-cell>
          <table:table-cell office:value-type="date" office:date-value="2021-06-14T00:00:00" table:style-name="ce75">
            <text:p>14-jun-21</text:p>
          </table:table-cell>
          <table:table-cell office:value-type="string" table:style-name="ce74">
            <text:p>Fact # 45956 UCK040-DELI INTERNACIONAL S.A. COMPRA DE DETALLE POR CUMPLEAÑO MES DE JUNIO 2021</text:p>
          </table:table-cell>
          <table:table-cell table:style-name="ce74"/>
          <table:table-cell office:value-type="float" office:value="21.87" table:style-name="ce76">
            <text:p>21,87<text:s/></text:p>
          </table:table-cell>
          <table:table-cell office:value-type="float" office:value="4408.41" table:style-name="ce76">
            <text:p>4.408,41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VARIOS</text:p>
          </table:table-cell>
          <table:table-cell office:value-type="string" table:style-name="ce73">
            <text:p>DF-14</text:p>
          </table:table-cell>
          <table:table-cell office:value-type="date" office:date-value="2021-06-15T00:00:00" table:style-name="ce75">
            <text:p>15-jun-21</text:p>
          </table:table-cell>
          <table:table-cell office:value-type="string" table:style-name="ce74">
            <text:p>Fact # 46005 UCK040-DELI INTERNACIONAL S.A. COMPRA DE DETALLE POR CUMPLEAÑO 15 JUNIO 2021</text:p>
          </table:table-cell>
          <table:table-cell table:style-name="ce74"/>
          <table:table-cell office:value-type="float" office:value="27.67" table:style-name="ce76">
            <text:p>27,67<text:s/></text:p>
          </table:table-cell>
          <table:table-cell office:value-type="float" office:value="4436.08" table:style-name="ce76">
            <text:p>4.436,08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VARIOS</text:p>
          </table:table-cell>
          <table:table-cell office:value-type="string" table:style-name="ce73">
            <text:p>DF-15</text:p>
          </table:table-cell>
          <table:table-cell office:value-type="date" office:date-value="2021-06-18T00:00:00" table:style-name="ce75">
            <text:p>18-jun-21</text:p>
          </table:table-cell>
          <table:table-cell office:value-type="string" table:style-name="ce74">
            <text:p>Fact # 6001 NOV003-NOVATOOLS S.A. COMPRA DE (5) DETALLES POR EL DÍA DEL PADRE MÁS ENVÍO</text:p>
          </table:table-cell>
          <table:table-cell table:style-name="ce74"/>
          <table:table-cell office:value-type="float" office:value="90.36" table:style-name="ce76">
            <text:p>90,36<text:s/></text:p>
          </table:table-cell>
          <table:table-cell office:value-type="float" office:value="4526.4399999999996" table:style-name="ce76">
            <text:p>4.526,44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VARIOS</text:p>
          </table:table-cell>
          <table:table-cell office:value-type="string" table:style-name="ce73">
            <text:p>DR-2344</text:p>
          </table:table-cell>
          <table:table-cell office:value-type="date" office:date-value="2021-06-30T00:00:00" table:style-name="ce75">
            <text:p>30-jun-21</text:p>
          </table:table-cell>
          <table:table-cell office:value-type="string" table:style-name="ce74">
            <text:p>Liqu # 2708 MER005-MERELO ANGULO ROBERTO MANUEL REEMBOLSO DEL 01 AL 30 DE JUNIO 2021</text:p>
          </table:table-cell>
          <table:table-cell table:style-name="ce74"/>
          <table:table-cell office:value-type="float" office:value="20" table:style-name="ce76">
            <text:p>20,00<text:s/></text:p>
          </table:table-cell>
          <table:table-cell office:value-type="float" office:value="4546.4399999999996" table:style-name="ce76">
            <text:p>4.546,44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VARIOS</text:p>
          </table:table-cell>
          <table:table-cell office:value-type="string" table:style-name="ce73">
            <text:p>DR-2345</text:p>
          </table:table-cell>
          <table:table-cell office:value-type="date" office:date-value="2021-06-30T00:00:00" table:style-name="ce75">
            <text:p>30-jun-21</text:p>
          </table:table-cell>
          <table:table-cell office:value-type="string" table:style-name="ce74">
            <text:p>Liqu # 2709 ROD023-RODRIGUEZ GOMEZ FERNANDO ALBERTO REEMBOLSO POR COMPRA DE HERRAMIENTAS, ALIMENTACIÓN Y MOVILIZACIÓN DÍAS 17 Y 18/JUN/2021</text:p>
          </table:table-cell>
          <table:table-cell table:style-name="ce74"/>
          <table:table-cell office:value-type="float" office:value="36.200000000000003" table:style-name="ce76">
            <text:p>36,20<text:s/></text:p>
          </table:table-cell>
          <table:table-cell office:value-type="float" office:value="4582.6400000000003" table:style-name="ce76">
            <text:p>4.582,64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VARIOS</text:p>
          </table:table-cell>
          <table:table-cell office:value-type="string" table:style-name="ce73">
            <text:p>DF-1</text:p>
          </table:table-cell>
          <table:table-cell office:value-type="date" office:date-value="2021-07-01T00:00:00" table:style-name="ce75">
            <text:p>01-jul-21</text:p>
          </table:table-cell>
          <table:table-cell office:value-type="string" table:style-name="ce74">
            <text:p>Fact # 19940 GG0047-COLEGIO DE CONTADORES DEL GUAYAS RENOVAVIÓN CREDENCIAL CONTADOR AÑO 2021 (JOSÉ BRAVO)</text:p>
          </table:table-cell>
          <table:table-cell table:style-name="ce74"/>
          <table:table-cell office:value-type="float" office:value="125" table:style-name="ce76">
            <text:p>125,00<text:s/></text:p>
          </table:table-cell>
          <table:table-cell office:value-type="float" office:value="4707.6400000000003" table:style-name="ce76">
            <text:p>4.707,64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VARIOS</text:p>
          </table:table-cell>
          <table:table-cell office:value-type="string" table:style-name="ce73">
            <text:p>DF-8</text:p>
          </table:table-cell>
          <table:table-cell office:value-type="date" office:date-value="2021-07-08T00:00:00" table:style-name="ce75">
            <text:p>08-jul-21</text:p>
          </table:table-cell>
          <table:table-cell office:value-type="string" table:style-name="ce74">
            <text:p>Fact # 76822408 OTE001-OTECEL S.A PLAN CORP. PERIODO 08-JUN-2021 AL 07-JUL-2021</text:p>
          </table:table-cell>
          <table:table-cell table:style-name="ce74"/>
          <table:table-cell office:value-type="float" office:value="313.26" table:style-name="ce76">
            <text:p>313,26<text:s/></text:p>
          </table:table-cell>
          <table:table-cell office:value-type="float" office:value="5020.8999999999996" table:style-name="ce76">
            <text:p>5.020,9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VARIOS</text:p>
          </table:table-cell>
          <table:table-cell office:value-type="string" table:style-name="ce73">
            <text:p>DR-2721</text:p>
          </table:table-cell>
          <table:table-cell office:value-type="date" office:date-value="2021-07-30T00:00:00" table:style-name="ce75">
            <text:p>30-jul-21</text:p>
          </table:table-cell>
          <table:table-cell office:value-type="string" table:style-name="ce74">
            <text:p>Liqu # 2710 MER005-MERELO ANGULO ROBERTO MANUEL REEMBOLSO DEL 01 AL 31 JULIO 2021, MOVILIZCAIÓN Y GASTOS POR CUMPLEAÑOS (3) JULIO Y (2) AGOSTO</text:p>
          </table:table-cell>
          <table:table-cell table:style-name="ce74"/>
          <table:table-cell office:value-type="float" office:value="118.4" table:style-name="ce76">
            <text:p>118,40<text:s/></text:p>
          </table:table-cell>
          <table:table-cell office:value-type="float" office:value="5139.3" table:style-name="ce76">
            <text:p>5.139,3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VARIOS</text:p>
          </table:table-cell>
          <table:table-cell office:value-type="string" table:style-name="ce73">
            <text:p>DR-2722</text:p>
          </table:table-cell>
          <table:table-cell office:value-type="date" office:date-value="2021-07-30T00:00:00" table:style-name="ce75">
            <text:p>30-jul-21</text:p>
          </table:table-cell>
          <table:table-cell office:value-type="string" table:style-name="ce74">
            <text:p>Liqu # 2711 ROD023-RODRIGUEZ GOMEZ FERNANDO ALBERTO REEMBOLSO POR MOVILIZACIÓN Y COMPRA DE 2 PACTCH CORDS</text:p>
          </table:table-cell>
          <table:table-cell table:style-name="ce74"/>
          <table:table-cell office:value-type="float" office:value="9.26" table:style-name="ce76">
            <text:p>9,26<text:s/></text:p>
          </table:table-cell>
          <table:table-cell office:value-type="float" office:value="5148.5600000000004" table:style-name="ce76">
            <text:p>5.148,56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VARIOS</text:p>
          </table:table-cell>
          <table:table-cell office:value-type="string" table:style-name="ce73">
            <text:p>DF-42</text:p>
          </table:table-cell>
          <table:table-cell office:value-type="date" office:date-value="2021-08-08T00:00:00" table:style-name="ce75">
            <text:p>08-ago-21</text:p>
          </table:table-cell>
          <table:table-cell office:value-type="string" table:style-name="ce74">
            <text:p>Fact # 77581789 OTE001-OTECEL S.A PLAN CORP. 08-JUL-2021 AL 07-AGO-2021</text:p>
          </table:table-cell>
          <table:table-cell table:style-name="ce74"/>
          <table:table-cell office:value-type="float" office:value="313.26" table:style-name="ce76">
            <text:p>313,26<text:s/></text:p>
          </table:table-cell>
          <table:table-cell office:value-type="float" office:value="5461.82" table:style-name="ce76">
            <text:p>5.461,82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VARIOS</text:p>
          </table:table-cell>
          <table:table-cell office:value-type="string" table:style-name="ce73">
            <text:p>DF-14</text:p>
          </table:table-cell>
          <table:table-cell office:value-type="date" office:date-value="2021-08-11T00:00:00" table:style-name="ce75">
            <text:p>11-ago-21</text:p>
          </table:table-cell>
          <table:table-cell office:value-type="string" table:style-name="ce74">
            <text:p>Fact # 6721 TRA010-TRANSPORTES JUEZ S.A. TRANSJUEZ SERVICIO DE GRÚA, VEHÍCULO: PLACA GQB-0110 (TRÁMITE DPTO. JURIDICO)</text:p>
          </table:table-cell>
          <table:table-cell table:style-name="ce74"/>
          <table:table-cell office:value-type="float" office:value="50" table:style-name="ce76">
            <text:p>50,00<text:s/></text:p>
          </table:table-cell>
          <table:table-cell office:value-type="float" office:value="5511.82" table:style-name="ce76">
            <text:p>5.511,82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VARIOS</text:p>
          </table:table-cell>
          <table:table-cell office:value-type="string" table:style-name="ce73">
            <text:p>DF-44</text:p>
          </table:table-cell>
          <table:table-cell office:value-type="date" office:date-value="2021-08-31T00:00:00" table:style-name="ce75">
            <text:p>31-ago-21</text:p>
          </table:table-cell>
          <table:table-cell office:value-type="string" table:style-name="ce74">
            <text:p>Fact # 1251 CEV006-CEVALLOS CANDO JORGE ANTONIO MANTENIMIENTO A SURTIDORES DE AGUA - MARCA TEKNO SIN MOTOR COLOR GRIS</text:p>
          </table:table-cell>
          <table:table-cell table:style-name="ce74"/>
          <table:table-cell office:value-type="float" office:value="32" table:style-name="ce76">
            <text:p>32,00<text:s/></text:p>
          </table:table-cell>
          <table:table-cell office:value-type="float" office:value="5543.82" table:style-name="ce76">
            <text:p>5.543,82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VARIOS</text:p>
          </table:table-cell>
          <table:table-cell office:value-type="string" table:style-name="ce73">
            <text:p>DF-51</text:p>
          </table:table-cell>
          <table:table-cell office:value-type="date" office:date-value="2021-08-31T00:00:00" table:style-name="ce75">
            <text:p>31-ago-21</text:p>
          </table:table-cell>
          <table:table-cell office:value-type="string" table:style-name="ce74">
            <text:p>Fact # 2212 ARA001-ARAGUNDI HERRERA ERICK ROBERTO COMPRA DE 25 UNIFORMES (BOXEO)</text:p>
          </table:table-cell>
          <table:table-cell table:style-name="ce74"/>
          <table:table-cell office:value-type="float" office:value="475" table:style-name="ce76">
            <text:p>475,00<text:s/></text:p>
          </table:table-cell>
          <table:table-cell office:value-type="float" office:value="6018.82" table:style-name="ce76">
            <text:p>6.018,82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VARIOS</text:p>
          </table:table-cell>
          <table:table-cell office:value-type="string" table:style-name="ce73">
            <text:p>DR-3143</text:p>
          </table:table-cell>
          <table:table-cell office:value-type="date" office:date-value="2021-08-31T00:00:00" table:style-name="ce75">
            <text:p>31-ago-21</text:p>
          </table:table-cell>
          <table:table-cell office:value-type="string" table:style-name="ce74">
            <text:p>Liqu # 2713 MER005-MERELO ANGULO ROBERTO MANUEL REEMBOLSO DE GASTOS POR MOVILIZACIÓN, CUMPLEAÑOS DE AGOSTO Y ENVIÓ DE DTOS A SERVIENTREGA 2021</text:p>
          </table:table-cell>
          <table:table-cell table:style-name="ce74"/>
          <table:table-cell office:value-type="float" office:value="48.74" table:style-name="ce76">
            <text:p>48,74<text:s/></text:p>
          </table:table-cell>
          <table:table-cell office:value-type="float" office:value="6067.56" table:style-name="ce76">
            <text:p>6.067,56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COMISIONES</text:p>
          </table:table-cell>
          <table:table-cell table:style-name="ce1"/>
          <table:table-cell office:value-type="date" office:date-value="2021-01-01T00:00:00" table:style-name="ce75">
            <text:p>01-ene-21</text:p>
          </table:table-cell>
          <table:table-cell office:value-type="string" table:style-name="ce74">
            <text:p>Saldo Inicial</text:p>
          </table:table-cell>
          <table:table-cell table:style-name="ce74"/>
          <table:table-cell office:value-type="float" office:value="0" table:style-name="ce76">
            <text:p>0,00<text:s/></text:p>
          </table:table-cell>
          <table:table-cell office:value-type="float" office:value="0" table:style-name="ce76">
            <text:p>0,0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COMISIONES</text:p>
          </table:table-cell>
          <table:table-cell office:value-type="string" table:style-name="ce73">
            <text:p>DF-31</text:p>
          </table:table-cell>
          <table:table-cell office:value-type="date" office:date-value="2021-01-11T00:00:00" table:style-name="ce75">
            <text:p>11-ene-21</text:p>
          </table:table-cell>
          <table:table-cell office:value-type="string" table:style-name="ce74">
            <text:p>Fact # 5464715 BAN007-BANCO DE GUAYAQUIL S.A. TARIFA POR COMISIÓN</text:p>
          </table:table-cell>
          <table:table-cell table:style-name="ce74"/>
          <table:table-cell office:value-type="float" office:value="3.59" table:style-name="ce76">
            <text:p>3,59<text:s/></text:p>
          </table:table-cell>
          <table:table-cell office:value-type="float" office:value="3.59" table:style-name="ce76">
            <text:p>3,59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COMISIONES</text:p>
          </table:table-cell>
          <table:table-cell office:value-type="string" table:style-name="ce73">
            <text:p>DF-67</text:p>
          </table:table-cell>
          <table:table-cell office:value-type="date" office:date-value="2021-01-31T00:00:00" table:style-name="ce75">
            <text:p>31-ene-21</text:p>
          </table:table-cell>
          <table:table-cell office:value-type="string" table:style-name="ce74">
            <text:p>Fact # 3882402 DIN003-DINERS CLUB DEL ECUADOR S.A. SOCIEDAD FINANCIERA TARIFA POR COMISIÓN</text:p>
          </table:table-cell>
          <table:table-cell table:style-name="ce74"/>
          <table:table-cell office:value-type="float" office:value="15.07" table:style-name="ce76">
            <text:p>15,07<text:s/></text:p>
          </table:table-cell>
          <table:table-cell office:value-type="float" office:value="18.66" table:style-name="ce76">
            <text:p>18,66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COMISIONES</text:p>
          </table:table-cell>
          <table:table-cell office:value-type="string" table:style-name="ce73">
            <text:p>DF-68</text:p>
          </table:table-cell>
          <table:table-cell office:value-type="date" office:date-value="2021-01-31T00:00:00" table:style-name="ce75">
            <text:p>31-ene-21</text:p>
          </table:table-cell>
          <table:table-cell office:value-type="string" table:style-name="ce74">
            <text:p>Fact # 3888143 DIN003-DINERS CLUB DEL ECUADOR S.A. SOCIEDAD FINANCIERA TARIFA POR COMISIÓN</text:p>
          </table:table-cell>
          <table:table-cell table:style-name="ce74"/>
          <table:table-cell office:value-type="float" office:value="6.9" table:style-name="ce76">
            <text:p>6,90<text:s/></text:p>
          </table:table-cell>
          <table:table-cell office:value-type="float" office:value="25.56" table:style-name="ce76">
            <text:p>25,56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COMISIONES</text:p>
          </table:table-cell>
          <table:table-cell office:value-type="string" table:style-name="ce73">
            <text:p>DF-69</text:p>
          </table:table-cell>
          <table:table-cell office:value-type="date" office:date-value="2021-01-31T00:00:00" table:style-name="ce75">
            <text:p>31-ene-21</text:p>
          </table:table-cell>
          <table:table-cell office:value-type="string" table:style-name="ce74">
            <text:p>Fact # 2387878 DIN003-DINERS CLUB DEL ECUADOR S.A. SOCIEDAD FINANCIERA TARIFA POR COMISIÓN</text:p>
          </table:table-cell>
          <table:table-cell table:style-name="ce74"/>
          <table:table-cell office:value-type="float" office:value="7.92" table:style-name="ce76">
            <text:p>7,92<text:s/></text:p>
          </table:table-cell>
          <table:table-cell office:value-type="float" office:value="33.479999999999997" table:style-name="ce76">
            <text:p>33,48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COMISIONES</text:p>
          </table:table-cell>
          <table:table-cell office:value-type="string" table:style-name="ce73">
            <text:p>DF-70</text:p>
          </table:table-cell>
          <table:table-cell office:value-type="date" office:date-value="2021-01-31T00:00:00" table:style-name="ce75">
            <text:p>31-ene-21</text:p>
          </table:table-cell>
          <table:table-cell office:value-type="string" table:style-name="ce74">
            <text:p>Fact # 1510680 BAN006-BANCO PICHINCHA C.A. TARIFA POR COMISIÓN</text:p>
          </table:table-cell>
          <table:table-cell table:style-name="ce74"/>
          <table:table-cell office:value-type="float" office:value="0.99" table:style-name="ce76">
            <text:p>0,99<text:s/></text:p>
          </table:table-cell>
          <table:table-cell office:value-type="float" office:value="34.47" table:style-name="ce76">
            <text:p>34,47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COMISIONES</text:p>
          </table:table-cell>
          <table:table-cell office:value-type="string" table:style-name="ce73">
            <text:p>DF-44</text:p>
          </table:table-cell>
          <table:table-cell office:value-type="date" office:date-value="2021-02-01T00:00:00" table:style-name="ce75">
            <text:p>01-feb-21</text:p>
          </table:table-cell>
          <table:table-cell office:value-type="string" table:style-name="ce74">
            <text:p>Fact # 6541 PAG001-PAGO SEGURO S.A. COMISION POR SERVICIO PAYMENTEZ</text:p>
          </table:table-cell>
          <table:table-cell table:style-name="ce74"/>
          <table:table-cell office:value-type="float" office:value="0.17" table:style-name="ce76">
            <text:p>0,17<text:s/></text:p>
          </table:table-cell>
          <table:table-cell office:value-type="float" office:value="34.64" table:style-name="ce76">
            <text:p>34,64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COMISIONES</text:p>
          </table:table-cell>
          <table:table-cell office:value-type="string" table:style-name="ce73">
            <text:p>DF-1</text:p>
          </table:table-cell>
          <table:table-cell office:value-type="date" office:date-value="2021-02-02T00:00:00" table:style-name="ce75">
            <text:p>02-feb-21</text:p>
          </table:table-cell>
          <table:table-cell office:value-type="string" table:style-name="ce74">
            <text:p>Fact # 5586477 BAN007-BANCO DE GUAYAQUIL S.A. TARIFA POR COMISIÓN</text:p>
          </table:table-cell>
          <table:table-cell table:style-name="ce74"/>
          <table:table-cell office:value-type="float" office:value="3.37" table:style-name="ce76">
            <text:p>3,37<text:s/></text:p>
          </table:table-cell>
          <table:table-cell office:value-type="float" office:value="38.01" table:style-name="ce76">
            <text:p>38,01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COMISIONES</text:p>
          </table:table-cell>
          <table:table-cell office:value-type="string" table:style-name="ce73">
            <text:p>DF-45</text:p>
          </table:table-cell>
          <table:table-cell office:value-type="date" office:date-value="2021-02-22T00:00:00" table:style-name="ce75">
            <text:p>22-feb-21</text:p>
          </table:table-cell>
          <table:table-cell office:value-type="string" table:style-name="ce74">
            <text:p>Fact # 7087 PAG001-PAGO SEGURO S.A. COMISION POR SERVICIO PAYMENTEZ ENERO 2021</text:p>
          </table:table-cell>
          <table:table-cell table:style-name="ce74"/>
          <table:table-cell office:value-type="float" office:value="0.21" table:style-name="ce76">
            <text:p>0,21<text:s/></text:p>
          </table:table-cell>
          <table:table-cell office:value-type="float" office:value="38.22" table:style-name="ce76">
            <text:p>38,22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COMISIONES</text:p>
          </table:table-cell>
          <table:table-cell office:value-type="string" table:style-name="ce73">
            <text:p>DF-78</text:p>
          </table:table-cell>
          <table:table-cell office:value-type="date" office:date-value="2021-02-24T00:00:00" table:style-name="ce75">
            <text:p>24-feb-21</text:p>
          </table:table-cell>
          <table:table-cell office:value-type="string" table:style-name="ce74">
            <text:p>Fact # 5699269 BAN007-BANCO DE GUAYAQUIL S.A. TARIFA POR COMISION</text:p>
          </table:table-cell>
          <table:table-cell table:style-name="ce74"/>
          <table:table-cell office:value-type="float" office:value="3.56" table:style-name="ce76">
            <text:p>3,56<text:s/></text:p>
          </table:table-cell>
          <table:table-cell office:value-type="float" office:value="41.78" table:style-name="ce76">
            <text:p>41,78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COMISIONES</text:p>
          </table:table-cell>
          <table:table-cell office:value-type="string" table:style-name="ce73">
            <text:p>DF-83</text:p>
          </table:table-cell>
          <table:table-cell office:value-type="date" office:date-value="2021-02-28T00:00:00" table:style-name="ce75">
            <text:p>28-feb-21</text:p>
          </table:table-cell>
          <table:table-cell office:value-type="string" table:style-name="ce74">
            <text:p>Fact # 3928475 DIN003-DINERS CLUB DEL ECUADOR S.A. SOCIEDAD FINANCIERA TARIFA POR COMISION</text:p>
          </table:table-cell>
          <table:table-cell table:style-name="ce74"/>
          <table:table-cell office:value-type="float" office:value="20.46" table:style-name="ce76">
            <text:p>20,46<text:s/></text:p>
          </table:table-cell>
          <table:table-cell office:value-type="float" office:value="62.24" table:style-name="ce76">
            <text:p>62,24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COMISIONES</text:p>
          </table:table-cell>
          <table:table-cell office:value-type="string" table:style-name="ce73">
            <text:p>DF-84</text:p>
          </table:table-cell>
          <table:table-cell office:value-type="date" office:date-value="2021-02-28T00:00:00" table:style-name="ce75">
            <text:p>28-feb-21</text:p>
          </table:table-cell>
          <table:table-cell office:value-type="string" table:style-name="ce74">
            <text:p>Fact # 2422970 DIN003-DINERS CLUB DEL ECUADOR S.A. SOCIEDAD FINANCIERA TARIFA POR COMISION</text:p>
          </table:table-cell>
          <table:table-cell table:style-name="ce74"/>
          <table:table-cell office:value-type="float" office:value="9.01" table:style-name="ce76">
            <text:p>9,01<text:s/></text:p>
          </table:table-cell>
          <table:table-cell office:value-type="float" office:value="71.25" table:style-name="ce76">
            <text:p>71,25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COMISIONES</text:p>
          </table:table-cell>
          <table:table-cell office:value-type="string" table:style-name="ce73">
            <text:p>DF-85</text:p>
          </table:table-cell>
          <table:table-cell office:value-type="date" office:date-value="2021-02-28T00:00:00" table:style-name="ce75">
            <text:p>28-feb-21</text:p>
          </table:table-cell>
          <table:table-cell office:value-type="string" table:style-name="ce74">
            <text:p>Fact # 1538936 BAN006-BANCO PICHINCHA C.A. TARIFA POR COMISION</text:p>
          </table:table-cell>
          <table:table-cell table:style-name="ce74"/>
          <table:table-cell office:value-type="float" office:value="1.37" table:style-name="ce76">
            <text:p>1,37<text:s/></text:p>
          </table:table-cell>
          <table:table-cell office:value-type="float" office:value="72.62" table:style-name="ce76">
            <text:p>72,62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COMISIONES</text:p>
          </table:table-cell>
          <table:table-cell office:value-type="string" table:style-name="ce73">
            <text:p>DF-20</text:p>
          </table:table-cell>
          <table:table-cell office:value-type="date" office:date-value="2021-03-03T00:00:00" table:style-name="ce75">
            <text:p>03-mar-21</text:p>
          </table:table-cell>
          <table:table-cell office:value-type="string" table:style-name="ce74">
            <text:p>Fact # 5734256 BAN007-BANCO DE GUAYAQUIL S.A. TARIFA POR COMISIÓN</text:p>
          </table:table-cell>
          <table:table-cell table:style-name="ce74"/>
          <table:table-cell office:value-type="float" office:value="29.8" table:style-name="ce76">
            <text:p>29,80<text:s/></text:p>
          </table:table-cell>
          <table:table-cell office:value-type="float" office:value="102.42" table:style-name="ce76">
            <text:p>102,42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COMISIONES</text:p>
          </table:table-cell>
          <table:table-cell office:value-type="string" table:style-name="ce73">
            <text:p>NC-11</text:p>
          </table:table-cell>
          <table:table-cell office:value-type="date" office:date-value="2021-03-23T00:00:00" table:style-name="ce75">
            <text:p>23-mar-21</text:p>
          </table:table-cell>
          <table:table-cell office:value-type="string" table:style-name="ce74">
            <text:p>VISA - MASTERCARD - PACIFICARD CANCELACION FACT DEL CLIENTE SILVA VANEGAS CESAR MARCOS, FACT # 3734 - 3932 POR DEP EN CTA #DOC 0517</text:p>
          </table:table-cell>
          <table:table-cell table:style-name="ce74"/>
          <table:table-cell office:value-type="float" office:value="0.03" table:style-name="ce76">
            <text:p>0,03<text:s/></text:p>
          </table:table-cell>
          <table:table-cell office:value-type="float" office:value="102.45" table:style-name="ce76">
            <text:p>102,45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COMISIONES</text:p>
          </table:table-cell>
          <table:table-cell office:value-type="string" table:style-name="ce73">
            <text:p>DF-57</text:p>
          </table:table-cell>
          <table:table-cell office:value-type="date" office:date-value="2021-03-31T00:00:00" table:style-name="ce75">
            <text:p>31-mar-21</text:p>
          </table:table-cell>
          <table:table-cell office:value-type="string" table:style-name="ce74">
            <text:p>Fact # 3985383 DIN003-DINERS CLUB DEL ECUADOR S.A. SOCIEDAD FINANCIERA TARIFA POR COMISIÓN</text:p>
          </table:table-cell>
          <table:table-cell table:style-name="ce74"/>
          <table:table-cell office:value-type="float" office:value="21.65" table:style-name="ce76">
            <text:p>21,65<text:s/></text:p>
          </table:table-cell>
          <table:table-cell office:value-type="float" office:value="124.1" table:style-name="ce76">
            <text:p>124,1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COMISIONES</text:p>
          </table:table-cell>
          <table:table-cell office:value-type="string" table:style-name="ce73">
            <text:p>DF-58</text:p>
          </table:table-cell>
          <table:table-cell office:value-type="date" office:date-value="2021-03-31T00:00:00" table:style-name="ce75">
            <text:p>31-mar-21</text:p>
          </table:table-cell>
          <table:table-cell office:value-type="string" table:style-name="ce74">
            <text:p>Fact # 2465150 DIN003-DINERS CLUB DEL ECUADOR S.A. SOCIEDAD FINANCIERA TARIFA POR COMISIÓN</text:p>
          </table:table-cell>
          <table:table-cell table:style-name="ce74"/>
          <table:table-cell office:value-type="float" office:value="9.9499999999999993" table:style-name="ce76">
            <text:p>9,95<text:s/></text:p>
          </table:table-cell>
          <table:table-cell office:value-type="float" office:value="134.05000000000001" table:style-name="ce76">
            <text:p>134,05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COMISIONES</text:p>
          </table:table-cell>
          <table:table-cell office:value-type="string" table:style-name="ce73">
            <text:p>DF-59</text:p>
          </table:table-cell>
          <table:table-cell office:value-type="date" office:date-value="2021-03-31T00:00:00" table:style-name="ce75">
            <text:p>31-mar-21</text:p>
          </table:table-cell>
          <table:table-cell office:value-type="string" table:style-name="ce74">
            <text:p>Fact # 1575644 BAN006-BANCO PICHINCHA C.A. TARIFA POR COMISIÓN</text:p>
          </table:table-cell>
          <table:table-cell table:style-name="ce74"/>
          <table:table-cell office:value-type="float" office:value="4.13" table:style-name="ce76">
            <text:p>4,13<text:s/></text:p>
          </table:table-cell>
          <table:table-cell office:value-type="float" office:value="138.18" table:style-name="ce76">
            <text:p>138,18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COMISIONES</text:p>
          </table:table-cell>
          <table:table-cell office:value-type="string" table:style-name="ce73">
            <text:p>DF-67</text:p>
          </table:table-cell>
          <table:table-cell office:value-type="date" office:date-value="2021-04-06T00:00:00" table:style-name="ce75">
            <text:p>06-abr-21</text:p>
          </table:table-cell>
          <table:table-cell office:value-type="string" table:style-name="ce74">
            <text:p>Fact # 5923793 BAN007-BANCO DE GUAYAQUIL S.A. TARIFA POR COMISION</text:p>
          </table:table-cell>
          <table:table-cell table:style-name="ce74"/>
          <table:table-cell office:value-type="float" office:value="24.67" table:style-name="ce76">
            <text:p>24,67<text:s/></text:p>
          </table:table-cell>
          <table:table-cell office:value-type="float" office:value="162.85" table:style-name="ce76">
            <text:p>162,85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COMISIONES</text:p>
          </table:table-cell>
          <table:table-cell office:value-type="string" table:style-name="ce73">
            <text:p>DF-61</text:p>
          </table:table-cell>
          <table:table-cell office:value-type="date" office:date-value="2021-04-29T00:00:00" table:style-name="ce75">
            <text:p>29-abr-21</text:p>
          </table:table-cell>
          <table:table-cell office:value-type="string" table:style-name="ce74">
            <text:p>Fact # 2305037 UCK445-BANCO DEL PACIFICO TARIFA POR COMISIÓN</text:p>
          </table:table-cell>
          <table:table-cell table:style-name="ce74"/>
          <table:table-cell office:value-type="float" office:value="0.2" table:style-name="ce76">
            <text:p>0,20<text:s/></text:p>
          </table:table-cell>
          <table:table-cell office:value-type="float" office:value="163.05000000000001" table:style-name="ce76">
            <text:p>163,05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COMISIONES</text:p>
          </table:table-cell>
          <table:table-cell office:value-type="string" table:style-name="ce73">
            <text:p>DF-68</text:p>
          </table:table-cell>
          <table:table-cell office:value-type="date" office:date-value="2021-04-30T00:00:00" table:style-name="ce75">
            <text:p>30-abr-21</text:p>
          </table:table-cell>
          <table:table-cell office:value-type="string" table:style-name="ce74">
            <text:p>Fact # 4042950 DIN003-DINERS CLUB DEL ECUADOR S.A. SOCIEDAD FINANCIERA TARIFA POR COMISIÓN</text:p>
          </table:table-cell>
          <table:table-cell table:style-name="ce74"/>
          <table:table-cell office:value-type="float" office:value="19.8" table:style-name="ce76">
            <text:p>19,80<text:s/></text:p>
          </table:table-cell>
          <table:table-cell office:value-type="float" office:value="182.85" table:style-name="ce76">
            <text:p>182,85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COMISIONES</text:p>
          </table:table-cell>
          <table:table-cell office:value-type="string" table:style-name="ce73">
            <text:p>DF-69</text:p>
          </table:table-cell>
          <table:table-cell office:value-type="date" office:date-value="2021-04-30T00:00:00" table:style-name="ce75">
            <text:p>30-abr-21</text:p>
          </table:table-cell>
          <table:table-cell office:value-type="string" table:style-name="ce74">
            <text:p>Fact # 2509382 DIN003-DINERS CLUB DEL ECUADOR S.A. SOCIEDAD FINANCIERA TARIFA POR COMISION</text:p>
          </table:table-cell>
          <table:table-cell table:style-name="ce74"/>
          <table:table-cell office:value-type="float" office:value="11.08" table:style-name="ce76">
            <text:p>11,08<text:s/></text:p>
          </table:table-cell>
          <table:table-cell office:value-type="float" office:value="193.93" table:style-name="ce76">
            <text:p>193,93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COMISIONES</text:p>
          </table:table-cell>
          <table:table-cell office:value-type="string" table:style-name="ce73">
            <text:p>DF-70</text:p>
          </table:table-cell>
          <table:table-cell office:value-type="date" office:date-value="2021-04-30T00:00:00" table:style-name="ce75">
            <text:p>30-abr-21</text:p>
          </table:table-cell>
          <table:table-cell office:value-type="string" table:style-name="ce74">
            <text:p>Fact # 1614025 BAN006-BANCO PICHINCHA C.A. TARIFA POR COMISION</text:p>
          </table:table-cell>
          <table:table-cell table:style-name="ce74"/>
          <table:table-cell office:value-type="float" office:value="1.41" table:style-name="ce76">
            <text:p>1,41<text:s/></text:p>
          </table:table-cell>
          <table:table-cell office:value-type="float" office:value="195.34" table:style-name="ce76">
            <text:p>195,34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COMISIONES</text:p>
          </table:table-cell>
          <table:table-cell office:value-type="string" table:style-name="ce73">
            <text:p>DF-40</text:p>
          </table:table-cell>
          <table:table-cell office:value-type="date" office:date-value="2021-05-03T00:00:00" table:style-name="ce75">
            <text:p>03-may-21</text:p>
          </table:table-cell>
          <table:table-cell office:value-type="string" table:style-name="ce74">
            <text:p>Fact # 6056261 BAN007-BANCO DE GUAYAQUIL S.A. TARIFA POR COMISIÓN</text:p>
          </table:table-cell>
          <table:table-cell table:style-name="ce74"/>
          <table:table-cell office:value-type="float" office:value="34.020000000000003" table:style-name="ce76">
            <text:p>34,02<text:s/></text:p>
          </table:table-cell>
          <table:table-cell office:value-type="float" office:value="229.36" table:style-name="ce76">
            <text:p>229,36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COMISIONES</text:p>
          </table:table-cell>
          <table:table-cell office:value-type="string" table:style-name="ce73">
            <text:p>DF-58</text:p>
          </table:table-cell>
          <table:table-cell office:value-type="date" office:date-value="2021-05-23T00:00:00" table:style-name="ce75">
            <text:p>23-may-21</text:p>
          </table:table-cell>
          <table:table-cell office:value-type="string" table:style-name="ce74">
            <text:p>Fact # 9423 PAG001-PAGO SEGURO S.A. COMISIÓN POR SERVICIO PAYMENTEZ MES DE ABRIL 2021</text:p>
          </table:table-cell>
          <table:table-cell table:style-name="ce74"/>
          <table:table-cell office:value-type="float" office:value="0.08" table:style-name="ce76">
            <text:p>0,08<text:s/></text:p>
          </table:table-cell>
          <table:table-cell office:value-type="float" office:value="229.44" table:style-name="ce76">
            <text:p>229,44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COMISIONES</text:p>
          </table:table-cell>
          <table:table-cell office:value-type="string" table:style-name="ce73">
            <text:p>DF-71</text:p>
          </table:table-cell>
          <table:table-cell office:value-type="date" office:date-value="2021-05-31T00:00:00" table:style-name="ce75">
            <text:p>31-may-21</text:p>
          </table:table-cell>
          <table:table-cell office:value-type="string" table:style-name="ce74">
            <text:p>Fact # 4089266 DIN003-DINERS CLUB DEL ECUADOR S.A. SOCIEDAD FINANCIERA TARIFA POR COMISIÓN</text:p>
          </table:table-cell>
          <table:table-cell table:style-name="ce74"/>
          <table:table-cell office:value-type="float" office:value="20.97" table:style-name="ce76">
            <text:p>20,97<text:s/></text:p>
          </table:table-cell>
          <table:table-cell office:value-type="float" office:value="250.41" table:style-name="ce76">
            <text:p>250,41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COMISIONES</text:p>
          </table:table-cell>
          <table:table-cell office:value-type="string" table:style-name="ce73">
            <text:p>DF-72</text:p>
          </table:table-cell>
          <table:table-cell office:value-type="date" office:date-value="2021-05-31T00:00:00" table:style-name="ce75">
            <text:p>31-may-21</text:p>
          </table:table-cell>
          <table:table-cell office:value-type="string" table:style-name="ce74">
            <text:p>Fact # 2548291 DIN003-DINERS CLUB DEL ECUADOR S.A. SOCIEDAD FINANCIERA TARIFA POR COMISIÓN</text:p>
          </table:table-cell>
          <table:table-cell table:style-name="ce74"/>
          <table:table-cell office:value-type="float" office:value="11.15" table:style-name="ce76">
            <text:p>11,15<text:s/></text:p>
          </table:table-cell>
          <table:table-cell office:value-type="float" office:value="261.56" table:style-name="ce76">
            <text:p>261,56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COMISIONES</text:p>
          </table:table-cell>
          <table:table-cell office:value-type="string" table:style-name="ce73">
            <text:p>DF-73</text:p>
          </table:table-cell>
          <table:table-cell office:value-type="date" office:date-value="2021-05-31T00:00:00" table:style-name="ce75">
            <text:p>31-may-21</text:p>
          </table:table-cell>
          <table:table-cell office:value-type="string" table:style-name="ce74">
            <text:p>Fact # 1646182 BAN006-BANCO PICHINCHA C.A. TARIFA POR COMISIÓN</text:p>
          </table:table-cell>
          <table:table-cell table:style-name="ce74"/>
          <table:table-cell office:value-type="float" office:value="5.33" table:style-name="ce76">
            <text:p>5,33<text:s/></text:p>
          </table:table-cell>
          <table:table-cell office:value-type="float" office:value="266.89" table:style-name="ce76">
            <text:p>266,89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COMISIONES</text:p>
          </table:table-cell>
          <table:table-cell office:value-type="string" table:style-name="ce73">
            <text:p>DF-59</text:p>
          </table:table-cell>
          <table:table-cell office:value-type="date" office:date-value="2021-06-18T00:00:00" table:style-name="ce75">
            <text:p>18-jun-21</text:p>
          </table:table-cell>
          <table:table-cell office:value-type="string" table:style-name="ce74">
            <text:p>Fact # 6332123 BAN007-BANCO DE GUAYAQUIL S.A. FACT.COMIS.LIQUIDACION PAGO DEPOSITOS DE VOUCHERS TARJETAS DE CREDITO</text:p>
          </table:table-cell>
          <table:table-cell table:style-name="ce74"/>
          <table:table-cell office:value-type="float" office:value="31.37" table:style-name="ce76">
            <text:p>31,37<text:s/></text:p>
          </table:table-cell>
          <table:table-cell office:value-type="float" office:value="298.26" table:style-name="ce76">
            <text:p>298,26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COMISIONES</text:p>
          </table:table-cell>
          <table:table-cell office:value-type="string" table:style-name="ce73">
            <text:p>DF-58</text:p>
          </table:table-cell>
          <table:table-cell office:value-type="date" office:date-value="2021-06-30T00:00:00" table:style-name="ce75">
            <text:p>30-jun-21</text:p>
          </table:table-cell>
          <table:table-cell office:value-type="string" table:style-name="ce74">
            <text:p>Fact # 158915469 UCK445-BANCO DEL PACIFICO TARIFA POR COMISIONES</text:p>
          </table:table-cell>
          <table:table-cell table:style-name="ce74"/>
          <table:table-cell office:value-type="float" office:value="0.73" table:style-name="ce76">
            <text:p>0,73<text:s/></text:p>
          </table:table-cell>
          <table:table-cell office:value-type="float" office:value="298.99" table:style-name="ce76">
            <text:p>298,99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COMISIONES</text:p>
          </table:table-cell>
          <table:table-cell office:value-type="string" table:style-name="ce73">
            <text:p>DF-64</text:p>
          </table:table-cell>
          <table:table-cell office:value-type="date" office:date-value="2021-06-30T00:00:00" table:style-name="ce75">
            <text:p>30-jun-21</text:p>
          </table:table-cell>
          <table:table-cell office:value-type="string" table:style-name="ce74">
            <text:p>Fact # 2596503 DIN003-DINERS CLUB DEL ECUADOR S.A. SOCIEDAD FINANCIERA TARIFA POR COMISIÓN</text:p>
          </table:table-cell>
          <table:table-cell table:style-name="ce74"/>
          <table:table-cell office:value-type="float" office:value="8.8699999999999992" table:style-name="ce76">
            <text:p>8,87<text:s/></text:p>
          </table:table-cell>
          <table:table-cell office:value-type="float" office:value="307.86" table:style-name="ce76">
            <text:p>307,86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COMISIONES</text:p>
          </table:table-cell>
          <table:table-cell office:value-type="string" table:style-name="ce73">
            <text:p>DF-65</text:p>
          </table:table-cell>
          <table:table-cell office:value-type="date" office:date-value="2021-06-30T00:00:00" table:style-name="ce75">
            <text:p>30-jun-21</text:p>
          </table:table-cell>
          <table:table-cell office:value-type="string" table:style-name="ce74">
            <text:p>Fact # 4151543 DIN003-DINERS CLUB DEL ECUADOR S.A. SOCIEDAD FINANCIERA TARIFA POR COMISIÓN</text:p>
          </table:table-cell>
          <table:table-cell table:style-name="ce74"/>
          <table:table-cell office:value-type="float" office:value="15.72" table:style-name="ce76">
            <text:p>15,72<text:s/></text:p>
          </table:table-cell>
          <table:table-cell office:value-type="float" office:value="323.58" table:style-name="ce76">
            <text:p>323,58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COMISIONES</text:p>
          </table:table-cell>
          <table:table-cell office:value-type="string" table:style-name="ce73">
            <text:p>DF-66</text:p>
          </table:table-cell>
          <table:table-cell office:value-type="date" office:date-value="2021-06-30T00:00:00" table:style-name="ce75">
            <text:p>30-jun-21</text:p>
          </table:table-cell>
          <table:table-cell office:value-type="string" table:style-name="ce74">
            <text:p>Fact # 4157983 DIN003-DINERS CLUB DEL ECUADOR S.A. SOCIEDAD FINANCIERA TARIFA POR COMISIÓN</text:p>
          </table:table-cell>
          <table:table-cell table:style-name="ce74"/>
          <table:table-cell office:value-type="float" office:value="5.0199999999999996" table:style-name="ce76">
            <text:p>5,02<text:s/></text:p>
          </table:table-cell>
          <table:table-cell office:value-type="float" office:value="328.6" table:style-name="ce76">
            <text:p>328,6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COMISIONES</text:p>
          </table:table-cell>
          <table:table-cell office:value-type="string" table:style-name="ce73">
            <text:p>DF-67</text:p>
          </table:table-cell>
          <table:table-cell office:value-type="date" office:date-value="2021-06-30T00:00:00" table:style-name="ce75">
            <text:p>30-jun-21</text:p>
          </table:table-cell>
          <table:table-cell office:value-type="string" table:style-name="ce74">
            <text:p>Fact # 1689626 BAN006-BANCO PICHINCHA C.A. TARIFA POR COMISIÓN</text:p>
          </table:table-cell>
          <table:table-cell table:style-name="ce74"/>
          <table:table-cell office:value-type="float" office:value="3.37" table:style-name="ce76">
            <text:p>3,37<text:s/></text:p>
          </table:table-cell>
          <table:table-cell office:value-type="float" office:value="331.97" table:style-name="ce76">
            <text:p>331,97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COMISIONES</text:p>
          </table:table-cell>
          <table:table-cell office:value-type="string" table:style-name="ce73">
            <text:p>DF-55</text:p>
          </table:table-cell>
          <table:table-cell office:value-type="date" office:date-value="2021-07-02T00:00:00" table:style-name="ce75">
            <text:p>02-jul-21</text:p>
          </table:table-cell>
          <table:table-cell office:value-type="string" table:style-name="ce74">
            <text:p>Fact # 6417791 BAN007-BANCO DE GUAYAQUIL S.A. LIQUIDACION COMERCIO</text:p>
          </table:table-cell>
          <table:table-cell table:style-name="ce74"/>
          <table:table-cell office:value-type="float" office:value="24.92" table:style-name="ce76">
            <text:p>24,92<text:s/></text:p>
          </table:table-cell>
          <table:table-cell office:value-type="float" office:value="356.89" table:style-name="ce76">
            <text:p>356,89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COMISIONES</text:p>
          </table:table-cell>
          <table:table-cell office:value-type="string" table:style-name="ce73">
            <text:p>DF-56</text:p>
          </table:table-cell>
          <table:table-cell office:value-type="date" office:date-value="2021-07-30T00:00:00" table:style-name="ce75">
            <text:p>30-jul-21</text:p>
          </table:table-cell>
          <table:table-cell office:value-type="string" table:style-name="ce74">
            <text:p>Fact # 2407947 UCK445-BANCO DEL PACIFICO TARIFA POR COMISIÓN</text:p>
          </table:table-cell>
          <table:table-cell table:style-name="ce74"/>
          <table:table-cell office:value-type="float" office:value="0.24" table:style-name="ce76">
            <text:p>0,24<text:s/></text:p>
          </table:table-cell>
          <table:table-cell office:value-type="float" office:value="357.13" table:style-name="ce76">
            <text:p>357,13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COMISIONES</text:p>
          </table:table-cell>
          <table:table-cell office:value-type="string" table:style-name="ce73">
            <text:p>DF-64</text:p>
          </table:table-cell>
          <table:table-cell office:value-type="date" office:date-value="2021-07-31T00:00:00" table:style-name="ce75">
            <text:p>31-jul-21</text:p>
          </table:table-cell>
          <table:table-cell office:value-type="string" table:style-name="ce74">
            <text:p>Fact # 4209026 DIN003-DINERS CLUB DEL ECUADOR S.A. SOCIEDAD FINANCIERA TARIFA POR COMISIÓN</text:p>
          </table:table-cell>
          <table:table-cell table:style-name="ce74"/>
          <table:table-cell office:value-type="float" office:value="0.41" table:style-name="ce76">
            <text:p>0,41<text:s/></text:p>
          </table:table-cell>
          <table:table-cell office:value-type="float" office:value="357.54" table:style-name="ce76">
            <text:p>357,54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COMISIONES</text:p>
          </table:table-cell>
          <table:table-cell office:value-type="string" table:style-name="ce73">
            <text:p>DF-65</text:p>
          </table:table-cell>
          <table:table-cell office:value-type="date" office:date-value="2021-07-31T00:00:00" table:style-name="ce75">
            <text:p>31-jul-21</text:p>
          </table:table-cell>
          <table:table-cell office:value-type="string" table:style-name="ce74">
            <text:p>Fact # 4216936 DIN003-DINERS CLUB DEL ECUADOR S.A. SOCIEDAD FINANCIERA TARIFA POR COMISIÓN</text:p>
          </table:table-cell>
          <table:table-cell table:style-name="ce74"/>
          <table:table-cell office:value-type="float" office:value="20.34" table:style-name="ce76">
            <text:p>20,34<text:s/></text:p>
          </table:table-cell>
          <table:table-cell office:value-type="float" office:value="377.88" table:style-name="ce76">
            <text:p>377,88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COMISIONES</text:p>
          </table:table-cell>
          <table:table-cell office:value-type="string" table:style-name="ce73">
            <text:p>DF-66</text:p>
          </table:table-cell>
          <table:table-cell office:value-type="date" office:date-value="2021-07-31T00:00:00" table:style-name="ce75">
            <text:p>31-jul-21</text:p>
          </table:table-cell>
          <table:table-cell office:value-type="string" table:style-name="ce74">
            <text:p>Fact # 2645658 DIN003-DINERS CLUB DEL ECUADOR S.A. SOCIEDAD FINANCIERA TARIFA POR COMISIÓN</text:p>
          </table:table-cell>
          <table:table-cell table:style-name="ce74"/>
          <table:table-cell office:value-type="float" office:value="11.25" table:style-name="ce76">
            <text:p>11,25<text:s/></text:p>
          </table:table-cell>
          <table:table-cell office:value-type="float" office:value="389.13" table:style-name="ce76">
            <text:p>389,13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COMISIONES</text:p>
          </table:table-cell>
          <table:table-cell office:value-type="string" table:style-name="ce73">
            <text:p>DF-67</text:p>
          </table:table-cell>
          <table:table-cell office:value-type="date" office:date-value="2021-07-31T00:00:00" table:style-name="ce75">
            <text:p>31-jul-21</text:p>
          </table:table-cell>
          <table:table-cell office:value-type="string" table:style-name="ce74">
            <text:p>Fact # 1729474 BAN006-BANCO PICHINCHA C.A. TARIFA POR COMISIÓN</text:p>
          </table:table-cell>
          <table:table-cell table:style-name="ce74"/>
          <table:table-cell office:value-type="float" office:value="3.7" table:style-name="ce76">
            <text:p>3,70<text:s/></text:p>
          </table:table-cell>
          <table:table-cell office:value-type="float" office:value="392.83" table:style-name="ce76">
            <text:p>392,83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COMISIONES</text:p>
          </table:table-cell>
          <table:table-cell office:value-type="string" table:style-name="ce73">
            <text:p>DF-61</text:p>
          </table:table-cell>
          <table:table-cell office:value-type="date" office:date-value="2021-08-02T00:00:00" table:style-name="ce75">
            <text:p>02-ago-21</text:p>
          </table:table-cell>
          <table:table-cell office:value-type="string" table:style-name="ce74">
            <text:p>Fact # 6603232 BAN007-BANCO DE GUAYAQUIL S.A. FACT.COMIS.LIQUIDACION PAGO DEPOSITOS DE VOUCHERS TARJETAS DE CREDITO</text:p>
          </table:table-cell>
          <table:table-cell table:style-name="ce74"/>
          <table:table-cell office:value-type="float" office:value="26.55" table:style-name="ce76">
            <text:p>26,55<text:s/></text:p>
          </table:table-cell>
          <table:table-cell office:value-type="float" office:value="419.38" table:style-name="ce76">
            <text:p>419,38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COMISIONES</text:p>
          </table:table-cell>
          <table:table-cell office:value-type="string" table:style-name="ce73">
            <text:p>NC-1</text:p>
          </table:table-cell>
          <table:table-cell office:value-type="date" office:date-value="2021-08-03T00:00:00" table:style-name="ce75">
            <text:p>03-ago-21</text:p>
          </table:table-cell>
          <table:table-cell office:value-type="string" table:style-name="ce74">
            <text:p>VISA - MASTERCARD - PACIFICARD CANCELACION DEBITO TARJETAS GUAYAQUIL- PAGO DE FACT 368208 - 366260- 366478- 368284 - 368285- 368292-366660- 366481-367235-367592-367579-367616-5078- 367726-367933-368060 POR DEP EN CTA #DOC 1945</text:p>
          </table:table-cell>
          <table:table-cell table:style-name="ce74"/>
          <table:table-cell office:value-type="float" office:value="25.33" table:style-name="ce76">
            <text:p>25,33<text:s/></text:p>
          </table:table-cell>
          <table:table-cell office:value-type="float" office:value="444.71" table:style-name="ce76">
            <text:p>444,71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COMISIONES</text:p>
          </table:table-cell>
          <table:table-cell office:value-type="string" table:style-name="ce73">
            <text:p>NC-2</text:p>
          </table:table-cell>
          <table:table-cell office:value-type="date" office:date-value="2021-08-03T00:00:00" table:style-name="ce75">
            <text:p>03-ago-21</text:p>
          </table:table-cell>
          <table:table-cell office:value-type="string" table:style-name="ce74">
            <text:p>VISA - MASTERCARD - PACIFICARD CANCELACION DEBITO TAREJTAS GUAYAQUIL-PAGO DE FACT 368101</text:p>
          </table:table-cell>
          <table:table-cell table:style-name="ce74"/>
          <table:table-cell office:value-type="float" office:value="7.0000000000000007E-2" table:style-name="ce76">
            <text:p>0,07<text:s/></text:p>
          </table:table-cell>
          <table:table-cell office:value-type="float" office:value="444.78" table:style-name="ce76">
            <text:p>444,78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COMISIONES</text:p>
          </table:table-cell>
          <table:table-cell office:value-type="string" table:style-name="ce73">
            <text:p>NC-3</text:p>
          </table:table-cell>
          <table:table-cell office:value-type="date" office:date-value="2021-08-03T00:00:00" table:style-name="ce75">
            <text:p>03-ago-21</text:p>
          </table:table-cell>
          <table:table-cell office:value-type="string" table:style-name="ce74">
            <text:p>AMERICAN EXPRESS CANCELACION DEBITO TARJETAS GUAYAQUIL- PAGO DE FACT 366250- 366543 - <text:s/>366669- 368391- 368393- 366915- 367153- 367244- 367346- 368312- 367397- 367463- 366459- 367399- 367202- 367341- 367421- 368503- 367593-367644- <text:s/>367626- 367683- 367672</text:p>
          </table:table-cell>
          <table:table-cell table:style-name="ce74"/>
          <table:table-cell office:value-type="float" office:value="4.58" table:style-name="ce76">
            <text:p>4,58<text:s/></text:p>
          </table:table-cell>
          <table:table-cell office:value-type="float" office:value="449.36" table:style-name="ce76">
            <text:p>449,36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COMISIONES</text:p>
          </table:table-cell>
          <table:table-cell office:value-type="string" table:style-name="ce73">
            <text:p>NC-4</text:p>
          </table:table-cell>
          <table:table-cell office:value-type="date" office:date-value="2021-08-05T00:00:00" table:style-name="ce75">
            <text:p>05-ago-21</text:p>
          </table:table-cell>
          <table:table-cell office:value-type="string" table:style-name="ce74">
            <text:p>VISA - MASTERCARD - PACIFICARD CANCELACION DEBITO TARJETAS PICHINCHA- PAGO DE FACT 366219- 367188- 5036 <text:s/>- 368394- 367765- 367752 <text:s text:c="2"/>367802- 367814- 367821- 368382- 368419- 367749 <text:s text:c="2"/>368566- 4641- 5111- 368073- 368132 POR DEP EN CTA #DOC 872570</text:p>
          </table:table-cell>
          <table:table-cell table:style-name="ce74"/>
          <table:table-cell office:value-type="float" office:value="3.57" table:style-name="ce76">
            <text:p>3,57<text:s/></text:p>
          </table:table-cell>
          <table:table-cell office:value-type="float" office:value="452.93" table:style-name="ce76">
            <text:p>452,93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COMISIONES</text:p>
          </table:table-cell>
          <table:table-cell office:value-type="string" table:style-name="ce73">
            <text:p>NC-6</text:p>
          </table:table-cell>
          <table:table-cell office:value-type="date" office:date-value="2021-08-05T00:00:00" table:style-name="ce75">
            <text:p>05-ago-21</text:p>
          </table:table-cell>
          <table:table-cell office:value-type="string" table:style-name="ce74">
            <text:p>VISA - MASTERCARD - PACIFICARD CANCELACION DEBITO TARJETAS PICHINCHA- PAGO DE FACT 366220- 368243- 366367- 366625- 366579- 368316- 5124- 5125- 366866- 368380 - 364431- 367002- 367368- 5029- 367535- 5157 POR DEP EN CTA #DOC 928646</text:p>
          </table:table-cell>
          <table:table-cell table:style-name="ce74"/>
          <table:table-cell office:value-type="float" office:value="12.09" table:style-name="ce76">
            <text:p>12,09<text:s/></text:p>
          </table:table-cell>
          <table:table-cell office:value-type="float" office:value="465.02" table:style-name="ce76">
            <text:p>465,02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COMISIONES</text:p>
          </table:table-cell>
          <table:table-cell office:value-type="string" table:style-name="ce73">
            <text:p>NC-10</text:p>
          </table:table-cell>
          <table:table-cell office:value-type="date" office:date-value="2021-08-05T00:00:00" table:style-name="ce75">
            <text:p>05-ago-21</text:p>
          </table:table-cell>
          <table:table-cell office:value-type="string" table:style-name="ce74">
            <text:p>DISCOVER CANCELACION DEBITO TARJETAS PICHICNHA- PAGO DE FACT 367633- 367663- 5073- 367659- 367872- 367975 POR DEP EN CTA #DOC 872570</text:p>
          </table:table-cell>
          <table:table-cell table:style-name="ce74"/>
          <table:table-cell office:value-type="float" office:value="0.4" table:style-name="ce76">
            <text:p>0,40<text:s/></text:p>
          </table:table-cell>
          <table:table-cell office:value-type="float" office:value="465.42" table:style-name="ce76">
            <text:p>465,42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COMISIONES</text:p>
          </table:table-cell>
          <table:table-cell office:value-type="string" table:style-name="ce73">
            <text:p>NC-12</text:p>
          </table:table-cell>
          <table:table-cell office:value-type="date" office:date-value="2021-08-05T00:00:00" table:style-name="ce75">
            <text:p>05-ago-21</text:p>
          </table:table-cell>
          <table:table-cell office:value-type="string" table:style-name="ce74">
            <text:p>DINERS CLUB CANCELACION DEBITO TARJETAS PICHINCHA- PAGO DE FACT 366191- 366211-366203-366050-366243-366240-368179-366127-368265- 368266-366356-366299-367613-366395-366486-366454-366417-366399-366397-366959-366966-366412-366519-366517-366548-366567-366595</text:p>
          </table:table-cell>
          <table:table-cell table:style-name="ce74"/>
          <table:table-cell office:value-type="float" office:value="17.059999999999999" table:style-name="ce76">
            <text:p>17,06<text:s/></text:p>
          </table:table-cell>
          <table:table-cell office:value-type="float" office:value="482.48" table:style-name="ce76">
            <text:p>482,48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COMISIONES</text:p>
          </table:table-cell>
          <table:table-cell office:value-type="string" table:style-name="ce73">
            <text:p>NC-5</text:p>
          </table:table-cell>
          <table:table-cell office:value-type="date" office:date-value="2021-08-06T00:00:00" table:style-name="ce75">
            <text:p>06-ago-21</text:p>
          </table:table-cell>
          <table:table-cell office:value-type="string" table:style-name="ce74">
            <text:p>VISA - MASTERCARD - PACIFICARD CANCELACION DEBITO TARJETAS PICHINCHA- PAGO DE FACT 366694 - 367710- 367693- 5091- 360267- 362770- 365314 POR DEP EN CTA #DOC 582397</text:p>
          </table:table-cell>
          <table:table-cell table:style-name="ce74"/>
          <table:table-cell office:value-type="float" office:value="5.09" table:style-name="ce76">
            <text:p>5,09<text:s/></text:p>
          </table:table-cell>
          <table:table-cell office:value-type="float" office:value="487.57" table:style-name="ce76">
            <text:p>487,57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COMISIONES</text:p>
          </table:table-cell>
          <table:table-cell office:value-type="string" table:style-name="ce73">
            <text:p>NC-7</text:p>
          </table:table-cell>
          <table:table-cell office:value-type="date" office:date-value="2021-08-06T00:00:00" table:style-name="ce75">
            <text:p>06-ago-21</text:p>
          </table:table-cell>
          <table:table-cell office:value-type="string" table:style-name="ce74">
            <text:p>VISA - MASTERCARD - PACIFICARD CANCELACION DEBITO TARJETAS PICHINCHA- PAGO DE FACT 366256- 366522- 366474- 366496- 368325- 366690- 366909- 366888- 366868- 367091- 367029- 4983 <text:s/>-367284- 367335- 367678- 367801 <text:s/>- 367700- 367600- 5117 POR DEP EN CTA</text:p>
          </table:table-cell>
          <table:table-cell table:style-name="ce74"/>
          <table:table-cell office:value-type="float" office:value="3.46" table:style-name="ce76">
            <text:p>3,46<text:s/></text:p>
          </table:table-cell>
          <table:table-cell office:value-type="float" office:value="491.03" table:style-name="ce76">
            <text:p>491,03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COMISIONES</text:p>
          </table:table-cell>
          <table:table-cell office:value-type="string" table:style-name="ce73">
            <text:p>NC-8</text:p>
          </table:table-cell>
          <table:table-cell office:value-type="date" office:date-value="2021-08-06T00:00:00" table:style-name="ce75">
            <text:p>06-ago-21</text:p>
          </table:table-cell>
          <table:table-cell office:value-type="string" table:style-name="ce74">
            <text:p>DINERS CLUB CANCELACION DEBITO TARJETAS PICHINCHA- PAGO DE FACT 368206- 366160- 368403- 366503- 366384- 366466- 366506-366531- 366462 <text:s/>- 366523- 368229- 366684- 366561- 368433- 368434- 368435- 367104- 367041- 367343- 367314 <text:s/>- 367413- 5114 POR DEP EN CTA</text:p>
          </table:table-cell>
          <table:table-cell table:style-name="ce74"/>
          <table:table-cell office:value-type="float" office:value="6.24" table:style-name="ce76">
            <text:p>6,24<text:s/></text:p>
          </table:table-cell>
          <table:table-cell office:value-type="float" office:value="497.27" table:style-name="ce76">
            <text:p>497,27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COMISIONES</text:p>
          </table:table-cell>
          <table:table-cell office:value-type="string" table:style-name="ce73">
            <text:p>NC-9</text:p>
          </table:table-cell>
          <table:table-cell office:value-type="date" office:date-value="2021-08-06T00:00:00" table:style-name="ce75">
            <text:p>06-ago-21</text:p>
          </table:table-cell>
          <table:table-cell office:value-type="string" table:style-name="ce74">
            <text:p>DISCOVER CANCELACION DEBITO TARJETAS PICHICHA- PAGO DE FACT 4980 POR DEP EN CTA #DOC 938886</text:p>
          </table:table-cell>
          <table:table-cell table:style-name="ce74"/>
          <table:table-cell office:value-type="float" office:value="0.08" table:style-name="ce76">
            <text:p>0,08<text:s/></text:p>
          </table:table-cell>
          <table:table-cell office:value-type="float" office:value="497.35" table:style-name="ce76">
            <text:p>497,35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COMISIONES</text:p>
          </table:table-cell>
          <table:table-cell office:value-type="string" table:style-name="ce73">
            <text:p>NC-11</text:p>
          </table:table-cell>
          <table:table-cell office:value-type="date" office:date-value="2021-08-10T00:00:00" table:style-name="ce75">
            <text:p>10-ago-21</text:p>
          </table:table-cell>
          <table:table-cell office:value-type="string" table:style-name="ce74">
            <text:p>VISA - MASTERCARD - PACIFICARD CANCELACION DEBITO TARJETAS PICHINCHA.- PAGO DE FACT 5091<text:s text:c="2"/></text:p>
          </table:table-cell>
          <table:table-cell table:style-name="ce74"/>
          <table:table-cell office:value-type="float" office:value="0.16" table:style-name="ce76">
            <text:p>0,16<text:s/></text:p>
          </table:table-cell>
          <table:table-cell office:value-type="float" office:value="497.51" table:style-name="ce76">
            <text:p>497,51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COMISIONES</text:p>
          </table:table-cell>
          <table:table-cell office:value-type="string" table:style-name="ce73">
            <text:p>DF-64</text:p>
          </table:table-cell>
          <table:table-cell office:value-type="date" office:date-value="2021-08-31T00:00:00" table:style-name="ce75">
            <text:p>31-ago-21</text:p>
          </table:table-cell>
          <table:table-cell office:value-type="string" table:style-name="ce74">
            <text:p>Fact # 4264822 DIN003-DINERS CLUB DEL ECUADOR S.A. SOCIEDAD FINANCIERA TARIFA DE COMISIÓN</text:p>
          </table:table-cell>
          <table:table-cell table:style-name="ce74"/>
          <table:table-cell office:value-type="float" office:value="21.26" table:style-name="ce76">
            <text:p>21,26<text:s/></text:p>
          </table:table-cell>
          <table:table-cell office:value-type="float" office:value="518.77" table:style-name="ce76">
            <text:p>518,77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COMISIONES</text:p>
          </table:table-cell>
          <table:table-cell office:value-type="string" table:style-name="ce73">
            <text:p>DF-65</text:p>
          </table:table-cell>
          <table:table-cell office:value-type="date" office:date-value="2021-08-31T00:00:00" table:style-name="ce75">
            <text:p>31-ago-21</text:p>
          </table:table-cell>
          <table:table-cell office:value-type="string" table:style-name="ce74">
            <text:p>Fact # 2685115 DIN003-DINERS CLUB DEL ECUADOR S.A. SOCIEDAD FINANCIERA TARIFA POR COMISIÓN</text:p>
          </table:table-cell>
          <table:table-cell table:style-name="ce74"/>
          <table:table-cell office:value-type="float" office:value="13.91" table:style-name="ce76">
            <text:p>13,91<text:s/></text:p>
          </table:table-cell>
          <table:table-cell office:value-type="float" office:value="532.67999999999995" table:style-name="ce76">
            <text:p>532,68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COMISIONES</text:p>
          </table:table-cell>
          <table:table-cell office:value-type="string" table:style-name="ce73">
            <text:p>DF-66</text:p>
          </table:table-cell>
          <table:table-cell office:value-type="date" office:date-value="2021-08-31T00:00:00" table:style-name="ce75">
            <text:p>31-ago-21</text:p>
          </table:table-cell>
          <table:table-cell office:value-type="string" table:style-name="ce74">
            <text:p>Fact # 1769409 BAN006-BANCO PICHINCHA C.A. TARIFA POR COMISIÓN</text:p>
          </table:table-cell>
          <table:table-cell table:style-name="ce74"/>
          <table:table-cell office:value-type="float" office:value="7.87" table:style-name="ce76">
            <text:p>7,87<text:s/></text:p>
          </table:table-cell>
          <table:table-cell office:value-type="float" office:value="540.54999999999995" table:style-name="ce76">
            <text:p>540,55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STOS BANCARIOS</text:p>
          </table:table-cell>
          <table:table-cell table:style-name="ce1"/>
          <table:table-cell office:value-type="date" office:date-value="2021-01-01T00:00:00" table:style-name="ce75">
            <text:p>01-ene-21</text:p>
          </table:table-cell>
          <table:table-cell office:value-type="string" table:style-name="ce74">
            <text:p>Saldo Inicial</text:p>
          </table:table-cell>
          <table:table-cell table:style-name="ce74"/>
          <table:table-cell office:value-type="float" office:value="0" table:style-name="ce76">
            <text:p>0,00<text:s/></text:p>
          </table:table-cell>
          <table:table-cell office:value-type="float" office:value="0" table:style-name="ce76">
            <text:p>0,0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STOS BANCARIOS</text:p>
          </table:table-cell>
          <table:table-cell office:value-type="string" table:style-name="ce73">
            <text:p>DR-542</text:p>
          </table:table-cell>
          <table:table-cell office:value-type="date" office:date-value="2021-01-05T00:00:00" table:style-name="ce75">
            <text:p>05-ene-21</text:p>
          </table:table-cell>
          <table:table-cell office:value-type="string" table:style-name="ce74">
            <text:p>GASTO BANCARIO BCO PICHINCHA COMP RET #181818</text:p>
          </table:table-cell>
          <table:table-cell table:style-name="ce74"/>
          <table:table-cell office:value-type="float" office:value="58.46" table:style-name="ce76">
            <text:p>58,46<text:s/></text:p>
          </table:table-cell>
          <table:table-cell office:value-type="float" office:value="58.46" table:style-name="ce76">
            <text:p>58,46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STOS BANCARIOS</text:p>
          </table:table-cell>
          <table:table-cell office:value-type="string" table:style-name="ce73">
            <text:p>DR-543</text:p>
          </table:table-cell>
          <table:table-cell office:value-type="date" office:date-value="2021-01-06T00:00:00" table:style-name="ce75">
            <text:p>06-ene-21</text:p>
          </table:table-cell>
          <table:table-cell office:value-type="string" table:style-name="ce74">
            <text:p>GASTO BANCARIO BCO PICHINCHA COMP RET #181893</text:p>
          </table:table-cell>
          <table:table-cell table:style-name="ce74"/>
          <table:table-cell office:value-type="float" office:value="0.76" table:style-name="ce76">
            <text:p>0,76<text:s/></text:p>
          </table:table-cell>
          <table:table-cell office:value-type="float" office:value="59.22" table:style-name="ce76">
            <text:p>59,22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STOS BANCARIOS</text:p>
          </table:table-cell>
          <table:table-cell office:value-type="string" table:style-name="ce73">
            <text:p>DF-61</text:p>
          </table:table-cell>
          <table:table-cell office:value-type="date" office:date-value="2021-01-29T00:00:00" table:style-name="ce75">
            <text:p>29-ene-21</text:p>
          </table:table-cell>
          <table:table-cell office:value-type="string" table:style-name="ce74">
            <text:p>Fact # 30056847 B3201-BANCO INTERNACIONAL <text:s text:c="2"/>S.A. COM CERT BANCARIOAUDITORIA</text:p>
          </table:table-cell>
          <table:table-cell table:style-name="ce74"/>
          <table:table-cell office:value-type="float" office:value="2.25" table:style-name="ce76">
            <text:p>2,25<text:s/></text:p>
          </table:table-cell>
          <table:table-cell office:value-type="float" office:value="61.47" table:style-name="ce76">
            <text:p>61,47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STOS BANCARIOS</text:p>
          </table:table-cell>
          <table:table-cell office:value-type="string" table:style-name="ce73">
            <text:p>DF-63</text:p>
          </table:table-cell>
          <table:table-cell office:value-type="date" office:date-value="2021-01-29T00:00:00" table:style-name="ce75">
            <text:p>29-ene-21</text:p>
          </table:table-cell>
          <table:table-cell office:value-type="string" table:style-name="ce74">
            <text:p>Fact # 2204325 UCK445-BANCO DEL PACIFICO TARIFA POR COMISIÓN</text:p>
          </table:table-cell>
          <table:table-cell table:style-name="ce74"/>
          <table:table-cell office:value-type="float" office:value="0.56000000000000005" table:style-name="ce76">
            <text:p>0,56<text:s/></text:p>
          </table:table-cell>
          <table:table-cell office:value-type="float" office:value="62.03" table:style-name="ce76">
            <text:p>62,03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STOS BANCARIOS</text:p>
          </table:table-cell>
          <table:table-cell office:value-type="string" table:style-name="ce73">
            <text:p>DR-541</text:p>
          </table:table-cell>
          <table:table-cell office:value-type="date" office:date-value="2021-01-29T00:00:00" table:style-name="ce75">
            <text:p>29-ene-21</text:p>
          </table:table-cell>
          <table:table-cell office:value-type="string" table:style-name="ce74">
            <text:p>GASTO BANCARIO PACIFICO #3561746-61608-53719-53768-45929-45986-37870-37811-02046-01934-3467878-67970-58568-58697-51102-50990-42781042692-11676-11819-03537-03637-3396228-96347-88394-88314-58463-58356-33785-33673-3287011-86950-73581-73634-14952-15141-318698</text:p>
          </table:table-cell>
          <table:table-cell table:style-name="ce74"/>
          <table:table-cell office:value-type="float" office:value="99.44" table:style-name="ce76">
            <text:p>99,44<text:s/></text:p>
          </table:table-cell>
          <table:table-cell office:value-type="float" office:value="161.47" table:style-name="ce76">
            <text:p>161,47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STOS BANCARIOS</text:p>
          </table:table-cell>
          <table:table-cell office:value-type="string" table:style-name="ce73">
            <text:p>DF-49</text:p>
          </table:table-cell>
          <table:table-cell office:value-type="date" office:date-value="2021-01-31T00:00:00" table:style-name="ce75">
            <text:p>31-ene-21</text:p>
          </table:table-cell>
          <table:table-cell office:value-type="string" table:style-name="ce74">
            <text:p>Fact # 2833434 BAN007-BANCO DE GUAYAQUIL S.A. SERVICIOS FACTURADOS EN ESTADOS DE CUENTA CORRIENTE MES DE ENE 2021</text:p>
          </table:table-cell>
          <table:table-cell table:style-name="ce74"/>
          <table:table-cell office:value-type="float" office:value="109.69" table:style-name="ce76">
            <text:p>109,69<text:s/></text:p>
          </table:table-cell>
          <table:table-cell office:value-type="float" office:value="271.16000000000003" table:style-name="ce76">
            <text:p>271,16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STOS BANCARIOS</text:p>
          </table:table-cell>
          <table:table-cell office:value-type="string" table:style-name="ce73">
            <text:p>DF-62</text:p>
          </table:table-cell>
          <table:table-cell office:value-type="date" office:date-value="2021-01-31T00:00:00" table:style-name="ce75">
            <text:p>31-ene-21</text:p>
          </table:table-cell>
          <table:table-cell office:value-type="string" table:style-name="ce74">
            <text:p>Fact # 97455 UCK445-BANCO DEL PACIFICO SERVICIO POR COMISION CONSUMO EX Y CARGOS FINANC. NO BONIFIC</text:p>
          </table:table-cell>
          <table:table-cell table:style-name="ce74"/>
          <table:table-cell office:value-type="float" office:value="58.73" table:style-name="ce76">
            <text:p>58,73<text:s/></text:p>
          </table:table-cell>
          <table:table-cell office:value-type="float" office:value="329.89" table:style-name="ce76">
            <text:p>329,89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STOS BANCARIOS</text:p>
          </table:table-cell>
          <table:table-cell office:value-type="string" table:style-name="ce73">
            <text:p>DF-64</text:p>
          </table:table-cell>
          <table:table-cell office:value-type="date" office:date-value="2021-01-31T00:00:00" table:style-name="ce75">
            <text:p>31-ene-21</text:p>
          </table:table-cell>
          <table:table-cell office:value-type="string" table:style-name="ce74">
            <text:p>Fact # 147584863 UCK445-BANCO DEL PACIFICO COSTO POR SERVICIO FINANCIERO MES DE ENERO 2021</text:p>
          </table:table-cell>
          <table:table-cell table:style-name="ce74"/>
          <table:table-cell office:value-type="float" office:value="87.59" table:style-name="ce76">
            <text:p>87,59<text:s/></text:p>
          </table:table-cell>
          <table:table-cell office:value-type="float" office:value="417.48" table:style-name="ce76">
            <text:p>417,48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STOS BANCARIOS</text:p>
          </table:table-cell>
          <table:table-cell office:value-type="string" table:style-name="ce73">
            <text:p>DF-65</text:p>
          </table:table-cell>
          <table:table-cell office:value-type="date" office:date-value="2021-01-31T00:00:00" table:style-name="ce75">
            <text:p>31-ene-21</text:p>
          </table:table-cell>
          <table:table-cell office:value-type="string" table:style-name="ce74">
            <text:p>Fact # 9376815 BAN006-BANCO PICHINCHA C.A. COSTO POR SERVICIO FINANCIERO MES DE ENERO 2021</text:p>
          </table:table-cell>
          <table:table-cell table:style-name="ce74"/>
          <table:table-cell office:value-type="float" office:value="109.25" table:style-name="ce76">
            <text:p>109,25<text:s/></text:p>
          </table:table-cell>
          <table:table-cell office:value-type="float" office:value="526.73" table:style-name="ce76">
            <text:p>526,73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STOS BANCARIOS</text:p>
          </table:table-cell>
          <table:table-cell office:value-type="string" table:style-name="ce73">
            <text:p>NDL-57</text:p>
          </table:table-cell>
          <table:table-cell office:value-type="date" office:date-value="2021-01-31T00:00:00" table:style-name="ce75">
            <text:p>31-ene-21</text:p>
          </table:table-cell>
          <table:table-cell office:value-type="string" table:style-name="ce74">
            <text:p>N/D PRODUBANCO CANCELACIÓN POR GASTOS BANCARIOS MES DE ENERO 2021</text:p>
          </table:table-cell>
          <table:table-cell table:style-name="ce74"/>
          <table:table-cell office:value-type="float" office:value="31.64" table:style-name="ce76">
            <text:p>31,64<text:s/></text:p>
          </table:table-cell>
          <table:table-cell office:value-type="float" office:value="558.37" table:style-name="ce76">
            <text:p>558,37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STOS BANCARIOS</text:p>
          </table:table-cell>
          <table:table-cell office:value-type="string" table:style-name="ce73">
            <text:p>DR-902</text:p>
          </table:table-cell>
          <table:table-cell office:value-type="date" office:date-value="2021-02-01T00:00:00" table:style-name="ce75">
            <text:p>01-feb-21</text:p>
          </table:table-cell>
          <table:table-cell office:value-type="string" table:style-name="ce74">
            <text:p>Ret Fte 2% #2832 Fact# 353132 <text:s/>Rec#: 6866 WINSTOCORP S.A.</text:p>
          </table:table-cell>
          <table:table-cell table:style-name="ce74"/>
          <table:table-cell office:value-type="float" office:value="0.06" table:style-name="ce76">
            <text:p>0,06<text:s/></text:p>
          </table:table-cell>
          <table:table-cell office:value-type="float" office:value="558.42999999999995" table:style-name="ce76">
            <text:p>558,43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STOS BANCARIOS</text:p>
          </table:table-cell>
          <table:table-cell office:value-type="string" table:style-name="ce73">
            <text:p>DR-886</text:p>
          </table:table-cell>
          <table:table-cell office:value-type="date" office:date-value="2021-02-03T00:00:00" table:style-name="ce75">
            <text:p>03-feb-21</text:p>
          </table:table-cell>
          <table:table-cell office:value-type="string" table:style-name="ce74">
            <text:p>GASTOS BANCARIOS BCO PICHINCHA COMP RET #183576</text:p>
          </table:table-cell>
          <table:table-cell table:style-name="ce74"/>
          <table:table-cell office:value-type="float" office:value="56.71" table:style-name="ce76">
            <text:p>56,71<text:s/></text:p>
          </table:table-cell>
          <table:table-cell office:value-type="float" office:value="615.14" table:style-name="ce76">
            <text:p>615,14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STOS BANCARIOS</text:p>
          </table:table-cell>
          <table:table-cell office:value-type="string" table:style-name="ce73">
            <text:p>NDL-4</text:p>
          </table:table-cell>
          <table:table-cell office:value-type="date" office:date-value="2021-02-03T00:00:00" table:style-name="ce75">
            <text:p>03-feb-21</text:p>
          </table:table-cell>
          <table:table-cell office:value-type="string" table:style-name="ce74">
            <text:p>N/D TRANSFERENCIA GLOBAL THINK TECHNOLOGY S.A. MES ENE 2021</text:p>
          </table:table-cell>
          <table:table-cell table:style-name="ce74"/>
          <table:table-cell office:value-type="float" office:value="125" table:style-name="ce76">
            <text:p>125,00<text:s/></text:p>
          </table:table-cell>
          <table:table-cell office:value-type="float" office:value="740.14" table:style-name="ce76">
            <text:p>740,14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STOS BANCARIOS</text:p>
          </table:table-cell>
          <table:table-cell office:value-type="string" table:style-name="ce73">
            <text:p>DR-885</text:p>
          </table:table-cell>
          <table:table-cell office:value-type="date" office:date-value="2021-02-04T00:00:00" table:style-name="ce75">
            <text:p>04-feb-21</text:p>
          </table:table-cell>
          <table:table-cell office:value-type="string" table:style-name="ce74">
            <text:p>GASTOS BANCARIOS BCO PICHINCHA COMP RET #183611</text:p>
          </table:table-cell>
          <table:table-cell table:style-name="ce74"/>
          <table:table-cell office:value-type="float" office:value="1.48" table:style-name="ce76">
            <text:p>1,48<text:s/></text:p>
          </table:table-cell>
          <table:table-cell office:value-type="float" office:value="741.62" table:style-name="ce76">
            <text:p>741,62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STOS BANCARIOS</text:p>
          </table:table-cell>
          <table:table-cell office:value-type="string" table:style-name="ce73">
            <text:p>DR-884</text:p>
          </table:table-cell>
          <table:table-cell office:value-type="date" office:date-value="2021-02-05T00:00:00" table:style-name="ce75">
            <text:p>05-feb-21</text:p>
          </table:table-cell>
          <table:table-cell office:value-type="string" table:style-name="ce74">
            <text:p>GASTOS BANCARIOS BCO PICHINCHA COMP RET #183686</text:p>
          </table:table-cell>
          <table:table-cell table:style-name="ce74"/>
          <table:table-cell office:value-type="float" office:value="0.13" table:style-name="ce76">
            <text:p>0,13<text:s/></text:p>
          </table:table-cell>
          <table:table-cell office:value-type="float" office:value="741.75" table:style-name="ce76">
            <text:p>741,75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STOS BANCARIOS</text:p>
          </table:table-cell>
          <table:table-cell office:value-type="string" table:style-name="ce73">
            <text:p>DR-887</text:p>
          </table:table-cell>
          <table:table-cell office:value-type="date" office:date-value="2021-02-27T00:00:00" table:style-name="ce75">
            <text:p>27-feb-21</text:p>
          </table:table-cell>
          <table:table-cell office:value-type="string" table:style-name="ce74">
            <text:p>GASTI BANCARIO PACIFICO #3796646-96557-88466-88383-80360-80257-61740-61657-37996-37914-25566-25455-17365-17248-3678577-78516-69185-69097-61485-61370-52983-52893-46267-46162-23893-23779-15858-15736-07791-07701-3598851-98736-88338-88276</text:p>
          </table:table-cell>
          <table:table-cell table:style-name="ce74"/>
          <table:table-cell office:value-type="float" office:value="73.44" table:style-name="ce76">
            <text:p>73,44<text:s/></text:p>
          </table:table-cell>
          <table:table-cell office:value-type="float" office:value="815.19" table:style-name="ce76">
            <text:p>815,19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STOS BANCARIOS</text:p>
          </table:table-cell>
          <table:table-cell office:value-type="string" table:style-name="ce73">
            <text:p>DF-75</text:p>
          </table:table-cell>
          <table:table-cell office:value-type="date" office:date-value="2021-02-28T00:00:00" table:style-name="ce75">
            <text:p>28-feb-21</text:p>
          </table:table-cell>
          <table:table-cell office:value-type="string" table:style-name="ce74">
            <text:p>Fact # 149556922 UCK445-BANCO DEL PACIFICO COSTOS POR SERVICIOS FINANCIEROS MES DE FEBRERO 2021</text:p>
          </table:table-cell>
          <table:table-cell table:style-name="ce74"/>
          <table:table-cell office:value-type="float" office:value="106.55" table:style-name="ce76">
            <text:p>106,55<text:s/></text:p>
          </table:table-cell>
          <table:table-cell office:value-type="float" office:value="921.74" table:style-name="ce76">
            <text:p>921,74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STOS BANCARIOS</text:p>
          </table:table-cell>
          <table:table-cell office:value-type="string" table:style-name="ce73">
            <text:p>DF-79</text:p>
          </table:table-cell>
          <table:table-cell office:value-type="date" office:date-value="2021-02-28T00:00:00" table:style-name="ce75">
            <text:p>28-feb-21</text:p>
          </table:table-cell>
          <table:table-cell office:value-type="string" table:style-name="ce74">
            <text:p>Fact # 2914713 BAN007-BANCO DE GUAYAQUIL S.A. COSTO POR SERVICIOS FINANCIEROS MES <text:s/>FEBRERO 2021</text:p>
          </table:table-cell>
          <table:table-cell table:style-name="ce74"/>
          <table:table-cell office:value-type="float" office:value="97.3" table:style-name="ce76">
            <text:p>97,30<text:s/></text:p>
          </table:table-cell>
          <table:table-cell office:value-type="float" office:value="1019.04" table:style-name="ce76">
            <text:p>1.019,04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STOS BANCARIOS</text:p>
          </table:table-cell>
          <table:table-cell office:value-type="string" table:style-name="ce73">
            <text:p>DF-80</text:p>
          </table:table-cell>
          <table:table-cell office:value-type="date" office:date-value="2021-02-28T00:00:00" table:style-name="ce75">
            <text:p>28-feb-21</text:p>
          </table:table-cell>
          <table:table-cell office:value-type="string" table:style-name="ce74">
            <text:p>Fact # 99680 UCK445-BANCO DEL PACIFICO SERVICIO POR N/D COMISION CONSUMO EXT</text:p>
          </table:table-cell>
          <table:table-cell table:style-name="ce74"/>
          <table:table-cell office:value-type="float" office:value="3.39" table:style-name="ce76">
            <text:p>3,39<text:s/></text:p>
          </table:table-cell>
          <table:table-cell office:value-type="float" office:value="1022.43" table:style-name="ce76">
            <text:p>1.022,43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STOS BANCARIOS</text:p>
          </table:table-cell>
          <table:table-cell office:value-type="string" table:style-name="ce73">
            <text:p>DF-82</text:p>
          </table:table-cell>
          <table:table-cell office:value-type="date" office:date-value="2021-02-28T00:00:00" table:style-name="ce75">
            <text:p>28-feb-21</text:p>
          </table:table-cell>
          <table:table-cell office:value-type="string" table:style-name="ce74">
            <text:p>Fact # 9568802 BAN006-BANCO PICHINCHA C.A. COSTO POR SERVICIO FINANCIERO MES DE FEBRERO 2021</text:p>
          </table:table-cell>
          <table:table-cell table:style-name="ce74"/>
          <table:table-cell office:value-type="float" office:value="212.02" table:style-name="ce76">
            <text:p>212,02<text:s/></text:p>
          </table:table-cell>
          <table:table-cell office:value-type="float" office:value="1234.45" table:style-name="ce76">
            <text:p>1.234,45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STOS BANCARIOS</text:p>
          </table:table-cell>
          <table:table-cell office:value-type="string" table:style-name="ce73">
            <text:p>NDL-49</text:p>
          </table:table-cell>
          <table:table-cell office:value-type="date" office:date-value="2021-02-28T00:00:00" table:style-name="ce75">
            <text:p>28-feb-21</text:p>
          </table:table-cell>
          <table:table-cell office:value-type="string" table:style-name="ce74">
            <text:p>N/D PRODUBANCO CANCELACIÓN POR GASTOS BANCARIOS MES DE FEBRERO 2021</text:p>
          </table:table-cell>
          <table:table-cell table:style-name="ce74"/>
          <table:table-cell office:value-type="float" office:value="40.96" table:style-name="ce76">
            <text:p>40,96<text:s/></text:p>
          </table:table-cell>
          <table:table-cell office:value-type="float" office:value="1275.4100000000001" table:style-name="ce76">
            <text:p>1.275,41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STOS BANCARIOS</text:p>
          </table:table-cell>
          <table:table-cell office:value-type="string" table:style-name="ce73">
            <text:p>DR-1241</text:p>
          </table:table-cell>
          <table:table-cell office:value-type="date" office:date-value="2021-03-03T00:00:00" table:style-name="ce75">
            <text:p>03-mar-21</text:p>
          </table:table-cell>
          <table:table-cell office:value-type="string" table:style-name="ce74">
            <text:p>GASTOS BANCARIOS BCO PICHINCHA COMP RET #185078</text:p>
          </table:table-cell>
          <table:table-cell table:style-name="ce74"/>
          <table:table-cell office:value-type="float" office:value="55.35" table:style-name="ce76">
            <text:p>55,35<text:s/></text:p>
          </table:table-cell>
          <table:table-cell office:value-type="float" office:value="1330.76" table:style-name="ce76">
            <text:p>1.330,76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STOS BANCARIOS</text:p>
          </table:table-cell>
          <table:table-cell office:value-type="string" table:style-name="ce73">
            <text:p>DR-1240</text:p>
          </table:table-cell>
          <table:table-cell office:value-type="date" office:date-value="2021-03-04T00:00:00" table:style-name="ce75">
            <text:p>04-mar-21</text:p>
          </table:table-cell>
          <table:table-cell office:value-type="string" table:style-name="ce74">
            <text:p>GASTOS BANCARIOS BCO PICHINCHA COMP RET #185161</text:p>
          </table:table-cell>
          <table:table-cell table:style-name="ce74"/>
          <table:table-cell office:value-type="float" office:value="0.76" table:style-name="ce76">
            <text:p>0,76<text:s/></text:p>
          </table:table-cell>
          <table:table-cell office:value-type="float" office:value="1331.52" table:style-name="ce76">
            <text:p>1.331,52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STOS BANCARIOS</text:p>
          </table:table-cell>
          <table:table-cell office:value-type="string" table:style-name="ce73">
            <text:p>NDL-4</text:p>
          </table:table-cell>
          <table:table-cell office:value-type="date" office:date-value="2021-03-08T00:00:00" table:style-name="ce75">
            <text:p>08-mar-21</text:p>
          </table:table-cell>
          <table:table-cell office:value-type="string" table:style-name="ce74">
            <text:p>N/D TRANSFERENCIA GLOBAL THINK TECHNOLOGY S.A. MES MARZO 2021</text:p>
          </table:table-cell>
          <table:table-cell table:style-name="ce74"/>
          <table:table-cell office:value-type="float" office:value="125" table:style-name="ce76">
            <text:p>125,00<text:s/></text:p>
          </table:table-cell>
          <table:table-cell office:value-type="float" office:value="1456.52" table:style-name="ce76">
            <text:p>1.456,52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STOS BANCARIOS</text:p>
          </table:table-cell>
          <table:table-cell office:value-type="string" table:style-name="ce73">
            <text:p>DF-60</text:p>
          </table:table-cell>
          <table:table-cell office:value-type="date" office:date-value="2021-03-31T00:00:00" table:style-name="ce75">
            <text:p>31-mar-21</text:p>
          </table:table-cell>
          <table:table-cell office:value-type="string" table:style-name="ce74">
            <text:p>Fact # 3004565 BAN007-BANCO DE GUAYAQUIL S.A. SERVICIOS FACTURADOS EN ESTADOS DE CUENTA CORRIENTE MES DE MARZO 2021</text:p>
          </table:table-cell>
          <table:table-cell table:style-name="ce74"/>
          <table:table-cell office:value-type="float" office:value="133.37" table:style-name="ce76">
            <text:p>133,37<text:s/></text:p>
          </table:table-cell>
          <table:table-cell office:value-type="float" office:value="1589.89" table:style-name="ce76">
            <text:p>1.589,89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STOS BANCARIOS</text:p>
          </table:table-cell>
          <table:table-cell office:value-type="string" table:style-name="ce73">
            <text:p>DF-61</text:p>
          </table:table-cell>
          <table:table-cell office:value-type="date" office:date-value="2021-03-31T00:00:00" table:style-name="ce75">
            <text:p>31-mar-21</text:p>
          </table:table-cell>
          <table:table-cell office:value-type="string" table:style-name="ce74">
            <text:p>Fact # 151826666 UCK445-BANCO DEL PACIFICO SERVICIOS FACTURADOS EN ESTADOS DE CUENTA CORRIENTE MES DE MARZO 2021</text:p>
          </table:table-cell>
          <table:table-cell table:style-name="ce74"/>
          <table:table-cell office:value-type="float" office:value="80.459999999999994" table:style-name="ce76">
            <text:p>80,46<text:s/></text:p>
          </table:table-cell>
          <table:table-cell office:value-type="float" office:value="1670.35" table:style-name="ce76">
            <text:p>1.670,35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STOS BANCARIOS</text:p>
          </table:table-cell>
          <table:table-cell office:value-type="string" table:style-name="ce73">
            <text:p>DF-64</text:p>
          </table:table-cell>
          <table:table-cell office:value-type="date" office:date-value="2021-03-31T00:00:00" table:style-name="ce75">
            <text:p>31-mar-21</text:p>
          </table:table-cell>
          <table:table-cell office:value-type="string" table:style-name="ce74">
            <text:p>Fact # 9652257 BAN006-BANCO PICHINCHA C.A. COSTO POR SERVICIO FINANCIERO MES DE MARZO 2021</text:p>
          </table:table-cell>
          <table:table-cell table:style-name="ce74"/>
          <table:table-cell office:value-type="float" office:value="170.58" table:style-name="ce76">
            <text:p>170,58<text:s/></text:p>
          </table:table-cell>
          <table:table-cell office:value-type="float" office:value="1840.93" table:style-name="ce76">
            <text:p>1.840,93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STOS BANCARIOS</text:p>
          </table:table-cell>
          <table:table-cell office:value-type="string" table:style-name="ce73">
            <text:p>DF-65</text:p>
          </table:table-cell>
          <table:table-cell office:value-type="date" office:date-value="2021-03-31T00:00:00" table:style-name="ce75">
            <text:p>31-mar-21</text:p>
          </table:table-cell>
          <table:table-cell office:value-type="string" table:style-name="ce74">
            <text:p>Fact # 2271050 UCK445-BANCO DEL PACIFICO TARIFA POR COMISIÓN</text:p>
          </table:table-cell>
          <table:table-cell table:style-name="ce74"/>
          <table:table-cell office:value-type="float" office:value="0.4" table:style-name="ce76">
            <text:p>0,40<text:s/></text:p>
          </table:table-cell>
          <table:table-cell office:value-type="float" office:value="1841.33" table:style-name="ce76">
            <text:p>1.841,33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STOS BANCARIOS</text:p>
          </table:table-cell>
          <table:table-cell office:value-type="string" table:style-name="ce73">
            <text:p>DR-1242</text:p>
          </table:table-cell>
          <table:table-cell office:value-type="date" office:date-value="2021-03-31T00:00:00" table:style-name="ce75">
            <text:p>31-mar-21</text:p>
          </table:table-cell>
          <table:table-cell office:value-type="string" table:style-name="ce74">
            <text:p>GASTO BANCARIO PACIFICO #3833713-33800-46254-46377-57283-57402-67774-67880-77667-77776-3903023-03123-11006-11082-19146-19243-27249-27338-35646-35706-54109-54250-64124-64208-73547-73627-81987-82056-89887-89997-4013256-13381-27666-27715-35718-35823-43337-43</text:p>
          </table:table-cell>
          <table:table-cell table:style-name="ce74"/>
          <table:table-cell office:value-type="float" office:value="80.64" table:style-name="ce76">
            <text:p>80,64<text:s/></text:p>
          </table:table-cell>
          <table:table-cell office:value-type="float" office:value="1921.97" table:style-name="ce76">
            <text:p>1.921,97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STOS BANCARIOS</text:p>
          </table:table-cell>
          <table:table-cell office:value-type="string" table:style-name="ce73">
            <text:p>NDL-63</text:p>
          </table:table-cell>
          <table:table-cell office:value-type="date" office:date-value="2021-03-31T00:00:00" table:style-name="ce75">
            <text:p>31-mar-21</text:p>
          </table:table-cell>
          <table:table-cell office:value-type="string" table:style-name="ce74">
            <text:p>N/D PRODUBANCO GASTOS BANCARIOS MES DE MARZO 2021</text:p>
          </table:table-cell>
          <table:table-cell table:style-name="ce74"/>
          <table:table-cell office:value-type="float" office:value="51.66" table:style-name="ce76">
            <text:p>51,66<text:s/></text:p>
          </table:table-cell>
          <table:table-cell office:value-type="float" office:value="1973.63" table:style-name="ce76">
            <text:p>1.973,63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STOS BANCARIOS</text:p>
          </table:table-cell>
          <table:table-cell office:value-type="string" table:style-name="ce73">
            <text:p>DR-1612</text:p>
          </table:table-cell>
          <table:table-cell office:value-type="date" office:date-value="2021-04-06T00:00:00" table:style-name="ce75">
            <text:p>06-abr-21</text:p>
          </table:table-cell>
          <table:table-cell office:value-type="string" table:style-name="ce74">
            <text:p>GASTO BANCARIO BCO PICHINCHA COMP RET #186971</text:p>
          </table:table-cell>
          <table:table-cell table:style-name="ce74"/>
          <table:table-cell office:value-type="float" office:value="61.81" table:style-name="ce76">
            <text:p>61,81<text:s/></text:p>
          </table:table-cell>
          <table:table-cell office:value-type="float" office:value="2035.44" table:style-name="ce76">
            <text:p>2.035,44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STOS BANCARIOS</text:p>
          </table:table-cell>
          <table:table-cell office:value-type="string" table:style-name="ce73">
            <text:p>DR-1611</text:p>
          </table:table-cell>
          <table:table-cell office:value-type="date" office:date-value="2021-04-07T00:00:00" table:style-name="ce75">
            <text:p>07-abr-21</text:p>
          </table:table-cell>
          <table:table-cell office:value-type="string" table:style-name="ce74">
            <text:p>GASTO BANCARIO BCO PICHINCHA COMP RET #187043</text:p>
          </table:table-cell>
          <table:table-cell table:style-name="ce74"/>
          <table:table-cell office:value-type="float" office:value="0.97" table:style-name="ce76">
            <text:p>0,97<text:s/></text:p>
          </table:table-cell>
          <table:table-cell office:value-type="float" office:value="2036.41" table:style-name="ce76">
            <text:p>2.036,41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STOS BANCARIOS</text:p>
          </table:table-cell>
          <table:table-cell office:value-type="string" table:style-name="ce73">
            <text:p>DF-59</text:p>
          </table:table-cell>
          <table:table-cell office:value-type="date" office:date-value="2021-04-30T00:00:00" table:style-name="ce75">
            <text:p>30-abr-21</text:p>
          </table:table-cell>
          <table:table-cell office:value-type="string" table:style-name="ce74">
            <text:p>Fact # 104257 UCK445-BANCO DEL PACIFICO CARGOS FINANC. NO BONIFIC</text:p>
          </table:table-cell>
          <table:table-cell table:style-name="ce74"/>
          <table:table-cell office:value-type="float" office:value="32.5" table:style-name="ce76">
            <text:p>32,50<text:s/></text:p>
          </table:table-cell>
          <table:table-cell office:value-type="float" office:value="2068.91" table:style-name="ce76">
            <text:p>2.068,91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STOS BANCARIOS</text:p>
          </table:table-cell>
          <table:table-cell office:value-type="string" table:style-name="ce73">
            <text:p>DF-60</text:p>
          </table:table-cell>
          <table:table-cell office:value-type="date" office:date-value="2021-04-30T00:00:00" table:style-name="ce75">
            <text:p>30-abr-21</text:p>
          </table:table-cell>
          <table:table-cell office:value-type="string" table:style-name="ce74">
            <text:p>Fact # 3089878 BAN007-BANCO DE GUAYAQUIL S.A. SERVICIOS FACTURADOS EN ESTADOS DE CUENTA CORRIENTE ABRIL 2021</text:p>
          </table:table-cell>
          <table:table-cell table:style-name="ce74"/>
          <table:table-cell office:value-type="float" office:value="113.67" table:style-name="ce76">
            <text:p>113,67<text:s/></text:p>
          </table:table-cell>
          <table:table-cell office:value-type="float" office:value="2182.58" table:style-name="ce76">
            <text:p>2.182,58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STOS BANCARIOS</text:p>
          </table:table-cell>
          <table:table-cell office:value-type="string" table:style-name="ce73">
            <text:p>DF-65</text:p>
          </table:table-cell>
          <table:table-cell office:value-type="date" office:date-value="2021-04-30T00:00:00" table:style-name="ce75">
            <text:p>30-abr-21</text:p>
          </table:table-cell>
          <table:table-cell office:value-type="string" table:style-name="ce74">
            <text:p>Fact # 153856980 UCK445-BANCO DEL PACIFICO SERVICIOS BANCARIOS MES DE ABRIL 2021</text:p>
          </table:table-cell>
          <table:table-cell table:style-name="ce74"/>
          <table:table-cell office:value-type="float" office:value="99.16" table:style-name="ce76">
            <text:p>99,16<text:s/></text:p>
          </table:table-cell>
          <table:table-cell office:value-type="float" office:value="2281.7399999999998" table:style-name="ce76">
            <text:p>2.281,74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STOS BANCARIOS</text:p>
          </table:table-cell>
          <table:table-cell office:value-type="string" table:style-name="ce73">
            <text:p>DF-66</text:p>
          </table:table-cell>
          <table:table-cell office:value-type="date" office:date-value="2021-04-30T00:00:00" table:style-name="ce75">
            <text:p>30-abr-21</text:p>
          </table:table-cell>
          <table:table-cell office:value-type="string" table:style-name="ce74">
            <text:p>Fact # 9849975 BAN006-BANCO PICHINCHA C.A. COSTO POR SERVICIO FINANCIERO MES DE ABRIL 2021</text:p>
          </table:table-cell>
          <table:table-cell table:style-name="ce74"/>
          <table:table-cell office:value-type="float" office:value="124.88" table:style-name="ce76">
            <text:p>124,88<text:s/></text:p>
          </table:table-cell>
          <table:table-cell office:value-type="float" office:value="2406.62" table:style-name="ce76">
            <text:p>2.406,62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STOS BANCARIOS</text:p>
          </table:table-cell>
          <table:table-cell office:value-type="string" table:style-name="ce73">
            <text:p>DR-1613</text:p>
          </table:table-cell>
          <table:table-cell office:value-type="date" office:date-value="2021-04-30T00:00:00" table:style-name="ce75">
            <text:p>30-abr-21</text:p>
          </table:table-cell>
          <table:table-cell office:value-type="string" table:style-name="ce74">
            <text:p>GASTO BANCARIO PACIFICO #4091120-203-30748-30877-39818-39884-49577-49662-60430-60502-69532-69605-4200587-00665-09722-09778-18610-18710-27550-27662-38291-38406-67194-67282-75636-75690-93049-93087-02454-02532-29647-29734-41564-41625-52938-53033-63187-63280</text:p>
          </table:table-cell>
          <table:table-cell table:style-name="ce74"/>
          <table:table-cell office:value-type="float" office:value="77.69" table:style-name="ce76">
            <text:p>77,69<text:s/></text:p>
          </table:table-cell>
          <table:table-cell office:value-type="float" office:value="2484.31" table:style-name="ce76">
            <text:p>2.484,31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STOS BANCARIOS</text:p>
          </table:table-cell>
          <table:table-cell office:value-type="string" table:style-name="ce73">
            <text:p>NDL-59</text:p>
          </table:table-cell>
          <table:table-cell office:value-type="date" office:date-value="2021-04-30T00:00:00" table:style-name="ce75">
            <text:p>30-abr-21</text:p>
          </table:table-cell>
          <table:table-cell office:value-type="string" table:style-name="ce74">
            <text:p>N/D PRODUBANCO GASTOS BANCARIOS MES DE ABRIL 2021</text:p>
          </table:table-cell>
          <table:table-cell table:style-name="ce74"/>
          <table:table-cell office:value-type="float" office:value="36.36" table:style-name="ce76">
            <text:p>36,36<text:s/></text:p>
          </table:table-cell>
          <table:table-cell office:value-type="float" office:value="2520.67" table:style-name="ce76">
            <text:p>2.520,67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STOS BANCARIOS</text:p>
          </table:table-cell>
          <table:table-cell office:value-type="string" table:style-name="ce73">
            <text:p>DR-1923</text:p>
          </table:table-cell>
          <table:table-cell office:value-type="date" office:date-value="2021-05-05T00:00:00" table:style-name="ce75">
            <text:p>05-may-21</text:p>
          </table:table-cell>
          <table:table-cell office:value-type="string" table:style-name="ce74">
            <text:p>GASTO BANCARIO BCO PICHINCHA COMP RET 188614</text:p>
          </table:table-cell>
          <table:table-cell table:style-name="ce74"/>
          <table:table-cell office:value-type="float" office:value="0.71" table:style-name="ce76">
            <text:p>0,71<text:s/></text:p>
          </table:table-cell>
          <table:table-cell office:value-type="float" office:value="2521.38" table:style-name="ce76">
            <text:p>2.521,38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STOS BANCARIOS</text:p>
          </table:table-cell>
          <table:table-cell office:value-type="string" table:style-name="ce73">
            <text:p>DR-1924</text:p>
          </table:table-cell>
          <table:table-cell office:value-type="date" office:date-value="2021-05-06T00:00:00" table:style-name="ce75">
            <text:p>06-may-21</text:p>
          </table:table-cell>
          <table:table-cell office:value-type="string" table:style-name="ce74">
            <text:p>GASTO BANCARIO BCO PICHINCHA COMP RET #188717</text:p>
          </table:table-cell>
          <table:table-cell table:style-name="ce74"/>
          <table:table-cell office:value-type="float" office:value="0.55000000000000004" table:style-name="ce76">
            <text:p>0,55<text:s/></text:p>
          </table:table-cell>
          <table:table-cell office:value-type="float" office:value="2521.9299999999998" table:style-name="ce76">
            <text:p>2.521,93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STOS BANCARIOS</text:p>
          </table:table-cell>
          <table:table-cell office:value-type="string" table:style-name="ce73">
            <text:p>NDL-21</text:p>
          </table:table-cell>
          <table:table-cell office:value-type="date" office:date-value="2021-05-14T00:00:00" table:style-name="ce75">
            <text:p>14-may-21</text:p>
          </table:table-cell>
          <table:table-cell office:value-type="string" table:style-name="ce74">
            <text:p>N/D PICHINCHA TRANSF. GLOBAL THINK TECNOLOGY S.A. MES DE ABR-2021 Y CUOTA 1/10</text:p>
          </table:table-cell>
          <table:table-cell table:style-name="ce74"/>
          <table:table-cell office:value-type="float" office:value="150" table:style-name="ce76">
            <text:p>150,00<text:s/></text:p>
          </table:table-cell>
          <table:table-cell office:value-type="float" office:value="2671.93" table:style-name="ce76">
            <text:p>2.671,93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STOS BANCARIOS</text:p>
          </table:table-cell>
          <table:table-cell office:value-type="string" table:style-name="ce73">
            <text:p>NDL-42</text:p>
          </table:table-cell>
          <table:table-cell office:value-type="date" office:date-value="2021-05-27T00:00:00" table:style-name="ce75">
            <text:p>27-may-21</text:p>
          </table:table-cell>
          <table:table-cell office:value-type="string" table:style-name="ce74">
            <text:p>N/D PICHINCHA TRANSF. GLOBAL THINK TECNOLOGY S.A. MES DE MAYO-2021 Y CUOTA 2/10</text:p>
          </table:table-cell>
          <table:table-cell table:style-name="ce74"/>
          <table:table-cell office:value-type="float" office:value="150" table:style-name="ce76">
            <text:p>150,00<text:s/></text:p>
          </table:table-cell>
          <table:table-cell office:value-type="float" office:value="2821.93" table:style-name="ce76">
            <text:p>2.821,93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STOS BANCARIOS</text:p>
          </table:table-cell>
          <table:table-cell office:value-type="string" table:style-name="ce73">
            <text:p>DF-61</text:p>
          </table:table-cell>
          <table:table-cell office:value-type="date" office:date-value="2021-05-31T00:00:00" table:style-name="ce75">
            <text:p>31-may-21</text:p>
          </table:table-cell>
          <table:table-cell office:value-type="string" table:style-name="ce74">
            <text:p>Fact # 155954234 UCK445-BANCO DEL PACIFICO SERVICIOS BANCARIOS MES DE MAYO 2021</text:p>
          </table:table-cell>
          <table:table-cell table:style-name="ce74"/>
          <table:table-cell office:value-type="float" office:value="84.3" table:style-name="ce76">
            <text:p>84,30<text:s/></text:p>
          </table:table-cell>
          <table:table-cell office:value-type="float" office:value="2906.23" table:style-name="ce76">
            <text:p>2.906,23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STOS BANCARIOS</text:p>
          </table:table-cell>
          <table:table-cell office:value-type="string" table:style-name="ce73">
            <text:p>DF-62</text:p>
          </table:table-cell>
          <table:table-cell office:value-type="date" office:date-value="2021-05-31T00:00:00" table:style-name="ce75">
            <text:p>31-may-21</text:p>
          </table:table-cell>
          <table:table-cell office:value-type="string" table:style-name="ce74">
            <text:p>Fact # 106578 UCK445-BANCO DEL PACIFICO COMISION POR CONSUMO EXT. TARJ CORP.</text:p>
          </table:table-cell>
          <table:table-cell table:style-name="ce74"/>
          <table:table-cell office:value-type="float" office:value="1.7" table:style-name="ce76">
            <text:p>1,70<text:s/></text:p>
          </table:table-cell>
          <table:table-cell office:value-type="float" office:value="2907.93" table:style-name="ce76">
            <text:p>2.907,93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STOS BANCARIOS</text:p>
          </table:table-cell>
          <table:table-cell office:value-type="string" table:style-name="ce73">
            <text:p>DF-63</text:p>
          </table:table-cell>
          <table:table-cell office:value-type="date" office:date-value="2021-05-31T00:00:00" table:style-name="ce75">
            <text:p>31-may-21</text:p>
          </table:table-cell>
          <table:table-cell office:value-type="string" table:style-name="ce74">
            <text:p>Fact # 10045571 BAN006-BANCO PICHINCHA C.A. COSTO POR SERVICIO FINANCIERO MES DE MAYO 2021</text:p>
          </table:table-cell>
          <table:table-cell table:style-name="ce74"/>
          <table:table-cell office:value-type="float" office:value="237.95" table:style-name="ce76">
            <text:p>237,95<text:s/></text:p>
          </table:table-cell>
          <table:table-cell office:value-type="float" office:value="3145.88" table:style-name="ce76">
            <text:p>3.145,88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STOS BANCARIOS</text:p>
          </table:table-cell>
          <table:table-cell office:value-type="string" table:style-name="ce73">
            <text:p>DF-64</text:p>
          </table:table-cell>
          <table:table-cell office:value-type="date" office:date-value="2021-05-31T00:00:00" table:style-name="ce75">
            <text:p>31-may-21</text:p>
          </table:table-cell>
          <table:table-cell office:value-type="string" table:style-name="ce74">
            <text:p>Fact # 3173656 BAN007-BANCO DE GUAYAQUIL S.A. SERVICIOS FACTURADOS EN ESTADOS DE CUENTA CORRIENT MES DE MAYO 2021</text:p>
          </table:table-cell>
          <table:table-cell table:style-name="ce74"/>
          <table:table-cell office:value-type="float" office:value="125.16" table:style-name="ce76">
            <text:p>125,16<text:s/></text:p>
          </table:table-cell>
          <table:table-cell office:value-type="float" office:value="3271.04" table:style-name="ce76">
            <text:p>3.271,04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STOS BANCARIOS</text:p>
          </table:table-cell>
          <table:table-cell office:value-type="string" table:style-name="ce73">
            <text:p>DF-65</text:p>
          </table:table-cell>
          <table:table-cell office:value-type="date" office:date-value="2021-05-31T00:00:00" table:style-name="ce75">
            <text:p>31-may-21</text:p>
          </table:table-cell>
          <table:table-cell office:value-type="string" table:style-name="ce74">
            <text:p>Fact # 30996836 B3201-BANCO INTERNACIONAL <text:s text:c="2"/>S.A. SERVICIO POR COMISIÓN Y COSTO TARJETA ATM MES DE MAYO 2021</text:p>
          </table:table-cell>
          <table:table-cell table:style-name="ce74"/>
          <table:table-cell office:value-type="float" office:value="2.17" table:style-name="ce76">
            <text:p>2,17<text:s/></text:p>
          </table:table-cell>
          <table:table-cell office:value-type="float" office:value="3273.21" table:style-name="ce76">
            <text:p>3.273,21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STOS BANCARIOS</text:p>
          </table:table-cell>
          <table:table-cell office:value-type="string" table:style-name="ce73">
            <text:p>DR-1925</text:p>
          </table:table-cell>
          <table:table-cell office:value-type="date" office:date-value="2021-05-31T00:00:00" table:style-name="ce75">
            <text:p>31-may-21</text:p>
          </table:table-cell>
          <table:table-cell office:value-type="string" table:style-name="ce74">
            <text:p>GASTO BANCARIO PACIFICO #4411625-11744-22745-22853-33811-33893-43490-43573-53089-53138-85067-85149-95796-95908-04984-4505047-04984-05047-13788-13885-24058-24128-42453-42539-50674-50737-58805-58895-66542-66653-75072-75112-4605157-05233-14483-14566-23084-23</text:p>
          </table:table-cell>
          <table:table-cell table:style-name="ce74"/>
          <table:table-cell office:value-type="float" office:value="84.19" table:style-name="ce76">
            <text:p>84,19<text:s/></text:p>
          </table:table-cell>
          <table:table-cell office:value-type="float" office:value="3357.4" table:style-name="ce76">
            <text:p>3.357,4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STOS BANCARIOS</text:p>
          </table:table-cell>
          <table:table-cell office:value-type="string" table:style-name="ce73">
            <text:p>NDL-64</text:p>
          </table:table-cell>
          <table:table-cell office:value-type="date" office:date-value="2021-05-31T00:00:00" table:style-name="ce75">
            <text:p>31-may-21</text:p>
          </table:table-cell>
          <table:table-cell office:value-type="string" table:style-name="ce74">
            <text:p>N/D PRODUBANCO GASTOS BANCARIOS MES DE MAYO 2021</text:p>
          </table:table-cell>
          <table:table-cell table:style-name="ce74"/>
          <table:table-cell office:value-type="float" office:value="36.770000000000003" table:style-name="ce76">
            <text:p>36,77<text:s/></text:p>
          </table:table-cell>
          <table:table-cell office:value-type="float" office:value="3394.17" table:style-name="ce76">
            <text:p>3.394,17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STOS BANCARIOS</text:p>
          </table:table-cell>
          <table:table-cell office:value-type="string" table:style-name="ce73">
            <text:p>NDL-68</text:p>
          </table:table-cell>
          <table:table-cell office:value-type="date" office:date-value="2021-05-31T00:00:00" table:style-name="ce75">
            <text:p>31-may-21</text:p>
          </table:table-cell>
          <table:table-cell office:value-type="string" table:style-name="ce74">
            <text:p>N/D CANCELACION DE FACTURA#1004557 BANCO PICHINCHA C.A. GASTOS BANCARIOS Y RTE FTE-IVA</text:p>
          </table:table-cell>
          <table:table-cell table:style-name="ce74"/>
          <table:table-cell office:value-type="float" office:value="83.5" table:style-name="ce76">
            <text:p>83,50<text:s/></text:p>
          </table:table-cell>
          <table:table-cell office:value-type="float" office:value="3477.67" table:style-name="ce76">
            <text:p>3.477,67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STOS BANCARIOS</text:p>
          </table:table-cell>
          <table:table-cell office:value-type="string" table:style-name="ce73">
            <text:p>DR-2336</text:p>
          </table:table-cell>
          <table:table-cell office:value-type="date" office:date-value="2021-06-02T00:00:00" table:style-name="ce75">
            <text:p>02-jun-21</text:p>
          </table:table-cell>
          <table:table-cell office:value-type="string" table:style-name="ce74">
            <text:p>GASTO BANCARIO BCO PICHINCHA COMP RET 190233</text:p>
          </table:table-cell>
          <table:table-cell table:style-name="ce74"/>
          <table:table-cell office:value-type="float" office:value="70.84" table:style-name="ce76">
            <text:p>70,84<text:s/></text:p>
          </table:table-cell>
          <table:table-cell office:value-type="float" office:value="3548.51" table:style-name="ce76">
            <text:p>3.548,51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STOS BANCARIOS</text:p>
          </table:table-cell>
          <table:table-cell office:value-type="string" table:style-name="ce73">
            <text:p>DR-2335</text:p>
          </table:table-cell>
          <table:table-cell office:value-type="date" office:date-value="2021-06-04T00:00:00" table:style-name="ce75">
            <text:p>04-jun-21</text:p>
          </table:table-cell>
          <table:table-cell office:value-type="string" table:style-name="ce74">
            <text:p>GASTO BANCARIO BCO PICHINCHA COMP RET 190358</text:p>
          </table:table-cell>
          <table:table-cell table:style-name="ce74"/>
          <table:table-cell office:value-type="float" office:value="0.43" table:style-name="ce76">
            <text:p>0,43<text:s/></text:p>
          </table:table-cell>
          <table:table-cell office:value-type="float" office:value="3548.94" table:style-name="ce76">
            <text:p>3.548,94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STOS BANCARIOS</text:p>
          </table:table-cell>
          <table:table-cell office:value-type="string" table:style-name="ce73">
            <text:p>NDL-7</text:p>
          </table:table-cell>
          <table:table-cell office:value-type="date" office:date-value="2021-06-16T00:00:00" table:style-name="ce75">
            <text:p>16-jun-21</text:p>
          </table:table-cell>
          <table:table-cell office:value-type="string" table:style-name="ce74">
            <text:p>N/D PICHINCHA TRANSF. GLOBAL THINK TECNOLOGY S.A. MES DE JUNIO-2021 Y CUOTA 3/10</text:p>
          </table:table-cell>
          <table:table-cell table:style-name="ce74"/>
          <table:table-cell office:value-type="float" office:value="150" table:style-name="ce76">
            <text:p>150,00<text:s/></text:p>
          </table:table-cell>
          <table:table-cell office:value-type="float" office:value="3698.94" table:style-name="ce76">
            <text:p>3.698,94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STOS BANCARIOS</text:p>
          </table:table-cell>
          <table:table-cell office:value-type="string" table:style-name="ce73">
            <text:p>NDL-56</text:p>
          </table:table-cell>
          <table:table-cell office:value-type="date" office:date-value="2021-06-21T00:00:00" table:style-name="ce75">
            <text:p>21-jun-21</text:p>
          </table:table-cell>
          <table:table-cell office:value-type="string" table:style-name="ce74">
            <text:p>N/D PACIFICO GASTOS BANCARIOS MES DE JUNIO 2021, RTE Y COMISIÓN RESTANTE</text:p>
          </table:table-cell>
          <table:table-cell table:style-name="ce74"/>
          <table:table-cell office:value-type="float" office:value="9.6999999999999993" table:style-name="ce76">
            <text:p>9,70<text:s/></text:p>
          </table:table-cell>
          <table:table-cell office:value-type="float" office:value="3708.64" table:style-name="ce76">
            <text:p>3.708,64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STOS BANCARIOS</text:p>
          </table:table-cell>
          <table:table-cell office:value-type="string" table:style-name="ce73">
            <text:p>DF-57</text:p>
          </table:table-cell>
          <table:table-cell office:value-type="date" office:date-value="2021-06-30T00:00:00" table:style-name="ce75">
            <text:p>30-jun-21</text:p>
          </table:table-cell>
          <table:table-cell office:value-type="string" table:style-name="ce74">
            <text:p>Fact # 157969383 UCK445-BANCO DEL PACIFICO SERVICIOS FACTURADOS EN ESTADOS DE CUENTA CORRIENTE MES DE JUNIO 2021</text:p>
          </table:table-cell>
          <table:table-cell table:style-name="ce74"/>
          <table:table-cell office:value-type="float" office:value="89.74" table:style-name="ce76">
            <text:p>89,74<text:s/></text:p>
          </table:table-cell>
          <table:table-cell office:value-type="float" office:value="3798.38" table:style-name="ce76">
            <text:p>3.798,38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STOS BANCARIOS</text:p>
          </table:table-cell>
          <table:table-cell office:value-type="string" table:style-name="ce73">
            <text:p>DF-60</text:p>
          </table:table-cell>
          <table:table-cell office:value-type="date" office:date-value="2021-06-30T00:00:00" table:style-name="ce75">
            <text:p>30-jun-21</text:p>
          </table:table-cell>
          <table:table-cell office:value-type="string" table:style-name="ce74">
            <text:p>Fact # 3263633 BAN007-BANCO DE GUAYAQUIL S.A. SERVICIOS FACTURADOS EN ESTADOS DE CUENTA CORRIENTE MES DE JUNIO 2021</text:p>
          </table:table-cell>
          <table:table-cell table:style-name="ce74"/>
          <table:table-cell office:value-type="float" office:value="114.77" table:style-name="ce76">
            <text:p>114,77<text:s/></text:p>
          </table:table-cell>
          <table:table-cell office:value-type="float" office:value="3913.15" table:style-name="ce76">
            <text:p>3.913,15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STOS BANCARIOS</text:p>
          </table:table-cell>
          <table:table-cell office:value-type="string" table:style-name="ce73">
            <text:p>DF-61</text:p>
          </table:table-cell>
          <table:table-cell office:value-type="date" office:date-value="2021-06-30T00:00:00" table:style-name="ce75">
            <text:p>30-jun-21</text:p>
          </table:table-cell>
          <table:table-cell office:value-type="string" table:style-name="ce74">
            <text:p>Fact # 31235009 B3201-BANCO INTERNACIONAL <text:s text:c="2"/>S.A. SERVICIO POR COMISIONES MANAGEMENT</text:p>
          </table:table-cell>
          <table:table-cell table:style-name="ce74"/>
          <table:table-cell office:value-type="float" office:value="0.2" table:style-name="ce76">
            <text:p>0,20<text:s/></text:p>
          </table:table-cell>
          <table:table-cell office:value-type="float" office:value="3913.35" table:style-name="ce76">
            <text:p>3.913,35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STOS BANCARIOS</text:p>
          </table:table-cell>
          <table:table-cell office:value-type="string" table:style-name="ce73">
            <text:p>DF-62</text:p>
          </table:table-cell>
          <table:table-cell office:value-type="date" office:date-value="2021-06-30T00:00:00" table:style-name="ce75">
            <text:p>30-jun-21</text:p>
          </table:table-cell>
          <table:table-cell office:value-type="string" table:style-name="ce74">
            <text:p>Fact # 108898 UCK445-BANCO DEL PACIFICO SERVICIOS POR CARGOS FINANC. NO BONIFIC</text:p>
          </table:table-cell>
          <table:table-cell table:style-name="ce74"/>
          <table:table-cell office:value-type="float" office:value="4.17" table:style-name="ce76">
            <text:p>4,17<text:s/></text:p>
          </table:table-cell>
          <table:table-cell office:value-type="float" office:value="3917.52" table:style-name="ce76">
            <text:p>3.917,52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STOS BANCARIOS</text:p>
          </table:table-cell>
          <table:table-cell office:value-type="string" table:style-name="ce73">
            <text:p>DF-63</text:p>
          </table:table-cell>
          <table:table-cell office:value-type="date" office:date-value="2021-06-30T00:00:00" table:style-name="ce75">
            <text:p>30-jun-21</text:p>
          </table:table-cell>
          <table:table-cell office:value-type="string" table:style-name="ce74">
            <text:p>Fact # 10412331 BAN006-BANCO PICHINCHA C.A. COSTO POR SERVICIO FINANCIERO MES DE JUNIO 2021</text:p>
          </table:table-cell>
          <table:table-cell table:style-name="ce74"/>
          <table:table-cell office:value-type="float" office:value="195.69" table:style-name="ce76">
            <text:p>195,69<text:s/></text:p>
          </table:table-cell>
          <table:table-cell office:value-type="float" office:value="4113.21" table:style-name="ce76">
            <text:p>4.113,21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STOS BANCARIOS</text:p>
          </table:table-cell>
          <table:table-cell office:value-type="string" table:style-name="ce73">
            <text:p>DR-2334</text:p>
          </table:table-cell>
          <table:table-cell office:value-type="date" office:date-value="2021-06-30T00:00:00" table:style-name="ce75">
            <text:p>30-jun-21</text:p>
          </table:table-cell>
          <table:table-cell office:value-type="string" table:style-name="ce74">
            <text:p>GASTO BANCARIO PACIFICO #4676852-956-79202-310-89152-219-99087-147-29331-429-49056-146-58380-498-67676-784-94041-167-4803369-488-12946-13062-22215-93-31110-31208-56195-56289-64430-64508-72525-72595-80529-80565-88616-88678-4915430-15532-24627-24712-34252-</text:p>
          </table:table-cell>
          <table:table-cell table:style-name="ce74"/>
          <table:table-cell office:value-type="float" office:value="75.27" table:style-name="ce76">
            <text:p>75,27<text:s/></text:p>
          </table:table-cell>
          <table:table-cell office:value-type="float" office:value="4188.4799999999996" table:style-name="ce76">
            <text:p>4.188,48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STOS BANCARIOS</text:p>
          </table:table-cell>
          <table:table-cell office:value-type="string" table:style-name="ce73">
            <text:p>NDL-49</text:p>
          </table:table-cell>
          <table:table-cell office:value-type="date" office:date-value="2021-06-30T00:00:00" table:style-name="ce75">
            <text:p>30-jun-21</text:p>
          </table:table-cell>
          <table:table-cell office:value-type="string" table:style-name="ce74">
            <text:p>N/D PRODUBANCO GASTOS BANCARIOS MES DE JUNIO 2021</text:p>
          </table:table-cell>
          <table:table-cell table:style-name="ce74"/>
          <table:table-cell office:value-type="float" office:value="31.56" table:style-name="ce76">
            <text:p>31,56<text:s/></text:p>
          </table:table-cell>
          <table:table-cell office:value-type="float" office:value="4220.04" table:style-name="ce76">
            <text:p>4.220,04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STOS BANCARIOS</text:p>
          </table:table-cell>
          <table:table-cell office:value-type="string" table:style-name="ce73">
            <text:p>DF-54</text:p>
          </table:table-cell>
          <table:table-cell office:value-type="date" office:date-value="2021-07-05T00:00:00" table:style-name="ce75">
            <text:p>05-jul-21</text:p>
          </table:table-cell>
          <table:table-cell office:value-type="string" table:style-name="ce74">
            <text:p>Fact # 159105937 UCK445-BANCO DEL PACIFICO COMISION DE EMPRESASUPERCIAS SERVICIO REFERENCIA 108777</text:p>
          </table:table-cell>
          <table:table-cell table:style-name="ce74"/>
          <table:table-cell office:value-type="float" office:value="0.51" table:style-name="ce76">
            <text:p>0,51<text:s/></text:p>
          </table:table-cell>
          <table:table-cell office:value-type="float" office:value="4220.55" table:style-name="ce76">
            <text:p>4.220,55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STOS BANCARIOS</text:p>
          </table:table-cell>
          <table:table-cell office:value-type="string" table:style-name="ce73">
            <text:p>DR-2710</text:p>
          </table:table-cell>
          <table:table-cell office:value-type="date" office:date-value="2021-07-05T00:00:00" table:style-name="ce75">
            <text:p>05-jul-21</text:p>
          </table:table-cell>
          <table:table-cell office:value-type="string" table:style-name="ce74">
            <text:p>GASTO BANCARIO BCO PICHINCHA COMP RET 192116</text:p>
          </table:table-cell>
          <table:table-cell table:style-name="ce74"/>
          <table:table-cell office:value-type="float" office:value="66.44" table:style-name="ce76">
            <text:p>66,44<text:s/></text:p>
          </table:table-cell>
          <table:table-cell office:value-type="float" office:value="4286.99" table:style-name="ce76">
            <text:p>4.286,99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STOS BANCARIOS</text:p>
          </table:table-cell>
          <table:table-cell office:value-type="string" table:style-name="ce73">
            <text:p>DR-2712</text:p>
          </table:table-cell>
          <table:table-cell office:value-type="date" office:date-value="2021-07-06T00:00:00" table:style-name="ce75">
            <text:p>06-jul-21</text:p>
          </table:table-cell>
          <table:table-cell office:value-type="string" table:style-name="ce74">
            <text:p>GASTO BANCARIO BCO PICHINCHA COMP RET 192207</text:p>
          </table:table-cell>
          <table:table-cell table:style-name="ce74"/>
          <table:table-cell office:value-type="float" office:value="1.1200000000000001" table:style-name="ce76">
            <text:p>1,12<text:s/></text:p>
          </table:table-cell>
          <table:table-cell office:value-type="float" office:value="4288.1099999999997" table:style-name="ce76">
            <text:p>4.288,11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STOS BANCARIOS</text:p>
          </table:table-cell>
          <table:table-cell office:value-type="string" table:style-name="ce73">
            <text:p>DR-2711</text:p>
          </table:table-cell>
          <table:table-cell office:value-type="date" office:date-value="2021-07-07T00:00:00" table:style-name="ce75">
            <text:p>07-jul-21</text:p>
          </table:table-cell>
          <table:table-cell office:value-type="string" table:style-name="ce74">
            <text:p>GASTO BANCARIO BCO PICHINCHA COMP RET 192279 <text:s/>GASTO BANCARIO BCO PICHINCHA COMP RET 192279</text:p>
          </table:table-cell>
          <table:table-cell table:style-name="ce74"/>
          <table:table-cell office:value-type="float" office:value="1.1599999999999999" table:style-name="ce76">
            <text:p>1,16<text:s/></text:p>
          </table:table-cell>
          <table:table-cell office:value-type="float" office:value="4289.2700000000004" table:style-name="ce76">
            <text:p>4.289,27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STOS BANCARIOS</text:p>
          </table:table-cell>
          <table:table-cell office:value-type="string" table:style-name="ce73">
            <text:p>NDL-23</text:p>
          </table:table-cell>
          <table:table-cell office:value-type="date" office:date-value="2021-07-12T00:00:00" table:style-name="ce75">
            <text:p>12-jul-21</text:p>
          </table:table-cell>
          <table:table-cell office:value-type="string" table:style-name="ce74">
            <text:p>N/D PICHINCHA TRANSF. GLOBAL THINK TECNOLOGY S.A. MES DE JULIO-2021 Y CUOTA 4/10</text:p>
          </table:table-cell>
          <table:table-cell table:style-name="ce74"/>
          <table:table-cell office:value-type="float" office:value="150" table:style-name="ce76">
            <text:p>150,00<text:s/></text:p>
          </table:table-cell>
          <table:table-cell office:value-type="float" office:value="4439.2700000000004" table:style-name="ce76">
            <text:p>4.439,27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STOS BANCARIOS</text:p>
          </table:table-cell>
          <table:table-cell office:value-type="string" table:style-name="ce73">
            <text:p>DR-2714</text:p>
          </table:table-cell>
          <table:table-cell office:value-type="date" office:date-value="2021-07-28T00:00:00" table:style-name="ce75">
            <text:p>28-jul-21</text:p>
          </table:table-cell>
          <table:table-cell office:value-type="string" table:style-name="ce74">
            <text:p>NC # 76551 BAN006-BANCO PICHINCHA C.A. N/C APLICA A FACTURA#001-171-010412331 <text:s/>POR DEVOLUCIÓN 30/06/2021</text:p>
          </table:table-cell>
          <table:table-cell table:style-name="ce74"/>
          <table:table-cell office:value-type="float" office:value="-1.2" table:style-name="ce76">
            <text:p>-1,20</text:p>
          </table:table-cell>
          <table:table-cell office:value-type="float" office:value="4438.07" table:style-name="ce76">
            <text:p>4.438,07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STOS BANCARIOS</text:p>
          </table:table-cell>
          <table:table-cell office:value-type="string" table:style-name="ce73">
            <text:p>DF-61</text:p>
          </table:table-cell>
          <table:table-cell office:value-type="date" office:date-value="2021-07-30T00:00:00" table:style-name="ce75">
            <text:p>30-jul-21</text:p>
          </table:table-cell>
          <table:table-cell office:value-type="string" table:style-name="ce74">
            <text:p>Fact # 31476612 B3201-BANCO INTERNACIONAL <text:s text:c="2"/>S.A. COMISIONES MANAGEMENT MES DE JULIO 2021</text:p>
          </table:table-cell>
          <table:table-cell table:style-name="ce74"/>
          <table:table-cell office:value-type="float" office:value="0.6" table:style-name="ce76">
            <text:p>0,60<text:s/></text:p>
          </table:table-cell>
          <table:table-cell office:value-type="float" office:value="4438.67" table:style-name="ce76">
            <text:p>4.438,67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STOS BANCARIOS</text:p>
          </table:table-cell>
          <table:table-cell office:value-type="string" table:style-name="ce73">
            <text:p>DF-58</text:p>
          </table:table-cell>
          <table:table-cell office:value-type="date" office:date-value="2021-07-31T00:00:00" table:style-name="ce75">
            <text:p>31-jul-21</text:p>
          </table:table-cell>
          <table:table-cell office:value-type="string" table:style-name="ce74">
            <text:p>Fact # 160108231 UCK445-BANCO DEL PACIFICO COSTO POR SERVICIO FINANCIERO MES DE JULIO 2021</text:p>
          </table:table-cell>
          <table:table-cell table:style-name="ce74"/>
          <table:table-cell office:value-type="float" office:value="90.79" table:style-name="ce76">
            <text:p>90,79<text:s/></text:p>
          </table:table-cell>
          <table:table-cell office:value-type="float" office:value="4529.46" table:style-name="ce76">
            <text:p>4.529,46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STOS BANCARIOS</text:p>
          </table:table-cell>
          <table:table-cell office:value-type="string" table:style-name="ce73">
            <text:p>DF-60</text:p>
          </table:table-cell>
          <table:table-cell office:value-type="date" office:date-value="2021-07-31T00:00:00" table:style-name="ce75">
            <text:p>31-jul-21</text:p>
          </table:table-cell>
          <table:table-cell office:value-type="string" table:style-name="ce74">
            <text:p>Fact # 3351611 BAN007-BANCO DE GUAYAQUIL S.A. SERVICIO POR COSTO FINANCIERO MES DE JULIO 2021</text:p>
          </table:table-cell>
          <table:table-cell table:style-name="ce74"/>
          <table:table-cell office:value-type="float" office:value="118.56" table:style-name="ce76">
            <text:p>118,56<text:s/></text:p>
          </table:table-cell>
          <table:table-cell office:value-type="float" office:value="4648.0200000000004" table:style-name="ce76">
            <text:p>4.648,02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STOS BANCARIOS</text:p>
          </table:table-cell>
          <table:table-cell office:value-type="string" table:style-name="ce73">
            <text:p>DF-62</text:p>
          </table:table-cell>
          <table:table-cell office:value-type="date" office:date-value="2021-07-31T00:00:00" table:style-name="ce75">
            <text:p>31-jul-21</text:p>
          </table:table-cell>
          <table:table-cell office:value-type="string" table:style-name="ce74">
            <text:p>Fact # 111229 UCK445-BANCO DEL PACIFICO CARGOS FINANC. NO BONIFIC</text:p>
          </table:table-cell>
          <table:table-cell table:style-name="ce74"/>
          <table:table-cell office:value-type="float" office:value="9.83" table:style-name="ce76">
            <text:p>9,83<text:s/></text:p>
          </table:table-cell>
          <table:table-cell office:value-type="float" office:value="4657.8500000000004" table:style-name="ce76">
            <text:p>4.657,85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STOS BANCARIOS</text:p>
          </table:table-cell>
          <table:table-cell office:value-type="string" table:style-name="ce73">
            <text:p>DF-63</text:p>
          </table:table-cell>
          <table:table-cell office:value-type="date" office:date-value="2021-07-31T00:00:00" table:style-name="ce75">
            <text:p>31-jul-21</text:p>
          </table:table-cell>
          <table:table-cell office:value-type="string" table:style-name="ce74">
            <text:p>Fact # 10443324 BAN006-BANCO PICHINCHA C.A. COSTO POR SERVICIO FINANCIERO</text:p>
          </table:table-cell>
          <table:table-cell table:style-name="ce74"/>
          <table:table-cell office:value-type="float" office:value="196.14" table:style-name="ce76">
            <text:p>196,14<text:s/></text:p>
          </table:table-cell>
          <table:table-cell office:value-type="float" office:value="4853.99" table:style-name="ce76">
            <text:p>4.853,99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STOS BANCARIOS</text:p>
          </table:table-cell>
          <table:table-cell office:value-type="string" table:style-name="ce73">
            <text:p>DR-2713</text:p>
          </table:table-cell>
          <table:table-cell office:value-type="date" office:date-value="2021-07-31T00:00:00" table:style-name="ce75">
            <text:p>31-jul-21</text:p>
          </table:table-cell>
          <table:table-cell office:value-type="string" table:style-name="ce74">
            <text:p>GASO BANCARIO PACIFICO #4964156-64286-66657-66745-95283-95372-5006944-7060-18652-18753-30508-30554-43318-43389-75439-75512-88536-88623-5100727-00781-13987-14083-26148-26233-66243-66298-83360-83476-94955-95019-5204073-04171-37599-37684-46844-46916-54279-54</text:p>
          </table:table-cell>
          <table:table-cell table:style-name="ce74"/>
          <table:table-cell office:value-type="float" office:value="75.06" table:style-name="ce76">
            <text:p>75,06<text:s/></text:p>
          </table:table-cell>
          <table:table-cell office:value-type="float" office:value="4929.05" table:style-name="ce76">
            <text:p>4.929,05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STOS BANCARIOS</text:p>
          </table:table-cell>
          <table:table-cell office:value-type="string" table:style-name="ce73">
            <text:p>NDL-48</text:p>
          </table:table-cell>
          <table:table-cell office:value-type="date" office:date-value="2021-07-31T00:00:00" table:style-name="ce75">
            <text:p>31-jul-21</text:p>
          </table:table-cell>
          <table:table-cell office:value-type="string" table:style-name="ce74">
            <text:p>N/D PRODUBANCO GASTOS BANCARIOS Y RTE FTE-IVA MES DE JULIO 2021</text:p>
          </table:table-cell>
          <table:table-cell table:style-name="ce74"/>
          <table:table-cell office:value-type="float" office:value="33.619999999999997" table:style-name="ce76">
            <text:p>33,62<text:s/></text:p>
          </table:table-cell>
          <table:table-cell office:value-type="float" office:value="4962.67" table:style-name="ce76">
            <text:p>4.962,67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STOS BANCARIOS</text:p>
          </table:table-cell>
          <table:table-cell office:value-type="string" table:style-name="ce73">
            <text:p>DR-3118</text:p>
          </table:table-cell>
          <table:table-cell office:value-type="date" office:date-value="2021-08-03T00:00:00" table:style-name="ce75">
            <text:p>03-ago-21</text:p>
          </table:table-cell>
          <table:table-cell office:value-type="string" table:style-name="ce74">
            <text:p>GASTOS BANCARIOS BCO PICHINCHA COMP RET #193907</text:p>
          </table:table-cell>
          <table:table-cell table:style-name="ce74"/>
          <table:table-cell office:value-type="float" office:value="68.489999999999995" table:style-name="ce76">
            <text:p>68,49<text:s/></text:p>
          </table:table-cell>
          <table:table-cell office:value-type="float" office:value="5031.16" table:style-name="ce76">
            <text:p>5.031,16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STOS BANCARIOS</text:p>
          </table:table-cell>
          <table:table-cell office:value-type="string" table:style-name="ce73">
            <text:p>DR-3117</text:p>
          </table:table-cell>
          <table:table-cell office:value-type="date" office:date-value="2021-08-05T00:00:00" table:style-name="ce75">
            <text:p>05-ago-21</text:p>
          </table:table-cell>
          <table:table-cell office:value-type="string" table:style-name="ce74">
            <text:p>GASTOS BANCARIOS BCO PICHINCHA COMP RET #194031</text:p>
          </table:table-cell>
          <table:table-cell table:style-name="ce74"/>
          <table:table-cell office:value-type="float" office:value="1.06" table:style-name="ce76">
            <text:p>1,06<text:s/></text:p>
          </table:table-cell>
          <table:table-cell office:value-type="float" office:value="5032.22" table:style-name="ce76">
            <text:p>5.032,22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STOS BANCARIOS</text:p>
          </table:table-cell>
          <table:table-cell office:value-type="string" table:style-name="ce73">
            <text:p>NDL-22</text:p>
          </table:table-cell>
          <table:table-cell office:value-type="date" office:date-value="2021-08-13T00:00:00" table:style-name="ce75">
            <text:p>13-ago-21</text:p>
          </table:table-cell>
          <table:table-cell office:value-type="string" table:style-name="ce74">
            <text:p>N/D PICHINCHA TRANSF. GLOBAL THINK TECNOLOGY S.A. MES DE AGOSTO-2021 Y CUOTA 5/10</text:p>
          </table:table-cell>
          <table:table-cell table:style-name="ce74"/>
          <table:table-cell office:value-type="float" office:value="150" table:style-name="ce76">
            <text:p>150,00<text:s/></text:p>
          </table:table-cell>
          <table:table-cell office:value-type="float" office:value="5182.22" table:style-name="ce76">
            <text:p>5.182,22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STOS BANCARIOS</text:p>
          </table:table-cell>
          <table:table-cell office:value-type="string" table:style-name="ce73">
            <text:p>DF-57</text:p>
          </table:table-cell>
          <table:table-cell office:value-type="date" office:date-value="2021-08-31T00:00:00" table:style-name="ce75">
            <text:p>31-ago-21</text:p>
          </table:table-cell>
          <table:table-cell office:value-type="string" table:style-name="ce74">
            <text:p>Fact # 3435524 BAN007-BANCO DE GUAYAQUIL S.A. SERVICIOS FACTURADOS EN ESTADOS DE CUENTA CORRIENTE MES DE AGOSTO 2021</text:p>
          </table:table-cell>
          <table:table-cell table:style-name="ce74"/>
          <table:table-cell office:value-type="float" office:value="123.54" table:style-name="ce76">
            <text:p>123,54<text:s/></text:p>
          </table:table-cell>
          <table:table-cell office:value-type="float" office:value="5305.76" table:style-name="ce76">
            <text:p>5.305,76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STOS BANCARIOS</text:p>
          </table:table-cell>
          <table:table-cell office:value-type="string" table:style-name="ce73">
            <text:p>DF-58</text:p>
          </table:table-cell>
          <table:table-cell office:value-type="date" office:date-value="2021-08-31T00:00:00" table:style-name="ce75">
            <text:p>31-ago-21</text:p>
          </table:table-cell>
          <table:table-cell office:value-type="string" table:style-name="ce74">
            <text:p>Fact # 1080164 BAN006-BANCO PICHINCHA C.A. COSTO POR SERVICIO FINANCIERO MES DE AGOSTO 2021</text:p>
          </table:table-cell>
          <table:table-cell table:style-name="ce74"/>
          <table:table-cell office:value-type="float" office:value="199.85" table:style-name="ce76">
            <text:p>199,85<text:s/></text:p>
          </table:table-cell>
          <table:table-cell office:value-type="float" office:value="5505.61" table:style-name="ce76">
            <text:p>5.505,61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STOS BANCARIOS</text:p>
          </table:table-cell>
          <table:table-cell office:value-type="string" table:style-name="ce73">
            <text:p>DF-59</text:p>
          </table:table-cell>
          <table:table-cell office:value-type="date" office:date-value="2021-08-31T00:00:00" table:style-name="ce75">
            <text:p>31-ago-21</text:p>
          </table:table-cell>
          <table:table-cell office:value-type="string" table:style-name="ce74">
            <text:p>Fact # 162162952 UCK445-BANCO DEL PACIFICO COSTO POR <text:s/>SERVICIOS FINANCIEROS MES DE AGOSTO 2021</text:p>
          </table:table-cell>
          <table:table-cell table:style-name="ce74"/>
          <table:table-cell office:value-type="float" office:value="83.02" table:style-name="ce76">
            <text:p>83,02<text:s/></text:p>
          </table:table-cell>
          <table:table-cell office:value-type="float" office:value="5588.63" table:style-name="ce76">
            <text:p>5.588,63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STOS BANCARIOS</text:p>
          </table:table-cell>
          <table:table-cell office:value-type="string" table:style-name="ce73">
            <text:p>DF-63</text:p>
          </table:table-cell>
          <table:table-cell office:value-type="date" office:date-value="2021-08-31T00:00:00" table:style-name="ce75">
            <text:p>31-ago-21</text:p>
          </table:table-cell>
          <table:table-cell office:value-type="string" table:style-name="ce74">
            <text:p>Fact # 113570 UCK445-BANCO DEL PACIFICO CARGOS FINANC. NO BONIFIC</text:p>
          </table:table-cell>
          <table:table-cell table:style-name="ce74"/>
          <table:table-cell office:value-type="float" office:value="9.44" table:style-name="ce76">
            <text:p>9,44<text:s/></text:p>
          </table:table-cell>
          <table:table-cell office:value-type="float" office:value="5598.07" table:style-name="ce76">
            <text:p>5.598,07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STOS BANCARIOS</text:p>
          </table:table-cell>
          <table:table-cell office:value-type="string" table:style-name="ce73">
            <text:p>DR-3141</text:p>
          </table:table-cell>
          <table:table-cell office:value-type="date" office:date-value="2021-08-31T00:00:00" table:style-name="ce75">
            <text:p>31-ago-21</text:p>
          </table:table-cell>
          <table:table-cell office:value-type="string" table:style-name="ce74">
            <text:p>NC # 129694 BAN007-BANCO DE GUAYAQUIL S.A. N/C APLICA A FACTURA#001-007-003435524 POR SERVICIOS FACTURADOS EN ESTADO DE CTA. CTE. (COM TRANSF SPI RECIBIDA)</text:p>
          </table:table-cell>
          <table:table-cell table:style-name="ce74"/>
          <table:table-cell office:value-type="float" office:value="-0.2" table:style-name="ce76">
            <text:p>-0,20</text:p>
          </table:table-cell>
          <table:table-cell office:value-type="float" office:value="5597.87" table:style-name="ce76">
            <text:p>5.597,87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STOS BANCARIOS</text:p>
          </table:table-cell>
          <table:table-cell office:value-type="string" table:style-name="ce73">
            <text:p>DR-3153</text:p>
          </table:table-cell>
          <table:table-cell office:value-type="date" office:date-value="2021-08-31T00:00:00" table:style-name="ce75">
            <text:p>31-ago-21</text:p>
          </table:table-cell>
          <table:table-cell office:value-type="string" table:style-name="ce74">
            <text:p>GASTO BANCARIO PACIFICO #5301877-965-13337-425-23567-642-33031-136-43069-111-76061-190-84673-729-92339-92421-5401183-269-26647-26723-36129-217-44531-621-52205-289-62177-264-85084-130-5502743-821-30024-117-77404-486-86966-060-17969-959</text:p>
          </table:table-cell>
          <table:table-cell table:style-name="ce74"/>
          <table:table-cell office:value-type="float" office:value="74.7" table:style-name="ce76">
            <text:p>74,70<text:s/></text:p>
          </table:table-cell>
          <table:table-cell office:value-type="float" office:value="5672.57" table:style-name="ce76">
            <text:p>5.672,57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STOS BANCARIOS</text:p>
          </table:table-cell>
          <table:table-cell office:value-type="string" table:style-name="ce73">
            <text:p>NDL-52</text:p>
          </table:table-cell>
          <table:table-cell office:value-type="date" office:date-value="2021-08-31T00:00:00" table:style-name="ce75">
            <text:p>31-ago-21</text:p>
          </table:table-cell>
          <table:table-cell office:value-type="string" table:style-name="ce74">
            <text:p>N/D PRODUBANCO GASTOS BANCARIOS MES DE AGOSTO 2021</text:p>
          </table:table-cell>
          <table:table-cell table:style-name="ce74"/>
          <table:table-cell office:value-type="float" office:value="36.24" table:style-name="ce76">
            <text:p>36,24<text:s/></text:p>
          </table:table-cell>
          <table:table-cell office:value-type="float" office:value="5708.81" table:style-name="ce76">
            <text:p>5.708,81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STOS BANCARIOS</text:p>
          </table:table-cell>
          <table:table-cell office:value-type="string" table:style-name="ce73">
            <text:p>NDL-58</text:p>
          </table:table-cell>
          <table:table-cell office:value-type="date" office:date-value="2021-08-31T00:00:00" table:style-name="ce75">
            <text:p>31-ago-21</text:p>
          </table:table-cell>
          <table:table-cell office:value-type="string" table:style-name="ce74">
            <text:p>N/D PACIFICO GASTOS BANCARIOS POR COMISIÓN MES DE AGOSTO 2021</text:p>
          </table:table-cell>
          <table:table-cell table:style-name="ce74"/>
          <table:table-cell office:value-type="float" office:value="2.2000000000000002" table:style-name="ce76">
            <text:p>2,20<text:s/></text:p>
          </table:table-cell>
          <table:table-cell office:value-type="float" office:value="5711.01" table:style-name="ce76">
            <text:p>5.711,01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RESOS VARIOS</text:p>
          </table:table-cell>
          <table:table-cell table:style-name="ce1"/>
          <table:table-cell office:value-type="date" office:date-value="2021-01-01T00:00:00" table:style-name="ce75">
            <text:p>01-ene-21</text:p>
          </table:table-cell>
          <table:table-cell office:value-type="string" table:style-name="ce74">
            <text:p>Saldo Inicial</text:p>
          </table:table-cell>
          <table:table-cell table:style-name="ce74"/>
          <table:table-cell office:value-type="float" office:value="0" table:style-name="ce76">
            <text:p>0,00<text:s/></text:p>
          </table:table-cell>
          <table:table-cell office:value-type="float" office:value="0" table:style-name="ce76">
            <text:p>0,0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RESOS VARIOS</text:p>
          </table:table-cell>
          <table:table-cell office:value-type="string" table:style-name="ce73">
            <text:p>EN-18</text:p>
          </table:table-cell>
          <table:table-cell office:value-type="date" office:date-value="2021-01-29T00:00:00" table:style-name="ce75">
            <text:p>29-ene-21</text:p>
          </table:table-cell>
          <table:table-cell office:value-type="string" table:style-name="ce74">
            <text:p>Registro.- Conciliacion cuenta Obligaciones IESS por pagar del año 2020</text:p>
          </table:table-cell>
          <table:table-cell table:style-name="ce74"/>
          <table:table-cell office:value-type="float" office:value="50.71" table:style-name="ce76">
            <text:p>50,71<text:s/></text:p>
          </table:table-cell>
          <table:table-cell office:value-type="float" office:value="50.71" table:style-name="ce76">
            <text:p>50,71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RESOS VARIOS</text:p>
          </table:table-cell>
          <table:table-cell office:value-type="string" table:style-name="ce73">
            <text:p>NDL-23</text:p>
          </table:table-cell>
          <table:table-cell office:value-type="date" office:date-value="2021-05-11T00:00:00" table:style-name="ce75">
            <text:p>11-may-21</text:p>
          </table:table-cell>
          <table:table-cell office:value-type="string" table:style-name="ce74">
            <text:p>N/D PACIFICO TRANSF. PAGO DE PLLAS. IESS NORMALES MES DE ABRIL-2021, COMP#142498289</text:p>
          </table:table-cell>
          <table:table-cell table:style-name="ce74"/>
          <table:table-cell office:value-type="float" office:value="70.400000000000006" table:style-name="ce76">
            <text:p>70,40<text:s/></text:p>
          </table:table-cell>
          <table:table-cell office:value-type="float" office:value="121.11" table:style-name="ce76">
            <text:p>121,11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RESOS VARIOS</text:p>
          </table:table-cell>
          <table:table-cell office:value-type="string" table:style-name="ce73">
            <text:p>NDL-8</text:p>
          </table:table-cell>
          <table:table-cell office:value-type="date" office:date-value="2021-06-15T00:00:00" table:style-name="ce75">
            <text:p>15-jun-21</text:p>
          </table:table-cell>
          <table:table-cell office:value-type="string" table:style-name="ce74">
            <text:p>N/D PACIFICO TRANSF. PAGO PLLAS. IESS NORMAL MES DE MAYO 2021, COMP#143696335</text:p>
          </table:table-cell>
          <table:table-cell table:style-name="ce74"/>
          <table:table-cell office:value-type="float" office:value="70.400000000000006" table:style-name="ce76">
            <text:p>70,40<text:s/></text:p>
          </table:table-cell>
          <table:table-cell office:value-type="float" office:value="191.51" table:style-name="ce76">
            <text:p>191,51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STOS VARIOS</text:p>
          </table:table-cell>
          <table:table-cell table:style-name="ce1"/>
          <table:table-cell office:value-type="date" office:date-value="2021-01-01T00:00:00" table:style-name="ce75">
            <text:p>01-ene-21</text:p>
          </table:table-cell>
          <table:table-cell office:value-type="string" table:style-name="ce74">
            <text:p>Saldo Inicial</text:p>
          </table:table-cell>
          <table:table-cell table:style-name="ce74"/>
          <table:table-cell office:value-type="float" office:value="0" table:style-name="ce76">
            <text:p>0,00<text:s/></text:p>
          </table:table-cell>
          <table:table-cell office:value-type="float" office:value="0" table:style-name="ce76">
            <text:p>0,0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STOS VARIOS</text:p>
          </table:table-cell>
          <table:table-cell office:value-type="string" table:style-name="ce73">
            <text:p>NDL-8</text:p>
          </table:table-cell>
          <table:table-cell office:value-type="date" office:date-value="2021-01-01T00:00:00" table:style-name="ce75">
            <text:p>01-ene-21</text:p>
          </table:table-cell>
          <table:table-cell office:value-type="string" table:style-name="ce74">
            <text:p>N/D PRODUBANCO TRANSF. REEMBOLSO DE MOVILIZACIÓN A MANUEL MERELO ANGULO</text:p>
          </table:table-cell>
          <table:table-cell table:style-name="ce74"/>
          <table:table-cell office:value-type="float" office:value="56.55" table:style-name="ce76">
            <text:p>56,55<text:s/></text:p>
          </table:table-cell>
          <table:table-cell office:value-type="float" office:value="56.55" table:style-name="ce76">
            <text:p>56,55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STOS VARIOS</text:p>
          </table:table-cell>
          <table:table-cell office:value-type="string" table:style-name="ce73">
            <text:p>NDL-28</text:p>
          </table:table-cell>
          <table:table-cell office:value-type="date" office:date-value="2021-01-11T00:00:00" table:style-name="ce75">
            <text:p>11-ene-21</text:p>
          </table:table-cell>
          <table:table-cell office:value-type="string" table:style-name="ce74">
            <text:p>N/D PRODUBANCO TRANSF. REEMBOLSO A CARLOS BUSTOS POR CAMBIO DE FOCOS, LAVADO Y MOVILIZACIÓN DE FURGONETA GQB110</text:p>
          </table:table-cell>
          <table:table-cell table:style-name="ce74"/>
          <table:table-cell office:value-type="float" office:value="16.87" table:style-name="ce76">
            <text:p>16,87<text:s/></text:p>
          </table:table-cell>
          <table:table-cell office:value-type="float" office:value="73.42" table:style-name="ce76">
            <text:p>73,42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STOS VARIOS</text:p>
          </table:table-cell>
          <table:table-cell office:value-type="string" table:style-name="ce73">
            <text:p>NC-1</text:p>
          </table:table-cell>
          <table:table-cell office:value-type="date" office:date-value="2021-01-12T00:00:00" table:style-name="ce75">
            <text:p>12-ene-21</text:p>
          </table:table-cell>
          <table:table-cell office:value-type="string" table:style-name="ce74">
            <text:p>AMERICAN EXPRESS CANCELACION DEBITO TARJETAS GUAYAQUIL- PAGO DE FACT 349153- 349462- 348537- 350766- 349580- 350876- 350878- 349834- 350066- 350155- 350247- 350794- 350293- 350361- 350296- 350117- 350242- 348004- 350318- 350979- 350474 <text:s/>- 350503- 350490</text:p>
          </table:table-cell>
          <table:table-cell table:style-name="ce74"/>
          <table:table-cell office:value-type="float" office:value="0.25" table:style-name="ce76">
            <text:p>0,25<text:s/></text:p>
          </table:table-cell>
          <table:table-cell office:value-type="float" office:value="73.67" table:style-name="ce76">
            <text:p>73,67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STOS VARIOS</text:p>
          </table:table-cell>
          <table:table-cell office:value-type="string" table:style-name="ce73">
            <text:p>NDL-29</text:p>
          </table:table-cell>
          <table:table-cell office:value-type="date" office:date-value="2021-01-12T00:00:00" table:style-name="ce75">
            <text:p>12-ene-21</text:p>
          </table:table-cell>
          <table:table-cell office:value-type="string" table:style-name="ce74">
            <text:p>N/D PRODUBANCO TRANSF. REEMBOLSO POR COMBUSTIBLE FACT#176103</text:p>
          </table:table-cell>
          <table:table-cell table:style-name="ce74"/>
          <table:table-cell office:value-type="float" office:value="0.05" table:style-name="ce76">
            <text:p>0,05<text:s/></text:p>
          </table:table-cell>
          <table:table-cell office:value-type="float" office:value="73.72" table:style-name="ce76">
            <text:p>73,72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STOS VARIOS</text:p>
          </table:table-cell>
          <table:table-cell office:value-type="string" table:style-name="ce73">
            <text:p>NDL-11</text:p>
          </table:table-cell>
          <table:table-cell office:value-type="date" office:date-value="2021-01-15T00:00:00" table:style-name="ce75">
            <text:p>15-ene-21</text:p>
          </table:table-cell>
          <table:table-cell office:value-type="string" table:style-name="ce74">
            <text:p>N/D PRODUBANCO TRANSF. REEMBOLSO DE MOVILIZACIÓN Y AGASAJO CUMPLEAÑEROS DE ENERO A MANUEL MERELO</text:p>
          </table:table-cell>
          <table:table-cell table:style-name="ce74"/>
          <table:table-cell office:value-type="float" office:value="100" table:style-name="ce76">
            <text:p>100,00<text:s/></text:p>
          </table:table-cell>
          <table:table-cell office:value-type="float" office:value="173.72" table:style-name="ce76">
            <text:p>173,72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STOS VARIOS</text:p>
          </table:table-cell>
          <table:table-cell office:value-type="string" table:style-name="ce73">
            <text:p>NDL-24</text:p>
          </table:table-cell>
          <table:table-cell office:value-type="date" office:date-value="2021-01-29T00:00:00" table:style-name="ce75">
            <text:p>29-ene-21</text:p>
          </table:table-cell>
          <table:table-cell office:value-type="string" table:style-name="ce74">
            <text:p>N/D PRODUBANCO TRANSF. REEMBOLSO POR MANTENIMIENTO EN FURGONETA, COMBUSTIBLE Y ALIMENTACIÓN DÍAS 18 AL 22, 25 AL 29 ENE, 01 AL 05 FEB 2021 A CARLOS BUSTOS FACT#58105</text:p>
          </table:table-cell>
          <table:table-cell table:style-name="ce74"/>
          <table:table-cell office:value-type="float" office:value="50.4" table:style-name="ce76">
            <text:p>50,40<text:s/></text:p>
          </table:table-cell>
          <table:table-cell office:value-type="float" office:value="224.12" table:style-name="ce76">
            <text:p>224,12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STOS VARIOS</text:p>
          </table:table-cell>
          <table:table-cell office:value-type="string" table:style-name="ce73">
            <text:p>NC-2</text:p>
          </table:table-cell>
          <table:table-cell office:value-type="date" office:date-value="2021-02-03T00:00:00" table:style-name="ce75">
            <text:p>03-feb-21</text:p>
          </table:table-cell>
          <table:table-cell office:value-type="string" table:style-name="ce74">
            <text:p>AMERICAN EXPRESS CANCELACION DEBITO TARJETAS GUAYAQUIL- PAGO DE FACT 351337- 351663- 349468- 351670- 353098- 351790- 353201- 353203- 352053- 352309- 352409- 352512- 353123- 352563- 352631- 352565- 352363- 352507 <text:s/>- 353307 <text:s/>- 352763- 352802 <text:s/>- 352785-</text:p>
          </table:table-cell>
          <table:table-cell table:style-name="ce74"/>
          <table:table-cell office:value-type="float" office:value="0.25" table:style-name="ce76">
            <text:p>0,25<text:s/></text:p>
          </table:table-cell>
          <table:table-cell office:value-type="float" office:value="224.37" table:style-name="ce76">
            <text:p>224,37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STOS VARIOS</text:p>
          </table:table-cell>
          <table:table-cell office:value-type="string" table:style-name="ce73">
            <text:p>NDL-16</text:p>
          </table:table-cell>
          <table:table-cell office:value-type="date" office:date-value="2021-02-08T00:00:00" table:style-name="ce75">
            <text:p>08-feb-21</text:p>
          </table:table-cell>
          <table:table-cell office:value-type="string" table:style-name="ce74">
            <text:p>N/D PRODUBANCO CANCELACIÓN DE REEMBOLSO A C.BUSTOS POR GASTOS DE FURGONETA, COMBUSTIBLE E ALIMENTACIÓN</text:p>
          </table:table-cell>
          <table:table-cell table:style-name="ce74"/>
          <table:table-cell office:value-type="float" office:value="23.88" table:style-name="ce76">
            <text:p>23,88<text:s/></text:p>
          </table:table-cell>
          <table:table-cell office:value-type="float" office:value="248.25" table:style-name="ce76">
            <text:p>248,25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STOS VARIOS</text:p>
          </table:table-cell>
          <table:table-cell office:value-type="string" table:style-name="ce73">
            <text:p>NDL-47</text:p>
          </table:table-cell>
          <table:table-cell office:value-type="date" office:date-value="2021-02-22T00:00:00" table:style-name="ce75">
            <text:p>22-feb-21</text:p>
          </table:table-cell>
          <table:table-cell office:value-type="string" table:style-name="ce74">
            <text:p>N/D PACIFICO PAGO POR IMPUESTOS A RETENCIÓN EN LA FUENTE MES DE ENERO 2021</text:p>
          </table:table-cell>
          <table:table-cell table:style-name="ce74"/>
          <table:table-cell office:value-type="float" office:value="0.02" table:style-name="ce76">
            <text:p>0,02<text:s/></text:p>
          </table:table-cell>
          <table:table-cell office:value-type="float" office:value="248.27" table:style-name="ce76">
            <text:p>248,27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STOS VARIOS</text:p>
          </table:table-cell>
          <table:table-cell office:value-type="string" table:style-name="ce73">
            <text:p>NC-26</text:p>
          </table:table-cell>
          <table:table-cell office:value-type="date" office:date-value="2021-02-25T00:00:00" table:style-name="ce75">
            <text:p>25-feb-21</text:p>
          </table:table-cell>
          <table:table-cell office:value-type="string" table:style-name="ce74">
            <text:p>VISA - MASTERCARD - PACIFICARD CANCELACION DEBITO TARJETAS GUAYAQUIL-PAGO DE FACT 346664-349125-351782- 354119- 346924- 349393-347708- 350147- 348289- 350472- 348276- 350463- 351585- 353915- 342282</text:p>
          </table:table-cell>
          <table:table-cell table:style-name="ce74"/>
          <table:table-cell office:value-type="float" office:value="0.25" table:style-name="ce76">
            <text:p>0,25<text:s/></text:p>
          </table:table-cell>
          <table:table-cell office:value-type="float" office:value="248.52" table:style-name="ce76">
            <text:p>248,52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STOS VARIOS</text:p>
          </table:table-cell>
          <table:table-cell office:value-type="string" table:style-name="ce73">
            <text:p>FE-11</text:p>
          </table:table-cell>
          <table:table-cell office:value-type="date" office:date-value="2021-02-28T00:00:00" table:style-name="ce75">
            <text:p>28-feb-21</text:p>
          </table:table-cell>
          <table:table-cell office:value-type="string" table:style-name="ce74">
            <text:p>Registro-Contabilización Tarj. Corp. gastos varios periodo del 03 al 27/feb y 02/mar/2021 Publicidad, Servicio Digital y salida/capital</text:p>
          </table:table-cell>
          <table:table-cell table:style-name="ce74"/>
          <table:table-cell office:value-type="float" office:value="174.8" table:style-name="ce76">
            <text:p>174,80<text:s/></text:p>
          </table:table-cell>
          <table:table-cell office:value-type="float" office:value="423.32" table:style-name="ce76">
            <text:p>423,32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STOS VARIOS</text:p>
          </table:table-cell>
          <table:table-cell office:value-type="string" table:style-name="ce73">
            <text:p>NC-1</text:p>
          </table:table-cell>
          <table:table-cell office:value-type="date" office:date-value="2021-03-04T00:00:00" table:style-name="ce75">
            <text:p>04-mar-21</text:p>
          </table:table-cell>
          <table:table-cell office:value-type="string" table:style-name="ce74">
            <text:p>VISA - MASTERCARD - PACIFICARD CANCELACION DEBITO TARJETAS- PAGO DE FACT 351310- 353639- 353023- 355434- 351347- 353677- 351591- 353920- 352399-354739- 352761- 355112- 352748- 355098- 355135- 3755- 3953- 355234- 355512- 355513- 355522</text:p>
          </table:table-cell>
          <table:table-cell table:style-name="ce74"/>
          <table:table-cell office:value-type="float" office:value="0.25" table:style-name="ce76">
            <text:p>0,25<text:s/></text:p>
          </table:table-cell>
          <table:table-cell office:value-type="float" office:value="423.57" table:style-name="ce76">
            <text:p>423,57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STOS VARIOS</text:p>
          </table:table-cell>
          <table:table-cell office:value-type="string" table:style-name="ce73">
            <text:p>NDL-7</text:p>
          </table:table-cell>
          <table:table-cell office:value-type="date" office:date-value="2021-03-19T00:00:00" table:style-name="ce75">
            <text:p>19-mar-21</text:p>
          </table:table-cell>
          <table:table-cell office:value-type="string" table:style-name="ce74">
            <text:p>N/D PRODUBANCO TRANSFERENCIA REEMBOLSO A CARLOS BUSTOS POR PARQUEO EN CODEMET, MERIENDA TRABAJO MOVISTAR Y COMBUSTIBLE</text:p>
          </table:table-cell>
          <table:table-cell table:style-name="ce74"/>
          <table:table-cell office:value-type="float" office:value="12.5" table:style-name="ce76">
            <text:p>12,50<text:s/></text:p>
          </table:table-cell>
          <table:table-cell office:value-type="float" office:value="436.07" table:style-name="ce76">
            <text:p>436,07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STOS VARIOS</text:p>
          </table:table-cell>
          <table:table-cell office:value-type="string" table:style-name="ce73">
            <text:p>NDL-56</text:p>
          </table:table-cell>
          <table:table-cell office:value-type="date" office:date-value="2021-03-31T00:00:00" table:style-name="ce75">
            <text:p>31-mar-21</text:p>
          </table:table-cell>
          <table:table-cell office:value-type="string" table:style-name="ce74">
            <text:p>N/D PRODUBANCO TRANSFERENCIA REEMBOLSO A CARLOS BUSTOS POR COMPRA DE MATERIALES PARA TRABAJOS EN VALLE <text:s/>MÁS ALIMENTACIÓN DÍAS 22 AL 26 Y 29/MAR AL 02/ABR 2021</text:p>
          </table:table-cell>
          <table:table-cell table:style-name="ce74"/>
          <table:table-cell office:value-type="float" office:value="31" table:style-name="ce76">
            <text:p>31,00<text:s/></text:p>
          </table:table-cell>
          <table:table-cell office:value-type="float" office:value="467.07" table:style-name="ce76">
            <text:p>467,07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STOS VARIOS</text:p>
          </table:table-cell>
          <table:table-cell office:value-type="string" table:style-name="ce73">
            <text:p>NC-3</text:p>
          </table:table-cell>
          <table:table-cell office:value-type="date" office:date-value="2021-04-07T00:00:00" table:style-name="ce75">
            <text:p>07-abr-21</text:p>
          </table:table-cell>
          <table:table-cell office:value-type="string" table:style-name="ce74">
            <text:p>VISA - MASTERCARD - PACIFICARD CANCELACION DEBITO TARJETAS GUAYAQUIL- PAGO DE FACT 356063- 357900 <text:s/>- 356099- 356333- 357977- 357978- 356528- 356338- 357138 <text:s/>- 357505- 357491 <text:s/>- 357529 <text:s/>- 4174 POR DEP EN CTA #DOC 1945</text:p>
          </table:table-cell>
          <table:table-cell table:style-name="ce74"/>
          <table:table-cell office:value-type="float" office:value="0.25" table:style-name="ce76">
            <text:p>0,25<text:s/></text:p>
          </table:table-cell>
          <table:table-cell office:value-type="float" office:value="467.32" table:style-name="ce76">
            <text:p>467,32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STOS VARIOS</text:p>
          </table:table-cell>
          <table:table-cell office:value-type="string" table:style-name="ce73">
            <text:p>NC-8</text:p>
          </table:table-cell>
          <table:table-cell office:value-type="date" office:date-value="2021-04-09T00:00:00" table:style-name="ce75">
            <text:p>09-abr-21</text:p>
          </table:table-cell>
          <table:table-cell office:value-type="string" table:style-name="ce74">
            <text:p>VISA - MASTERCARD - PACIFICARD CANCELACION DEBITO TAJETAS PICHINCHA-PAGOO DE FACT 4183- 357616- 357603- 357797 BCO PICHICHA POR TRANSFERENCIA #DOC 616066</text:p>
          </table:table-cell>
          <table:table-cell table:style-name="ce74"/>
          <table:table-cell office:value-type="float" office:value="0.09" table:style-name="ce76">
            <text:p>0,09<text:s/></text:p>
          </table:table-cell>
          <table:table-cell office:value-type="float" office:value="467.41" table:style-name="ce76">
            <text:p>467,41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STOS VARIOS</text:p>
          </table:table-cell>
          <table:table-cell office:value-type="string" table:style-name="ce73">
            <text:p>NDL-42</text:p>
          </table:table-cell>
          <table:table-cell office:value-type="date" office:date-value="2021-04-22T00:00:00" table:style-name="ce75">
            <text:p>22-abr-21</text:p>
          </table:table-cell>
          <table:table-cell office:value-type="string" table:style-name="ce74">
            <text:p>N/D PRODUBANCO PAGO DE IMPUESTOS RETENCION EN LA FUENTE MES DE MARZO 2021</text:p>
          </table:table-cell>
          <table:table-cell table:style-name="ce74"/>
          <table:table-cell office:value-type="float" office:value="0.02" table:style-name="ce76">
            <text:p>0,02<text:s/></text:p>
          </table:table-cell>
          <table:table-cell office:value-type="float" office:value="467.43" table:style-name="ce76">
            <text:p>467,43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STOS VARIOS</text:p>
          </table:table-cell>
          <table:table-cell office:value-type="string" table:style-name="ce73">
            <text:p>AB-12</text:p>
          </table:table-cell>
          <table:table-cell office:value-type="date" office:date-value="2021-04-29T00:00:00" table:style-name="ce75">
            <text:p>29-abr-21</text:p>
          </table:table-cell>
          <table:table-cell office:value-type="string" table:style-name="ce74">
            <text:p>Registro-Contabilización Traj. Corp. gastos varios periodo del 08 al 29 abril/2021, publicidad, Servicio Digital, <text:s/>Imp. salida capital</text:p>
          </table:table-cell>
          <table:table-cell table:style-name="ce74"/>
          <table:table-cell office:value-type="float" office:value="198.6" table:style-name="ce76">
            <text:p>198,60<text:s/></text:p>
          </table:table-cell>
          <table:table-cell office:value-type="float" office:value="666.03" table:style-name="ce76">
            <text:p>666,03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STOS VARIOS</text:p>
          </table:table-cell>
          <table:table-cell office:value-type="string" table:style-name="ce73">
            <text:p>NC-1</text:p>
          </table:table-cell>
          <table:table-cell office:value-type="date" office:date-value="2021-05-04T00:00:00" table:style-name="ce75">
            <text:p>04-may-21</text:p>
          </table:table-cell>
          <table:table-cell office:value-type="string" table:style-name="ce74">
            <text:p>VISA - MASTERCARD - PACIFICARD CANCELACION DEBITO TARJETAS GUAYAQUIL-PAGO DE FACT 358545- 360438- 358582- 358811-360515- 360516- 359003- 358816-359602- 359974- 359959- 359997- 4390- 357632- 360313 <text:s/>-360523</text:p>
          </table:table-cell>
          <table:table-cell table:style-name="ce74"/>
          <table:table-cell office:value-type="float" office:value="0.23" table:style-name="ce76">
            <text:p>0,23<text:s/></text:p>
          </table:table-cell>
          <table:table-cell office:value-type="float" office:value="666.26" table:style-name="ce76">
            <text:p>666,26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STOS VARIOS</text:p>
          </table:table-cell>
          <table:table-cell office:value-type="string" table:style-name="ce73">
            <text:p>NDL-29</text:p>
          </table:table-cell>
          <table:table-cell office:value-type="date" office:date-value="2021-05-17T00:00:00" table:style-name="ce75">
            <text:p>17-may-21</text:p>
          </table:table-cell>
          <table:table-cell office:value-type="string" table:style-name="ce74">
            <text:p>N/D PRODUBANCO TRANSF. REEMBOLSO A CARLOS BUSTOS POR COMBUSTIBLE, CAMBIO DE ACEITE, LIQUIDO DE FRENO, ACEITE HIDRAULICO PARA FURGONETA GQB110</text:p>
          </table:table-cell>
          <table:table-cell table:style-name="ce74"/>
          <table:table-cell office:value-type="float" office:value="58" table:style-name="ce76">
            <text:p>58,00<text:s/></text:p>
          </table:table-cell>
          <table:table-cell office:value-type="float" office:value="724.26" table:style-name="ce76">
            <text:p>724,26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STOS VARIOS</text:p>
          </table:table-cell>
          <table:table-cell office:value-type="string" table:style-name="ce73">
            <text:p>NDL-47</text:p>
          </table:table-cell>
          <table:table-cell office:value-type="date" office:date-value="2021-05-21T00:00:00" table:style-name="ce75">
            <text:p>21-may-21</text:p>
          </table:table-cell>
          <table:table-cell office:value-type="string" table:style-name="ce74">
            <text:p>N/D PRODUBANCO TRANSF. PAGO DE IMPUESTOS RETENCIÓN IVA MES DE ABRIL 2021</text:p>
          </table:table-cell>
          <table:table-cell table:style-name="ce74"/>
          <table:table-cell office:value-type="float" office:value="0.16" table:style-name="ce76">
            <text:p>0,16<text:s/></text:p>
          </table:table-cell>
          <table:table-cell office:value-type="float" office:value="724.42" table:style-name="ce76">
            <text:p>724,42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STOS VARIOS</text:p>
          </table:table-cell>
          <table:table-cell office:value-type="string" table:style-name="ce73">
            <text:p>MA-9</text:p>
          </table:table-cell>
          <table:table-cell office:value-type="date" office:date-value="2021-05-27T00:00:00" table:style-name="ce75">
            <text:p>27-may-21</text:p>
          </table:table-cell>
          <table:table-cell office:value-type="string" table:style-name="ce74">
            <text:p>Registro-Contabilización Traj. Corp. gastos varios periodo del 04 al 27 mayo/2021, publicidad, Imp. Servicio Digital y salida capital</text:p>
          </table:table-cell>
          <table:table-cell table:style-name="ce74"/>
          <table:table-cell office:value-type="float" office:value="177.97" table:style-name="ce76">
            <text:p>177,97<text:s/></text:p>
          </table:table-cell>
          <table:table-cell office:value-type="float" office:value="902.39" table:style-name="ce76">
            <text:p>902,39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STOS VARIOS</text:p>
          </table:table-cell>
          <table:table-cell office:value-type="string" table:style-name="ce73">
            <text:p>DF-74</text:p>
          </table:table-cell>
          <table:table-cell office:value-type="date" office:date-value="2021-05-31T00:00:00" table:style-name="ce75">
            <text:p>31-may-21</text:p>
          </table:table-cell>
          <table:table-cell office:value-type="string" table:style-name="ce74">
            <text:p>Liqu # 2706 MER005-MERELO ANGULO ROBERTO MANUEL REEMBOLSO POR MOVILIZACIÓN-VARIOS DÍAS DEL 01 AL 31 DE MAYO 2021</text:p>
          </table:table-cell>
          <table:table-cell table:style-name="ce74"/>
          <table:table-cell office:value-type="float" office:value="29.99" table:style-name="ce76">
            <text:p>29,99<text:s/></text:p>
          </table:table-cell>
          <table:table-cell office:value-type="float" office:value="932.38" table:style-name="ce76">
            <text:p>932,38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STOS VARIOS</text:p>
          </table:table-cell>
          <table:table-cell office:value-type="string" table:style-name="ce73">
            <text:p>NDL-50</text:p>
          </table:table-cell>
          <table:table-cell office:value-type="date" office:date-value="2021-05-31T00:00:00" table:style-name="ce75">
            <text:p>31-may-21</text:p>
          </table:table-cell>
          <table:table-cell office:value-type="string" table:style-name="ce74">
            <text:p>N/D PRODUBANCO TRANSF. REEMBOLSO A FERNANDO RODRIGUEZ POR TRABAJOS REALIZADOS DÍA 29/MAY/2021 (EMERGENCIA SUSCITADA POR EL FALLO CON LA OPERADORA CLARO MÓVIL) MOVILIZACIÓN-ALIMENTACIÓN</text:p>
          </table:table-cell>
          <table:table-cell table:style-name="ce74"/>
          <table:table-cell office:value-type="float" office:value="23" table:style-name="ce76">
            <text:p>23,00<text:s/></text:p>
          </table:table-cell>
          <table:table-cell office:value-type="float" office:value="955.38" table:style-name="ce76">
            <text:p>955,38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STOS VARIOS</text:p>
          </table:table-cell>
          <table:table-cell office:value-type="string" table:style-name="ce73">
            <text:p>NDL-53</text:p>
          </table:table-cell>
          <table:table-cell office:value-type="date" office:date-value="2021-05-31T00:00:00" table:style-name="ce75">
            <text:p>31-may-21</text:p>
          </table:table-cell>
          <table:table-cell office:value-type="string" table:style-name="ce74">
            <text:p>N/D PACIFICO TRASNF. REEMBOLSO A MANUEL MERELO POR MOVILIZACIÓN Y COMPRAS VARIAS DÍAS 14 AL 28 MAYO 2021</text:p>
          </table:table-cell>
          <table:table-cell table:style-name="ce74"/>
          <table:table-cell office:value-type="float" office:value="2.98" table:style-name="ce76">
            <text:p>2,98<text:s/></text:p>
          </table:table-cell>
          <table:table-cell office:value-type="float" office:value="958.36" table:style-name="ce76">
            <text:p>958,36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STOS VARIOS</text:p>
          </table:table-cell>
          <table:table-cell office:value-type="string" table:style-name="ce73">
            <text:p>NC-8</text:p>
          </table:table-cell>
          <table:table-cell office:value-type="date" office:date-value="2021-06-10T00:00:00" table:style-name="ce75">
            <text:p>10-jun-21</text:p>
          </table:table-cell>
          <table:table-cell office:value-type="string" table:style-name="ce74">
            <text:p>DINERS CLUB CANCELACION DEBITO TARJETAS PICHINCHA-PAGO DE FACT 362981-361014-363179-361363-361237-361366-361392-361316-361384-361472 <text:s/>-363003-361547-361424 <text:s/>-363209-363210-363211-361988-362233-362203-362303 POR DEP EN CTA #DOC 513164</text:p>
          </table:table-cell>
          <table:table-cell table:style-name="ce74"/>
          <table:table-cell office:value-type="float" office:value="0.02" table:style-name="ce76">
            <text:p>0,02<text:s/></text:p>
          </table:table-cell>
          <table:table-cell office:value-type="float" office:value="958.38" table:style-name="ce76">
            <text:p>958,38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STOS VARIOS</text:p>
          </table:table-cell>
          <table:table-cell office:value-type="string" table:style-name="ce73">
            <text:p>NDL-2</text:p>
          </table:table-cell>
          <table:table-cell office:value-type="date" office:date-value="2021-06-15T00:00:00" table:style-name="ce75">
            <text:p>15-jun-21</text:p>
          </table:table-cell>
          <table:table-cell office:value-type="string" table:style-name="ce74">
            <text:p>N/D PACIFICO TRANSF. REEMBOLSO A MANUEL MERELO POR MOVILIZACIÓN DEL 01 AL 15 JUN/2021, CUMPLEAÑOS DE JUNIO Y DETALLE POR EL DÍA DEL PADRE</text:p>
          </table:table-cell>
          <table:table-cell table:style-name="ce74"/>
          <table:table-cell office:value-type="float" office:value="0.01" table:style-name="ce76">
            <text:p>0,01<text:s/></text:p>
          </table:table-cell>
          <table:table-cell office:value-type="float" office:value="958.39" table:style-name="ce76">
            <text:p>958,39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STOS VARIOS</text:p>
          </table:table-cell>
          <table:table-cell office:value-type="string" table:style-name="ce73">
            <text:p>NC-10</text:p>
          </table:table-cell>
          <table:table-cell office:value-type="date" office:date-value="2021-06-21T00:00:00" table:style-name="ce75">
            <text:p>21-jun-21</text:p>
          </table:table-cell>
          <table:table-cell office:value-type="string" table:style-name="ce74">
            <text:p>VISA - MASTERCARD - PACIFICARD CANCELACION DEBITO TARJETAS GUAYAQUIL- PAGO DE FACT 361080- 362983-361117- 361333- 363059- 363060- 363067- 361521-361337- 362119-362489-362474-362512-4608-362624-362816 POR DEP EN CTA #DOC 1945</text:p>
          </table:table-cell>
          <table:table-cell table:style-name="ce74"/>
          <table:table-cell office:value-type="float" office:value="0.25" table:style-name="ce76">
            <text:p>0,25<text:s/></text:p>
          </table:table-cell>
          <table:table-cell office:value-type="float" office:value="958.64" table:style-name="ce76">
            <text:p>958,64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STOS VARIOS</text:p>
          </table:table-cell>
          <table:table-cell office:value-type="string" table:style-name="ce73">
            <text:p>NDL-47</text:p>
          </table:table-cell>
          <table:table-cell office:value-type="date" office:date-value="2021-06-22T00:00:00" table:style-name="ce75">
            <text:p>22-jun-21</text:p>
          </table:table-cell>
          <table:table-cell office:value-type="string" table:style-name="ce74">
            <text:p>N/D PRODUBANCO PAGO DE IMPUESTOS RETENCIÓN EN LA FUENTE MES DE MAYO 2021</text:p>
          </table:table-cell>
          <table:table-cell table:style-name="ce74"/>
          <table:table-cell office:value-type="float" office:value="0.02" table:style-name="ce76">
            <text:p>0,02<text:s/></text:p>
          </table:table-cell>
          <table:table-cell office:value-type="float" office:value="958.66" table:style-name="ce76">
            <text:p>958,66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STOS VARIOS</text:p>
          </table:table-cell>
          <table:table-cell office:value-type="string" table:style-name="ce73">
            <text:p>NDL-27</text:p>
          </table:table-cell>
          <table:table-cell office:value-type="date" office:date-value="2021-06-28T00:00:00" table:style-name="ce75">
            <text:p>28-jun-21</text:p>
          </table:table-cell>
          <table:table-cell office:value-type="string" table:style-name="ce74">
            <text:p>N/D PRODUBANCO TRANSF. REEMBOLSO A BYRON BAQUE POR MOVILIZACIÓN (FIRMA DE DTOS ARCOTEL 25/06/2021 CASA-KENNEDY-CASA)</text:p>
          </table:table-cell>
          <table:table-cell table:style-name="ce74"/>
          <table:table-cell office:value-type="float" office:value="12" table:style-name="ce76">
            <text:p>12,00<text:s/></text:p>
          </table:table-cell>
          <table:table-cell office:value-type="float" office:value="970.66" table:style-name="ce76">
            <text:p>970,66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STOS VARIOS</text:p>
          </table:table-cell>
          <table:table-cell office:value-type="string" table:style-name="ce73">
            <text:p>JN-8</text:p>
          </table:table-cell>
          <table:table-cell office:value-type="date" office:date-value="2021-06-29T00:00:00" table:style-name="ce75">
            <text:p>29-jun-21</text:p>
          </table:table-cell>
          <table:table-cell office:value-type="string" table:style-name="ce74">
            <text:p>Registro-Contabilización Traj. Corp. gastos varios periodo del 01 al 29 junio/2021, publicidad, Imp. Servicio Digital y salida capital</text:p>
          </table:table-cell>
          <table:table-cell table:style-name="ce74"/>
          <table:table-cell office:value-type="float" office:value="179.32" table:style-name="ce76">
            <text:p>179,32<text:s/></text:p>
          </table:table-cell>
          <table:table-cell office:value-type="float" office:value="1149.98" table:style-name="ce76">
            <text:p>1.149,98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STOS VARIOS</text:p>
          </table:table-cell>
          <table:table-cell office:value-type="string" table:style-name="ce73">
            <text:p>NC-1</text:p>
          </table:table-cell>
          <table:table-cell office:value-type="date" office:date-value="2021-07-05T00:00:00" table:style-name="ce75">
            <text:p>05-jul-21</text:p>
          </table:table-cell>
          <table:table-cell office:value-type="string" table:style-name="ce74">
            <text:p>VISA - MASTERCARD - PACIFICARD CANCELACION DEBITO TARJETAS GUAYAQUIL- PAGO DE FACT 363635- 365578- 363673- 363889- 365654- 365655- 365662-364076- 363892 <text:s/>-364664- 365031-365016-365055-4842- 365164- 365352- 365493 <text:s text:c="2"/>POR DEP EN CTA #DOC 1945</text:p>
          </table:table-cell>
          <table:table-cell table:style-name="ce74"/>
          <table:table-cell office:value-type="float" office:value="0.25" table:style-name="ce76">
            <text:p>0,25<text:s/></text:p>
          </table:table-cell>
          <table:table-cell office:value-type="float" office:value="1150.23" table:style-name="ce76">
            <text:p>1.150,23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STOS VARIOS</text:p>
          </table:table-cell>
          <table:table-cell office:value-type="string" table:style-name="ce73">
            <text:p>JU-7</text:p>
          </table:table-cell>
          <table:table-cell office:value-type="date" office:date-value="2021-07-12T00:00:00" table:style-name="ce75">
            <text:p>12-jul-21</text:p>
          </table:table-cell>
          <table:table-cell office:value-type="string" table:style-name="ce74">
            <text:p>Registro-Contabilización Traj. Corp. gastos varios periodo del 08 al 12 julio/2021, publicidad, Imp. Servicio Digital y salida capital</text:p>
          </table:table-cell>
          <table:table-cell table:style-name="ce74"/>
          <table:table-cell office:value-type="float" office:value="56.56" table:style-name="ce76">
            <text:p>56,56<text:s/></text:p>
          </table:table-cell>
          <table:table-cell office:value-type="float" office:value="1206.79" table:style-name="ce76">
            <text:p>1.206,79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STOS VARIOS</text:p>
          </table:table-cell>
          <table:table-cell office:value-type="string" table:style-name="ce73">
            <text:p>DF-52</text:p>
          </table:table-cell>
          <table:table-cell office:value-type="date" office:date-value="2021-08-21T00:00:00" table:style-name="ce75">
            <text:p>21-ago-21</text:p>
          </table:table-cell>
          <table:table-cell office:value-type="string" table:style-name="ce74">
            <text:p>Fact # 255097 OTE001-OTECEL S.A COMPRA DE CHIP (C.BUSTOS - 0998594231)</text:p>
          </table:table-cell>
          <table:table-cell table:style-name="ce74"/>
          <table:table-cell office:value-type="float" office:value="5.35" table:style-name="ce76">
            <text:p>5,35<text:s/></text:p>
          </table:table-cell>
          <table:table-cell office:value-type="float" office:value="1212.1400000000001" table:style-name="ce76">
            <text:p>1.212,14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PRECIACION DE ACTIVOS FIJOS</text:p>
          </table:table-cell>
          <table:table-cell table:style-name="ce1"/>
          <table:table-cell office:value-type="date" office:date-value="2021-01-01T00:00:00" table:style-name="ce75">
            <text:p>01-ene-21</text:p>
          </table:table-cell>
          <table:table-cell office:value-type="string" table:style-name="ce74">
            <text:p>Saldo Inicial</text:p>
          </table:table-cell>
          <table:table-cell table:style-name="ce74"/>
          <table:table-cell office:value-type="float" office:value="0" table:style-name="ce76">
            <text:p>0,00<text:s/></text:p>
          </table:table-cell>
          <table:table-cell office:value-type="float" office:value="0" table:style-name="ce76">
            <text:p>0,00<text:s/></text:p>
          </table:table-cell>
          <table:table-cell table:number-columns-repeated="16377"/>
        </table:table-row>
        <table:table-row table:style-name="ro1" table:visibility="collapse">
          <table:table-cell office:value-type="string" table:style-name="ce74">
            <text:p>PRECIACION DE ACTIVOS FIJOS</text:p>
          </table:table-cell>
          <table:table-cell office:value-type="string" table:style-name="ce73">
            <text:p>EN-17</text:p>
          </table:table-cell>
          <table:table-cell office:value-type="date" office:date-value="2021-01-04T00:00:00" table:style-name="ce75">
            <text:p>04-ene-21</text:p>
          </table:table-cell>
          <table:table-cell office:value-type="string" table:style-name="ce74">
            <text:p>Registro-Contabilización Ajuste por "Pérdida/Activo FIjo" Dando de baja Laptop Note Book Dell-Dpto.Técnico-B.Baque-Robo factura#33495 Serimtec 01/ene a 30/abr/2021</text:p>
          </table:table-cell>
          <table:table-cell table:style-name="ce74"/>
          <table:table-cell office:value-type="float" office:value="84.48" table:style-name="ce76">
            <text:p>84,48<text:s/></text:p>
          </table:table-cell>
          <table:table-cell office:value-type="float" office:value="84.48" table:style-name="ce76">
            <text:p>84,48<text:s/></text:p>
          </table:table-cell>
          <table:table-cell table:number-columns-repeated="16377"/>
        </table:table-row>
        <table:table-row table:number-rows-repeated="1047892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" svg:font-family="Calibri"/>
    <style:font-face style:name="Arial2" svg:font-family="Arial2"/>
    <style:font-face style:name="Arial1" svg:font-family="Arial1"/>
    <style:font-face style:name="Arial" svg:font-family="Arial"/>
    <style:font-face style:name="Verdana" svg:font-family="Verdana"/>
  </office:font-face-decls>
  <office: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text-style style:name="N30">
      <number:text-content/>
    </number:text-style>
    <number:date-style style:name="N36">
      <number:day number:style="long"/>
      <number:text>-</number:text>
      <number:month number:textual="true"/>
      <number:text>-</number:text>
      <number:year/>
    </number:date-style>
    <number:number-style style:name="N37P0">
      <number:number number:decimal-places="2" number:min-decimal-places="2" number:min-integer-digits="1" number:grouping="true"/>
      <number:text> </number:text>
    </number:number-style>
    <number:number-style style:name="N37">
      <number:text>-</number:text>
      <number:number number:decimal-places="2" number:min-decimal-places="2" number:min-integer-digits="1" number:grouping="true"/>
      <style:map style:condition="value()&gt;=0" style:apply-style-name="N37P0"/>
    </number:number-style>
    <number:date-style style:name="N38">
      <number:day number:style="long"/>
      <number:text>/</number:text>
      <number:month number:style="long"/>
      <number:text>/</number:text>
      <number:year/>
    </number:date-style>
    <number:number-style style:name="N39P0">
      <number:number number:decimal-places="0" number:min-decimal-places="0" number:min-integer-digits="1">
        <number:embedded-text number:position="0"> </number:embedded-text>
      </number:number>
    </number:number-style>
    <number:number-style style:name="N39P1">
      <number:text>(</number:text>
      <number:number number:decimal-places="0" number:min-decimal-places="0" number:min-integer-digits="1">
        <number:embedded-text number:position="0">)</number:embedded-text>
      </number:number>
    </number:number-style>
    <number:number-style style:name="N39P2">
      <number:text>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date-style style:name="N40">
      <number:day number:style="long"/>
      <number:text>/</number:text>
      <number:month number:style="long"/>
      <number:text>/</number:text>
      <number:year number:style="long"/>
    </number:date-style>
    <number:percentage-style style:name="N41">
      <number:number number:decimal-places="2" number:min-decimal-places="2" number:min-integer-digits="1"/>
      <number:text> %</number:text>
    </number:percentage-style>
    <number:number-style style:name="N42P0">
      <number:number number:decimal-places="2" number:min-decimal-places="2" number:min-integer-digits="1" number:grouping="true"/>
      <number:text> </number:text>
    </number:number-style>
    <number:number-style style:name="N42P1">
      <number:text>(</number:text>
      <number:number number:decimal-places="2" number:min-decimal-places="2" number:min-integer-digits="1" number:grouping="true"/>
      <number:text>)</number:text>
    </number:number-style>
    <number:number-style style:name="N42P2">
      <number:text>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number-style style:name="N43P0">
      <number:text> </number:text>
      <number:number number:decimal-places="2" number:min-decimal-places="2" number:min-integer-digits="1" number:grouping="true"/>
      <number:text> </number:text>
    </number:number-style>
    <number:number-style style:name="N43P1">
      <number:text>-</number:text>
      <number:number number:decimal-places="2" number:min-decimal-places="2" number:min-integer-digits="1" number:grouping="true"/>
      <number:text> </number:text>
    </number:number-style>
    <number:number-style style:name="N43P2">
      <number:text>-</number:text>
      <number:number number:decimal-places="0" number:min-decimal-places="0" number:min-integer-digits="2">
        <number:embedded-text number:position="0"> </number:embedded-text>
      </number:number>
    </number:number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percentage-style style:name="N44">
      <number:number number:decimal-places="0" number:min-decimal-places="0" number:min-integer-digits="1">
        <number:embedded-text number:position="0"> </number:embedded-text>
      </number:number>
      <number:text>%</number:text>
    </number:percentage-style>
    <number:number-style style:name="N46P0">
      <number:text> </number:text>
      <number:number number:decimal-places="0" number:min-decimal-places="0" number:min-integer-digits="1" number:grouping="true">
        <number:embedded-text number:position="0"> </number:embedded-text>
      </number:number>
    </number:number-style>
    <number:number-style style:name="N46P1">
      <number:text>-</number:text>
      <number:number number:decimal-places="0" number:min-decimal-places="0" number:min-integer-digits="1" number:grouping="true">
        <number:embedded-text number:position="0"> </number:embedded-text>
      </number:number>
    </number:number-style>
    <number:number-style style:name="N46P2">
      <number:text>-</number:text>
      <number:number number:decimal-places="0" number:min-decimal-places="0" number:min-integer-digits="2">
        <number:embedded-text number:position="0"> </number:embedded-text>
      </number:number>
    </number:number-style>
    <number:text-style style:name="N46">
      <number:text> </number:text>
      <number:text-content/>
      <number:text> </number:text>
      <style:map style:condition="value()&gt;0" style:apply-style-name="N46P0"/>
      <style:map style:condition="value()&lt;0" style:apply-style-name="N46P1"/>
      <style:map style:condition="value()=0" style:apply-style-name="N46P2"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omma" style:family="table-cell" style:data-style-name="N43">
      <style:table-cell-properties style:vertical-align="automatic" fo:background-color="transparent"/>
    </style:style>
    <style:style style:name="ConditionalStyle_1" style:family="table-cell" style:data-style-name="N0">
      <style:table-cell-properties style:vertical-align="automatic" fo:background-color="#FFC7CE"/>
      <style:text-properties fo:color="#9C0006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cel_32_Built-in_32_Comma" style:display-name="Excel Built-in Comma" style:family="table-cell" style:data-style-name="N42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Excel_32_Built-in_32_Explanatory_32_Text" style:display-name="Excel Built-in Explanatory Text" style:family="table-cell" style:data-style-name="N44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Excel_32_Built-in_32_Percent" style:display-name="Excel Built-in Percent" style:family="table-cell" style:data-style-name="N44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Pivot_32_Table_32_Category" style:display-name="Pivot Table Category" style:family="table-cell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Pivot_32_Table_32_Corner" style:display-name="Pivot Table Corner" style:family="table-cell" style:data-style-name="N0">
      <style:table-cell-properties style:vertical-align="automatic" fo:background-color="transparent"/>
    </style:style>
    <style:style style:name="Pivot_32_Table_32_Field" style:display-name="Pivot Table Field" style:family="table-cell" style:data-style-name="N0">
      <style:table-cell-properties style:vertical-align="automatic" fo:background-color="transparent"/>
    </style:style>
    <style:style style:name="Pivot_32_Table_32_Result" style:display-name="Pivot Table Resul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Pivot_32_Table_32_Title" style:display-name="Pivot Table Title" style:family="table-cell" style:data-style-name="N0">
      <style:table-cell-properties style:vertical-align="automatic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Pivot_32_Table_32_Value" style:display-name="Pivot Table Value" style:family="table-cell" style:data-style-name="N0">
      <style:table-cell-properties style:vertical-align="automatic" fo:background-color="transparent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ágina<text:s/><text:page-number>1</text:page-number></text:p>
      </style:footer>
      <style:footer-left style:display="false"/>
      <style:footer-first/>
    </style:master-page>
    <style:master-page style:name="mp2" style:page-layout-name="pm2">
      <style:header>
        <text:p><text:sheet-name>???</text:sheet-name></text:p>
      </style:header>
      <style:header-left style:display="false"/>
      <style:header-first/>
      <style:footer>
        <text:p>Página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430</meta:generator>
    <meta:initial-creator>Dara Macias</meta:initial-creator>
    <dc:creator>Carlos Almeida</dc:creator>
    <meta:creation-date>2020-10-19T12:23:50Z</meta:creation-date>
    <dc:date>2021-10-20T19:05:44Z</dc:date>
    <meta:editing-cycles>10</meta:editing-cycles>
    <meta:editing-duration>PT5396S</meta:editing-duration>
  </office:meta>
</office:document-meta>
</file>